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1pt" style:use-optimal-column-width="true"/>
    </style:style>
    <style:style style:name="ACOL-2" style:family="table-column"/>
    <style:style style:name="ACOL-3" style:family="table-column">
      <style:table-column-properties style:column-width="96.69pt" style:use-optimal-column-width="true"/>
    </style:style>
    <style:style style:name="ACOL-4" style:family="table-column">
      <style:table-column-properties style:column-width="127.36pt" style:use-optimal-column-width="true"/>
    </style:style>
    <style:style style:name="ACOL-5" style:family="table-column">
      <style:table-column-properties style:column-width="143.25pt" style:use-optimal-column-width="true"/>
    </style:style>
    <style:style style:name="ACOL-6" style:family="table-column">
      <style:table-column-properties style:column-width="59.25pt" style:use-optimal-column-width="true"/>
    </style:style>
    <style:style style:name="ACOL-7" style:family="table-column">
      <style:table-column-properties style:column-width="157.5pt" style:use-optimal-column-width="true"/>
    </style:style>
    <style:style style:name="ACOL-8" style:family="table-column">
      <style:table-column-properties style:column-width="89.25pt" style:use-optimal-column-width="true"/>
    </style:style>
    <style:style style:name="ACOL-9" style:family="table-column">
      <style:table-column-properties style:column-width="10.5pt" style:use-optimal-column-width="true"/>
    </style:style>
    <style:style style:name="ACOL-10" style:family="table-column">
      <style:table-column-properties style:column-width="40.34pt" style:use-optimal-column-width="true"/>
    </style:style>
    <style:style style:name="ACOL-11" style:family="table-column">
      <style:table-column-properties style:column-width="26.45pt" style:use-optimal-column-width="true"/>
    </style:style>
    <style:style style:name="ACOL-12" style:family="table-column">
      <style:table-column-properties style:column-width="48.84pt" style:use-optimal-column-width="true"/>
    </style:style>
    <style:style style:name="ACOL-13" style:family="table-column">
      <style:table-column-properties style:column-width="34.95pt" style:use-optimal-column-width="true"/>
    </style:style>
    <style:style style:name="ACOL-14" style:family="table-column">
      <style:table-column-properties style:column-width="73.56pt" style:use-optimal-column-width="true"/>
    </style:style>
    <style:style style:name="ACOL-15" style:family="table-column">
      <style:table-column-properties style:column-width="68.14pt" style:use-optimal-column-width="true"/>
    </style:style>
    <style:style style:name="AROW-1" style:family="table-row">
      <style:table-row-properties style:row-height="12.81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codemake" table:style-name="ta-0" table:print="true">
        <office:forms form:automatic-focus="false" form:apply-design-mode="false">
          <form:form/>
        </office:forms>
        <table:table-column table:style-name="ACOL-1" table:number-columns-repeated="8"/>
        <table:table-column table:style-name="ACOL-0" table:number-columns-repeated="120"/>
        <table:table-row table:style-name="AROW-1">
          <table:table-cell table:style-name="Gnumeric-default" table:formula="of:=[$'links'.A1]" office:value-type="string" office:string-value="State">
            <text:p>State</text:p>
          </table:table-cell>
          <table:table-cell table:style-name="Gnumeric-default" table:formula="of:=[$'links'.B1]" office:value-type="string" office:string-value="Population">
            <text:p>Population</text:p>
          </table:table-cell>
          <table:table-cell table:style-name="Gnumeric-default" table:formula="of:=[$'links'.C1]" office:value-type="string" office:string-value="N">
            <text:p>N</text:p>
          </table:table-cell>
          <table:table-cell table:style-name="Gnumeric-default" table:formula="of:=[$'links'.D1]" office:value-type="string" office:string-value="S">
            <text:p>S</text:p>
          </table:table-cell>
          <table:table-cell table:style-name="Gnumeric-default" table:formula="of:=[$'links'.E1]" office:value-type="string" office:string-value="E">
            <text:p>E</text:p>
          </table:table-cell>
          <table:table-cell table:style-name="Gnumeric-default" table:formula="of:=[$'links'.F1]" office:value-type="string" office:string-value="W">
            <text:p>W</text:p>
          </table:table-cell>
          <table:table-cell table:style-name="Gnumeric-default" office:value-type="string">
            <text:p>center.x</text:p>
          </table:table-cell>
          <table:table-cell table:style-name="Gnumeric-default" office:value-type="string">
            <text:p>center.y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2]" office:value-type="string" office:string-value="Alabama">
            <text:p>Alabama</text:p>
          </table:table-cell>
          <table:table-cell table:style-name="Gnumeric-default" table:formula="of:=[$'links'.B2]" office:value-type="float" office:value="4863300">
            <text:p>4863300</text:p>
          </table:table-cell>
          <table:table-cell table:style-name="Gnumeric-default" table:formula="of:=IF(ISBLANK([$'links'.C2]);&quot;&quot;;[$'links'.C2])" office:value-type="string" office:string-value="TN">
            <text:p>TN</text:p>
          </table:table-cell>
          <table:table-cell table:style-name="Gnumeric-default" table:formula="of:=IF(ISBLANK([$'links'.D2]);&quot;&quot;;[$'links'.D2])" office:value-type="string" office:string-value="FL">
            <text:p>FL</text:p>
          </table:table-cell>
          <table:table-cell table:style-name="Gnumeric-default" table:formula="of:=IF(ISBLANK([$'links'.E2]);&quot;&quot;;[$'links'.E2])" office:value-type="string" office:string-value="GA">
            <text:p>GA</text:p>
          </table:table-cell>
          <table:table-cell table:style-name="Gnumeric-default" table:formula="of:=IF(ISBLANK([$'links'.F2]);&quot;&quot;;[$'links'.F2])" office:value-type="string" office:string-value="MS">
            <text:p>MS</text:p>
          </table:table-cell>
          <table:table-cell table:style-name="Gnumeric-default" table:formula="of:=[$'centers of population'.D2]" office:value-type="float" office:value="-87">
            <text:p>−87</text:p>
          </table:table-cell>
          <table:table-cell table:style-name="Gnumeric-default" table:formula="of:=[$'centers of population'.E2]" office:value-type="float" office:value="33">
            <text:p>33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3]" office:value-type="string" office:string-value="Alaska">
            <text:p>Alaska</text:p>
          </table:table-cell>
          <table:table-cell table:style-name="Gnumeric-default" table:formula="of:=[$'links'.B3]" office:value-type="float" office:value="741894">
            <text:p>741894</text:p>
          </table:table-cell>
          <table:table-cell table:style-name="Gnumeric-default" table:formula="of:=IF(ISBLANK([$'links'.C3]);&quot;&quot;;[$'links'.C3])" office:value-type="string" office:string-value="">
            <text:p/>
          </table:table-cell>
          <table:table-cell table:style-name="Gnumeric-default" table:formula="of:=IF(ISBLANK([$'links'.D3]);&quot;&quot;;[$'links'.D3])" office:value-type="string" office:string-value="WA">
            <text:p>WA</text:p>
          </table:table-cell>
          <table:table-cell table:style-name="Gnumeric-default" table:formula="of:=IF(ISBLANK([$'links'.E3]);&quot;&quot;;[$'links'.E3])" office:value-type="string" office:string-value="">
            <text:p/>
          </table:table-cell>
          <table:table-cell table:style-name="Gnumeric-default" table:formula="of:=IF(ISBLANK([$'links'.F3]);&quot;&quot;;[$'links'.F3])" office:value-type="string" office:string-value="">
            <text:p/>
          </table:table-cell>
          <table:table-cell table:style-name="Gnumeric-default" table:formula="of:=[$'centers of population'.D3]" office:value-type="float" office:value="-149">
            <text:p>−149</text:p>
          </table:table-cell>
          <table:table-cell table:style-name="Gnumeric-default" table:formula="of:=[$'centers of population'.E3]" office:value-type="float" office:value="61">
            <text:p>61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4]" office:value-type="string" office:string-value="Arizona">
            <text:p>Arizona</text:p>
          </table:table-cell>
          <table:table-cell table:style-name="Gnumeric-default" table:formula="of:=[$'links'.B4]" office:value-type="float" office:value="6931071">
            <text:p>6931071</text:p>
          </table:table-cell>
          <table:table-cell table:style-name="Gnumeric-default" table:formula="of:=IF(ISBLANK([$'links'.C4]);&quot;&quot;;[$'links'.C4])" office:value-type="string" office:string-value="UT">
            <text:p>UT</text:p>
          </table:table-cell>
          <table:table-cell table:style-name="Gnumeric-default" table:formula="of:=IF(ISBLANK([$'links'.D4]);&quot;&quot;;[$'links'.D4])" office:value-type="string" office:string-value="">
            <text:p/>
          </table:table-cell>
          <table:table-cell table:style-name="Gnumeric-default" table:formula="of:=IF(ISBLANK([$'links'.E4]);&quot;&quot;;[$'links'.E4])" office:value-type="string" office:string-value="NM">
            <text:p>NM</text:p>
          </table:table-cell>
          <table:table-cell table:style-name="Gnumeric-default" table:formula="of:=IF(ISBLANK([$'links'.F4]);&quot;&quot;;[$'links'.F4])" office:value-type="string" office:string-value="CA">
            <text:p>CA</text:p>
          </table:table-cell>
          <table:table-cell table:style-name="Gnumeric-default" table:formula="of:=[$'centers of population'.D4]" office:value-type="float" office:value="-112">
            <text:p>−112</text:p>
          </table:table-cell>
          <table:table-cell table:style-name="Gnumeric-default" table:formula="of:=[$'centers of population'.E4]" office:value-type="float" office:value="33">
            <text:p>33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5]" office:value-type="string" office:string-value="Arkansas">
            <text:p>Arkansas</text:p>
          </table:table-cell>
          <table:table-cell table:style-name="Gnumeric-default" table:formula="of:=[$'links'.B5]" office:value-type="float" office:value="2988248">
            <text:p>2988248</text:p>
          </table:table-cell>
          <table:table-cell table:style-name="Gnumeric-default" table:formula="of:=IF(ISBLANK([$'links'.C5]);&quot;&quot;;[$'links'.C5])" office:value-type="string" office:string-value="MO">
            <text:p>MO</text:p>
          </table:table-cell>
          <table:table-cell table:style-name="Gnumeric-default" table:formula="of:=IF(ISBLANK([$'links'.D5]);&quot;&quot;;[$'links'.D5])" office:value-type="string" office:string-value="LA">
            <text:p>LA</text:p>
          </table:table-cell>
          <table:table-cell table:style-name="Gnumeric-default" table:formula="of:=IF(ISBLANK([$'links'.E5]);&quot;&quot;;[$'links'.E5])" office:value-type="string" office:string-value="MS">
            <text:p>MS</text:p>
          </table:table-cell>
          <table:table-cell table:style-name="Gnumeric-default" table:formula="of:=IF(ISBLANK([$'links'.F5]);&quot;&quot;;[$'links'.F5])" office:value-type="string" office:string-value="OK">
            <text:p>OK</text:p>
          </table:table-cell>
          <table:table-cell table:style-name="Gnumeric-default" table:formula="of:=[$'centers of population'.D5]" office:value-type="float" office:value="-93">
            <text:p>−93</text:p>
          </table:table-cell>
          <table:table-cell table:style-name="Gnumeric-default" table:formula="of:=[$'centers of population'.E5]" office:value-type="float" office:value="35">
            <text:p>35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6]" office:value-type="string" office:string-value="California">
            <text:p>California</text:p>
          </table:table-cell>
          <table:table-cell table:style-name="Gnumeric-default" table:formula="of:=[$'links'.B6]" office:value-type="float" office:value="39250017">
            <text:p>39250017</text:p>
          </table:table-cell>
          <table:table-cell table:style-name="Gnumeric-default" table:formula="of:=IF(ISBLANK([$'links'.C6]);&quot;&quot;;[$'links'.C6])" office:value-type="string" office:string-value="OR">
            <text:p>OR</text:p>
          </table:table-cell>
          <table:table-cell table:style-name="Gnumeric-default" table:formula="of:=IF(ISBLANK([$'links'.D6]);&quot;&quot;;[$'links'.D6])" office:value-type="string" office:string-value="AZ">
            <text:p>AZ</text:p>
          </table:table-cell>
          <table:table-cell table:style-name="Gnumeric-default" table:formula="of:=IF(ISBLANK([$'links'.E6]);&quot;&quot;;[$'links'.E6])" office:value-type="string" office:string-value="NV">
            <text:p>NV</text:p>
          </table:table-cell>
          <table:table-cell table:style-name="Gnumeric-default" table:formula="of:=IF(ISBLANK([$'links'.F6]);&quot;&quot;;[$'links'.F6])" office:value-type="string" office:string-value="HI">
            <text:p>HI</text:p>
          </table:table-cell>
          <table:table-cell table:style-name="Gnumeric-default" table:formula="of:=[$'centers of population'.D6]" office:value-type="float" office:value="-119">
            <text:p>−119</text:p>
          </table:table-cell>
          <table:table-cell table:style-name="Gnumeric-default" table:formula="of:=[$'centers of population'.E6]" office:value-type="float" office:value="35">
            <text:p>35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7]" office:value-type="string" office:string-value="Colorado">
            <text:p>Colorado</text:p>
          </table:table-cell>
          <table:table-cell table:style-name="Gnumeric-default" table:formula="of:=[$'links'.B7]" office:value-type="float" office:value="5540545">
            <text:p>5540545</text:p>
          </table:table-cell>
          <table:table-cell table:style-name="Gnumeric-default" table:formula="of:=IF(ISBLANK([$'links'.C7]);&quot;&quot;;[$'links'.C7])" office:value-type="string" office:string-value="WY">
            <text:p>WY</text:p>
          </table:table-cell>
          <table:table-cell table:style-name="Gnumeric-default" table:formula="of:=IF(ISBLANK([$'links'.D7]);&quot;&quot;;[$'links'.D7])" office:value-type="string" office:string-value="NM">
            <text:p>NM</text:p>
          </table:table-cell>
          <table:table-cell table:style-name="Gnumeric-default" table:formula="of:=IF(ISBLANK([$'links'.E7]);&quot;&quot;;[$'links'.E7])" office:value-type="string" office:string-value="KS">
            <text:p>KS</text:p>
          </table:table-cell>
          <table:table-cell table:style-name="Gnumeric-default" table:formula="of:=IF(ISBLANK([$'links'.F7]);&quot;&quot;;[$'links'.F7])" office:value-type="string" office:string-value="UT">
            <text:p>UT</text:p>
          </table:table-cell>
          <table:table-cell table:style-name="Gnumeric-default" table:formula="of:=[$'centers of population'.D7]" office:value-type="float" office:value="-105">
            <text:p>−105</text:p>
          </table:table-cell>
          <table:table-cell table:style-name="Gnumeric-default" table:formula="of:=[$'centers of population'.E7]" office:value-type="float" office:value="40">
            <text:p>40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8]" office:value-type="string" office:string-value="Connecticut">
            <text:p>Connecticut</text:p>
          </table:table-cell>
          <table:table-cell table:style-name="Gnumeric-default" table:formula="of:=[$'links'.B8]" office:value-type="float" office:value="3576452">
            <text:p>3576452</text:p>
          </table:table-cell>
          <table:table-cell table:style-name="Gnumeric-default" table:formula="of:=IF(ISBLANK([$'links'.C8]);&quot;&quot;;[$'links'.C8])" office:value-type="string" office:string-value="MA">
            <text:p>MA</text:p>
          </table:table-cell>
          <table:table-cell table:style-name="Gnumeric-default" table:formula="of:=IF(ISBLANK([$'links'.D8]);&quot;&quot;;[$'links'.D8])" office:value-type="string" office:string-value="">
            <text:p/>
          </table:table-cell>
          <table:table-cell table:style-name="Gnumeric-default" table:formula="of:=IF(ISBLANK([$'links'.E8]);&quot;&quot;;[$'links'.E8])" office:value-type="string" office:string-value="RI">
            <text:p>RI</text:p>
          </table:table-cell>
          <table:table-cell table:style-name="Gnumeric-default" table:formula="of:=IF(ISBLANK([$'links'.F8]);&quot;&quot;;[$'links'.F8])" office:value-type="string" office:string-value="NY">
            <text:p>NY</text:p>
          </table:table-cell>
          <table:table-cell table:style-name="Gnumeric-default" table:formula="of:=[$'centers of population'.D8]" office:value-type="float" office:value="-73">
            <text:p>−73</text:p>
          </table:table-cell>
          <table:table-cell table:style-name="Gnumeric-default" table:formula="of:=[$'centers of population'.E8]" office:value-type="float" office:value="41">
            <text:p>41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9]" office:value-type="string" office:string-value="Delaware">
            <text:p>Delaware</text:p>
          </table:table-cell>
          <table:table-cell table:style-name="Gnumeric-default" table:formula="of:=[$'links'.B9]" office:value-type="float" office:value="952065">
            <text:p>952065</text:p>
          </table:table-cell>
          <table:table-cell table:style-name="Gnumeric-default" table:formula="of:=IF(ISBLANK([$'links'.C9]);&quot;&quot;;[$'links'.C9])" office:value-type="string" office:string-value="PA">
            <text:p>PA</text:p>
          </table:table-cell>
          <table:table-cell table:style-name="Gnumeric-default" table:formula="of:=IF(ISBLANK([$'links'.D9]);&quot;&quot;;[$'links'.D9])" office:value-type="string" office:string-value="">
            <text:p/>
          </table:table-cell>
          <table:table-cell table:style-name="Gnumeric-default" table:formula="of:=IF(ISBLANK([$'links'.E9]);&quot;&quot;;[$'links'.E9])" office:value-type="string" office:string-value="NJ">
            <text:p>NJ</text:p>
          </table:table-cell>
          <table:table-cell table:style-name="Gnumeric-default" table:formula="of:=IF(ISBLANK([$'links'.F9]);&quot;&quot;;[$'links'.F9])" office:value-type="string" office:string-value="MD">
            <text:p>MD</text:p>
          </table:table-cell>
          <table:table-cell table:style-name="Gnumeric-default" table:formula="of:=[$'centers of population'.D9]" office:value-type="float" office:value="-76">
            <text:p>−76</text:p>
          </table:table-cell>
          <table:table-cell table:style-name="Gnumeric-default" table:formula="of:=[$'centers of population'.E9]" office:value-type="float" office:value="39">
            <text:p>39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10]" office:value-type="string" office:string-value="District of Columbia">
            <text:p>District of Columbia</text:p>
          </table:table-cell>
          <table:table-cell table:style-name="Gnumeric-default" table:formula="of:=[$'links'.B10]" office:value-type="float" office:value="681170">
            <text:p>681170</text:p>
          </table:table-cell>
          <table:table-cell table:style-name="Gnumeric-default" table:formula="of:=IF(ISBLANK([$'links'.C10]);&quot;&quot;;[$'links'.C10])" office:value-type="string" office:string-value="MD">
            <text:p>MD</text:p>
          </table:table-cell>
          <table:table-cell table:style-name="Gnumeric-default" table:formula="of:=IF(ISBLANK([$'links'.D10]);&quot;&quot;;[$'links'.D10])" office:value-type="string" office:string-value="VA">
            <text:p>VA</text:p>
          </table:table-cell>
          <table:table-cell table:style-name="Gnumeric-default" table:formula="of:=IF(ISBLANK([$'links'.E10]);&quot;&quot;;[$'links'.E10])" office:value-type="string" office:string-value="MD">
            <text:p>MD</text:p>
          </table:table-cell>
          <table:table-cell table:style-name="Gnumeric-default" table:formula="of:=IF(ISBLANK([$'links'.F10]);&quot;&quot;;[$'links'.F10])" office:value-type="string" office:string-value="VA">
            <text:p>VA</text:p>
          </table:table-cell>
          <table:table-cell table:style-name="Gnumeric-default" table:formula="of:=[$'centers of population'.D10]" office:value-type="float" office:value="-77">
            <text:p>−77</text:p>
          </table:table-cell>
          <table:table-cell table:style-name="Gnumeric-default" table:formula="of:=[$'centers of population'.E10]" office:value-type="float" office:value="39">
            <text:p>39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11]" office:value-type="string" office:string-value="Florida">
            <text:p>Florida</text:p>
          </table:table-cell>
          <table:table-cell table:style-name="Gnumeric-default" table:formula="of:=[$'links'.B11]" office:value-type="float" office:value="20612439">
            <text:p>20612439</text:p>
          </table:table-cell>
          <table:table-cell table:style-name="Gnumeric-default" table:formula="of:=IF(ISBLANK([$'links'.C11]);&quot;&quot;;[$'links'.C11])" office:value-type="string" office:string-value="GA">
            <text:p>GA</text:p>
          </table:table-cell>
          <table:table-cell table:style-name="Gnumeric-default" table:formula="of:=IF(ISBLANK([$'links'.D11]);&quot;&quot;;[$'links'.D11])" office:value-type="string" office:string-value="PR">
            <text:p>PR</text:p>
          </table:table-cell>
          <table:table-cell table:style-name="Gnumeric-default" table:formula="of:=IF(ISBLANK([$'links'.E11]);&quot;&quot;;[$'links'.E11])" office:value-type="string" office:string-value="PR">
            <text:p>PR</text:p>
          </table:table-cell>
          <table:table-cell table:style-name="Gnumeric-default" table:formula="of:=IF(ISBLANK([$'links'.F11]);&quot;&quot;;[$'links'.F11])" office:value-type="string" office:string-value="AL">
            <text:p>AL</text:p>
          </table:table-cell>
          <table:table-cell table:style-name="Gnumeric-default" table:formula="of:=[$'centers of population'.D11]" office:value-type="float" office:value="-82">
            <text:p>−82</text:p>
          </table:table-cell>
          <table:table-cell table:style-name="Gnumeric-default" table:formula="of:=[$'centers of population'.E11]" office:value-type="float" office:value="28">
            <text:p>28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12]" office:value-type="string" office:string-value="Georgia">
            <text:p>Georgia</text:p>
          </table:table-cell>
          <table:table-cell table:style-name="Gnumeric-default" table:formula="of:=[$'links'.B12]" office:value-type="float" office:value="10310371">
            <text:p>10310371</text:p>
          </table:table-cell>
          <table:table-cell table:style-name="Gnumeric-default" table:formula="of:=IF(ISBLANK([$'links'.C12]);&quot;&quot;;[$'links'.C12])" office:value-type="string" office:string-value="TN">
            <text:p>TN</text:p>
          </table:table-cell>
          <table:table-cell table:style-name="Gnumeric-default" table:formula="of:=IF(ISBLANK([$'links'.D12]);&quot;&quot;;[$'links'.D12])" office:value-type="string" office:string-value="FL">
            <text:p>FL</text:p>
          </table:table-cell>
          <table:table-cell table:style-name="Gnumeric-default" table:formula="of:=IF(ISBLANK([$'links'.E12]);&quot;&quot;;[$'links'.E12])" office:value-type="string" office:string-value="AL">
            <text:p>AL</text:p>
          </table:table-cell>
          <table:table-cell table:style-name="Gnumeric-default" table:formula="of:=IF(ISBLANK([$'links'.F12]);&quot;&quot;;[$'links'.F12])" office:value-type="string" office:string-value="SC">
            <text:p>SC</text:p>
          </table:table-cell>
          <table:table-cell table:style-name="Gnumeric-default" table:formula="of:=[$'centers of population'.D12]" office:value-type="float" office:value="-84">
            <text:p>−84</text:p>
          </table:table-cell>
          <table:table-cell table:style-name="Gnumeric-default" table:formula="of:=[$'centers of population'.E12]" office:value-type="float" office:value="33">
            <text:p>33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13]" office:value-type="string" office:string-value="Hawaii">
            <text:p>Hawaii</text:p>
          </table:table-cell>
          <table:table-cell table:style-name="Gnumeric-default" table:formula="of:=[$'links'.B13]" office:value-type="float" office:value="1428557">
            <text:p>1428557</text:p>
          </table:table-cell>
          <table:table-cell table:style-name="Gnumeric-default" table:formula="of:=IF(ISBLANK([$'links'.C13]);&quot;&quot;;[$'links'.C13])" office:value-type="string" office:string-value="">
            <text:p/>
          </table:table-cell>
          <table:table-cell table:style-name="Gnumeric-default" table:formula="of:=IF(ISBLANK([$'links'.D13]);&quot;&quot;;[$'links'.D13])" office:value-type="string" office:string-value="">
            <text:p/>
          </table:table-cell>
          <table:table-cell table:style-name="Gnumeric-default" table:formula="of:=IF(ISBLANK([$'links'.E13]);&quot;&quot;;[$'links'.E13])" office:value-type="string" office:string-value="CA">
            <text:p>CA</text:p>
          </table:table-cell>
          <table:table-cell table:style-name="Gnumeric-default" table:formula="of:=IF(ISBLANK([$'links'.F13]);&quot;&quot;;[$'links'.F13])" office:value-type="string" office:string-value="">
            <text:p/>
          </table:table-cell>
          <table:table-cell table:style-name="Gnumeric-default" table:formula="of:=[$'centers of population'.D13]" office:value-type="float" office:value="-157">
            <text:p>−157</text:p>
          </table:table-cell>
          <table:table-cell table:style-name="Gnumeric-default" table:formula="of:=[$'centers of population'.E13]" office:value-type="float" office:value="21">
            <text:p>21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14]" office:value-type="string" office:string-value="Idaho">
            <text:p>Idaho</text:p>
          </table:table-cell>
          <table:table-cell table:style-name="Gnumeric-default" table:formula="of:=[$'links'.B14]" office:value-type="float" office:value="1683140">
            <text:p>1683140</text:p>
          </table:table-cell>
          <table:table-cell table:style-name="Gnumeric-default" table:formula="of:=IF(ISBLANK([$'links'.C14]);&quot;&quot;;[$'links'.C14])" office:value-type="string" office:string-value="MT">
            <text:p>MT</text:p>
          </table:table-cell>
          <table:table-cell table:style-name="Gnumeric-default" table:formula="of:=IF(ISBLANK([$'links'.D14]);&quot;&quot;;[$'links'.D14])" office:value-type="string" office:string-value="UT">
            <text:p>UT</text:p>
          </table:table-cell>
          <table:table-cell table:style-name="Gnumeric-default" table:formula="of:=IF(ISBLANK([$'links'.E14]);&quot;&quot;;[$'links'.E14])" office:value-type="string" office:string-value="OR">
            <text:p>OR</text:p>
          </table:table-cell>
          <table:table-cell table:style-name="Gnumeric-default" table:formula="of:=IF(ISBLANK([$'links'.F14]);&quot;&quot;;[$'links'.F14])" office:value-type="string" office:string-value="WY">
            <text:p>WY</text:p>
          </table:table-cell>
          <table:table-cell table:style-name="Gnumeric-default" table:formula="of:=[$'centers of population'.D14]" office:value-type="float" office:value="-115">
            <text:p>−115</text:p>
          </table:table-cell>
          <table:table-cell table:style-name="Gnumeric-default" table:formula="of:=[$'centers of population'.E14]" office:value-type="float" office:value="44">
            <text:p>44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15]" office:value-type="string" office:string-value="Illinois">
            <text:p>Illinois</text:p>
          </table:table-cell>
          <table:table-cell table:style-name="Gnumeric-default" table:formula="of:=[$'links'.B15]" office:value-type="float" office:value="12801539">
            <text:p>12801539</text:p>
          </table:table-cell>
          <table:table-cell table:style-name="Gnumeric-default" table:formula="of:=IF(ISBLANK([$'links'.C15]);&quot;&quot;;[$'links'.C15])" office:value-type="string" office:string-value="WI">
            <text:p>WI</text:p>
          </table:table-cell>
          <table:table-cell table:style-name="Gnumeric-default" table:formula="of:=IF(ISBLANK([$'links'.D15]);&quot;&quot;;[$'links'.D15])" office:value-type="string" office:string-value="MO">
            <text:p>MO</text:p>
          </table:table-cell>
          <table:table-cell table:style-name="Gnumeric-default" table:formula="of:=IF(ISBLANK([$'links'.E15]);&quot;&quot;;[$'links'.E15])" office:value-type="string" office:string-value="IN">
            <text:p>IN</text:p>
          </table:table-cell>
          <table:table-cell table:style-name="Gnumeric-default" table:formula="of:=IF(ISBLANK([$'links'.F15]);&quot;&quot;;[$'links'.F15])" office:value-type="string" office:string-value="IA">
            <text:p>IA</text:p>
          </table:table-cell>
          <table:table-cell table:style-name="Gnumeric-default" table:formula="of:=[$'centers of population'.D15]" office:value-type="float" office:value="-88">
            <text:p>−88</text:p>
          </table:table-cell>
          <table:table-cell table:style-name="Gnumeric-default" table:formula="of:=[$'centers of population'.E15]" office:value-type="float" office:value="41">
            <text:p>41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16]" office:value-type="string" office:string-value="Indiana">
            <text:p>Indiana</text:p>
          </table:table-cell>
          <table:table-cell table:style-name="Gnumeric-default" table:formula="of:=[$'links'.B16]" office:value-type="float" office:value="6633053">
            <text:p>6633053</text:p>
          </table:table-cell>
          <table:table-cell table:style-name="Gnumeric-default" table:formula="of:=IF(ISBLANK([$'links'.C16]);&quot;&quot;;[$'links'.C16])" office:value-type="string" office:string-value="MI">
            <text:p>MI</text:p>
          </table:table-cell>
          <table:table-cell table:style-name="Gnumeric-default" table:formula="of:=IF(ISBLANK([$'links'.D16]);&quot;&quot;;[$'links'.D16])" office:value-type="string" office:string-value="KY">
            <text:p>KY</text:p>
          </table:table-cell>
          <table:table-cell table:style-name="Gnumeric-default" table:formula="of:=IF(ISBLANK([$'links'.E16]);&quot;&quot;;[$'links'.E16])" office:value-type="string" office:string-value="OH">
            <text:p>OH</text:p>
          </table:table-cell>
          <table:table-cell table:style-name="Gnumeric-default" table:formula="of:=IF(ISBLANK([$'links'.F16]);&quot;&quot;;[$'links'.F16])" office:value-type="string" office:string-value="IL">
            <text:p>IL</text:p>
          </table:table-cell>
          <table:table-cell table:style-name="Gnumeric-default" table:formula="of:=[$'centers of population'.D16]" office:value-type="float" office:value="-86">
            <text:p>−86</text:p>
          </table:table-cell>
          <table:table-cell table:style-name="Gnumeric-default" table:formula="of:=[$'centers of population'.E16]" office:value-type="float" office:value="40">
            <text:p>40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17]" office:value-type="string" office:string-value="Iowa">
            <text:p>Iowa</text:p>
          </table:table-cell>
          <table:table-cell table:style-name="Gnumeric-default" table:formula="of:=[$'links'.B17]" office:value-type="float" office:value="3134693">
            <text:p>3134693</text:p>
          </table:table-cell>
          <table:table-cell table:style-name="Gnumeric-default" table:formula="of:=IF(ISBLANK([$'links'.C17]);&quot;&quot;;[$'links'.C17])" office:value-type="string" office:string-value="MN">
            <text:p>MN</text:p>
          </table:table-cell>
          <table:table-cell table:style-name="Gnumeric-default" table:formula="of:=IF(ISBLANK([$'links'.D17]);&quot;&quot;;[$'links'.D17])" office:value-type="string" office:string-value="MO">
            <text:p>MO</text:p>
          </table:table-cell>
          <table:table-cell table:style-name="Gnumeric-default" table:formula="of:=IF(ISBLANK([$'links'.E17]);&quot;&quot;;[$'links'.E17])" office:value-type="string" office:string-value="IL">
            <text:p>IL</text:p>
          </table:table-cell>
          <table:table-cell table:style-name="Gnumeric-default" table:formula="of:=IF(ISBLANK([$'links'.F17]);&quot;&quot;;[$'links'.F17])" office:value-type="string" office:string-value="NE">
            <text:p>NE</text:p>
          </table:table-cell>
          <table:table-cell table:style-name="Gnumeric-default" table:formula="of:=[$'centers of population'.D17]" office:value-type="float" office:value="-93">
            <text:p>−93</text:p>
          </table:table-cell>
          <table:table-cell table:style-name="Gnumeric-default" table:formula="of:=[$'centers of population'.E17]" office:value-type="float" office:value="42">
            <text:p>42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18]" office:value-type="string" office:string-value="Kansas">
            <text:p>Kansas</text:p>
          </table:table-cell>
          <table:table-cell table:style-name="Gnumeric-default" table:formula="of:=[$'links'.B18]" office:value-type="float" office:value="2907289">
            <text:p>2907289</text:p>
          </table:table-cell>
          <table:table-cell table:style-name="Gnumeric-default" table:formula="of:=IF(ISBLANK([$'links'.C18]);&quot;&quot;;[$'links'.C18])" office:value-type="string" office:string-value="NE">
            <text:p>NE</text:p>
          </table:table-cell>
          <table:table-cell table:style-name="Gnumeric-default" table:formula="of:=IF(ISBLANK([$'links'.D18]);&quot;&quot;;[$'links'.D18])" office:value-type="string" office:string-value="OK">
            <text:p>OK</text:p>
          </table:table-cell>
          <table:table-cell table:style-name="Gnumeric-default" table:formula="of:=IF(ISBLANK([$'links'.E18]);&quot;&quot;;[$'links'.E18])" office:value-type="string" office:string-value="MO">
            <text:p>MO</text:p>
          </table:table-cell>
          <table:table-cell table:style-name="Gnumeric-default" table:formula="of:=IF(ISBLANK([$'links'.F18]);&quot;&quot;;[$'links'.F18])" office:value-type="string" office:string-value="CO">
            <text:p>CO</text:p>
          </table:table-cell>
          <table:table-cell table:style-name="Gnumeric-default" table:formula="of:=[$'centers of population'.D18]" office:value-type="float" office:value="-96">
            <text:p>−96</text:p>
          </table:table-cell>
          <table:table-cell table:style-name="Gnumeric-default" table:formula="of:=[$'centers of population'.E18]" office:value-type="float" office:value="38">
            <text:p>38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19]" office:value-type="string" office:string-value="Kentucky">
            <text:p>Kentucky</text:p>
          </table:table-cell>
          <table:table-cell table:style-name="Gnumeric-default" table:formula="of:=[$'links'.B19]" office:value-type="float" office:value="4436974">
            <text:p>4436974</text:p>
          </table:table-cell>
          <table:table-cell table:style-name="Gnumeric-default" table:formula="of:=IF(ISBLANK([$'links'.C19]);&quot;&quot;;[$'links'.C19])" office:value-type="string" office:string-value="OH">
            <text:p>OH</text:p>
          </table:table-cell>
          <table:table-cell table:style-name="Gnumeric-default" table:formula="of:=IF(ISBLANK([$'links'.D19]);&quot;&quot;;[$'links'.D19])" office:value-type="string" office:string-value="TN">
            <text:p>TN</text:p>
          </table:table-cell>
          <table:table-cell table:style-name="Gnumeric-default" table:formula="of:=IF(ISBLANK([$'links'.E19]);&quot;&quot;;[$'links'.E19])" office:value-type="string" office:string-value="WV">
            <text:p>WV</text:p>
          </table:table-cell>
          <table:table-cell table:style-name="Gnumeric-default" table:formula="of:=IF(ISBLANK([$'links'.F19]);&quot;&quot;;[$'links'.F19])" office:value-type="string" office:string-value="IN">
            <text:p>IN</text:p>
          </table:table-cell>
          <table:table-cell table:style-name="Gnumeric-default" table:formula="of:=[$'centers of population'.D19]" office:value-type="float" office:value="-85">
            <text:p>−85</text:p>
          </table:table-cell>
          <table:table-cell table:style-name="Gnumeric-default" table:formula="of:=[$'centers of population'.E19]" office:value-type="float" office:value="38">
            <text:p>38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20]" office:value-type="string" office:string-value="Louisiana">
            <text:p>Louisiana</text:p>
          </table:table-cell>
          <table:table-cell table:style-name="Gnumeric-default" table:formula="of:=[$'links'.B20]" office:value-type="float" office:value="4681666">
            <text:p>4681666</text:p>
          </table:table-cell>
          <table:table-cell table:style-name="Gnumeric-default" table:formula="of:=IF(ISBLANK([$'links'.C20]);&quot;&quot;;[$'links'.C20])" office:value-type="string" office:string-value="AR">
            <text:p>AR</text:p>
          </table:table-cell>
          <table:table-cell table:style-name="Gnumeric-default" table:formula="of:=IF(ISBLANK([$'links'.D20]);&quot;&quot;;[$'links'.D20])" office:value-type="string" office:string-value="">
            <text:p/>
          </table:table-cell>
          <table:table-cell table:style-name="Gnumeric-default" table:formula="of:=IF(ISBLANK([$'links'.E20]);&quot;&quot;;[$'links'.E20])" office:value-type="string" office:string-value="MS">
            <text:p>MS</text:p>
          </table:table-cell>
          <table:table-cell table:style-name="Gnumeric-default" table:formula="of:=IF(ISBLANK([$'links'.F20]);&quot;&quot;;[$'links'.F20])" office:value-type="string" office:string-value="TX">
            <text:p>TX</text:p>
          </table:table-cell>
          <table:table-cell table:style-name="Gnumeric-default" table:formula="of:=[$'centers of population'.D20]" office:value-type="float" office:value="-92">
            <text:p>−92</text:p>
          </table:table-cell>
          <table:table-cell table:style-name="Gnumeric-default" table:formula="of:=[$'centers of population'.E20]" office:value-type="float" office:value="31">
            <text:p>31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21]" office:value-type="string" office:string-value="Maine">
            <text:p>Maine</text:p>
          </table:table-cell>
          <table:table-cell table:style-name="Gnumeric-default" table:formula="of:=[$'links'.B21]" office:value-type="float" office:value="1331479">
            <text:p>1331479</text:p>
          </table:table-cell>
          <table:table-cell table:style-name="Gnumeric-default" table:formula="of:=IF(ISBLANK([$'links'.C21]);&quot;&quot;;[$'links'.C21])" office:value-type="string" office:string-value="">
            <text:p/>
          </table:table-cell>
          <table:table-cell table:style-name="Gnumeric-default" table:formula="of:=IF(ISBLANK([$'links'.D21]);&quot;&quot;;[$'links'.D21])" office:value-type="string" office:string-value="">
            <text:p/>
          </table:table-cell>
          <table:table-cell table:style-name="Gnumeric-default" table:formula="of:=IF(ISBLANK([$'links'.E21]);&quot;&quot;;[$'links'.E21])" office:value-type="string" office:string-value="">
            <text:p/>
          </table:table-cell>
          <table:table-cell table:style-name="Gnumeric-default" table:formula="of:=IF(ISBLANK([$'links'.F21]);&quot;&quot;;[$'links'.F21])" office:value-type="string" office:string-value="NH">
            <text:p>NH</text:p>
          </table:table-cell>
          <table:table-cell table:style-name="Gnumeric-default" table:formula="of:=[$'centers of population'.D21]" office:value-type="float" office:value="-70">
            <text:p>−70</text:p>
          </table:table-cell>
          <table:table-cell table:style-name="Gnumeric-default" table:formula="of:=[$'centers of population'.E21]" office:value-type="float" office:value="44">
            <text:p>44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22]" office:value-type="string" office:string-value="Maryland">
            <text:p>Maryland</text:p>
          </table:table-cell>
          <table:table-cell table:style-name="Gnumeric-default" table:formula="of:=[$'links'.B22]" office:value-type="float" office:value="6016447">
            <text:p>6016447</text:p>
          </table:table-cell>
          <table:table-cell table:style-name="Gnumeric-default" table:formula="of:=IF(ISBLANK([$'links'.C22]);&quot;&quot;;[$'links'.C22])" office:value-type="string" office:string-value="PA">
            <text:p>PA</text:p>
          </table:table-cell>
          <table:table-cell table:style-name="Gnumeric-default" table:formula="of:=IF(ISBLANK([$'links'.D22]);&quot;&quot;;[$'links'.D22])" office:value-type="string" office:string-value="VA">
            <text:p>VA</text:p>
          </table:table-cell>
          <table:table-cell table:style-name="Gnumeric-default" table:formula="of:=IF(ISBLANK([$'links'.E22]);&quot;&quot;;[$'links'.E22])" office:value-type="string" office:string-value="DE">
            <text:p>DE</text:p>
          </table:table-cell>
          <table:table-cell table:style-name="Gnumeric-default" table:formula="of:=IF(ISBLANK([$'links'.F22]);&quot;&quot;;[$'links'.F22])" office:value-type="string" office:string-value="DC">
            <text:p>DC</text:p>
          </table:table-cell>
          <table:table-cell table:style-name="Gnumeric-default" table:formula="of:=[$'centers of population'.D22]" office:value-type="float" office:value="-77">
            <text:p>−77</text:p>
          </table:table-cell>
          <table:table-cell table:style-name="Gnumeric-default" table:formula="of:=[$'centers of population'.E22]" office:value-type="float" office:value="39">
            <text:p>39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23]" office:value-type="string" office:string-value="Massachusetts">
            <text:p>Massachusetts</text:p>
          </table:table-cell>
          <table:table-cell table:style-name="Gnumeric-default" table:formula="of:=[$'links'.B23]" office:value-type="float" office:value="6811779">
            <text:p>6811779</text:p>
          </table:table-cell>
          <table:table-cell table:style-name="Gnumeric-default" table:formula="of:=IF(ISBLANK([$'links'.C23]);&quot;&quot;;[$'links'.C23])" office:value-type="string" office:string-value="NH">
            <text:p>NH</text:p>
          </table:table-cell>
          <table:table-cell table:style-name="Gnumeric-default" table:formula="of:=IF(ISBLANK([$'links'.D23]);&quot;&quot;;[$'links'.D23])" office:value-type="string" office:string-value="CT">
            <text:p>CT</text:p>
          </table:table-cell>
          <table:table-cell table:style-name="Gnumeric-default" table:formula="of:=IF(ISBLANK([$'links'.E23]);&quot;&quot;;[$'links'.E23])" office:value-type="string" office:string-value="RI">
            <text:p>RI</text:p>
          </table:table-cell>
          <table:table-cell table:style-name="Gnumeric-default" table:formula="of:=IF(ISBLANK([$'links'.F23]);&quot;&quot;;[$'links'.F23])" office:value-type="string" office:string-value="NY">
            <text:p>NY</text:p>
          </table:table-cell>
          <table:table-cell table:style-name="Gnumeric-default" table:formula="of:=[$'centers of population'.D23]" office:value-type="float" office:value="-71">
            <text:p>−71</text:p>
          </table:table-cell>
          <table:table-cell table:style-name="Gnumeric-default" table:formula="of:=[$'centers of population'.E23]" office:value-type="float" office:value="42">
            <text:p>42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24]" office:value-type="string" office:string-value="Michigan">
            <text:p>Michigan</text:p>
          </table:table-cell>
          <table:table-cell table:style-name="Gnumeric-default" table:formula="of:=[$'links'.B24]" office:value-type="float" office:value="9928301">
            <text:p>9928301</text:p>
          </table:table-cell>
          <table:table-cell table:style-name="Gnumeric-default" table:formula="of:=IF(ISBLANK([$'links'.C24]);&quot;&quot;;[$'links'.C24])" office:value-type="string" office:string-value="">
            <text:p/>
          </table:table-cell>
          <table:table-cell table:style-name="Gnumeric-default" table:formula="of:=IF(ISBLANK([$'links'.D24]);&quot;&quot;;[$'links'.D24])" office:value-type="string" office:string-value="IN">
            <text:p>IN</text:p>
          </table:table-cell>
          <table:table-cell table:style-name="Gnumeric-default" table:formula="of:=IF(ISBLANK([$'links'.E24]);&quot;&quot;;[$'links'.E24])" office:value-type="string" office:string-value="OH">
            <text:p>OH</text:p>
          </table:table-cell>
          <table:table-cell table:style-name="Gnumeric-default" table:formula="of:=IF(ISBLANK([$'links'.F24]);&quot;&quot;;[$'links'.F24])" office:value-type="string" office:string-value="WI">
            <text:p>WI</text:p>
          </table:table-cell>
          <table:table-cell table:style-name="Gnumeric-default" table:formula="of:=[$'centers of population'.D24]" office:value-type="float" office:value="-84">
            <text:p>−84</text:p>
          </table:table-cell>
          <table:table-cell table:style-name="Gnumeric-default" table:formula="of:=[$'centers of population'.E24]" office:value-type="float" office:value="43">
            <text:p>43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25]" office:value-type="string" office:string-value="Minnesota">
            <text:p>Minnesota</text:p>
          </table:table-cell>
          <table:table-cell table:style-name="Gnumeric-default" table:formula="of:=[$'links'.B25]" office:value-type="float" office:value="5519952">
            <text:p>5519952</text:p>
          </table:table-cell>
          <table:table-cell table:style-name="Gnumeric-default" table:formula="of:=IF(ISBLANK([$'links'.C25]);&quot;&quot;;[$'links'.C25])" office:value-type="string" office:string-value="ND">
            <text:p>ND</text:p>
          </table:table-cell>
          <table:table-cell table:style-name="Gnumeric-default" table:formula="of:=IF(ISBLANK([$'links'.D25]);&quot;&quot;;[$'links'.D25])" office:value-type="string" office:string-value="IA">
            <text:p>IA</text:p>
          </table:table-cell>
          <table:table-cell table:style-name="Gnumeric-default" table:formula="of:=IF(ISBLANK([$'links'.E25]);&quot;&quot;;[$'links'.E25])" office:value-type="string" office:string-value="WI">
            <text:p>WI</text:p>
          </table:table-cell>
          <table:table-cell table:style-name="Gnumeric-default" table:formula="of:=IF(ISBLANK([$'links'.F25]);&quot;&quot;;[$'links'.F25])" office:value-type="string" office:string-value="SD">
            <text:p>SD</text:p>
          </table:table-cell>
          <table:table-cell table:style-name="Gnumeric-default" table:formula="of:=[$'centers of population'.D25]" office:value-type="float" office:value="-94">
            <text:p>−94</text:p>
          </table:table-cell>
          <table:table-cell table:style-name="Gnumeric-default" table:formula="of:=[$'centers of population'.E25]" office:value-type="float" office:value="45">
            <text:p>45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26]" office:value-type="string" office:string-value="Mississippi">
            <text:p>Mississippi</text:p>
          </table:table-cell>
          <table:table-cell table:style-name="Gnumeric-default" table:formula="of:=[$'links'.B26]" office:value-type="float" office:value="2988726">
            <text:p>2988726</text:p>
          </table:table-cell>
          <table:table-cell table:style-name="Gnumeric-default" table:formula="of:=IF(ISBLANK([$'links'.C26]);&quot;&quot;;[$'links'.C26])" office:value-type="string" office:string-value="TN">
            <text:p>TN</text:p>
          </table:table-cell>
          <table:table-cell table:style-name="Gnumeric-default" table:formula="of:=IF(ISBLANK([$'links'.D26]);&quot;&quot;;[$'links'.D26])" office:value-type="string" office:string-value="LA">
            <text:p>LA</text:p>
          </table:table-cell>
          <table:table-cell table:style-name="Gnumeric-default" table:formula="of:=IF(ISBLANK([$'links'.E26]);&quot;&quot;;[$'links'.E26])" office:value-type="string" office:string-value="AL">
            <text:p>AL</text:p>
          </table:table-cell>
          <table:table-cell table:style-name="Gnumeric-default" table:formula="of:=IF(ISBLANK([$'links'.F26]);&quot;&quot;;[$'links'.F26])" office:value-type="string" office:string-value="AR">
            <text:p>AR</text:p>
          </table:table-cell>
          <table:table-cell table:style-name="Gnumeric-default" table:formula="of:=[$'centers of population'.D26]" office:value-type="float" office:value="-90">
            <text:p>−90</text:p>
          </table:table-cell>
          <table:table-cell table:style-name="Gnumeric-default" table:formula="of:=[$'centers of population'.E26]" office:value-type="float" office:value="33">
            <text:p>33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27]" office:value-type="string" office:string-value="Missouri">
            <text:p>Missouri</text:p>
          </table:table-cell>
          <table:table-cell table:style-name="Gnumeric-default" table:formula="of:=[$'links'.B27]" office:value-type="float" office:value="6093000">
            <text:p>6093000</text:p>
          </table:table-cell>
          <table:table-cell table:style-name="Gnumeric-default" table:formula="of:=IF(ISBLANK([$'links'.C27]);&quot;&quot;;[$'links'.C27])" office:value-type="string" office:string-value="IA">
            <text:p>IA</text:p>
          </table:table-cell>
          <table:table-cell table:style-name="Gnumeric-default" table:formula="of:=IF(ISBLANK([$'links'.D27]);&quot;&quot;;[$'links'.D27])" office:value-type="string" office:string-value="AR">
            <text:p>AR</text:p>
          </table:table-cell>
          <table:table-cell table:style-name="Gnumeric-default" table:formula="of:=IF(ISBLANK([$'links'.E27]);&quot;&quot;;[$'links'.E27])" office:value-type="string" office:string-value="IL">
            <text:p>IL</text:p>
          </table:table-cell>
          <table:table-cell table:style-name="Gnumeric-default" table:formula="of:=IF(ISBLANK([$'links'.F27]);&quot;&quot;;[$'links'.F27])" office:value-type="string" office:string-value="KS">
            <text:p>KS</text:p>
          </table:table-cell>
          <table:table-cell table:style-name="Gnumeric-default" table:formula="of:=[$'centers of population'.D27]" office:value-type="float" office:value="-92">
            <text:p>−92</text:p>
          </table:table-cell>
          <table:table-cell table:style-name="Gnumeric-default" table:formula="of:=[$'centers of population'.E27]" office:value-type="float" office:value="38">
            <text:p>38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28]" office:value-type="string" office:string-value="Montana">
            <text:p>Montana</text:p>
          </table:table-cell>
          <table:table-cell table:style-name="Gnumeric-default" table:formula="of:=[$'links'.B28]" office:value-type="float" office:value="1042520">
            <text:p>1042520</text:p>
          </table:table-cell>
          <table:table-cell table:style-name="Gnumeric-default" table:formula="of:=IF(ISBLANK([$'links'.C28]);&quot;&quot;;[$'links'.C28])" office:value-type="string" office:string-value="ND">
            <text:p>ND</text:p>
          </table:table-cell>
          <table:table-cell table:style-name="Gnumeric-default" table:formula="of:=IF(ISBLANK([$'links'.D28]);&quot;&quot;;[$'links'.D28])" office:value-type="string" office:string-value="WY">
            <text:p>WY</text:p>
          </table:table-cell>
          <table:table-cell table:style-name="Gnumeric-default" table:formula="of:=IF(ISBLANK([$'links'.E28]);&quot;&quot;;[$'links'.E28])" office:value-type="string" office:string-value="SD">
            <text:p>SD</text:p>
          </table:table-cell>
          <table:table-cell table:style-name="Gnumeric-default" table:formula="of:=IF(ISBLANK([$'links'.F28]);&quot;&quot;;[$'links'.F28])" office:value-type="string" office:string-value="ID">
            <text:p>ID</text:p>
          </table:table-cell>
          <table:table-cell table:style-name="Gnumeric-default" table:formula="of:=[$'centers of population'.D28]" office:value-type="float" office:value="-111">
            <text:p>−111</text:p>
          </table:table-cell>
          <table:table-cell table:style-name="Gnumeric-default" table:formula="of:=[$'centers of population'.E28]" office:value-type="float" office:value="47">
            <text:p>47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29]" office:value-type="string" office:string-value="Nebraska">
            <text:p>Nebraska</text:p>
          </table:table-cell>
          <table:table-cell table:style-name="Gnumeric-default" table:formula="of:=[$'links'.B29]" office:value-type="float" office:value="1907116">
            <text:p>1907116</text:p>
          </table:table-cell>
          <table:table-cell table:style-name="Gnumeric-default" table:formula="of:=IF(ISBLANK([$'links'.C29]);&quot;&quot;;[$'links'.C29])" office:value-type="string" office:string-value="SD">
            <text:p>SD</text:p>
          </table:table-cell>
          <table:table-cell table:style-name="Gnumeric-default" table:formula="of:=IF(ISBLANK([$'links'.D29]);&quot;&quot;;[$'links'.D29])" office:value-type="string" office:string-value="KS">
            <text:p>KS</text:p>
          </table:table-cell>
          <table:table-cell table:style-name="Gnumeric-default" table:formula="of:=IF(ISBLANK([$'links'.E29]);&quot;&quot;;[$'links'.E29])" office:value-type="string" office:string-value="IA">
            <text:p>IA</text:p>
          </table:table-cell>
          <table:table-cell table:style-name="Gnumeric-default" table:formula="of:=IF(ISBLANK([$'links'.F29]);&quot;&quot;;[$'links'.F29])" office:value-type="string" office:string-value="CO">
            <text:p>CO</text:p>
          </table:table-cell>
          <table:table-cell table:style-name="Gnumeric-default" table:formula="of:=[$'centers of population'.D29]" office:value-type="float" office:value="-97">
            <text:p>−97</text:p>
          </table:table-cell>
          <table:table-cell table:style-name="Gnumeric-default" table:formula="of:=[$'centers of population'.E29]" office:value-type="float" office:value="41">
            <text:p>41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30]" office:value-type="string" office:string-value="Nevada">
            <text:p>Nevada</text:p>
          </table:table-cell>
          <table:table-cell table:style-name="Gnumeric-default" table:formula="of:=[$'links'.B30]" office:value-type="float" office:value="2940058">
            <text:p>2940058</text:p>
          </table:table-cell>
          <table:table-cell table:style-name="Gnumeric-default" table:formula="of:=IF(ISBLANK([$'links'.C30]);&quot;&quot;;[$'links'.C30])" office:value-type="string" office:string-value="ID">
            <text:p>ID</text:p>
          </table:table-cell>
          <table:table-cell table:style-name="Gnumeric-default" table:formula="of:=IF(ISBLANK([$'links'.D30]);&quot;&quot;;[$'links'.D30])" office:value-type="string" office:string-value="AZ">
            <text:p>AZ</text:p>
          </table:table-cell>
          <table:table-cell table:style-name="Gnumeric-default" table:formula="of:=IF(ISBLANK([$'links'.E30]);&quot;&quot;;[$'links'.E30])" office:value-type="string" office:string-value="UT">
            <text:p>UT</text:p>
          </table:table-cell>
          <table:table-cell table:style-name="Gnumeric-default" table:formula="of:=IF(ISBLANK([$'links'.F30]);&quot;&quot;;[$'links'.F30])" office:value-type="string" office:string-value="CA">
            <text:p>CA</text:p>
          </table:table-cell>
          <table:table-cell table:style-name="Gnumeric-default" table:formula="of:=[$'centers of population'.D30]" office:value-type="float" office:value="-116">
            <text:p>−116</text:p>
          </table:table-cell>
          <table:table-cell table:style-name="Gnumeric-default" table:formula="of:=[$'centers of population'.E30]" office:value-type="float" office:value="37">
            <text:p>37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31]" office:value-type="string" office:string-value="New Hampshire">
            <text:p>New Hampshire</text:p>
          </table:table-cell>
          <table:table-cell table:style-name="Gnumeric-default" table:formula="of:=[$'links'.B31]" office:value-type="float" office:value="1334795">
            <text:p>1334795</text:p>
          </table:table-cell>
          <table:table-cell table:style-name="Gnumeric-default" table:formula="of:=IF(ISBLANK([$'links'.C31]);&quot;&quot;;[$'links'.C31])" office:value-type="string" office:string-value="">
            <text:p/>
          </table:table-cell>
          <table:table-cell table:style-name="Gnumeric-default" table:formula="of:=IF(ISBLANK([$'links'.D31]);&quot;&quot;;[$'links'.D31])" office:value-type="string" office:string-value="MA">
            <text:p>MA</text:p>
          </table:table-cell>
          <table:table-cell table:style-name="Gnumeric-default" table:formula="of:=IF(ISBLANK([$'links'.E31]);&quot;&quot;;[$'links'.E31])" office:value-type="string" office:string-value="VT">
            <text:p>VT</text:p>
          </table:table-cell>
          <table:table-cell table:style-name="Gnumeric-default" table:formula="of:=IF(ISBLANK([$'links'.F31]);&quot;&quot;;[$'links'.F31])" office:value-type="string" office:string-value="NY">
            <text:p>NY</text:p>
          </table:table-cell>
          <table:table-cell table:style-name="Gnumeric-default" table:formula="of:=[$'centers of population'.D31]" office:value-type="float" office:value="-71">
            <text:p>−71</text:p>
          </table:table-cell>
          <table:table-cell table:style-name="Gnumeric-default" table:formula="of:=[$'centers of population'.E31]" office:value-type="float" office:value="43">
            <text:p>43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32]" office:value-type="string" office:string-value="New Jersey">
            <text:p>New Jersey</text:p>
          </table:table-cell>
          <table:table-cell table:style-name="Gnumeric-default" table:formula="of:=[$'links'.B32]" office:value-type="float" office:value="8944469">
            <text:p>8944469</text:p>
          </table:table-cell>
          <table:table-cell table:style-name="Gnumeric-default" table:formula="of:=IF(ISBLANK([$'links'.C32]);&quot;&quot;;[$'links'.C32])" office:value-type="string" office:string-value="NY">
            <text:p>NY</text:p>
          </table:table-cell>
          <table:table-cell table:style-name="Gnumeric-default" table:formula="of:=IF(ISBLANK([$'links'.D32]);&quot;&quot;;[$'links'.D32])" office:value-type="string" office:string-value="DE">
            <text:p>DE</text:p>
          </table:table-cell>
          <table:table-cell table:style-name="Gnumeric-default" table:formula="of:=IF(ISBLANK([$'links'.E32]);&quot;&quot;;[$'links'.E32])" office:value-type="string" office:string-value="PA">
            <text:p>PA</text:p>
          </table:table-cell>
          <table:table-cell table:style-name="Gnumeric-default" table:formula="of:=IF(ISBLANK([$'links'.F32]);&quot;&quot;;[$'links'.F32])" office:value-type="string" office:string-value="NY">
            <text:p>NY</text:p>
          </table:table-cell>
          <table:table-cell table:style-name="Gnumeric-default" table:formula="of:=[$'centers of population'.D32]" office:value-type="float" office:value="-74">
            <text:p>−74</text:p>
          </table:table-cell>
          <table:table-cell table:style-name="Gnumeric-default" table:formula="of:=[$'centers of population'.E32]" office:value-type="float" office:value="40">
            <text:p>40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33]" office:value-type="string" office:string-value="New Mexico">
            <text:p>New Mexico</text:p>
          </table:table-cell>
          <table:table-cell table:style-name="Gnumeric-default" table:formula="of:=[$'links'.B33]" office:value-type="float" office:value="2081015">
            <text:p>2081015</text:p>
          </table:table-cell>
          <table:table-cell table:style-name="Gnumeric-default" table:formula="of:=IF(ISBLANK([$'links'.C33]);&quot;&quot;;[$'links'.C33])" office:value-type="string" office:string-value="CO">
            <text:p>CO</text:p>
          </table:table-cell>
          <table:table-cell table:style-name="Gnumeric-default" table:formula="of:=IF(ISBLANK([$'links'.D33]);&quot;&quot;;[$'links'.D33])" office:value-type="string" office:string-value="TX">
            <text:p>TX</text:p>
          </table:table-cell>
          <table:table-cell table:style-name="Gnumeric-default" table:formula="of:=IF(ISBLANK([$'links'.E33]);&quot;&quot;;[$'links'.E33])" office:value-type="string" office:string-value="TX">
            <text:p>TX</text:p>
          </table:table-cell>
          <table:table-cell table:style-name="Gnumeric-default" table:formula="of:=IF(ISBLANK([$'links'.F33]);&quot;&quot;;[$'links'.F33])" office:value-type="string" office:string-value="AZ">
            <text:p>AZ</text:p>
          </table:table-cell>
          <table:table-cell table:style-name="Gnumeric-default" table:formula="of:=[$'centers of population'.D33]" office:value-type="float" office:value="-106">
            <text:p>−106</text:p>
          </table:table-cell>
          <table:table-cell table:style-name="Gnumeric-default" table:formula="of:=[$'centers of population'.E33]" office:value-type="float" office:value="35">
            <text:p>35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34]" office:value-type="string" office:string-value="New York">
            <text:p>New York</text:p>
          </table:table-cell>
          <table:table-cell table:style-name="Gnumeric-default" table:formula="of:=[$'links'.B34]" office:value-type="float" office:value="19745289">
            <text:p>19745289</text:p>
          </table:table-cell>
          <table:table-cell table:style-name="Gnumeric-default" table:formula="of:=IF(ISBLANK([$'links'.C34]);&quot;&quot;;[$'links'.C34])" office:value-type="string" office:string-value="NH">
            <text:p>NH</text:p>
          </table:table-cell>
          <table:table-cell table:style-name="Gnumeric-default" table:formula="of:=IF(ISBLANK([$'links'.D34]);&quot;&quot;;[$'links'.D34])" office:value-type="string" office:string-value="NJ">
            <text:p>NJ</text:p>
          </table:table-cell>
          <table:table-cell table:style-name="Gnumeric-default" table:formula="of:=IF(ISBLANK([$'links'.E34]);&quot;&quot;;[$'links'.E34])" office:value-type="string" office:string-value="CT">
            <text:p>CT</text:p>
          </table:table-cell>
          <table:table-cell table:style-name="Gnumeric-default" table:formula="of:=IF(ISBLANK([$'links'.F34]);&quot;&quot;;[$'links'.F34])" office:value-type="string" office:string-value="PA">
            <text:p>PA</text:p>
          </table:table-cell>
          <table:table-cell table:style-name="Gnumeric-default" table:formula="of:=[$'centers of population'.D34]" office:value-type="float" office:value="-75">
            <text:p>−75</text:p>
          </table:table-cell>
          <table:table-cell table:style-name="Gnumeric-default" table:formula="of:=[$'centers of population'.E34]" office:value-type="float" office:value="42">
            <text:p>42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35]" office:value-type="string" office:string-value="North Carolina">
            <text:p>North Carolina</text:p>
          </table:table-cell>
          <table:table-cell table:style-name="Gnumeric-default" table:formula="of:=[$'links'.B35]" office:value-type="float" office:value="10146788">
            <text:p>10146788</text:p>
          </table:table-cell>
          <table:table-cell table:style-name="Gnumeric-default" table:formula="of:=IF(ISBLANK([$'links'.C35]);&quot;&quot;;[$'links'.C35])" office:value-type="string" office:string-value="VA">
            <text:p>VA</text:p>
          </table:table-cell>
          <table:table-cell table:style-name="Gnumeric-default" table:formula="of:=IF(ISBLANK([$'links'.D35]);&quot;&quot;;[$'links'.D35])" office:value-type="string" office:string-value="SC">
            <text:p>SC</text:p>
          </table:table-cell>
          <table:table-cell table:style-name="Gnumeric-default" table:formula="of:=IF(ISBLANK([$'links'.E35]);&quot;&quot;;[$'links'.E35])" office:value-type="string" office:string-value="">
            <text:p/>
          </table:table-cell>
          <table:table-cell table:style-name="Gnumeric-default" table:formula="of:=IF(ISBLANK([$'links'.F35]);&quot;&quot;;[$'links'.F35])" office:value-type="string" office:string-value="TN">
            <text:p>TN</text:p>
          </table:table-cell>
          <table:table-cell table:style-name="Gnumeric-default" table:formula="of:=[$'centers of population'.D35]" office:value-type="float" office:value="-80">
            <text:p>−80</text:p>
          </table:table-cell>
          <table:table-cell table:style-name="Gnumeric-default" table:formula="of:=[$'centers of population'.E35]" office:value-type="float" office:value="36">
            <text:p>36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36]" office:value-type="string" office:string-value="North Dakota">
            <text:p>North Dakota</text:p>
          </table:table-cell>
          <table:table-cell table:style-name="Gnumeric-default" table:formula="of:=[$'links'.B36]" office:value-type="float" office:value="757952">
            <text:p>757952</text:p>
          </table:table-cell>
          <table:table-cell table:style-name="Gnumeric-default" table:formula="of:=IF(ISBLANK([$'links'.C36]);&quot;&quot;;[$'links'.C36])" office:value-type="string" office:string-value="">
            <text:p/>
          </table:table-cell>
          <table:table-cell table:style-name="Gnumeric-default" table:formula="of:=IF(ISBLANK([$'links'.D36]);&quot;&quot;;[$'links'.D36])" office:value-type="string" office:string-value="SD">
            <text:p>SD</text:p>
          </table:table-cell>
          <table:table-cell table:style-name="Gnumeric-default" table:formula="of:=IF(ISBLANK([$'links'.E36]);&quot;&quot;;[$'links'.E36])" office:value-type="string" office:string-value="MN">
            <text:p>MN</text:p>
          </table:table-cell>
          <table:table-cell table:style-name="Gnumeric-default" table:formula="of:=IF(ISBLANK([$'links'.F36]);&quot;&quot;;[$'links'.F36])" office:value-type="string" office:string-value="MT">
            <text:p>MT</text:p>
          </table:table-cell>
          <table:table-cell table:style-name="Gnumeric-default" table:formula="of:=[$'centers of population'.D36]" office:value-type="float" office:value="-99">
            <text:p>−99</text:p>
          </table:table-cell>
          <table:table-cell table:style-name="Gnumeric-default" table:formula="of:=[$'centers of population'.E36]" office:value-type="float" office:value="47">
            <text:p>47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37]" office:value-type="string" office:string-value="Ohio">
            <text:p>Ohio</text:p>
          </table:table-cell>
          <table:table-cell table:style-name="Gnumeric-default" table:formula="of:=[$'links'.B37]" office:value-type="float" office:value="11614373">
            <text:p>11614373</text:p>
          </table:table-cell>
          <table:table-cell table:style-name="Gnumeric-default" table:formula="of:=IF(ISBLANK([$'links'.C37]);&quot;&quot;;[$'links'.C37])" office:value-type="string" office:string-value="MI">
            <text:p>MI</text:p>
          </table:table-cell>
          <table:table-cell table:style-name="Gnumeric-default" table:formula="of:=IF(ISBLANK([$'links'.D37]);&quot;&quot;;[$'links'.D37])" office:value-type="string" office:string-value="KY">
            <text:p>KY</text:p>
          </table:table-cell>
          <table:table-cell table:style-name="Gnumeric-default" table:formula="of:=IF(ISBLANK([$'links'.E37]);&quot;&quot;;[$'links'.E37])" office:value-type="string" office:string-value="PA">
            <text:p>PA</text:p>
          </table:table-cell>
          <table:table-cell table:style-name="Gnumeric-default" table:formula="of:=IF(ISBLANK([$'links'.F37]);&quot;&quot;;[$'links'.F37])" office:value-type="string" office:string-value="IN">
            <text:p>IN</text:p>
          </table:table-cell>
          <table:table-cell table:style-name="Gnumeric-default" table:formula="of:=[$'centers of population'.D37]" office:value-type="float" office:value="-83">
            <text:p>−83</text:p>
          </table:table-cell>
          <table:table-cell table:style-name="Gnumeric-default" table:formula="of:=[$'centers of population'.E37]" office:value-type="float" office:value="40">
            <text:p>40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38]" office:value-type="string" office:string-value="Oklahoma">
            <text:p>Oklahoma</text:p>
          </table:table-cell>
          <table:table-cell table:style-name="Gnumeric-default" table:formula="of:=[$'links'.B38]" office:value-type="float" office:value="3923561">
            <text:p>3923561</text:p>
          </table:table-cell>
          <table:table-cell table:style-name="Gnumeric-default" table:formula="of:=IF(ISBLANK([$'links'.C38]);&quot;&quot;;[$'links'.C38])" office:value-type="string" office:string-value="KS">
            <text:p>KS</text:p>
          </table:table-cell>
          <table:table-cell table:style-name="Gnumeric-default" table:formula="of:=IF(ISBLANK([$'links'.D38]);&quot;&quot;;[$'links'.D38])" office:value-type="string" office:string-value="TX">
            <text:p>TX</text:p>
          </table:table-cell>
          <table:table-cell table:style-name="Gnumeric-default" table:formula="of:=IF(ISBLANK([$'links'.E38]);&quot;&quot;;[$'links'.E38])" office:value-type="string" office:string-value="AR">
            <text:p>AR</text:p>
          </table:table-cell>
          <table:table-cell table:style-name="Gnumeric-default" table:formula="of:=IF(ISBLANK([$'links'.F38]);&quot;&quot;;[$'links'.F38])" office:value-type="string" office:string-value="TX">
            <text:p>TX</text:p>
          </table:table-cell>
          <table:table-cell table:style-name="Gnumeric-default" table:formula="of:=[$'centers of population'.D38]" office:value-type="float" office:value="-97">
            <text:p>−97</text:p>
          </table:table-cell>
          <table:table-cell table:style-name="Gnumeric-default" table:formula="of:=[$'centers of population'.E38]" office:value-type="float" office:value="36">
            <text:p>36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39]" office:value-type="string" office:string-value="Oregon">
            <text:p>Oregon</text:p>
          </table:table-cell>
          <table:table-cell table:style-name="Gnumeric-default" table:formula="of:=[$'links'.B39]" office:value-type="float" office:value="4093465">
            <text:p>4093465</text:p>
          </table:table-cell>
          <table:table-cell table:style-name="Gnumeric-default" table:formula="of:=IF(ISBLANK([$'links'.C39]);&quot;&quot;;[$'links'.C39])" office:value-type="string" office:string-value="WA">
            <text:p>WA</text:p>
          </table:table-cell>
          <table:table-cell table:style-name="Gnumeric-default" table:formula="of:=IF(ISBLANK([$'links'.D39]);&quot;&quot;;[$'links'.D39])" office:value-type="string" office:string-value="NV">
            <text:p>NV</text:p>
          </table:table-cell>
          <table:table-cell table:style-name="Gnumeric-default" table:formula="of:=IF(ISBLANK([$'links'.E39]);&quot;&quot;;[$'links'.E39])" office:value-type="string" office:string-value="ID">
            <text:p>ID</text:p>
          </table:table-cell>
          <table:table-cell table:style-name="Gnumeric-default" table:formula="of:=IF(ISBLANK([$'links'.F39]);&quot;&quot;;[$'links'.F39])" office:value-type="string" office:string-value="CA">
            <text:p>CA</text:p>
          </table:table-cell>
          <table:table-cell table:style-name="Gnumeric-default" table:formula="of:=[$'centers of population'.D39]" office:value-type="float" office:value="-123">
            <text:p>−123</text:p>
          </table:table-cell>
          <table:table-cell table:style-name="Gnumeric-default" table:formula="of:=[$'centers of population'.E39]" office:value-type="float" office:value="45">
            <text:p>45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40]" office:value-type="string" office:string-value="Pennsylvania">
            <text:p>Pennsylvania</text:p>
          </table:table-cell>
          <table:table-cell table:style-name="Gnumeric-default" table:formula="of:=[$'links'.B40]" office:value-type="float" office:value="12802503">
            <text:p>12802503</text:p>
          </table:table-cell>
          <table:table-cell table:style-name="Gnumeric-default" table:formula="of:=IF(ISBLANK([$'links'.C40]);&quot;&quot;;[$'links'.C40])" office:value-type="string" office:string-value="NY">
            <text:p>NY</text:p>
          </table:table-cell>
          <table:table-cell table:style-name="Gnumeric-default" table:formula="of:=IF(ISBLANK([$'links'.D40]);&quot;&quot;;[$'links'.D40])" office:value-type="string" office:string-value="MD">
            <text:p>MD</text:p>
          </table:table-cell>
          <table:table-cell table:style-name="Gnumeric-default" table:formula="of:=IF(ISBLANK([$'links'.E40]);&quot;&quot;;[$'links'.E40])" office:value-type="string" office:string-value="NJ">
            <text:p>NJ</text:p>
          </table:table-cell>
          <table:table-cell table:style-name="Gnumeric-default" table:formula="of:=IF(ISBLANK([$'links'.F40]);&quot;&quot;;[$'links'.F40])" office:value-type="string" office:string-value="OH">
            <text:p>OH</text:p>
          </table:table-cell>
          <table:table-cell table:style-name="Gnumeric-default" table:formula="of:=[$'centers of population'.D40]" office:value-type="float" office:value="-77">
            <text:p>−77</text:p>
          </table:table-cell>
          <table:table-cell table:style-name="Gnumeric-default" table:formula="of:=[$'centers of population'.E40]" office:value-type="float" office:value="40">
            <text:p>40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41]" office:value-type="string" office:string-value="Puerto Rico">
            <text:p>Puerto Rico</text:p>
          </table:table-cell>
          <table:table-cell table:style-name="Gnumeric-default" table:formula="of:=[$'links'.B41]" office:value-type="float" office:value="3411307">
            <text:p>3411307</text:p>
          </table:table-cell>
          <table:table-cell table:style-name="Gnumeric-default" table:formula="of:=IF(ISBLANK([$'links'.C41]);&quot;&quot;;[$'links'.C41])" office:value-type="string" office:string-value="FL">
            <text:p>FL</text:p>
          </table:table-cell>
          <table:table-cell table:style-name="Gnumeric-default" table:formula="of:=IF(ISBLANK([$'links'.D41]);&quot;&quot;;[$'links'.D41])" office:value-type="string" office:string-value="">
            <text:p/>
          </table:table-cell>
          <table:table-cell table:style-name="Gnumeric-default" table:formula="of:=IF(ISBLANK([$'links'.E41]);&quot;&quot;;[$'links'.E41])" office:value-type="string" office:string-value="">
            <text:p/>
          </table:table-cell>
          <table:table-cell table:style-name="Gnumeric-default" table:formula="of:=IF(ISBLANK([$'links'.F41]);&quot;&quot;;[$'links'.F41])" office:value-type="string" office:string-value="">
            <text:p/>
          </table:table-cell>
          <table:table-cell table:style-name="Gnumeric-default" table:formula="of:=[$'centers of population'.D41]" office:value-type="float" office:value="-66">
            <text:p>−66</text:p>
          </table:table-cell>
          <table:table-cell table:style-name="Gnumeric-default" table:formula="of:=[$'centers of population'.E41]" office:value-type="float" office:value="18">
            <text:p>18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42]" office:value-type="string" office:string-value="Rhode Island">
            <text:p>Rhode Island</text:p>
          </table:table-cell>
          <table:table-cell table:style-name="Gnumeric-default" table:formula="of:=[$'links'.B42]" office:value-type="float" office:value="1056426">
            <text:p>1056426</text:p>
          </table:table-cell>
          <table:table-cell table:style-name="Gnumeric-default" table:formula="of:=IF(ISBLANK([$'links'.C42]);&quot;&quot;;[$'links'.C42])" office:value-type="string" office:string-value="MA">
            <text:p>MA</text:p>
          </table:table-cell>
          <table:table-cell table:style-name="Gnumeric-default" table:formula="of:=IF(ISBLANK([$'links'.D42]);&quot;&quot;;[$'links'.D42])" office:value-type="string" office:string-value="">
            <text:p/>
          </table:table-cell>
          <table:table-cell table:style-name="Gnumeric-default" table:formula="of:=IF(ISBLANK([$'links'.E42]);&quot;&quot;;[$'links'.E42])" office:value-type="string" office:string-value="MA">
            <text:p>MA</text:p>
          </table:table-cell>
          <table:table-cell table:style-name="Gnumeric-default" table:formula="of:=IF(ISBLANK([$'links'.F42]);&quot;&quot;;[$'links'.F42])" office:value-type="string" office:string-value="CT">
            <text:p>CT</text:p>
          </table:table-cell>
          <table:table-cell table:style-name="Gnumeric-default" table:formula="of:=[$'centers of population'.D42]" office:value-type="float" office:value="-71">
            <text:p>−71</text:p>
          </table:table-cell>
          <table:table-cell table:style-name="Gnumeric-default" table:formula="of:=[$'centers of population'.E42]" office:value-type="float" office:value="42">
            <text:p>42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43]" office:value-type="string" office:string-value="South Carolina">
            <text:p>South Carolina</text:p>
          </table:table-cell>
          <table:table-cell table:style-name="Gnumeric-default" table:formula="of:=[$'links'.B43]" office:value-type="float" office:value="4961119">
            <text:p>4961119</text:p>
          </table:table-cell>
          <table:table-cell table:style-name="Gnumeric-default" table:formula="of:=IF(ISBLANK([$'links'.C43]);&quot;&quot;;[$'links'.C43])" office:value-type="string" office:string-value="NC">
            <text:p>NC</text:p>
          </table:table-cell>
          <table:table-cell table:style-name="Gnumeric-default" table:formula="of:=IF(ISBLANK([$'links'.D43]);&quot;&quot;;[$'links'.D43])" office:value-type="string" office:string-value="GA">
            <text:p>GA</text:p>
          </table:table-cell>
          <table:table-cell table:style-name="Gnumeric-default" table:formula="of:=IF(ISBLANK([$'links'.E43]);&quot;&quot;;[$'links'.E43])" office:value-type="string" office:string-value="">
            <text:p/>
          </table:table-cell>
          <table:table-cell table:style-name="Gnumeric-default" table:formula="of:=IF(ISBLANK([$'links'.F43]);&quot;&quot;;[$'links'.F43])" office:value-type="string" office:string-value="GA">
            <text:p>GA</text:p>
          </table:table-cell>
          <table:table-cell table:style-name="Gnumeric-default" table:formula="of:=[$'centers of population'.D43]" office:value-type="float" office:value="-81">
            <text:p>−81</text:p>
          </table:table-cell>
          <table:table-cell table:style-name="Gnumeric-default" table:formula="of:=[$'centers of population'.E43]" office:value-type="float" office:value="34">
            <text:p>34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44]" office:value-type="string" office:string-value="South Dakota">
            <text:p>South Dakota</text:p>
          </table:table-cell>
          <table:table-cell table:style-name="Gnumeric-default" table:formula="of:=[$'links'.B44]" office:value-type="float" office:value="865454">
            <text:p>865454</text:p>
          </table:table-cell>
          <table:table-cell table:style-name="Gnumeric-default" table:formula="of:=IF(ISBLANK([$'links'.C44]);&quot;&quot;;[$'links'.C44])" office:value-type="string" office:string-value="ND">
            <text:p>ND</text:p>
          </table:table-cell>
          <table:table-cell table:style-name="Gnumeric-default" table:formula="of:=IF(ISBLANK([$'links'.D44]);&quot;&quot;;[$'links'.D44])" office:value-type="string" office:string-value="NE">
            <text:p>NE</text:p>
          </table:table-cell>
          <table:table-cell table:style-name="Gnumeric-default" table:formula="of:=IF(ISBLANK([$'links'.E44]);&quot;&quot;;[$'links'.E44])" office:value-type="string" office:string-value="MN">
            <text:p>MN</text:p>
          </table:table-cell>
          <table:table-cell table:style-name="Gnumeric-default" table:formula="of:=IF(ISBLANK([$'links'.F44]);&quot;&quot;;[$'links'.F44])" office:value-type="string" office:string-value="WY">
            <text:p>WY</text:p>
          </table:table-cell>
          <table:table-cell table:style-name="Gnumeric-default" table:formula="of:=[$'centers of population'.D44]" office:value-type="float" office:value="-99">
            <text:p>−99</text:p>
          </table:table-cell>
          <table:table-cell table:style-name="Gnumeric-default" table:formula="of:=[$'centers of population'.E44]" office:value-type="float" office:value="44">
            <text:p>44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45]" office:value-type="string" office:string-value="Tennessee">
            <text:p>Tennessee</text:p>
          </table:table-cell>
          <table:table-cell table:style-name="Gnumeric-default" table:formula="of:=[$'links'.B45]" office:value-type="float" office:value="6651194">
            <text:p>6651194</text:p>
          </table:table-cell>
          <table:table-cell table:style-name="Gnumeric-default" table:formula="of:=IF(ISBLANK([$'links'.C45]);&quot;&quot;;[$'links'.C45])" office:value-type="string" office:string-value="KY">
            <text:p>KY</text:p>
          </table:table-cell>
          <table:table-cell table:style-name="Gnumeric-default" table:formula="of:=IF(ISBLANK([$'links'.D45]);&quot;&quot;;[$'links'.D45])" office:value-type="string" office:string-value="AL">
            <text:p>AL</text:p>
          </table:table-cell>
          <table:table-cell table:style-name="Gnumeric-default" table:formula="of:=IF(ISBLANK([$'links'.E45]);&quot;&quot;;[$'links'.E45])" office:value-type="string" office:string-value="MS">
            <text:p>MS</text:p>
          </table:table-cell>
          <table:table-cell table:style-name="Gnumeric-default" table:formula="of:=IF(ISBLANK([$'links'.F45]);&quot;&quot;;[$'links'.F45])" office:value-type="string" office:string-value="AR">
            <text:p>AR</text:p>
          </table:table-cell>
          <table:table-cell table:style-name="Gnumeric-default" table:formula="of:=[$'centers of population'.D45]" office:value-type="float" office:value="-86">
            <text:p>−86</text:p>
          </table:table-cell>
          <table:table-cell table:style-name="Gnumeric-default" table:formula="of:=[$'centers of population'.E45]" office:value-type="float" office:value="36">
            <text:p>36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46]" office:value-type="string" office:string-value="Texas">
            <text:p>Texas</text:p>
          </table:table-cell>
          <table:table-cell table:style-name="Gnumeric-default" table:formula="of:=[$'links'.B46]" office:value-type="float" office:value="27862596">
            <text:p>27862596</text:p>
          </table:table-cell>
          <table:table-cell table:style-name="Gnumeric-default" table:formula="of:=IF(ISBLANK([$'links'.C46]);&quot;&quot;;[$'links'.C46])" office:value-type="string" office:string-value="OK">
            <text:p>OK</text:p>
          </table:table-cell>
          <table:table-cell table:style-name="Gnumeric-default" table:formula="of:=IF(ISBLANK([$'links'.D46]);&quot;&quot;;[$'links'.D46])" office:value-type="string" office:string-value="">
            <text:p/>
          </table:table-cell>
          <table:table-cell table:style-name="Gnumeric-default" table:formula="of:=IF(ISBLANK([$'links'.E46]);&quot;&quot;;[$'links'.E46])" office:value-type="string" office:string-value="LA">
            <text:p>LA</text:p>
          </table:table-cell>
          <table:table-cell table:style-name="Gnumeric-default" table:formula="of:=IF(ISBLANK([$'links'.F46]);&quot;&quot;;[$'links'.F46])" office:value-type="string" office:string-value="NM">
            <text:p>NM</text:p>
          </table:table-cell>
          <table:table-cell table:style-name="Gnumeric-default" table:formula="of:=[$'centers of population'.D46]" office:value-type="float" office:value="-97">
            <text:p>−97</text:p>
          </table:table-cell>
          <table:table-cell table:style-name="Gnumeric-default" table:formula="of:=[$'centers of population'.E46]" office:value-type="float" office:value="31">
            <text:p>31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47]" office:value-type="string" office:string-value="Utah">
            <text:p>Utah</text:p>
          </table:table-cell>
          <table:table-cell table:style-name="Gnumeric-default" table:formula="of:=[$'links'.B47]" office:value-type="float" office:value="3051217">
            <text:p>3051217</text:p>
          </table:table-cell>
          <table:table-cell table:style-name="Gnumeric-default" table:formula="of:=IF(ISBLANK([$'links'.C47]);&quot;&quot;;[$'links'.C47])" office:value-type="string" office:string-value="ID">
            <text:p>ID</text:p>
          </table:table-cell>
          <table:table-cell table:style-name="Gnumeric-default" table:formula="of:=IF(ISBLANK([$'links'.D47]);&quot;&quot;;[$'links'.D47])" office:value-type="string" office:string-value="AZ">
            <text:p>AZ</text:p>
          </table:table-cell>
          <table:table-cell table:style-name="Gnumeric-default" table:formula="of:=IF(ISBLANK([$'links'.E47]);&quot;&quot;;[$'links'.E47])" office:value-type="string" office:string-value="CO">
            <text:p>CO</text:p>
          </table:table-cell>
          <table:table-cell table:style-name="Gnumeric-default" table:formula="of:=IF(ISBLANK([$'links'.F47]);&quot;&quot;;[$'links'.F47])" office:value-type="string" office:string-value="NV">
            <text:p>NV</text:p>
          </table:table-cell>
          <table:table-cell table:style-name="Gnumeric-default" table:formula="of:=[$'centers of population'.D47]" office:value-type="float" office:value="-112">
            <text:p>−112</text:p>
          </table:table-cell>
          <table:table-cell table:style-name="Gnumeric-default" table:formula="of:=[$'centers of population'.E47]" office:value-type="float" office:value="40">
            <text:p>40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48]" office:value-type="string" office:string-value="Vermont">
            <text:p>Vermont</text:p>
          </table:table-cell>
          <table:table-cell table:style-name="Gnumeric-default" table:formula="of:=[$'links'.B48]" office:value-type="float" office:value="624594">
            <text:p>624594</text:p>
          </table:table-cell>
          <table:table-cell table:style-name="Gnumeric-default" table:formula="of:=IF(ISBLANK([$'links'.C48]);&quot;&quot;;[$'links'.C48])" office:value-type="string" office:string-value="">
            <text:p/>
          </table:table-cell>
          <table:table-cell table:style-name="Gnumeric-default" table:formula="of:=IF(ISBLANK([$'links'.D48]);&quot;&quot;;[$'links'.D48])" office:value-type="string" office:string-value="MD">
            <text:p>MD</text:p>
          </table:table-cell>
          <table:table-cell table:style-name="Gnumeric-default" table:formula="of:=IF(ISBLANK([$'links'.E48]);&quot;&quot;;[$'links'.E48])" office:value-type="string" office:string-value="NH">
            <text:p>NH</text:p>
          </table:table-cell>
          <table:table-cell table:style-name="Gnumeric-default" table:formula="of:=IF(ISBLANK([$'links'.F48]);&quot;&quot;;[$'links'.F48])" office:value-type="string" office:string-value="NY">
            <text:p>NY</text:p>
          </table:table-cell>
          <table:table-cell table:style-name="Gnumeric-default" table:formula="of:=[$'centers of population'.D48]" office:value-type="float" office:value="-73">
            <text:p>−73</text:p>
          </table:table-cell>
          <table:table-cell table:style-name="Gnumeric-default" table:formula="of:=[$'centers of population'.E48]" office:value-type="float" office:value="44">
            <text:p>44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49]" office:value-type="string" office:string-value="Virginia">
            <text:p>Virginia</text:p>
          </table:table-cell>
          <table:table-cell table:style-name="Gnumeric-default" table:formula="of:=[$'links'.B49]" office:value-type="float" office:value="8411808">
            <text:p>8411808</text:p>
          </table:table-cell>
          <table:table-cell table:style-name="Gnumeric-default" table:formula="of:=IF(ISBLANK([$'links'.C49]);&quot;&quot;;[$'links'.C49])" office:value-type="string" office:string-value="DC">
            <text:p>DC</text:p>
          </table:table-cell>
          <table:table-cell table:style-name="Gnumeric-default" table:formula="of:=IF(ISBLANK([$'links'.D49]);&quot;&quot;;[$'links'.D49])" office:value-type="string" office:string-value="NC">
            <text:p>NC</text:p>
          </table:table-cell>
          <table:table-cell table:style-name="Gnumeric-default" table:formula="of:=IF(ISBLANK([$'links'.E49]);&quot;&quot;;[$'links'.E49])" office:value-type="string" office:string-value="MD">
            <text:p>MD</text:p>
          </table:table-cell>
          <table:table-cell table:style-name="Gnumeric-default" table:formula="of:=IF(ISBLANK([$'links'.F49]);&quot;&quot;;[$'links'.F49])" office:value-type="string" office:string-value="WV">
            <text:p>WV</text:p>
          </table:table-cell>
          <table:table-cell table:style-name="Gnumeric-default" table:formula="of:=[$'centers of population'.D49]" office:value-type="float" office:value="-78">
            <text:p>−78</text:p>
          </table:table-cell>
          <table:table-cell table:style-name="Gnumeric-default" table:formula="of:=[$'centers of population'.E49]" office:value-type="float" office:value="38">
            <text:p>38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50]" office:value-type="string" office:string-value="Washington">
            <text:p>Washington</text:p>
          </table:table-cell>
          <table:table-cell table:style-name="Gnumeric-default" table:formula="of:=[$'links'.B50]" office:value-type="float" office:value="7288000">
            <text:p>7288000</text:p>
          </table:table-cell>
          <table:table-cell table:style-name="Gnumeric-default" table:formula="of:=IF(ISBLANK([$'links'.C50]);&quot;&quot;;[$'links'.C50])" office:value-type="string" office:string-value="AK">
            <text:p>AK</text:p>
          </table:table-cell>
          <table:table-cell table:style-name="Gnumeric-default" table:formula="of:=IF(ISBLANK([$'links'.D50]);&quot;&quot;;[$'links'.D50])" office:value-type="string" office:string-value="OR">
            <text:p>OR</text:p>
          </table:table-cell>
          <table:table-cell table:style-name="Gnumeric-default" table:formula="of:=IF(ISBLANK([$'links'.E50]);&quot;&quot;;[$'links'.E50])" office:value-type="string" office:string-value="ID">
            <text:p>ID</text:p>
          </table:table-cell>
          <table:table-cell table:style-name="Gnumeric-default" table:formula="of:=IF(ISBLANK([$'links'.F50]);&quot;&quot;;[$'links'.F50])" office:value-type="string" office:string-value="">
            <text:p/>
          </table:table-cell>
          <table:table-cell table:style-name="Gnumeric-default" table:formula="of:=[$'centers of population'.D50]" office:value-type="float" office:value="-122">
            <text:p>−122</text:p>
          </table:table-cell>
          <table:table-cell table:style-name="Gnumeric-default" table:formula="of:=[$'centers of population'.E50]" office:value-type="float" office:value="47">
            <text:p>47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51]" office:value-type="string" office:string-value="West Virginia">
            <text:p>West Virginia</text:p>
          </table:table-cell>
          <table:table-cell table:style-name="Gnumeric-default" table:formula="of:=[$'links'.B51]" office:value-type="float" office:value="1831102">
            <text:p>1831102</text:p>
          </table:table-cell>
          <table:table-cell table:style-name="Gnumeric-default" table:formula="of:=IF(ISBLANK([$'links'.C51]);&quot;&quot;;[$'links'.C51])" office:value-type="string" office:string-value="OH">
            <text:p>OH</text:p>
          </table:table-cell>
          <table:table-cell table:style-name="Gnumeric-default" table:formula="of:=IF(ISBLANK([$'links'.D51]);&quot;&quot;;[$'links'.D51])" office:value-type="string" office:string-value="VA">
            <text:p>VA</text:p>
          </table:table-cell>
          <table:table-cell table:style-name="Gnumeric-default" table:formula="of:=IF(ISBLANK([$'links'.E51]);&quot;&quot;;[$'links'.E51])" office:value-type="string" office:string-value="PA">
            <text:p>PA</text:p>
          </table:table-cell>
          <table:table-cell table:style-name="Gnumeric-default" table:formula="of:=IF(ISBLANK([$'links'.F51]);&quot;&quot;;[$'links'.F51])" office:value-type="string" office:string-value="KY">
            <text:p>KY</text:p>
          </table:table-cell>
          <table:table-cell table:style-name="Gnumeric-default" table:formula="of:=[$'centers of population'.D51]" office:value-type="float" office:value="-81">
            <text:p>−81</text:p>
          </table:table-cell>
          <table:table-cell table:style-name="Gnumeric-default" table:formula="of:=[$'centers of population'.E51]" office:value-type="float" office:value="39">
            <text:p>39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52]" office:value-type="string" office:string-value="Wisconsin">
            <text:p>Wisconsin</text:p>
          </table:table-cell>
          <table:table-cell table:style-name="Gnumeric-default" table:formula="of:=[$'links'.B52]" office:value-type="float" office:value="5778708">
            <text:p>5778708</text:p>
          </table:table-cell>
          <table:table-cell table:style-name="Gnumeric-default" table:formula="of:=IF(ISBLANK([$'links'.C52]);&quot;&quot;;[$'links'.C52])" office:value-type="string" office:string-value="MI">
            <text:p>MI</text:p>
          </table:table-cell>
          <table:table-cell table:style-name="Gnumeric-default" table:formula="of:=IF(ISBLANK([$'links'.D52]);&quot;&quot;;[$'links'.D52])" office:value-type="string" office:string-value="IL">
            <text:p>IL</text:p>
          </table:table-cell>
          <table:table-cell table:style-name="Gnumeric-default" table:formula="of:=IF(ISBLANK([$'links'.E52]);&quot;&quot;;[$'links'.E52])" office:value-type="string" office:string-value="">
            <text:p/>
          </table:table-cell>
          <table:table-cell table:style-name="Gnumeric-default" table:formula="of:=IF(ISBLANK([$'links'.F52]);&quot;&quot;;[$'links'.F52])" office:value-type="string" office:string-value="MN">
            <text:p>MN</text:p>
          </table:table-cell>
          <table:table-cell table:style-name="Gnumeric-default" table:formula="of:=[$'centers of population'.D52]" office:value-type="float" office:value="-89">
            <text:p>−89</text:p>
          </table:table-cell>
          <table:table-cell table:style-name="Gnumeric-default" table:formula="of:=[$'centers of population'.E52]" office:value-type="float" office:value="44">
            <text:p>44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table:formula="of:=[$'links'.A53]" office:value-type="string" office:string-value="Wyoming">
            <text:p>Wyoming</text:p>
          </table:table-cell>
          <table:table-cell table:style-name="Gnumeric-default" table:formula="of:=[$'links'.B53]" office:value-type="float" office:value="585501">
            <text:p>585501</text:p>
          </table:table-cell>
          <table:table-cell table:style-name="Gnumeric-default" table:formula="of:=IF(ISBLANK([$'links'.C53]);&quot;&quot;;[$'links'.C53])" office:value-type="string" office:string-value="MT">
            <text:p>MT</text:p>
          </table:table-cell>
          <table:table-cell table:style-name="Gnumeric-default" table:formula="of:=IF(ISBLANK([$'links'.D53]);&quot;&quot;;[$'links'.D53])" office:value-type="string" office:string-value="CO">
            <text:p>CO</text:p>
          </table:table-cell>
          <table:table-cell table:style-name="Gnumeric-default" table:formula="of:=IF(ISBLANK([$'links'.E53]);&quot;&quot;;[$'links'.E53])" office:value-type="string" office:string-value="UT">
            <text:p>UT</text:p>
          </table:table-cell>
          <table:table-cell table:style-name="Gnumeric-default" table:formula="of:=IF(ISBLANK([$'links'.F53]);&quot;&quot;;[$'links'.F53])" office:value-type="string" office:string-value="SD">
            <text:p>SD</text:p>
          </table:table-cell>
          <table:table-cell table:style-name="Gnumeric-default" table:formula="of:=[$'centers of population'.D53]" office:value-type="float" office:value="-107">
            <text:p>−107</text:p>
          </table:table-cell>
          <table:table-cell table:style-name="Gnumeric-default" table:formula="of:=[$'centers of population'.E53]" office:value-type="float" office:value="43">
            <text:p>43</text:p>
          </table:table-cell>
          <table:table-cell table:number-columns-repeated="120" table:style-name="Gnumeric-default"/>
        </table:table-row>
        <table:table-row table:style-name="AROW-0" table:number-rows-repeated="75">
          <table:table-cell table:number-columns-repeated="128"/>
        </table:table-row>
        <table:named-expressions>
          <table:named-expression table:name="Print_Area" table:expression="of:=#REF!" table:base-cell-address="$'codemake'.$A$1"/>
          <table:named-expression table:name="Sheet_Title" table:expression="of:=&quot;codemake&quot;" table:base-cell-address="$'codemake'.$A$1"/>
        </table:named-expressions>
        <gnm:selections gnm:cursor-col="0" gnm:cursor-row="54">
          <gnm:selection gnm:start-col="0" gnm:start-row="54" gnm:end-col="0" gnm:end-row="54"/>
        </gnm:selections>
      </table:table>
      <table:table table:name="links" table:style-name="ta-1" table:print="true">
        <office:forms form:automatic-focus="false" form:apply-design-mode="false">
          <form:form/>
        </office:forms>
        <table:table-column table:default-cell-style-name="ACE-1" table:style-name="ACOL-3"/>
        <table:table-column table:default-cell-style-name="ACE-1" table:style-name="ACOL-1" table:number-columns-repeated="5"/>
        <table:table-column table:default-cell-style-name="ACE-1" table:style-name="ACOL-0" table:number-columns-repeated="122"/>
        <table:table-row table:style-name="AROW-1">
          <table:table-cell table:style-name="ACE-1" office:value-type="string">
            <text:p>State</text:p>
          </table:table-cell>
          <table:table-cell table:style-name="ACE-1" office:value-type="string">
            <text:p>Population</text:p>
          </table:table-cell>
          <table:table-cell table:style-name="ACE-1" office:value-type="string">
            <text:p>N</text:p>
          </table:table-cell>
          <table:table-cell table:style-name="ACE-1" office:value-type="string">
            <text:p>S</text:p>
          </table:table-cell>
          <table:table-cell table:style-name="ACE-1" office:value-type="string">
            <text:p>E</text:p>
          </table:table-cell>
          <table:table-cell table:style-name="ACE-1" office:value-type="string">
            <text:p>W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Alabama</text:p>
          </table:table-cell>
          <table:table-cell table:style-name="ACE-1" office:value-type="float" office:value="4863300">
            <text:p>4863300</text:p>
          </table:table-cell>
          <table:table-cell table:style-name="ACE-1" office:value-type="string">
            <text:p>TN</text:p>
          </table:table-cell>
          <table:table-cell table:style-name="ACE-1" office:value-type="string">
            <text:p>FL</text:p>
          </table:table-cell>
          <table:table-cell table:style-name="ACE-1" office:value-type="string">
            <text:p>GA</text:p>
          </table:table-cell>
          <table:table-cell table:style-name="ACE-1" office:value-type="string">
            <text:p>MS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Alaska</text:p>
          </table:table-cell>
          <table:table-cell table:style-name="ACE-1" office:value-type="float" office:value="741894">
            <text:p>741894</text:p>
          </table:table-cell>
          <table:table-cell table:style-name="ACE-1"/>
          <table:table-cell table:style-name="ACE-1" office:value-type="string">
            <text:p>WA</text:p>
          </table:table-cell>
          <table:table-cell table:number-columns-repeated="124" table:style-name="ACE-1"/>
        </table:table-row>
        <table:table-row table:style-name="AROW-1">
          <table:table-cell table:style-name="ACE-1" office:value-type="string">
            <text:p>Arizona</text:p>
          </table:table-cell>
          <table:table-cell table:style-name="ACE-1" office:value-type="float" office:value="6931071">
            <text:p>6931071</text:p>
          </table:table-cell>
          <table:table-cell table:style-name="ACE-1" office:value-type="string">
            <text:p>UT</text:p>
          </table:table-cell>
          <table:table-cell table:style-name="ACE-1"/>
          <table:table-cell table:style-name="ACE-1" office:value-type="string">
            <text:p>NM</text:p>
          </table:table-cell>
          <table:table-cell table:style-name="ACE-1" office:value-type="string">
            <text:p>CA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Arkansas</text:p>
          </table:table-cell>
          <table:table-cell table:style-name="ACE-1" office:value-type="float" office:value="2988248">
            <text:p>2988248</text:p>
          </table:table-cell>
          <table:table-cell table:style-name="ACE-1" office:value-type="string">
            <text:p>MO</text:p>
          </table:table-cell>
          <table:table-cell table:style-name="ACE-1" office:value-type="string">
            <text:p>LA</text:p>
          </table:table-cell>
          <table:table-cell table:style-name="ACE-1" office:value-type="string">
            <text:p>MS</text:p>
          </table:table-cell>
          <table:table-cell table:style-name="ACE-1" office:value-type="string">
            <text:p>OK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California</text:p>
          </table:table-cell>
          <table:table-cell table:style-name="ACE-1" office:value-type="float" office:value="39250017">
            <text:p>39250017</text:p>
          </table:table-cell>
          <table:table-cell table:style-name="ACE-1" office:value-type="string">
            <text:p>OR</text:p>
          </table:table-cell>
          <table:table-cell table:style-name="ACE-1" office:value-type="string">
            <text:p>AZ</text:p>
          </table:table-cell>
          <table:table-cell table:style-name="ACE-1" office:value-type="string">
            <text:p>NV</text:p>
          </table:table-cell>
          <table:table-cell table:style-name="ACE-1" office:value-type="string">
            <text:p>HI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Colorado</text:p>
          </table:table-cell>
          <table:table-cell table:style-name="ACE-1" office:value-type="float" office:value="5540545">
            <text:p>5540545</text:p>
          </table:table-cell>
          <table:table-cell table:style-name="ACE-1" office:value-type="string">
            <text:p>WY</text:p>
          </table:table-cell>
          <table:table-cell table:style-name="ACE-1" office:value-type="string">
            <text:p>NM</text:p>
          </table:table-cell>
          <table:table-cell table:style-name="ACE-1" office:value-type="string">
            <text:p>KS</text:p>
          </table:table-cell>
          <table:table-cell table:style-name="ACE-1" office:value-type="string">
            <text:p>UT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Connecticut</text:p>
          </table:table-cell>
          <table:table-cell table:style-name="ACE-1" office:value-type="float" office:value="3576452">
            <text:p>3576452</text:p>
          </table:table-cell>
          <table:table-cell table:style-name="ACE-1" office:value-type="string">
            <text:p>MA</text:p>
          </table:table-cell>
          <table:table-cell table:style-name="ACE-1"/>
          <table:table-cell table:style-name="ACE-1" office:value-type="string">
            <text:p>RI</text:p>
          </table:table-cell>
          <table:table-cell table:style-name="ACE-1" office:value-type="string">
            <text:p>NY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Delaware</text:p>
          </table:table-cell>
          <table:table-cell table:style-name="ACE-1" office:value-type="float" office:value="952065">
            <text:p>952065</text:p>
          </table:table-cell>
          <table:table-cell table:style-name="ACE-1" office:value-type="string">
            <text:p>PA</text:p>
          </table:table-cell>
          <table:table-cell table:style-name="ACE-1"/>
          <table:table-cell table:style-name="ACE-1" office:value-type="string">
            <text:p>NJ</text:p>
          </table:table-cell>
          <table:table-cell table:style-name="ACE-1" office:value-type="string">
            <text:p>MD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District of Columbia</text:p>
          </table:table-cell>
          <table:table-cell table:style-name="ACE-1" office:value-type="float" office:value="681170">
            <text:p>681170</text:p>
          </table:table-cell>
          <table:table-cell table:style-name="ACE-1" office:value-type="string">
            <text:p>MD</text:p>
          </table:table-cell>
          <table:table-cell table:style-name="ACE-1" office:value-type="string">
            <text:p>VA</text:p>
          </table:table-cell>
          <table:table-cell table:style-name="ACE-1" office:value-type="string">
            <text:p>MD</text:p>
          </table:table-cell>
          <table:table-cell table:style-name="ACE-1" office:value-type="string">
            <text:p>VA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Florida</text:p>
          </table:table-cell>
          <table:table-cell table:style-name="ACE-1" office:value-type="float" office:value="20612439">
            <text:p>20612439</text:p>
          </table:table-cell>
          <table:table-cell table:style-name="ACE-1" office:value-type="string">
            <text:p>GA</text:p>
          </table:table-cell>
          <table:table-cell table:style-name="ACE-1" office:value-type="string">
            <text:p>PR</text:p>
          </table:table-cell>
          <table:table-cell table:style-name="ACE-1" office:value-type="string">
            <text:p>PR</text:p>
          </table:table-cell>
          <table:table-cell table:style-name="ACE-1" office:value-type="string">
            <text:p>AL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Georgia</text:p>
          </table:table-cell>
          <table:table-cell table:style-name="ACE-1" office:value-type="float" office:value="10310371">
            <text:p>10310371</text:p>
          </table:table-cell>
          <table:table-cell table:style-name="ACE-1" office:value-type="string">
            <text:p>TN</text:p>
          </table:table-cell>
          <table:table-cell table:style-name="ACE-1" office:value-type="string">
            <text:p>FL</text:p>
          </table:table-cell>
          <table:table-cell table:style-name="ACE-1" office:value-type="string">
            <text:p>AL</text:p>
          </table:table-cell>
          <table:table-cell table:style-name="ACE-1" office:value-type="string">
            <text:p>SC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Hawaii</text:p>
          </table:table-cell>
          <table:table-cell table:style-name="ACE-1" office:value-type="float" office:value="1428557">
            <text:p>1428557</text:p>
          </table:table-cell>
          <table:table-cell table:number-columns-repeated="2" table:style-name="ACE-1"/>
          <table:table-cell table:style-name="ACE-1" office:value-type="string">
            <text:p>CA</text:p>
          </table:table-cell>
          <table:table-cell table:number-columns-repeated="123" table:style-name="ACE-1"/>
        </table:table-row>
        <table:table-row table:style-name="AROW-1">
          <table:table-cell table:style-name="ACE-1" office:value-type="string">
            <text:p>Idaho</text:p>
          </table:table-cell>
          <table:table-cell table:style-name="ACE-1" office:value-type="float" office:value="1683140">
            <text:p>1683140</text:p>
          </table:table-cell>
          <table:table-cell table:style-name="ACE-1" office:value-type="string">
            <text:p>MT</text:p>
          </table:table-cell>
          <table:table-cell table:style-name="ACE-1" office:value-type="string">
            <text:p>UT</text:p>
          </table:table-cell>
          <table:table-cell table:style-name="ACE-1" office:value-type="string">
            <text:p>OR</text:p>
          </table:table-cell>
          <table:table-cell table:style-name="ACE-1" office:value-type="string">
            <text:p>WY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Illinois</text:p>
          </table:table-cell>
          <table:table-cell table:style-name="ACE-1" office:value-type="float" office:value="12801539">
            <text:p>12801539</text:p>
          </table:table-cell>
          <table:table-cell table:style-name="ACE-1" office:value-type="string">
            <text:p>WI</text:p>
          </table:table-cell>
          <table:table-cell table:style-name="ACE-1" office:value-type="string">
            <text:p>MO</text:p>
          </table:table-cell>
          <table:table-cell table:style-name="ACE-1" office:value-type="string">
            <text:p>IN</text:p>
          </table:table-cell>
          <table:table-cell table:style-name="ACE-1" office:value-type="string">
            <text:p>IA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Indiana</text:p>
          </table:table-cell>
          <table:table-cell table:style-name="ACE-1" office:value-type="float" office:value="6633053">
            <text:p>6633053</text:p>
          </table:table-cell>
          <table:table-cell table:style-name="ACE-1" office:value-type="string">
            <text:p>MI</text:p>
          </table:table-cell>
          <table:table-cell table:style-name="ACE-1" office:value-type="string">
            <text:p>KY</text:p>
          </table:table-cell>
          <table:table-cell table:style-name="ACE-1" office:value-type="string">
            <text:p>OH</text:p>
          </table:table-cell>
          <table:table-cell table:style-name="ACE-1" office:value-type="string">
            <text:p>IL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Iowa</text:p>
          </table:table-cell>
          <table:table-cell table:style-name="ACE-1" office:value-type="float" office:value="3134693">
            <text:p>3134693</text:p>
          </table:table-cell>
          <table:table-cell table:style-name="ACE-1" office:value-type="string">
            <text:p>MN</text:p>
          </table:table-cell>
          <table:table-cell table:style-name="ACE-1" office:value-type="string">
            <text:p>MO</text:p>
          </table:table-cell>
          <table:table-cell table:style-name="ACE-1" office:value-type="string">
            <text:p>IL</text:p>
          </table:table-cell>
          <table:table-cell table:style-name="ACE-1" office:value-type="string">
            <text:p>NE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Kansas</text:p>
          </table:table-cell>
          <table:table-cell table:style-name="ACE-1" office:value-type="float" office:value="2907289">
            <text:p>2907289</text:p>
          </table:table-cell>
          <table:table-cell table:style-name="ACE-1" office:value-type="string">
            <text:p>NE</text:p>
          </table:table-cell>
          <table:table-cell table:style-name="ACE-1" office:value-type="string">
            <text:p>OK</text:p>
          </table:table-cell>
          <table:table-cell table:style-name="ACE-1" office:value-type="string">
            <text:p>MO</text:p>
          </table:table-cell>
          <table:table-cell table:style-name="ACE-1" office:value-type="string">
            <text:p>CO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Kentucky</text:p>
          </table:table-cell>
          <table:table-cell table:style-name="ACE-1" office:value-type="float" office:value="4436974">
            <text:p>4436974</text:p>
          </table:table-cell>
          <table:table-cell table:style-name="ACE-1" office:value-type="string">
            <text:p>OH</text:p>
          </table:table-cell>
          <table:table-cell table:style-name="ACE-1" office:value-type="string">
            <text:p>TN</text:p>
          </table:table-cell>
          <table:table-cell table:style-name="ACE-1" office:value-type="string">
            <text:p>WV</text:p>
          </table:table-cell>
          <table:table-cell table:style-name="ACE-1" office:value-type="string">
            <text:p>IN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Louisiana</text:p>
          </table:table-cell>
          <table:table-cell table:style-name="ACE-1" office:value-type="float" office:value="4681666">
            <text:p>4681666</text:p>
          </table:table-cell>
          <table:table-cell table:style-name="ACE-1" office:value-type="string">
            <text:p>AR</text:p>
          </table:table-cell>
          <table:table-cell table:style-name="ACE-1"/>
          <table:table-cell table:style-name="ACE-1" office:value-type="string">
            <text:p>MS</text:p>
          </table:table-cell>
          <table:table-cell table:style-name="ACE-1" office:value-type="string">
            <text:p>TX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Maine</text:p>
          </table:table-cell>
          <table:table-cell table:style-name="ACE-1" office:value-type="float" office:value="1331479">
            <text:p>1331479</text:p>
          </table:table-cell>
          <table:table-cell table:number-columns-repeated="3" table:style-name="ACE-1"/>
          <table:table-cell table:style-name="ACE-1" office:value-type="string">
            <text:p>NH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Maryland</text:p>
          </table:table-cell>
          <table:table-cell table:style-name="ACE-1" office:value-type="float" office:value="6016447">
            <text:p>6016447</text:p>
          </table:table-cell>
          <table:table-cell table:style-name="ACE-1" office:value-type="string">
            <text:p>PA</text:p>
          </table:table-cell>
          <table:table-cell table:style-name="ACE-1" office:value-type="string">
            <text:p>VA</text:p>
          </table:table-cell>
          <table:table-cell table:style-name="ACE-1" office:value-type="string">
            <text:p>DE</text:p>
          </table:table-cell>
          <table:table-cell table:style-name="ACE-1" office:value-type="string">
            <text:p>DC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Massachusetts</text:p>
          </table:table-cell>
          <table:table-cell table:style-name="ACE-1" office:value-type="float" office:value="6811779">
            <text:p>6811779</text:p>
          </table:table-cell>
          <table:table-cell table:style-name="ACE-1" office:value-type="string">
            <text:p>NH</text:p>
          </table:table-cell>
          <table:table-cell table:style-name="ACE-1" office:value-type="string">
            <text:p>CT</text:p>
          </table:table-cell>
          <table:table-cell table:style-name="ACE-1" office:value-type="string">
            <text:p>RI</text:p>
          </table:table-cell>
          <table:table-cell table:style-name="ACE-1" office:value-type="string">
            <text:p>NY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Michigan</text:p>
          </table:table-cell>
          <table:table-cell table:style-name="ACE-1" office:value-type="float" office:value="9928301">
            <text:p>9928301</text:p>
          </table:table-cell>
          <table:table-cell table:style-name="ACE-1"/>
          <table:table-cell table:style-name="ACE-1" office:value-type="string">
            <text:p>IN</text:p>
          </table:table-cell>
          <table:table-cell table:style-name="ACE-1" office:value-type="string">
            <text:p>OH</text:p>
          </table:table-cell>
          <table:table-cell table:style-name="ACE-1" office:value-type="string">
            <text:p>WI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Minnesota</text:p>
          </table:table-cell>
          <table:table-cell table:style-name="ACE-1" office:value-type="float" office:value="5519952">
            <text:p>5519952</text:p>
          </table:table-cell>
          <table:table-cell table:style-name="ACE-1" office:value-type="string">
            <text:p>ND</text:p>
          </table:table-cell>
          <table:table-cell table:style-name="ACE-1" office:value-type="string">
            <text:p>IA</text:p>
          </table:table-cell>
          <table:table-cell table:style-name="ACE-1" office:value-type="string">
            <text:p>WI</text:p>
          </table:table-cell>
          <table:table-cell table:style-name="ACE-1" office:value-type="string">
            <text:p>SD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Mississippi</text:p>
          </table:table-cell>
          <table:table-cell table:style-name="ACE-1" office:value-type="float" office:value="2988726">
            <text:p>2988726</text:p>
          </table:table-cell>
          <table:table-cell table:style-name="ACE-1" office:value-type="string">
            <text:p>TN</text:p>
          </table:table-cell>
          <table:table-cell table:style-name="ACE-1" office:value-type="string">
            <text:p>LA</text:p>
          </table:table-cell>
          <table:table-cell table:style-name="ACE-1" office:value-type="string">
            <text:p>AL</text:p>
          </table:table-cell>
          <table:table-cell table:style-name="ACE-1" office:value-type="string">
            <text:p>AR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Missouri</text:p>
          </table:table-cell>
          <table:table-cell table:style-name="ACE-1" office:value-type="float" office:value="6093000">
            <text:p>6093000</text:p>
          </table:table-cell>
          <table:table-cell table:style-name="ACE-1" office:value-type="string">
            <text:p>IA</text:p>
          </table:table-cell>
          <table:table-cell table:style-name="ACE-1" office:value-type="string">
            <text:p>AR</text:p>
          </table:table-cell>
          <table:table-cell table:style-name="ACE-1" office:value-type="string">
            <text:p>IL</text:p>
          </table:table-cell>
          <table:table-cell table:style-name="ACE-1" office:value-type="string">
            <text:p>KS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Montana</text:p>
          </table:table-cell>
          <table:table-cell table:style-name="ACE-1" office:value-type="float" office:value="1042520">
            <text:p>1042520</text:p>
          </table:table-cell>
          <table:table-cell table:style-name="ACE-1" office:value-type="string">
            <text:p>ND</text:p>
          </table:table-cell>
          <table:table-cell table:style-name="ACE-1" office:value-type="string">
            <text:p>WY</text:p>
          </table:table-cell>
          <table:table-cell table:style-name="ACE-1" office:value-type="string">
            <text:p>SD</text:p>
          </table:table-cell>
          <table:table-cell table:style-name="ACE-1" office:value-type="string">
            <text:p>ID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Nebraska</text:p>
          </table:table-cell>
          <table:table-cell table:style-name="ACE-1" office:value-type="float" office:value="1907116">
            <text:p>1907116</text:p>
          </table:table-cell>
          <table:table-cell table:style-name="ACE-1" office:value-type="string">
            <text:p>SD</text:p>
          </table:table-cell>
          <table:table-cell table:style-name="ACE-1" office:value-type="string">
            <text:p>KS</text:p>
          </table:table-cell>
          <table:table-cell table:style-name="ACE-1" office:value-type="string">
            <text:p>IA</text:p>
          </table:table-cell>
          <table:table-cell table:style-name="ACE-1" office:value-type="string">
            <text:p>CO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Nevada</text:p>
          </table:table-cell>
          <table:table-cell table:style-name="ACE-1" office:value-type="float" office:value="2940058">
            <text:p>2940058</text:p>
          </table:table-cell>
          <table:table-cell table:style-name="ACE-1" office:value-type="string">
            <text:p>ID</text:p>
          </table:table-cell>
          <table:table-cell table:style-name="ACE-1" office:value-type="string">
            <text:p>AZ</text:p>
          </table:table-cell>
          <table:table-cell table:style-name="ACE-1" office:value-type="string">
            <text:p>UT</text:p>
          </table:table-cell>
          <table:table-cell table:style-name="ACE-1" office:value-type="string">
            <text:p>CA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New Hampshire</text:p>
          </table:table-cell>
          <table:table-cell table:style-name="ACE-1" office:value-type="float" office:value="1334795">
            <text:p>1334795</text:p>
          </table:table-cell>
          <table:table-cell table:style-name="ACE-1"/>
          <table:table-cell table:style-name="ACE-1" office:value-type="string">
            <text:p>MA</text:p>
          </table:table-cell>
          <table:table-cell table:style-name="ACE-1" office:value-type="string">
            <text:p>VT</text:p>
          </table:table-cell>
          <table:table-cell table:style-name="ACE-1" office:value-type="string">
            <text:p>NY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New Jersey</text:p>
          </table:table-cell>
          <table:table-cell table:style-name="ACE-1" office:value-type="float" office:value="8944469">
            <text:p>8944469</text:p>
          </table:table-cell>
          <table:table-cell table:style-name="ACE-1" office:value-type="string">
            <text:p>NY</text:p>
          </table:table-cell>
          <table:table-cell table:style-name="ACE-1" office:value-type="string">
            <text:p>DE</text:p>
          </table:table-cell>
          <table:table-cell table:style-name="ACE-1" office:value-type="string">
            <text:p>PA</text:p>
          </table:table-cell>
          <table:table-cell table:style-name="ACE-1" office:value-type="string">
            <text:p>NY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New Mexico</text:p>
          </table:table-cell>
          <table:table-cell table:style-name="ACE-1" office:value-type="float" office:value="2081015">
            <text:p>2081015</text:p>
          </table:table-cell>
          <table:table-cell table:style-name="ACE-1" office:value-type="string">
            <text:p>CO</text:p>
          </table:table-cell>
          <table:table-cell table:style-name="ACE-1" office:value-type="string">
            <text:p>TX</text:p>
          </table:table-cell>
          <table:table-cell table:style-name="ACE-1" office:value-type="string">
            <text:p>TX</text:p>
          </table:table-cell>
          <table:table-cell table:style-name="ACE-1" office:value-type="string">
            <text:p>AZ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New York</text:p>
          </table:table-cell>
          <table:table-cell table:style-name="ACE-1" office:value-type="float" office:value="19745289">
            <text:p>19745289</text:p>
          </table:table-cell>
          <table:table-cell table:style-name="ACE-1" office:value-type="string">
            <text:p>NH</text:p>
          </table:table-cell>
          <table:table-cell table:style-name="ACE-1" office:value-type="string">
            <text:p>NJ</text:p>
          </table:table-cell>
          <table:table-cell table:style-name="ACE-1" office:value-type="string">
            <text:p>CT</text:p>
          </table:table-cell>
          <table:table-cell table:style-name="ACE-1" office:value-type="string">
            <text:p>PA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North Carolina</text:p>
          </table:table-cell>
          <table:table-cell table:style-name="ACE-1" office:value-type="float" office:value="10146788">
            <text:p>10146788</text:p>
          </table:table-cell>
          <table:table-cell table:style-name="ACE-1" office:value-type="string">
            <text:p>VA</text:p>
          </table:table-cell>
          <table:table-cell table:style-name="ACE-1" office:value-type="string">
            <text:p>SC</text:p>
          </table:table-cell>
          <table:table-cell table:style-name="ACE-1"/>
          <table:table-cell table:style-name="ACE-1" office:value-type="string">
            <text:p>TN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North Dakota</text:p>
          </table:table-cell>
          <table:table-cell table:style-name="ACE-1" office:value-type="float" office:value="757952">
            <text:p>757952</text:p>
          </table:table-cell>
          <table:table-cell table:style-name="ACE-1"/>
          <table:table-cell table:style-name="ACE-1" office:value-type="string">
            <text:p>SD</text:p>
          </table:table-cell>
          <table:table-cell table:style-name="ACE-1" office:value-type="string">
            <text:p>MN</text:p>
          </table:table-cell>
          <table:table-cell table:style-name="ACE-1" office:value-type="string">
            <text:p>MT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Ohio</text:p>
          </table:table-cell>
          <table:table-cell table:style-name="ACE-1" office:value-type="float" office:value="11614373">
            <text:p>11614373</text:p>
          </table:table-cell>
          <table:table-cell table:style-name="ACE-1" office:value-type="string">
            <text:p>MI</text:p>
          </table:table-cell>
          <table:table-cell table:style-name="ACE-1" office:value-type="string">
            <text:p>KY</text:p>
          </table:table-cell>
          <table:table-cell table:style-name="ACE-1" office:value-type="string">
            <text:p>PA</text:p>
          </table:table-cell>
          <table:table-cell table:style-name="ACE-1" office:value-type="string">
            <text:p>IN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Oklahoma</text:p>
          </table:table-cell>
          <table:table-cell table:style-name="ACE-1" office:value-type="float" office:value="3923561">
            <text:p>3923561</text:p>
          </table:table-cell>
          <table:table-cell table:style-name="ACE-1" office:value-type="string">
            <text:p>KS</text:p>
          </table:table-cell>
          <table:table-cell table:style-name="ACE-1" office:value-type="string">
            <text:p>TX</text:p>
          </table:table-cell>
          <table:table-cell table:style-name="ACE-1" office:value-type="string">
            <text:p>AR</text:p>
          </table:table-cell>
          <table:table-cell table:style-name="ACE-1" office:value-type="string">
            <text:p>TX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Oregon</text:p>
          </table:table-cell>
          <table:table-cell table:style-name="ACE-1" office:value-type="float" office:value="4093465">
            <text:p>4093465</text:p>
          </table:table-cell>
          <table:table-cell table:style-name="ACE-1" office:value-type="string">
            <text:p>WA</text:p>
          </table:table-cell>
          <table:table-cell table:style-name="ACE-1" office:value-type="string">
            <text:p>NV</text:p>
          </table:table-cell>
          <table:table-cell table:style-name="ACE-1" office:value-type="string">
            <text:p>ID</text:p>
          </table:table-cell>
          <table:table-cell table:style-name="ACE-1" office:value-type="string">
            <text:p>CA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Pennsylvania</text:p>
          </table:table-cell>
          <table:table-cell table:style-name="ACE-1" office:value-type="float" office:value="12802503">
            <text:p>12802503</text:p>
          </table:table-cell>
          <table:table-cell table:style-name="ACE-1" office:value-type="string">
            <text:p>NY</text:p>
          </table:table-cell>
          <table:table-cell table:style-name="ACE-1" office:value-type="string">
            <text:p>MD</text:p>
          </table:table-cell>
          <table:table-cell table:style-name="ACE-1" office:value-type="string">
            <text:p>NJ</text:p>
          </table:table-cell>
          <table:table-cell table:style-name="ACE-1" office:value-type="string">
            <text:p>OH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Puerto Rico</text:p>
          </table:table-cell>
          <table:table-cell table:style-name="ACE-1" office:value-type="float" office:value="3411307">
            <text:p>3411307</text:p>
          </table:table-cell>
          <table:table-cell table:style-name="ACE-1" office:value-type="string">
            <text:p>FL</text:p>
          </table:table-cell>
          <table:table-cell table:number-columns-repeated="125" table:style-name="ACE-1"/>
        </table:table-row>
        <table:table-row table:style-name="AROW-1">
          <table:table-cell table:style-name="ACE-1" office:value-type="string">
            <text:p>Rhode Island</text:p>
          </table:table-cell>
          <table:table-cell table:style-name="ACE-1" office:value-type="float" office:value="1056426">
            <text:p>1056426</text:p>
          </table:table-cell>
          <table:table-cell table:style-name="ACE-1" office:value-type="string">
            <text:p>MA</text:p>
          </table:table-cell>
          <table:table-cell table:style-name="ACE-1"/>
          <table:table-cell table:style-name="ACE-1" office:value-type="string">
            <text:p>MA</text:p>
          </table:table-cell>
          <table:table-cell table:style-name="ACE-1" office:value-type="string">
            <text:p>CT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South Carolina</text:p>
          </table:table-cell>
          <table:table-cell table:style-name="ACE-1" office:value-type="float" office:value="4961119">
            <text:p>4961119</text:p>
          </table:table-cell>
          <table:table-cell table:style-name="ACE-1" office:value-type="string">
            <text:p>NC</text:p>
          </table:table-cell>
          <table:table-cell table:style-name="ACE-1" office:value-type="string">
            <text:p>GA</text:p>
          </table:table-cell>
          <table:table-cell table:style-name="ACE-1"/>
          <table:table-cell table:style-name="ACE-1" office:value-type="string">
            <text:p>GA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South Dakota</text:p>
          </table:table-cell>
          <table:table-cell table:style-name="ACE-1" office:value-type="float" office:value="865454">
            <text:p>865454</text:p>
          </table:table-cell>
          <table:table-cell table:style-name="ACE-1" office:value-type="string">
            <text:p>ND</text:p>
          </table:table-cell>
          <table:table-cell table:style-name="ACE-1" office:value-type="string">
            <text:p>NE</text:p>
          </table:table-cell>
          <table:table-cell table:style-name="ACE-1" office:value-type="string">
            <text:p>MN</text:p>
          </table:table-cell>
          <table:table-cell table:style-name="ACE-1" office:value-type="string">
            <text:p>WY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Tennessee</text:p>
          </table:table-cell>
          <table:table-cell table:style-name="ACE-1" office:value-type="float" office:value="6651194">
            <text:p>6651194</text:p>
          </table:table-cell>
          <table:table-cell table:style-name="ACE-1" office:value-type="string">
            <text:p>KY</text:p>
          </table:table-cell>
          <table:table-cell table:style-name="ACE-1" office:value-type="string">
            <text:p>AL</text:p>
          </table:table-cell>
          <table:table-cell table:style-name="ACE-1" office:value-type="string">
            <text:p>MS</text:p>
          </table:table-cell>
          <table:table-cell table:style-name="ACE-1" office:value-type="string">
            <text:p>AR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Texas</text:p>
          </table:table-cell>
          <table:table-cell table:style-name="ACE-1" office:value-type="float" office:value="27862596">
            <text:p>27862596</text:p>
          </table:table-cell>
          <table:table-cell table:style-name="ACE-1" office:value-type="string">
            <text:p>OK</text:p>
          </table:table-cell>
          <table:table-cell table:style-name="ACE-1"/>
          <table:table-cell table:style-name="ACE-1" office:value-type="string">
            <text:p>LA</text:p>
          </table:table-cell>
          <table:table-cell table:style-name="ACE-1" office:value-type="string">
            <text:p>NM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Utah</text:p>
          </table:table-cell>
          <table:table-cell table:style-name="ACE-1" office:value-type="float" office:value="3051217">
            <text:p>3051217</text:p>
          </table:table-cell>
          <table:table-cell table:style-name="ACE-1" office:value-type="string">
            <text:p>ID</text:p>
          </table:table-cell>
          <table:table-cell table:style-name="ACE-1" office:value-type="string">
            <text:p>AZ</text:p>
          </table:table-cell>
          <table:table-cell table:style-name="ACE-1" office:value-type="string">
            <text:p>CO</text:p>
          </table:table-cell>
          <table:table-cell table:style-name="ACE-1" office:value-type="string">
            <text:p>NV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Vermont</text:p>
          </table:table-cell>
          <table:table-cell table:style-name="ACE-1" office:value-type="float" office:value="624594">
            <text:p>624594</text:p>
          </table:table-cell>
          <table:table-cell table:style-name="ACE-1"/>
          <table:table-cell table:style-name="ACE-1" office:value-type="string">
            <text:p>MD</text:p>
          </table:table-cell>
          <table:table-cell table:style-name="ACE-1" office:value-type="string">
            <text:p>NH</text:p>
          </table:table-cell>
          <table:table-cell table:style-name="ACE-1" office:value-type="string">
            <text:p>NY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Virginia</text:p>
          </table:table-cell>
          <table:table-cell table:style-name="ACE-1" office:value-type="float" office:value="8411808">
            <text:p>8411808</text:p>
          </table:table-cell>
          <table:table-cell table:style-name="ACE-1" office:value-type="string">
            <text:p>DC</text:p>
          </table:table-cell>
          <table:table-cell table:style-name="ACE-1" office:value-type="string">
            <text:p>NC</text:p>
          </table:table-cell>
          <table:table-cell table:style-name="ACE-1" office:value-type="string">
            <text:p>MD</text:p>
          </table:table-cell>
          <table:table-cell table:style-name="ACE-1" office:value-type="string">
            <text:p>WV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Washington</text:p>
          </table:table-cell>
          <table:table-cell table:style-name="ACE-1" office:value-type="float" office:value="7288000">
            <text:p>7288000</text:p>
          </table:table-cell>
          <table:table-cell table:style-name="ACE-1" office:value-type="string">
            <text:p>AK</text:p>
          </table:table-cell>
          <table:table-cell table:style-name="ACE-1" office:value-type="string">
            <text:p>OR</text:p>
          </table:table-cell>
          <table:table-cell table:style-name="ACE-1" office:value-type="string">
            <text:p>ID</text:p>
          </table:table-cell>
          <table:table-cell table:number-columns-repeated="123" table:style-name="ACE-1"/>
        </table:table-row>
        <table:table-row table:style-name="AROW-1">
          <table:table-cell table:style-name="ACE-1" office:value-type="string">
            <text:p>West Virginia</text:p>
          </table:table-cell>
          <table:table-cell table:style-name="ACE-1" office:value-type="float" office:value="1831102">
            <text:p>1831102</text:p>
          </table:table-cell>
          <table:table-cell table:style-name="ACE-1" office:value-type="string">
            <text:p>OH</text:p>
          </table:table-cell>
          <table:table-cell table:style-name="ACE-1" office:value-type="string">
            <text:p>VA</text:p>
          </table:table-cell>
          <table:table-cell table:style-name="ACE-1" office:value-type="string">
            <text:p>PA</text:p>
          </table:table-cell>
          <table:table-cell table:style-name="ACE-1" office:value-type="string">
            <text:p>KY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Wisconsin</text:p>
          </table:table-cell>
          <table:table-cell table:style-name="ACE-1" office:value-type="float" office:value="5778708">
            <text:p>5778708</text:p>
          </table:table-cell>
          <table:table-cell table:style-name="ACE-1" office:value-type="string">
            <text:p>MI</text:p>
          </table:table-cell>
          <table:table-cell table:style-name="ACE-1" office:value-type="string">
            <text:p>IL</text:p>
          </table:table-cell>
          <table:table-cell table:style-name="ACE-1"/>
          <table:table-cell table:style-name="ACE-1" office:value-type="string">
            <text:p>MN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Wyoming</text:p>
          </table:table-cell>
          <table:table-cell table:style-name="ACE-1" office:value-type="float" office:value="585501">
            <text:p>585501</text:p>
          </table:table-cell>
          <table:table-cell table:style-name="ACE-1" office:value-type="string">
            <text:p>MT</text:p>
          </table:table-cell>
          <table:table-cell table:style-name="ACE-1" office:value-type="string">
            <text:p>CO</text:p>
          </table:table-cell>
          <table:table-cell table:style-name="ACE-1" office:value-type="string">
            <text:p>UT</text:p>
          </table:table-cell>
          <table:table-cell table:style-name="ACE-1" office:value-type="string">
            <text:p>SD</text:p>
          </table:table-cell>
          <table:table-cell table:number-columns-repeated="122" table:style-name="ACE-1"/>
        </table:table-row>
        <table:table-row table:style-name="AROW-0" table:number-rows-repeated="75">
          <table:table-cell table:number-columns-repeated="128"/>
        </table:table-row>
        <table:named-expressions>
          <table:named-expression table:name="Print_Area" table:expression="of:=#REF!" table:base-cell-address="$'links'.$A$1"/>
          <table:named-expression table:name="Sheet_Title" table:expression="of:=&quot;links&quot;" table:base-cell-address="$'links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centers of population" table:style-name="ta-2" table:print="true">
        <office:forms form:automatic-focus="false" form:apply-design-mode="false">
          <form:form/>
        </office:forms>
        <table:table-column table:default-cell-style-name="ACE-2" table:style-name="ACOL-4"/>
        <table:table-column table:default-cell-style-name="ACE-2" table:style-name="ACOL-0"/>
        <table:table-column table:default-cell-style-name="ACE-2" table:style-name="ACOL-1" table:number-columns-repeated="6"/>
        <table:table-column table:default-cell-style-name="ACE-2" table:style-name="ACOL-5"/>
        <table:table-column table:default-cell-style-name="ACE-2" table:style-name="ACOL-6"/>
        <table:table-column table:default-cell-style-name="ACE-2" table:style-name="ACOL-7" table:number-columns-repeated="2"/>
        <table:table-column table:default-cell-style-name="ACE-2" table:style-name="ACOL-8"/>
        <table:table-column table:default-cell-style-name="ACE-2" table:style-name="ACOL-9"/>
        <table:table-column table:default-cell-style-name="ACE-2" table:style-name="ACOL-0" table:number-columns-repeated="114"/>
        <table:table-row table:style-name="AROW-1">
          <table:table-cell table:style-name="ACE-2" office:value-type="string">
            <text:p>STNAME</text:p>
          </table:table-cell>
          <table:table-cell table:style-name="ACE-2" office:value-type="string">
            <text:p>index</text:p>
          </table:table-cell>
          <table:table-cell table:style-name="ACE-2" office:value-type="string">
            <text:p>POPULATION</text:p>
          </table:table-cell>
          <table:table-cell table:style-name="ACE-2" office:value-type="string">
            <text:p>x</text:p>
          </table:table-cell>
          <table:table-cell table:style-name="ACE-2" office:value-type="string">
            <text:p>y</text:p>
          </table:table-cell>
          <table:table-cell table:style-name="ACE-2" office:value-type="string">
            <text:p>LATITUDE</text:p>
          </table:table-cell>
          <table:table-cell table:style-name="ACE-2" office:value-type="string">
            <text:p>LONGITUDE</text:p>
          </table:table-cell>
          <table:table-cell table:number-columns-repeated="3" table:style-name="ACE-2"/>
          <table:table-cell table:style-name="ACE-2" office:value-type="string">
            <text:p>,/*name*/"%s"</text:p>
          </table:table-cell>
          <table:table-cell table:number-columns-repeated="117" table:style-name="ACE-2"/>
        </table:table-row>
        <table:table-row table:style-name="AROW-1">
          <table:table-cell table:style-name="ACE-2" office:value-type="string">
            <text:p>Alabama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4779736">
            <text:p>4779736</text:p>
          </table:table-cell>
          <table:table-cell table:style-name="ACE-2" table:formula="of:=ROUND([.G2])" office:value-type="float" office:value="-87">
            <text:p>−87</text:p>
          </table:table-cell>
          <table:table-cell table:style-name="ACE-2" table:formula="of:=ROUND([.F2])" office:value-type="float" office:value="33">
            <text:p>33</text:p>
          </table:table-cell>
          <table:table-cell table:style-name="ACE-2" office:value-type="float" office:value="33.008096999999999">
            <text:p>33.008097</text:p>
          </table:table-cell>
          <table:table-cell table:style-name="ACE-2" office:value-type="float" office:value="-86.756826000000004">
            <text:p>−86.756826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2]" office:value-type="string" office:string-value="/*index*/0">
            <text:p>/*index*/0</text:p>
          </table:table-cell>
          <table:table-cell table:style-name="ACE-2" table:formula="of:=SUBSTITUTE([.K$1];&quot;%s&quot;;[.A2])" office:value-type="string" office:string-value=",/*name*/&quot;Alabama&quot;">
            <text:p>,/*name*/"Alabama"</text:p>
          </table:table-cell>
          <table:table-cell table:style-name="ACE-2" table:formula="of:=&quot;,/*pos*/new IntVector2(&quot;&amp;[.D2]&amp;&quot;,&quot;&amp;[.E2]&amp;&quot;)&quot;" office:value-type="string" office:string-value=",/*pos*/new IntVector2(-87,33)">
            <text:p>,/*pos*/new IntVector2(-87,33)</text:p>
          </table:table-cell>
          <table:table-cell table:style-name="ACE-2" table:formula="of:=&quot;,/*pop*/&quot;&amp;[.C2]" office:value-type="string" office:string-value=",/*pop*/4779736">
            <text:p>,/*pop*/4779736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Alaska</text:p>
          </table:table-cell>
          <table:table-cell table:style-name="ACE-2" table:formula="of:=[.B2]+1" office:value-type="float" office:value="1">
            <text:p>1</text:p>
          </table:table-cell>
          <table:table-cell table:style-name="ACE-2" office:value-type="float" office:value="710231">
            <text:p>710231</text:p>
          </table:table-cell>
          <table:table-cell table:style-name="ACE-2" table:formula="of:=ROUND([.G3])" office:value-type="float" office:value="-149">
            <text:p>−149</text:p>
          </table:table-cell>
          <table:table-cell table:style-name="ACE-2" table:formula="of:=ROUND([.F3])" office:value-type="float" office:value="61">
            <text:p>61</text:p>
          </table:table-cell>
          <table:table-cell table:style-name="ACE-2" office:value-type="float" office:value="61.399881999999998">
            <text:p>61.399882</text:p>
          </table:table-cell>
          <table:table-cell table:style-name="ACE-2" office:value-type="float" office:value="-148.87397300000001">
            <text:p>−148.87397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3]" office:value-type="string" office:string-value="/*index*/1">
            <text:p>/*index*/1</text:p>
          </table:table-cell>
          <table:table-cell table:style-name="ACE-2" table:formula="of:=SUBSTITUTE([.K$1];&quot;%s&quot;;[.A3])" office:value-type="string" office:string-value=",/*name*/&quot;Alaska&quot;">
            <text:p>,/*name*/"Alaska"</text:p>
          </table:table-cell>
          <table:table-cell table:style-name="ACE-2" table:formula="of:=&quot;,/*pos*/new IntVector2(&quot;&amp;[.D3]&amp;&quot;,&quot;&amp;[.E3]&amp;&quot;)&quot;" office:value-type="string" office:string-value=",/*pos*/new IntVector2(-149,61)">
            <text:p>,/*pos*/new IntVector2(-149,61)</text:p>
          </table:table-cell>
          <table:table-cell table:style-name="ACE-2" table:formula="of:=&quot;,/*pop*/&quot;&amp;[.C3]" office:value-type="string" office:string-value=",/*pop*/710231">
            <text:p>,/*pop*/710231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Arizona</text:p>
          </table:table-cell>
          <table:table-cell table:style-name="ACE-2" table:formula="of:=[.B3]+1" office:value-type="float" office:value="2">
            <text:p>2</text:p>
          </table:table-cell>
          <table:table-cell table:style-name="ACE-2" office:value-type="float" office:value="6392017">
            <text:p>6392017</text:p>
          </table:table-cell>
          <table:table-cell table:style-name="ACE-2" table:formula="of:=ROUND([.G4])" office:value-type="float" office:value="-112">
            <text:p>−112</text:p>
          </table:table-cell>
          <table:table-cell table:style-name="ACE-2" table:formula="of:=ROUND([.F4])" office:value-type="float" office:value="33">
            <text:p>33</text:p>
          </table:table-cell>
          <table:table-cell table:style-name="ACE-2" office:value-type="float" office:value="33.368265999999998">
            <text:p>33.368266</text:p>
          </table:table-cell>
          <table:table-cell table:style-name="ACE-2" office:value-type="float" office:value="-111.86431">
            <text:p>−111.86431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4]" office:value-type="string" office:string-value="/*index*/2">
            <text:p>/*index*/2</text:p>
          </table:table-cell>
          <table:table-cell table:style-name="ACE-2" table:formula="of:=SUBSTITUTE([.K$1];&quot;%s&quot;;[.A4])" office:value-type="string" office:string-value=",/*name*/&quot;Arizona&quot;">
            <text:p>,/*name*/"Arizona"</text:p>
          </table:table-cell>
          <table:table-cell table:style-name="ACE-2" table:formula="of:=&quot;,/*pos*/new IntVector2(&quot;&amp;[.D4]&amp;&quot;,&quot;&amp;[.E4]&amp;&quot;)&quot;" office:value-type="string" office:string-value=",/*pos*/new IntVector2(-112,33)">
            <text:p>,/*pos*/new IntVector2(-112,33)</text:p>
          </table:table-cell>
          <table:table-cell table:style-name="ACE-2" table:formula="of:=&quot;,/*pop*/&quot;&amp;[.C4]" office:value-type="string" office:string-value=",/*pop*/6392017">
            <text:p>,/*pop*/6392017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Arkansas</text:p>
          </table:table-cell>
          <table:table-cell table:style-name="ACE-2" table:formula="of:=[.B4]+1" office:value-type="float" office:value="3">
            <text:p>3</text:p>
          </table:table-cell>
          <table:table-cell table:style-name="ACE-2" office:value-type="float" office:value="2915918">
            <text:p>2915918</text:p>
          </table:table-cell>
          <table:table-cell table:style-name="ACE-2" table:formula="of:=ROUND([.G5])" office:value-type="float" office:value="-93">
            <text:p>−93</text:p>
          </table:table-cell>
          <table:table-cell table:style-name="ACE-2" table:formula="of:=ROUND([.F5])" office:value-type="float" office:value="35">
            <text:p>35</text:p>
          </table:table-cell>
          <table:table-cell table:style-name="ACE-2" office:value-type="float" office:value="35.142580000000002">
            <text:p>35.14258</text:p>
          </table:table-cell>
          <table:table-cell table:style-name="ACE-2" office:value-type="float" office:value="-92.655242999999999">
            <text:p>−92.655243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5]" office:value-type="string" office:string-value="/*index*/3">
            <text:p>/*index*/3</text:p>
          </table:table-cell>
          <table:table-cell table:style-name="ACE-2" table:formula="of:=SUBSTITUTE([.K$1];&quot;%s&quot;;[.A5])" office:value-type="string" office:string-value=",/*name*/&quot;Arkansas&quot;">
            <text:p>,/*name*/"Arkansas"</text:p>
          </table:table-cell>
          <table:table-cell table:style-name="ACE-2" table:formula="of:=&quot;,/*pos*/new IntVector2(&quot;&amp;[.D5]&amp;&quot;,&quot;&amp;[.E5]&amp;&quot;)&quot;" office:value-type="string" office:string-value=",/*pos*/new IntVector2(-93,35)">
            <text:p>,/*pos*/new IntVector2(-93,35)</text:p>
          </table:table-cell>
          <table:table-cell table:style-name="ACE-2" table:formula="of:=&quot;,/*pop*/&quot;&amp;[.C5]" office:value-type="string" office:string-value=",/*pop*/2915918">
            <text:p>,/*pop*/2915918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California</text:p>
          </table:table-cell>
          <table:table-cell table:style-name="ACE-2" table:formula="of:=[.B5]+1" office:value-type="float" office:value="4">
            <text:p>4</text:p>
          </table:table-cell>
          <table:table-cell table:style-name="ACE-2" office:value-type="float" office:value="37253956">
            <text:p>37253956</text:p>
          </table:table-cell>
          <table:table-cell table:style-name="ACE-2" table:formula="of:=ROUND([.G6])" office:value-type="float" office:value="-119">
            <text:p>−119</text:p>
          </table:table-cell>
          <table:table-cell table:style-name="ACE-2" table:formula="of:=ROUND([.F6])" office:value-type="float" office:value="35">
            <text:p>35</text:p>
          </table:table-cell>
          <table:table-cell table:style-name="ACE-2" office:value-type="float" office:value="35.463594999999998">
            <text:p>35.463595</text:p>
          </table:table-cell>
          <table:table-cell table:style-name="ACE-2" office:value-type="float" office:value="-119.32535900000001">
            <text:p>−119.32536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6]" office:value-type="string" office:string-value="/*index*/4">
            <text:p>/*index*/4</text:p>
          </table:table-cell>
          <table:table-cell table:style-name="ACE-2" table:formula="of:=SUBSTITUTE([.K$1];&quot;%s&quot;;[.A6])" office:value-type="string" office:string-value=",/*name*/&quot;California&quot;">
            <text:p>,/*name*/"California"</text:p>
          </table:table-cell>
          <table:table-cell table:style-name="ACE-2" table:formula="of:=&quot;,/*pos*/new IntVector2(&quot;&amp;[.D6]&amp;&quot;,&quot;&amp;[.E6]&amp;&quot;)&quot;" office:value-type="string" office:string-value=",/*pos*/new IntVector2(-119,35)">
            <text:p>,/*pos*/new IntVector2(-119,35)</text:p>
          </table:table-cell>
          <table:table-cell table:style-name="ACE-2" table:formula="of:=&quot;,/*pop*/&quot;&amp;[.C6]" office:value-type="string" office:string-value=",/*pop*/37253956">
            <text:p>,/*pop*/37253956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Colorado</text:p>
          </table:table-cell>
          <table:table-cell table:style-name="ACE-2" table:formula="of:=[.B6]+1" office:value-type="float" office:value="5">
            <text:p>5</text:p>
          </table:table-cell>
          <table:table-cell table:style-name="ACE-2" office:value-type="float" office:value="5029196">
            <text:p>5029196</text:p>
          </table:table-cell>
          <table:table-cell table:style-name="ACE-2" table:formula="of:=ROUND([.G7])" office:value-type="float" office:value="-105">
            <text:p>−105</text:p>
          </table:table-cell>
          <table:table-cell table:style-name="ACE-2" table:formula="of:=ROUND([.F7])" office:value-type="float" office:value="40">
            <text:p>40</text:p>
          </table:table-cell>
          <table:table-cell table:style-name="ACE-2" office:value-type="float" office:value="39.513420000000004">
            <text:p>39.51342</text:p>
          </table:table-cell>
          <table:table-cell table:style-name="ACE-2" office:value-type="float" office:value="-105.208056">
            <text:p>−105.20806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7]" office:value-type="string" office:string-value="/*index*/5">
            <text:p>/*index*/5</text:p>
          </table:table-cell>
          <table:table-cell table:style-name="ACE-2" table:formula="of:=SUBSTITUTE([.K$1];&quot;%s&quot;;[.A7])" office:value-type="string" office:string-value=",/*name*/&quot;Colorado&quot;">
            <text:p>,/*name*/"Colorado"</text:p>
          </table:table-cell>
          <table:table-cell table:style-name="ACE-2" table:formula="of:=&quot;,/*pos*/new IntVector2(&quot;&amp;[.D7]&amp;&quot;,&quot;&amp;[.E7]&amp;&quot;)&quot;" office:value-type="string" office:string-value=",/*pos*/new IntVector2(-105,40)">
            <text:p>,/*pos*/new IntVector2(-105,40)</text:p>
          </table:table-cell>
          <table:table-cell table:style-name="ACE-2" table:formula="of:=&quot;,/*pop*/&quot;&amp;[.C7]" office:value-type="string" office:string-value=",/*pop*/5029196">
            <text:p>,/*pop*/5029196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Connecticut</text:p>
          </table:table-cell>
          <table:table-cell table:style-name="ACE-2" table:formula="of:=[.B7]+1" office:value-type="float" office:value="6">
            <text:p>6</text:p>
          </table:table-cell>
          <table:table-cell table:style-name="ACE-2" office:value-type="float" office:value="3574097">
            <text:p>3574097</text:p>
          </table:table-cell>
          <table:table-cell table:style-name="ACE-2" table:formula="of:=ROUND([.G8])" office:value-type="float" office:value="-73">
            <text:p>−73</text:p>
          </table:table-cell>
          <table:table-cell table:style-name="ACE-2" table:formula="of:=ROUND([.F8])" office:value-type="float" office:value="41">
            <text:p>41</text:p>
          </table:table-cell>
          <table:table-cell table:style-name="ACE-2" office:value-type="float" office:value="41.497000999999997">
            <text:p>41.497001</text:p>
          </table:table-cell>
          <table:table-cell table:style-name="ACE-2" office:value-type="float" office:value="-72.870341999999994">
            <text:p>−72.870342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8]" office:value-type="string" office:string-value="/*index*/6">
            <text:p>/*index*/6</text:p>
          </table:table-cell>
          <table:table-cell table:style-name="ACE-2" table:formula="of:=SUBSTITUTE([.K$1];&quot;%s&quot;;[.A8])" office:value-type="string" office:string-value=",/*name*/&quot;Connecticut&quot;">
            <text:p>,/*name*/"Connecticut"</text:p>
          </table:table-cell>
          <table:table-cell table:style-name="ACE-2" table:formula="of:=&quot;,/*pos*/new IntVector2(&quot;&amp;[.D8]&amp;&quot;,&quot;&amp;[.E8]&amp;&quot;)&quot;" office:value-type="string" office:string-value=",/*pos*/new IntVector2(-73,41)">
            <text:p>,/*pos*/new IntVector2(-73,41)</text:p>
          </table:table-cell>
          <table:table-cell table:style-name="ACE-2" table:formula="of:=&quot;,/*pop*/&quot;&amp;[.C8]" office:value-type="string" office:string-value=",/*pop*/3574097">
            <text:p>,/*pop*/3574097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Delaware</text:p>
          </table:table-cell>
          <table:table-cell table:style-name="ACE-2" table:formula="of:=[.B8]+1" office:value-type="float" office:value="7">
            <text:p>7</text:p>
          </table:table-cell>
          <table:table-cell table:style-name="ACE-2" office:value-type="float" office:value="897934">
            <text:p>897934</text:p>
          </table:table-cell>
          <table:table-cell table:style-name="ACE-2" table:formula="of:=ROUND([.G9])" office:value-type="float" office:value="-76">
            <text:p>−76</text:p>
          </table:table-cell>
          <table:table-cell table:style-name="ACE-2" table:formula="of:=ROUND([.F9])" office:value-type="float" office:value="39">
            <text:p>39</text:p>
          </table:table-cell>
          <table:table-cell table:style-name="ACE-2" office:value-type="float" office:value="39.358946000000003">
            <text:p>39.358946</text:p>
          </table:table-cell>
          <table:table-cell table:style-name="ACE-2" office:value-type="float" office:value="-75.556835000000007">
            <text:p>−75.556835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9]" office:value-type="string" office:string-value="/*index*/7">
            <text:p>/*index*/7</text:p>
          </table:table-cell>
          <table:table-cell table:style-name="ACE-2" table:formula="of:=SUBSTITUTE([.K$1];&quot;%s&quot;;[.A9])" office:value-type="string" office:string-value=",/*name*/&quot;Delaware&quot;">
            <text:p>,/*name*/"Delaware"</text:p>
          </table:table-cell>
          <table:table-cell table:style-name="ACE-2" table:formula="of:=&quot;,/*pos*/new IntVector2(&quot;&amp;[.D9]&amp;&quot;,&quot;&amp;[.E9]&amp;&quot;)&quot;" office:value-type="string" office:string-value=",/*pos*/new IntVector2(-76,39)">
            <text:p>,/*pos*/new IntVector2(-76,39)</text:p>
          </table:table-cell>
          <table:table-cell table:style-name="ACE-2" table:formula="of:=&quot;,/*pop*/&quot;&amp;[.C9]" office:value-type="string" office:string-value=",/*pop*/897934">
            <text:p>,/*pop*/897934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District of Columbia</text:p>
          </table:table-cell>
          <table:table-cell table:style-name="ACE-2" table:formula="of:=[.B9]+1" office:value-type="float" office:value="8">
            <text:p>8</text:p>
          </table:table-cell>
          <table:table-cell table:style-name="ACE-2" office:value-type="float" office:value="601723">
            <text:p>601723</text:p>
          </table:table-cell>
          <table:table-cell table:style-name="ACE-2" table:formula="of:=ROUND([.G10])" office:value-type="float" office:value="-77">
            <text:p>−77</text:p>
          </table:table-cell>
          <table:table-cell table:style-name="ACE-2" table:formula="of:=ROUND([.F10])" office:value-type="float" office:value="39">
            <text:p>39</text:p>
          </table:table-cell>
          <table:table-cell table:style-name="ACE-2" office:value-type="float" office:value="38.910269999999997">
            <text:p>38.91027</text:p>
          </table:table-cell>
          <table:table-cell table:style-name="ACE-2" office:value-type="float" office:value="-77.014467999999994">
            <text:p>−77.014468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10]" office:value-type="string" office:string-value="/*index*/8">
            <text:p>/*index*/8</text:p>
          </table:table-cell>
          <table:table-cell table:style-name="ACE-2" table:formula="of:=SUBSTITUTE([.K$1];&quot;%s&quot;;[.A10])" office:value-type="string" office:string-value=",/*name*/&quot;District of Columbia&quot;">
            <text:p>,/*name*/"District of Columbia"</text:p>
          </table:table-cell>
          <table:table-cell table:style-name="ACE-2" table:formula="of:=&quot;,/*pos*/new IntVector2(&quot;&amp;[.D10]&amp;&quot;,&quot;&amp;[.E10]&amp;&quot;)&quot;" office:value-type="string" office:string-value=",/*pos*/new IntVector2(-77,39)">
            <text:p>,/*pos*/new IntVector2(-77,39)</text:p>
          </table:table-cell>
          <table:table-cell table:style-name="ACE-2" table:formula="of:=&quot;,/*pop*/&quot;&amp;[.C10]" office:value-type="string" office:string-value=",/*pop*/601723">
            <text:p>,/*pop*/601723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Florida</text:p>
          </table:table-cell>
          <table:table-cell table:style-name="ACE-2" table:formula="of:=[.B10]+1" office:value-type="float" office:value="9">
            <text:p>9</text:p>
          </table:table-cell>
          <table:table-cell table:style-name="ACE-2" office:value-type="float" office:value="18801310">
            <text:p>18801310</text:p>
          </table:table-cell>
          <table:table-cell table:style-name="ACE-2" table:formula="of:=ROUND([.G11])" office:value-type="float" office:value="-82">
            <text:p>−82</text:p>
          </table:table-cell>
          <table:table-cell table:style-name="ACE-2" table:formula="of:=ROUND([.F11])" office:value-type="float" office:value="28">
            <text:p>28</text:p>
          </table:table-cell>
          <table:table-cell table:style-name="ACE-2" office:value-type="float" office:value="27.822725999999999">
            <text:p>27.822726</text:p>
          </table:table-cell>
          <table:table-cell table:style-name="ACE-2" office:value-type="float" office:value="-81.634653999999998">
            <text:p>−81.634654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11]" office:value-type="string" office:string-value="/*index*/9">
            <text:p>/*index*/9</text:p>
          </table:table-cell>
          <table:table-cell table:style-name="ACE-2" table:formula="of:=SUBSTITUTE([.K$1];&quot;%s&quot;;[.A11])" office:value-type="string" office:string-value=",/*name*/&quot;Florida&quot;">
            <text:p>,/*name*/"Florida"</text:p>
          </table:table-cell>
          <table:table-cell table:style-name="ACE-2" table:formula="of:=&quot;,/*pos*/new IntVector2(&quot;&amp;[.D11]&amp;&quot;,&quot;&amp;[.E11]&amp;&quot;)&quot;" office:value-type="string" office:string-value=",/*pos*/new IntVector2(-82,28)">
            <text:p>,/*pos*/new IntVector2(-82,28)</text:p>
          </table:table-cell>
          <table:table-cell table:style-name="ACE-2" table:formula="of:=&quot;,/*pop*/&quot;&amp;[.C11]" office:value-type="string" office:string-value=",/*pop*/18801310">
            <text:p>,/*pop*/18801310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Georgia</text:p>
          </table:table-cell>
          <table:table-cell table:style-name="ACE-2" table:formula="of:=[.B11]+1" office:value-type="float" office:value="10">
            <text:p>10</text:p>
          </table:table-cell>
          <table:table-cell table:style-name="ACE-2" office:value-type="float" office:value="9687653">
            <text:p>9687653</text:p>
          </table:table-cell>
          <table:table-cell table:style-name="ACE-2" table:formula="of:=ROUND([.G12])" office:value-type="float" office:value="-84">
            <text:p>−84</text:p>
          </table:table-cell>
          <table:table-cell table:style-name="ACE-2" table:formula="of:=ROUND([.F12])" office:value-type="float" office:value="33">
            <text:p>33</text:p>
          </table:table-cell>
          <table:table-cell table:style-name="ACE-2" office:value-type="float" office:value="33.376824999999997">
            <text:p>33.376825</text:p>
          </table:table-cell>
          <table:table-cell table:style-name="ACE-2" office:value-type="float" office:value="-83.882711999999998">
            <text:p>−83.882712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12]" office:value-type="string" office:string-value="/*index*/10">
            <text:p>/*index*/10</text:p>
          </table:table-cell>
          <table:table-cell table:style-name="ACE-2" table:formula="of:=SUBSTITUTE([.K$1];&quot;%s&quot;;[.A12])" office:value-type="string" office:string-value=",/*name*/&quot;Georgia&quot;">
            <text:p>,/*name*/"Georgia"</text:p>
          </table:table-cell>
          <table:table-cell table:style-name="ACE-2" table:formula="of:=&quot;,/*pos*/new IntVector2(&quot;&amp;[.D12]&amp;&quot;,&quot;&amp;[.E12]&amp;&quot;)&quot;" office:value-type="string" office:string-value=",/*pos*/new IntVector2(-84,33)">
            <text:p>,/*pos*/new IntVector2(-84,33)</text:p>
          </table:table-cell>
          <table:table-cell table:style-name="ACE-2" table:formula="of:=&quot;,/*pop*/&quot;&amp;[.C12]" office:value-type="string" office:string-value=",/*pop*/9687653">
            <text:p>,/*pop*/9687653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Hawaii</text:p>
          </table:table-cell>
          <table:table-cell table:style-name="ACE-2" table:formula="of:=[.B12]+1" office:value-type="float" office:value="11">
            <text:p>11</text:p>
          </table:table-cell>
          <table:table-cell table:style-name="ACE-2" office:value-type="float" office:value="1360301">
            <text:p>1360301</text:p>
          </table:table-cell>
          <table:table-cell table:style-name="ACE-2" table:formula="of:=ROUND([.G13])" office:value-type="float" office:value="-157">
            <text:p>−157</text:p>
          </table:table-cell>
          <table:table-cell table:style-name="ACE-2" table:formula="of:=ROUND([.F13])" office:value-type="float" office:value="21">
            <text:p>21</text:p>
          </table:table-cell>
          <table:table-cell table:style-name="ACE-2" office:value-type="float" office:value="21.115289000000001">
            <text:p>21.115289</text:p>
          </table:table-cell>
          <table:table-cell table:style-name="ACE-2" office:value-type="float" office:value="-157.48440400000001">
            <text:p>−157.4844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13]" office:value-type="string" office:string-value="/*index*/11">
            <text:p>/*index*/11</text:p>
          </table:table-cell>
          <table:table-cell table:style-name="ACE-2" table:formula="of:=SUBSTITUTE([.K$1];&quot;%s&quot;;[.A13])" office:value-type="string" office:string-value=",/*name*/&quot;Hawaii&quot;">
            <text:p>,/*name*/"Hawaii"</text:p>
          </table:table-cell>
          <table:table-cell table:style-name="ACE-2" table:formula="of:=&quot;,/*pos*/new IntVector2(&quot;&amp;[.D13]&amp;&quot;,&quot;&amp;[.E13]&amp;&quot;)&quot;" office:value-type="string" office:string-value=",/*pos*/new IntVector2(-157,21)">
            <text:p>,/*pos*/new IntVector2(-157,21)</text:p>
          </table:table-cell>
          <table:table-cell table:style-name="ACE-2" table:formula="of:=&quot;,/*pop*/&quot;&amp;[.C13]" office:value-type="string" office:string-value=",/*pop*/1360301">
            <text:p>,/*pop*/1360301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Idaho</text:p>
          </table:table-cell>
          <table:table-cell table:style-name="ACE-2" table:formula="of:=[.B13]+1" office:value-type="float" office:value="12">
            <text:p>12</text:p>
          </table:table-cell>
          <table:table-cell table:style-name="ACE-2" office:value-type="float" office:value="1567582">
            <text:p>1567582</text:p>
          </table:table-cell>
          <table:table-cell table:style-name="ACE-2" table:formula="of:=ROUND([.G14])" office:value-type="float" office:value="-115">
            <text:p>−115</text:p>
          </table:table-cell>
          <table:table-cell table:style-name="ACE-2" table:formula="of:=ROUND([.F14])" office:value-type="float" office:value="44">
            <text:p>44</text:p>
          </table:table-cell>
          <table:table-cell table:style-name="ACE-2" office:value-type="float" office:value="44.218532000000003">
            <text:p>44.218532</text:p>
          </table:table-cell>
          <table:table-cell table:style-name="ACE-2" office:value-type="float" office:value="-115.178681">
            <text:p>−115.17868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14]" office:value-type="string" office:string-value="/*index*/12">
            <text:p>/*index*/12</text:p>
          </table:table-cell>
          <table:table-cell table:style-name="ACE-2" table:formula="of:=SUBSTITUTE([.K$1];&quot;%s&quot;;[.A14])" office:value-type="string" office:string-value=",/*name*/&quot;Idaho&quot;">
            <text:p>,/*name*/"Idaho"</text:p>
          </table:table-cell>
          <table:table-cell table:style-name="ACE-2" table:formula="of:=&quot;,/*pos*/new IntVector2(&quot;&amp;[.D14]&amp;&quot;,&quot;&amp;[.E14]&amp;&quot;)&quot;" office:value-type="string" office:string-value=",/*pos*/new IntVector2(-115,44)">
            <text:p>,/*pos*/new IntVector2(-115,44)</text:p>
          </table:table-cell>
          <table:table-cell table:style-name="ACE-2" table:formula="of:=&quot;,/*pop*/&quot;&amp;[.C14]" office:value-type="string" office:string-value=",/*pop*/1567582">
            <text:p>,/*pop*/1567582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Illinois</text:p>
          </table:table-cell>
          <table:table-cell table:style-name="ACE-2" table:formula="of:=[.B14]+1" office:value-type="float" office:value="13">
            <text:p>13</text:p>
          </table:table-cell>
          <table:table-cell table:style-name="ACE-2" office:value-type="float" office:value="12830632">
            <text:p>12830632</text:p>
          </table:table-cell>
          <table:table-cell table:style-name="ACE-2" table:formula="of:=ROUND([.G15])" office:value-type="float" office:value="-88">
            <text:p>−88</text:p>
          </table:table-cell>
          <table:table-cell table:style-name="ACE-2" table:formula="of:=ROUND([.F15])" office:value-type="float" office:value="41">
            <text:p>41</text:p>
          </table:table-cell>
          <table:table-cell table:style-name="ACE-2" office:value-type="float" office:value="41.286759000000004">
            <text:p>41.286759</text:p>
          </table:table-cell>
          <table:table-cell table:style-name="ACE-2" office:value-type="float" office:value="-88.390333999999996">
            <text:p>−88.390334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15]" office:value-type="string" office:string-value="/*index*/13">
            <text:p>/*index*/13</text:p>
          </table:table-cell>
          <table:table-cell table:style-name="ACE-2" table:formula="of:=SUBSTITUTE([.K$1];&quot;%s&quot;;[.A15])" office:value-type="string" office:string-value=",/*name*/&quot;Illinois&quot;">
            <text:p>,/*name*/"Illinois"</text:p>
          </table:table-cell>
          <table:table-cell table:style-name="ACE-2" table:formula="of:=&quot;,/*pos*/new IntVector2(&quot;&amp;[.D15]&amp;&quot;,&quot;&amp;[.E15]&amp;&quot;)&quot;" office:value-type="string" office:string-value=",/*pos*/new IntVector2(-88,41)">
            <text:p>,/*pos*/new IntVector2(-88,41)</text:p>
          </table:table-cell>
          <table:table-cell table:style-name="ACE-2" table:formula="of:=&quot;,/*pop*/&quot;&amp;[.C15]" office:value-type="string" office:string-value=",/*pop*/12830632">
            <text:p>,/*pop*/12830632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Indiana</text:p>
          </table:table-cell>
          <table:table-cell table:style-name="ACE-2" table:formula="of:=[.B15]+1" office:value-type="float" office:value="14">
            <text:p>14</text:p>
          </table:table-cell>
          <table:table-cell table:style-name="ACE-2" office:value-type="float" office:value="6483802">
            <text:p>6483802</text:p>
          </table:table-cell>
          <table:table-cell table:style-name="ACE-2" table:formula="of:=ROUND([.G16])" office:value-type="float" office:value="-86">
            <text:p>−86</text:p>
          </table:table-cell>
          <table:table-cell table:style-name="ACE-2" table:formula="of:=ROUND([.F16])" office:value-type="float" office:value="40">
            <text:p>40</text:p>
          </table:table-cell>
          <table:table-cell table:style-name="ACE-2" office:value-type="float" office:value="40.149245999999998">
            <text:p>40.149246</text:p>
          </table:table-cell>
          <table:table-cell table:style-name="ACE-2" office:value-type="float" office:value="-86.259513999999996">
            <text:p>−86.259514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16]" office:value-type="string" office:string-value="/*index*/14">
            <text:p>/*index*/14</text:p>
          </table:table-cell>
          <table:table-cell table:style-name="ACE-2" table:formula="of:=SUBSTITUTE([.K$1];&quot;%s&quot;;[.A16])" office:value-type="string" office:string-value=",/*name*/&quot;Indiana&quot;">
            <text:p>,/*name*/"Indiana"</text:p>
          </table:table-cell>
          <table:table-cell table:style-name="ACE-2" table:formula="of:=&quot;,/*pos*/new IntVector2(&quot;&amp;[.D16]&amp;&quot;,&quot;&amp;[.E16]&amp;&quot;)&quot;" office:value-type="string" office:string-value=",/*pos*/new IntVector2(-86,40)">
            <text:p>,/*pos*/new IntVector2(-86,40)</text:p>
          </table:table-cell>
          <table:table-cell table:style-name="ACE-2" table:formula="of:=&quot;,/*pop*/&quot;&amp;[.C16]" office:value-type="string" office:string-value=",/*pop*/6483802">
            <text:p>,/*pop*/6483802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Iowa</text:p>
          </table:table-cell>
          <table:table-cell table:style-name="ACE-2" table:formula="of:=[.B16]+1" office:value-type="float" office:value="15">
            <text:p>15</text:p>
          </table:table-cell>
          <table:table-cell table:style-name="ACE-2" office:value-type="float" office:value="3046355">
            <text:p>3046355</text:p>
          </table:table-cell>
          <table:table-cell table:style-name="ACE-2" table:formula="of:=ROUND([.G17])" office:value-type="float" office:value="-93">
            <text:p>−93</text:p>
          </table:table-cell>
          <table:table-cell table:style-name="ACE-2" table:formula="of:=ROUND([.F17])" office:value-type="float" office:value="42">
            <text:p>42</text:p>
          </table:table-cell>
          <table:table-cell table:style-name="ACE-2" office:value-type="float" office:value="41.946066000000002">
            <text:p>41.946066</text:p>
          </table:table-cell>
          <table:table-cell table:style-name="ACE-2" office:value-type="float" office:value="-93.036629000000005">
            <text:p>−93.036629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17]" office:value-type="string" office:string-value="/*index*/15">
            <text:p>/*index*/15</text:p>
          </table:table-cell>
          <table:table-cell table:style-name="ACE-2" table:formula="of:=SUBSTITUTE([.K$1];&quot;%s&quot;;[.A17])" office:value-type="string" office:string-value=",/*name*/&quot;Iowa&quot;">
            <text:p>,/*name*/"Iowa"</text:p>
          </table:table-cell>
          <table:table-cell table:style-name="ACE-2" table:formula="of:=&quot;,/*pos*/new IntVector2(&quot;&amp;[.D17]&amp;&quot;,&quot;&amp;[.E17]&amp;&quot;)&quot;" office:value-type="string" office:string-value=",/*pos*/new IntVector2(-93,42)">
            <text:p>,/*pos*/new IntVector2(-93,42)</text:p>
          </table:table-cell>
          <table:table-cell table:style-name="ACE-2" table:formula="of:=&quot;,/*pop*/&quot;&amp;[.C17]" office:value-type="string" office:string-value=",/*pop*/3046355">
            <text:p>,/*pop*/3046355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Kansas</text:p>
          </table:table-cell>
          <table:table-cell table:style-name="ACE-2" table:formula="of:=[.B17]+1" office:value-type="float" office:value="16">
            <text:p>16</text:p>
          </table:table-cell>
          <table:table-cell table:style-name="ACE-2" office:value-type="float" office:value="2853118">
            <text:p>2853118</text:p>
          </table:table-cell>
          <table:table-cell table:style-name="ACE-2" table:formula="of:=ROUND([.G18])" office:value-type="float" office:value="-96">
            <text:p>−96</text:p>
          </table:table-cell>
          <table:table-cell table:style-name="ACE-2" table:formula="of:=ROUND([.F18])" office:value-type="float" office:value="38">
            <text:p>38</text:p>
          </table:table-cell>
          <table:table-cell table:style-name="ACE-2" office:value-type="float" office:value="38.464948999999997">
            <text:p>38.464949</text:p>
          </table:table-cell>
          <table:table-cell table:style-name="ACE-2" office:value-type="float" office:value="-96.462812">
            <text:p>−96.462812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18]" office:value-type="string" office:string-value="/*index*/16">
            <text:p>/*index*/16</text:p>
          </table:table-cell>
          <table:table-cell table:style-name="ACE-2" table:formula="of:=SUBSTITUTE([.K$1];&quot;%s&quot;;[.A18])" office:value-type="string" office:string-value=",/*name*/&quot;Kansas&quot;">
            <text:p>,/*name*/"Kansas"</text:p>
          </table:table-cell>
          <table:table-cell table:style-name="ACE-2" table:formula="of:=&quot;,/*pos*/new IntVector2(&quot;&amp;[.D18]&amp;&quot;,&quot;&amp;[.E18]&amp;&quot;)&quot;" office:value-type="string" office:string-value=",/*pos*/new IntVector2(-96,38)">
            <text:p>,/*pos*/new IntVector2(-96,38)</text:p>
          </table:table-cell>
          <table:table-cell table:style-name="ACE-2" table:formula="of:=&quot;,/*pop*/&quot;&amp;[.C18]" office:value-type="string" office:string-value=",/*pop*/2853118">
            <text:p>,/*pop*/2853118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Kentucky</text:p>
          </table:table-cell>
          <table:table-cell table:style-name="ACE-2" table:formula="of:=[.B18]+1" office:value-type="float" office:value="17">
            <text:p>17</text:p>
          </table:table-cell>
          <table:table-cell table:style-name="ACE-2" office:value-type="float" office:value="4339367">
            <text:p>4339367</text:p>
          </table:table-cell>
          <table:table-cell table:style-name="ACE-2" table:formula="of:=ROUND([.G19])" office:value-type="float" office:value="-85">
            <text:p>−85</text:p>
          </table:table-cell>
          <table:table-cell table:style-name="ACE-2" table:formula="of:=ROUND([.F19])" office:value-type="float" office:value="38">
            <text:p>38</text:p>
          </table:table-cell>
          <table:table-cell table:style-name="ACE-2" office:value-type="float" office:value="37.824499000000003">
            <text:p>37.824499</text:p>
          </table:table-cell>
          <table:table-cell table:style-name="ACE-2" office:value-type="float" office:value="-85.248467000000005">
            <text:p>−85.248467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19]" office:value-type="string" office:string-value="/*index*/17">
            <text:p>/*index*/17</text:p>
          </table:table-cell>
          <table:table-cell table:style-name="ACE-2" table:formula="of:=SUBSTITUTE([.K$1];&quot;%s&quot;;[.A19])" office:value-type="string" office:string-value=",/*name*/&quot;Kentucky&quot;">
            <text:p>,/*name*/"Kentucky"</text:p>
          </table:table-cell>
          <table:table-cell table:style-name="ACE-2" table:formula="of:=&quot;,/*pos*/new IntVector2(&quot;&amp;[.D19]&amp;&quot;,&quot;&amp;[.E19]&amp;&quot;)&quot;" office:value-type="string" office:string-value=",/*pos*/new IntVector2(-85,38)">
            <text:p>,/*pos*/new IntVector2(-85,38)</text:p>
          </table:table-cell>
          <table:table-cell table:style-name="ACE-2" table:formula="of:=&quot;,/*pop*/&quot;&amp;[.C19]" office:value-type="string" office:string-value=",/*pop*/4339367">
            <text:p>,/*pop*/4339367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Louisiana</text:p>
          </table:table-cell>
          <table:table-cell table:style-name="ACE-2" table:formula="of:=[.B19]+1" office:value-type="float" office:value="18">
            <text:p>18</text:p>
          </table:table-cell>
          <table:table-cell table:style-name="ACE-2" office:value-type="float" office:value="4533372">
            <text:p>4533372</text:p>
          </table:table-cell>
          <table:table-cell table:style-name="ACE-2" table:formula="of:=ROUND([.G20])" office:value-type="float" office:value="-92">
            <text:p>−92</text:p>
          </table:table-cell>
          <table:table-cell table:style-name="ACE-2" table:formula="of:=ROUND([.F20])" office:value-type="float" office:value="31">
            <text:p>31</text:p>
          </table:table-cell>
          <table:table-cell table:style-name="ACE-2" office:value-type="float" office:value="30.722814">
            <text:p>30.722814</text:p>
          </table:table-cell>
          <table:table-cell table:style-name="ACE-2" office:value-type="float" office:value="-91.508832999999996">
            <text:p>−91.508833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20]" office:value-type="string" office:string-value="/*index*/18">
            <text:p>/*index*/18</text:p>
          </table:table-cell>
          <table:table-cell table:style-name="ACE-2" table:formula="of:=SUBSTITUTE([.K$1];&quot;%s&quot;;[.A20])" office:value-type="string" office:string-value=",/*name*/&quot;Louisiana&quot;">
            <text:p>,/*name*/"Louisiana"</text:p>
          </table:table-cell>
          <table:table-cell table:style-name="ACE-2" table:formula="of:=&quot;,/*pos*/new IntVector2(&quot;&amp;[.D20]&amp;&quot;,&quot;&amp;[.E20]&amp;&quot;)&quot;" office:value-type="string" office:string-value=",/*pos*/new IntVector2(-92,31)">
            <text:p>,/*pos*/new IntVector2(-92,31)</text:p>
          </table:table-cell>
          <table:table-cell table:style-name="ACE-2" table:formula="of:=&quot;,/*pop*/&quot;&amp;[.C20]" office:value-type="string" office:string-value=",/*pop*/4533372">
            <text:p>,/*pop*/4533372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Maine</text:p>
          </table:table-cell>
          <table:table-cell table:style-name="ACE-2" table:formula="of:=[.B20]+1" office:value-type="float" office:value="19">
            <text:p>19</text:p>
          </table:table-cell>
          <table:table-cell table:style-name="ACE-2" office:value-type="float" office:value="1328361">
            <text:p>1328361</text:p>
          </table:table-cell>
          <table:table-cell table:style-name="ACE-2" table:formula="of:=ROUND([.G21])" office:value-type="float" office:value="-70">
            <text:p>−70</text:p>
          </table:table-cell>
          <table:table-cell table:style-name="ACE-2" table:formula="of:=ROUND([.F21])" office:value-type="float" office:value="44">
            <text:p>44</text:p>
          </table:table-cell>
          <table:table-cell table:style-name="ACE-2" office:value-type="float" office:value="44.299950000000003">
            <text:p>44.29995</text:p>
          </table:table-cell>
          <table:table-cell table:style-name="ACE-2" office:value-type="float" office:value="-69.736481999999995">
            <text:p>−69.736482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21]" office:value-type="string" office:string-value="/*index*/19">
            <text:p>/*index*/19</text:p>
          </table:table-cell>
          <table:table-cell table:style-name="ACE-2" table:formula="of:=SUBSTITUTE([.K$1];&quot;%s&quot;;[.A21])" office:value-type="string" office:string-value=",/*name*/&quot;Maine&quot;">
            <text:p>,/*name*/"Maine"</text:p>
          </table:table-cell>
          <table:table-cell table:style-name="ACE-2" table:formula="of:=&quot;,/*pos*/new IntVector2(&quot;&amp;[.D21]&amp;&quot;,&quot;&amp;[.E21]&amp;&quot;)&quot;" office:value-type="string" office:string-value=",/*pos*/new IntVector2(-70,44)">
            <text:p>,/*pos*/new IntVector2(-70,44)</text:p>
          </table:table-cell>
          <table:table-cell table:style-name="ACE-2" table:formula="of:=&quot;,/*pop*/&quot;&amp;[.C21]" office:value-type="string" office:string-value=",/*pop*/1328361">
            <text:p>,/*pop*/1328361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Maryland</text:p>
          </table:table-cell>
          <table:table-cell table:style-name="ACE-2" table:formula="of:=[.B21]+1" office:value-type="float" office:value="20">
            <text:p>20</text:p>
          </table:table-cell>
          <table:table-cell table:style-name="ACE-2" office:value-type="float" office:value="5773552">
            <text:p>5773552</text:p>
          </table:table-cell>
          <table:table-cell table:style-name="ACE-2" table:formula="of:=ROUND([.G22])" office:value-type="float" office:value="-77">
            <text:p>−77</text:p>
          </table:table-cell>
          <table:table-cell table:style-name="ACE-2" table:formula="of:=ROUND([.F22])" office:value-type="float" office:value="39">
            <text:p>39</text:p>
          </table:table-cell>
          <table:table-cell table:style-name="ACE-2" office:value-type="float" office:value="39.140768999999999">
            <text:p>39.140769</text:p>
          </table:table-cell>
          <table:table-cell table:style-name="ACE-2" office:value-type="float" office:value="-76.797763000000003">
            <text:p>−76.797763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22]" office:value-type="string" office:string-value="/*index*/20">
            <text:p>/*index*/20</text:p>
          </table:table-cell>
          <table:table-cell table:style-name="ACE-2" table:formula="of:=SUBSTITUTE([.K$1];&quot;%s&quot;;[.A22])" office:value-type="string" office:string-value=",/*name*/&quot;Maryland&quot;">
            <text:p>,/*name*/"Maryland"</text:p>
          </table:table-cell>
          <table:table-cell table:style-name="ACE-2" table:formula="of:=&quot;,/*pos*/new IntVector2(&quot;&amp;[.D22]&amp;&quot;,&quot;&amp;[.E22]&amp;&quot;)&quot;" office:value-type="string" office:string-value=",/*pos*/new IntVector2(-77,39)">
            <text:p>,/*pos*/new IntVector2(-77,39)</text:p>
          </table:table-cell>
          <table:table-cell table:style-name="ACE-2" table:formula="of:=&quot;,/*pop*/&quot;&amp;[.C22]" office:value-type="string" office:string-value=",/*pop*/5773552">
            <text:p>,/*pop*/5773552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Massachusetts</text:p>
          </table:table-cell>
          <table:table-cell table:style-name="ACE-2" table:formula="of:=[.B22]+1" office:value-type="float" office:value="21">
            <text:p>21</text:p>
          </table:table-cell>
          <table:table-cell table:style-name="ACE-2" office:value-type="float" office:value="6547629">
            <text:p>6547629</text:p>
          </table:table-cell>
          <table:table-cell table:style-name="ACE-2" table:formula="of:=ROUND([.G23])" office:value-type="float" office:value="-71">
            <text:p>−71</text:p>
          </table:table-cell>
          <table:table-cell table:style-name="ACE-2" table:formula="of:=ROUND([.F23])" office:value-type="float" office:value="42">
            <text:p>42</text:p>
          </table:table-cell>
          <table:table-cell table:style-name="ACE-2" office:value-type="float" office:value="42.272291000000003">
            <text:p>42.272291</text:p>
          </table:table-cell>
          <table:table-cell table:style-name="ACE-2" office:value-type="float" office:value="-71.363370000000003">
            <text:p>−71.36337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23]" office:value-type="string" office:string-value="/*index*/21">
            <text:p>/*index*/21</text:p>
          </table:table-cell>
          <table:table-cell table:style-name="ACE-2" table:formula="of:=SUBSTITUTE([.K$1];&quot;%s&quot;;[.A23])" office:value-type="string" office:string-value=",/*name*/&quot;Massachusetts&quot;">
            <text:p>,/*name*/"Massachusetts"</text:p>
          </table:table-cell>
          <table:table-cell table:style-name="ACE-2" table:formula="of:=&quot;,/*pos*/new IntVector2(&quot;&amp;[.D23]&amp;&quot;,&quot;&amp;[.E23]&amp;&quot;)&quot;" office:value-type="string" office:string-value=",/*pos*/new IntVector2(-71,42)">
            <text:p>,/*pos*/new IntVector2(-71,42)</text:p>
          </table:table-cell>
          <table:table-cell table:style-name="ACE-2" table:formula="of:=&quot;,/*pop*/&quot;&amp;[.C23]" office:value-type="string" office:string-value=",/*pop*/6547629">
            <text:p>,/*pop*/6547629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Michigan</text:p>
          </table:table-cell>
          <table:table-cell table:style-name="ACE-2" table:formula="of:=[.B23]+1" office:value-type="float" office:value="22">
            <text:p>22</text:p>
          </table:table-cell>
          <table:table-cell table:style-name="ACE-2" office:value-type="float" office:value="9883640">
            <text:p>9883640</text:p>
          </table:table-cell>
          <table:table-cell table:style-name="ACE-2" table:formula="of:=ROUND([.G24])" office:value-type="float" office:value="-84">
            <text:p>−84</text:p>
          </table:table-cell>
          <table:table-cell table:style-name="ACE-2" table:formula="of:=ROUND([.F24])" office:value-type="float" office:value="43">
            <text:p>43</text:p>
          </table:table-cell>
          <table:table-cell table:style-name="ACE-2" office:value-type="float" office:value="42.873187000000001">
            <text:p>42.873187</text:p>
          </table:table-cell>
          <table:table-cell table:style-name="ACE-2" office:value-type="float" office:value="-84.203434000000001">
            <text:p>−84.203434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24]" office:value-type="string" office:string-value="/*index*/22">
            <text:p>/*index*/22</text:p>
          </table:table-cell>
          <table:table-cell table:style-name="ACE-2" table:formula="of:=SUBSTITUTE([.K$1];&quot;%s&quot;;[.A24])" office:value-type="string" office:string-value=",/*name*/&quot;Michigan&quot;">
            <text:p>,/*name*/"Michigan"</text:p>
          </table:table-cell>
          <table:table-cell table:style-name="ACE-2" table:formula="of:=&quot;,/*pos*/new IntVector2(&quot;&amp;[.D24]&amp;&quot;,&quot;&amp;[.E24]&amp;&quot;)&quot;" office:value-type="string" office:string-value=",/*pos*/new IntVector2(-84,43)">
            <text:p>,/*pos*/new IntVector2(-84,43)</text:p>
          </table:table-cell>
          <table:table-cell table:style-name="ACE-2" table:formula="of:=&quot;,/*pop*/&quot;&amp;[.C24]" office:value-type="string" office:string-value=",/*pop*/9883640">
            <text:p>,/*pop*/9883640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Minnesota</text:p>
          </table:table-cell>
          <table:table-cell table:style-name="ACE-2" table:formula="of:=[.B24]+1" office:value-type="float" office:value="23">
            <text:p>23</text:p>
          </table:table-cell>
          <table:table-cell table:style-name="ACE-2" office:value-type="float" office:value="5303925">
            <text:p>5303925</text:p>
          </table:table-cell>
          <table:table-cell table:style-name="ACE-2" table:formula="of:=ROUND([.G25])" office:value-type="float" office:value="-94">
            <text:p>−94</text:p>
          </table:table-cell>
          <table:table-cell table:style-name="ACE-2" table:formula="of:=ROUND([.F25])" office:value-type="float" office:value="45">
            <text:p>45</text:p>
          </table:table-cell>
          <table:table-cell table:style-name="ACE-2" office:value-type="float" office:value="45.203555000000001">
            <text:p>45.203555</text:p>
          </table:table-cell>
          <table:table-cell table:style-name="ACE-2" office:value-type="float" office:value="-93.571903000000006">
            <text:p>−93.571903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25]" office:value-type="string" office:string-value="/*index*/23">
            <text:p>/*index*/23</text:p>
          </table:table-cell>
          <table:table-cell table:style-name="ACE-2" table:formula="of:=SUBSTITUTE([.K$1];&quot;%s&quot;;[.A25])" office:value-type="string" office:string-value=",/*name*/&quot;Minnesota&quot;">
            <text:p>,/*name*/"Minnesota"</text:p>
          </table:table-cell>
          <table:table-cell table:style-name="ACE-2" table:formula="of:=&quot;,/*pos*/new IntVector2(&quot;&amp;[.D25]&amp;&quot;,&quot;&amp;[.E25]&amp;&quot;)&quot;" office:value-type="string" office:string-value=",/*pos*/new IntVector2(-94,45)">
            <text:p>,/*pos*/new IntVector2(-94,45)</text:p>
          </table:table-cell>
          <table:table-cell table:style-name="ACE-2" table:formula="of:=&quot;,/*pop*/&quot;&amp;[.C25]" office:value-type="string" office:string-value=",/*pop*/5303925">
            <text:p>,/*pop*/5303925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Mississippi</text:p>
          </table:table-cell>
          <table:table-cell table:style-name="ACE-2" table:formula="of:=[.B25]+1" office:value-type="float" office:value="24">
            <text:p>24</text:p>
          </table:table-cell>
          <table:table-cell table:style-name="ACE-2" office:value-type="float" office:value="2967297">
            <text:p>2967297</text:p>
          </table:table-cell>
          <table:table-cell table:style-name="ACE-2" table:formula="of:=ROUND([.G26])" office:value-type="float" office:value="-90">
            <text:p>−90</text:p>
          </table:table-cell>
          <table:table-cell table:style-name="ACE-2" table:formula="of:=ROUND([.F26])" office:value-type="float" office:value="33">
            <text:p>33</text:p>
          </table:table-cell>
          <table:table-cell table:style-name="ACE-2" office:value-type="float" office:value="32.590954000000004">
            <text:p>32.590954</text:p>
          </table:table-cell>
          <table:table-cell table:style-name="ACE-2" office:value-type="float" office:value="-89.579514000000003">
            <text:p>−89.579514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26]" office:value-type="string" office:string-value="/*index*/24">
            <text:p>/*index*/24</text:p>
          </table:table-cell>
          <table:table-cell table:style-name="ACE-2" table:formula="of:=SUBSTITUTE([.K$1];&quot;%s&quot;;[.A26])" office:value-type="string" office:string-value=",/*name*/&quot;Mississippi&quot;">
            <text:p>,/*name*/"Mississippi"</text:p>
          </table:table-cell>
          <table:table-cell table:style-name="ACE-2" table:formula="of:=&quot;,/*pos*/new IntVector2(&quot;&amp;[.D26]&amp;&quot;,&quot;&amp;[.E26]&amp;&quot;)&quot;" office:value-type="string" office:string-value=",/*pos*/new IntVector2(-90,33)">
            <text:p>,/*pos*/new IntVector2(-90,33)</text:p>
          </table:table-cell>
          <table:table-cell table:style-name="ACE-2" table:formula="of:=&quot;,/*pop*/&quot;&amp;[.C26]" office:value-type="string" office:string-value=",/*pop*/2967297">
            <text:p>,/*pop*/2967297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Missouri</text:p>
          </table:table-cell>
          <table:table-cell table:style-name="ACE-2" table:formula="of:=[.B26]+1" office:value-type="float" office:value="25">
            <text:p>25</text:p>
          </table:table-cell>
          <table:table-cell table:style-name="ACE-2" office:value-type="float" office:value="5988927">
            <text:p>5988927</text:p>
          </table:table-cell>
          <table:table-cell table:style-name="ACE-2" table:formula="of:=ROUND([.G27])" office:value-type="float" office:value="-92">
            <text:p>−92</text:p>
          </table:table-cell>
          <table:table-cell table:style-name="ACE-2" table:formula="of:=ROUND([.F27])" office:value-type="float" office:value="38">
            <text:p>38</text:p>
          </table:table-cell>
          <table:table-cell table:style-name="ACE-2" office:value-type="float" office:value="38.423797999999998">
            <text:p>38.423798</text:p>
          </table:table-cell>
          <table:table-cell table:style-name="ACE-2" office:value-type="float" office:value="-92.198469000000003">
            <text:p>−92.198469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27]" office:value-type="string" office:string-value="/*index*/25">
            <text:p>/*index*/25</text:p>
          </table:table-cell>
          <table:table-cell table:style-name="ACE-2" table:formula="of:=SUBSTITUTE([.K$1];&quot;%s&quot;;[.A27])" office:value-type="string" office:string-value=",/*name*/&quot;Missouri&quot;">
            <text:p>,/*name*/"Missouri"</text:p>
          </table:table-cell>
          <table:table-cell table:style-name="ACE-2" table:formula="of:=&quot;,/*pos*/new IntVector2(&quot;&amp;[.D27]&amp;&quot;,&quot;&amp;[.E27]&amp;&quot;)&quot;" office:value-type="string" office:string-value=",/*pos*/new IntVector2(-92,38)">
            <text:p>,/*pos*/new IntVector2(-92,38)</text:p>
          </table:table-cell>
          <table:table-cell table:style-name="ACE-2" table:formula="of:=&quot;,/*pop*/&quot;&amp;[.C27]" office:value-type="string" office:string-value=",/*pop*/5988927">
            <text:p>,/*pop*/5988927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Montana</text:p>
          </table:table-cell>
          <table:table-cell table:style-name="ACE-2" table:formula="of:=[.B27]+1" office:value-type="float" office:value="26">
            <text:p>26</text:p>
          </table:table-cell>
          <table:table-cell table:style-name="ACE-2" office:value-type="float" office:value="989415">
            <text:p>989415</text:p>
          </table:table-cell>
          <table:table-cell table:style-name="ACE-2" table:formula="of:=ROUND([.G28])" office:value-type="float" office:value="-111">
            <text:p>−111</text:p>
          </table:table-cell>
          <table:table-cell table:style-name="ACE-2" table:formula="of:=ROUND([.F28])" office:value-type="float" office:value="47">
            <text:p>47</text:p>
          </table:table-cell>
          <table:table-cell table:style-name="ACE-2" office:value-type="float" office:value="46.787064000000001">
            <text:p>46.787064</text:p>
          </table:table-cell>
          <table:table-cell table:style-name="ACE-2" office:value-type="float" office:value="-111.29621299999999">
            <text:p>−111.29621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28]" office:value-type="string" office:string-value="/*index*/26">
            <text:p>/*index*/26</text:p>
          </table:table-cell>
          <table:table-cell table:style-name="ACE-2" table:formula="of:=SUBSTITUTE([.K$1];&quot;%s&quot;;[.A28])" office:value-type="string" office:string-value=",/*name*/&quot;Montana&quot;">
            <text:p>,/*name*/"Montana"</text:p>
          </table:table-cell>
          <table:table-cell table:style-name="ACE-2" table:formula="of:=&quot;,/*pos*/new IntVector2(&quot;&amp;[.D28]&amp;&quot;,&quot;&amp;[.E28]&amp;&quot;)&quot;" office:value-type="string" office:string-value=",/*pos*/new IntVector2(-111,47)">
            <text:p>,/*pos*/new IntVector2(-111,47)</text:p>
          </table:table-cell>
          <table:table-cell table:style-name="ACE-2" table:formula="of:=&quot;,/*pop*/&quot;&amp;[.C28]" office:value-type="string" office:string-value=",/*pop*/989415">
            <text:p>,/*pop*/989415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Nebraska</text:p>
          </table:table-cell>
          <table:table-cell table:style-name="ACE-2" table:formula="of:=[.B28]+1" office:value-type="float" office:value="27">
            <text:p>27</text:p>
          </table:table-cell>
          <table:table-cell table:style-name="ACE-2" office:value-type="float" office:value="1826341">
            <text:p>1826341</text:p>
          </table:table-cell>
          <table:table-cell table:style-name="ACE-2" table:formula="of:=ROUND([.G29])" office:value-type="float" office:value="-97">
            <text:p>−97</text:p>
          </table:table-cell>
          <table:table-cell table:style-name="ACE-2" table:formula="of:=ROUND([.F29])" office:value-type="float" office:value="41">
            <text:p>41</text:p>
          </table:table-cell>
          <table:table-cell table:style-name="ACE-2" office:value-type="float" office:value="41.174300000000002">
            <text:p>41.1743</text:p>
          </table:table-cell>
          <table:table-cell table:style-name="ACE-2" office:value-type="float" office:value="-97.315578000000002">
            <text:p>−97.315578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29]" office:value-type="string" office:string-value="/*index*/27">
            <text:p>/*index*/27</text:p>
          </table:table-cell>
          <table:table-cell table:style-name="ACE-2" table:formula="of:=SUBSTITUTE([.K$1];&quot;%s&quot;;[.A29])" office:value-type="string" office:string-value=",/*name*/&quot;Nebraska&quot;">
            <text:p>,/*name*/"Nebraska"</text:p>
          </table:table-cell>
          <table:table-cell table:style-name="ACE-2" table:formula="of:=&quot;,/*pos*/new IntVector2(&quot;&amp;[.D29]&amp;&quot;,&quot;&amp;[.E29]&amp;&quot;)&quot;" office:value-type="string" office:string-value=",/*pos*/new IntVector2(-97,41)">
            <text:p>,/*pos*/new IntVector2(-97,41)</text:p>
          </table:table-cell>
          <table:table-cell table:style-name="ACE-2" table:formula="of:=&quot;,/*pop*/&quot;&amp;[.C29]" office:value-type="string" office:string-value=",/*pop*/1826341">
            <text:p>,/*pop*/1826341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Nevada</text:p>
          </table:table-cell>
          <table:table-cell table:style-name="ACE-2" table:formula="of:=[.B29]+1" office:value-type="float" office:value="28">
            <text:p>28</text:p>
          </table:table-cell>
          <table:table-cell table:style-name="ACE-2" office:value-type="float" office:value="2700551">
            <text:p>2700551</text:p>
          </table:table-cell>
          <table:table-cell table:style-name="ACE-2" table:formula="of:=ROUND([.G30])" office:value-type="float" office:value="-116">
            <text:p>−116</text:p>
          </table:table-cell>
          <table:table-cell table:style-name="ACE-2" table:formula="of:=ROUND([.F30])" office:value-type="float" office:value="37">
            <text:p>37</text:p>
          </table:table-cell>
          <table:table-cell table:style-name="ACE-2" office:value-type="float" office:value="37.043481">
            <text:p>37.043481</text:p>
          </table:table-cell>
          <table:table-cell table:style-name="ACE-2" office:value-type="float" office:value="-116.19172">
            <text:p>−116.19172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30]" office:value-type="string" office:string-value="/*index*/28">
            <text:p>/*index*/28</text:p>
          </table:table-cell>
          <table:table-cell table:style-name="ACE-2" table:formula="of:=SUBSTITUTE([.K$1];&quot;%s&quot;;[.A30])" office:value-type="string" office:string-value=",/*name*/&quot;Nevada&quot;">
            <text:p>,/*name*/"Nevada"</text:p>
          </table:table-cell>
          <table:table-cell table:style-name="ACE-2" table:formula="of:=&quot;,/*pos*/new IntVector2(&quot;&amp;[.D30]&amp;&quot;,&quot;&amp;[.E30]&amp;&quot;)&quot;" office:value-type="string" office:string-value=",/*pos*/new IntVector2(-116,37)">
            <text:p>,/*pos*/new IntVector2(-116,37)</text:p>
          </table:table-cell>
          <table:table-cell table:style-name="ACE-2" table:formula="of:=&quot;,/*pop*/&quot;&amp;[.C30]" office:value-type="string" office:string-value=",/*pop*/2700551">
            <text:p>,/*pop*/2700551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New Hampshire</text:p>
          </table:table-cell>
          <table:table-cell table:style-name="ACE-2" table:formula="of:=[.B30]+1" office:value-type="float" office:value="29">
            <text:p>29</text:p>
          </table:table-cell>
          <table:table-cell table:style-name="ACE-2" office:value-type="float" office:value="1316470">
            <text:p>1316470</text:p>
          </table:table-cell>
          <table:table-cell table:style-name="ACE-2" table:formula="of:=ROUND([.G31])" office:value-type="float" office:value="-71">
            <text:p>−71</text:p>
          </table:table-cell>
          <table:table-cell table:style-name="ACE-2" table:formula="of:=ROUND([.F31])" office:value-type="float" office:value="43">
            <text:p>43</text:p>
          </table:table-cell>
          <table:table-cell table:style-name="ACE-2" office:value-type="float" office:value="43.154857999999997">
            <text:p>43.154858</text:p>
          </table:table-cell>
          <table:table-cell table:style-name="ACE-2" office:value-type="float" office:value="-71.461973999999998">
            <text:p>−71.461974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31]" office:value-type="string" office:string-value="/*index*/29">
            <text:p>/*index*/29</text:p>
          </table:table-cell>
          <table:table-cell table:style-name="ACE-2" table:formula="of:=SUBSTITUTE([.K$1];&quot;%s&quot;;[.A31])" office:value-type="string" office:string-value=",/*name*/&quot;New Hampshire&quot;">
            <text:p>,/*name*/"New Hampshire"</text:p>
          </table:table-cell>
          <table:table-cell table:style-name="ACE-2" table:formula="of:=&quot;,/*pos*/new IntVector2(&quot;&amp;[.D31]&amp;&quot;,&quot;&amp;[.E31]&amp;&quot;)&quot;" office:value-type="string" office:string-value=",/*pos*/new IntVector2(-71,43)">
            <text:p>,/*pos*/new IntVector2(-71,43)</text:p>
          </table:table-cell>
          <table:table-cell table:style-name="ACE-2" table:formula="of:=&quot;,/*pop*/&quot;&amp;[.C31]" office:value-type="string" office:string-value=",/*pop*/1316470">
            <text:p>,/*pop*/1316470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New Jersey</text:p>
          </table:table-cell>
          <table:table-cell table:style-name="ACE-2" table:formula="of:=[.B31]+1" office:value-type="float" office:value="30">
            <text:p>30</text:p>
          </table:table-cell>
          <table:table-cell table:style-name="ACE-2" office:value-type="float" office:value="8791894">
            <text:p>8791894</text:p>
          </table:table-cell>
          <table:table-cell table:style-name="ACE-2" table:formula="of:=ROUND([.G32])" office:value-type="float" office:value="-74">
            <text:p>−74</text:p>
          </table:table-cell>
          <table:table-cell table:style-name="ACE-2" table:formula="of:=ROUND([.F32])" office:value-type="float" office:value="40">
            <text:p>40</text:p>
          </table:table-cell>
          <table:table-cell table:style-name="ACE-2" office:value-type="float" office:value="40.431809999999999">
            <text:p>40.43181</text:p>
          </table:table-cell>
          <table:table-cell table:style-name="ACE-2" office:value-type="float" office:value="-74.432208000000003">
            <text:p>−74.432208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32]" office:value-type="string" office:string-value="/*index*/30">
            <text:p>/*index*/30</text:p>
          </table:table-cell>
          <table:table-cell table:style-name="ACE-2" table:formula="of:=SUBSTITUTE([.K$1];&quot;%s&quot;;[.A32])" office:value-type="string" office:string-value=",/*name*/&quot;New Jersey&quot;">
            <text:p>,/*name*/"New Jersey"</text:p>
          </table:table-cell>
          <table:table-cell table:style-name="ACE-2" table:formula="of:=&quot;,/*pos*/new IntVector2(&quot;&amp;[.D32]&amp;&quot;,&quot;&amp;[.E32]&amp;&quot;)&quot;" office:value-type="string" office:string-value=",/*pos*/new IntVector2(-74,40)">
            <text:p>,/*pos*/new IntVector2(-74,40)</text:p>
          </table:table-cell>
          <table:table-cell table:style-name="ACE-2" table:formula="of:=&quot;,/*pop*/&quot;&amp;[.C32]" office:value-type="string" office:string-value=",/*pop*/8791894">
            <text:p>,/*pop*/8791894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New Mexico</text:p>
          </table:table-cell>
          <table:table-cell table:style-name="ACE-2" table:formula="of:=[.B32]+1" office:value-type="float" office:value="31">
            <text:p>31</text:p>
          </table:table-cell>
          <table:table-cell table:style-name="ACE-2" office:value-type="float" office:value="2059179">
            <text:p>2059179</text:p>
          </table:table-cell>
          <table:table-cell table:style-name="ACE-2" table:formula="of:=ROUND([.G33])" office:value-type="float" office:value="-106">
            <text:p>−106</text:p>
          </table:table-cell>
          <table:table-cell table:style-name="ACE-2" table:formula="of:=ROUND([.F33])" office:value-type="float" office:value="35">
            <text:p>35</text:p>
          </table:table-cell>
          <table:table-cell table:style-name="ACE-2" office:value-type="float" office:value="34.632744000000002">
            <text:p>34.632744</text:p>
          </table:table-cell>
          <table:table-cell table:style-name="ACE-2" office:value-type="float" office:value="-106.354349">
            <text:p>−106.35435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33]" office:value-type="string" office:string-value="/*index*/31">
            <text:p>/*index*/31</text:p>
          </table:table-cell>
          <table:table-cell table:style-name="ACE-2" table:formula="of:=SUBSTITUTE([.K$1];&quot;%s&quot;;[.A33])" office:value-type="string" office:string-value=",/*name*/&quot;New Mexico&quot;">
            <text:p>,/*name*/"New Mexico"</text:p>
          </table:table-cell>
          <table:table-cell table:style-name="ACE-2" table:formula="of:=&quot;,/*pos*/new IntVector2(&quot;&amp;[.D33]&amp;&quot;,&quot;&amp;[.E33]&amp;&quot;)&quot;" office:value-type="string" office:string-value=",/*pos*/new IntVector2(-106,35)">
            <text:p>,/*pos*/new IntVector2(-106,35)</text:p>
          </table:table-cell>
          <table:table-cell table:style-name="ACE-2" table:formula="of:=&quot;,/*pop*/&quot;&amp;[.C33]" office:value-type="string" office:string-value=",/*pop*/2059179">
            <text:p>,/*pop*/2059179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New York</text:p>
          </table:table-cell>
          <table:table-cell table:style-name="ACE-2" table:formula="of:=[.B33]+1" office:value-type="float" office:value="32">
            <text:p>32</text:p>
          </table:table-cell>
          <table:table-cell table:style-name="ACE-2" office:value-type="float" office:value="19378102">
            <text:p>19378102</text:p>
          </table:table-cell>
          <table:table-cell table:style-name="ACE-2" table:formula="of:=ROUND([.G34])" office:value-type="float" office:value="-75">
            <text:p>−75</text:p>
          </table:table-cell>
          <table:table-cell table:style-name="ACE-2" table:formula="of:=ROUND([.F34])" office:value-type="float" office:value="42">
            <text:p>42</text:p>
          </table:table-cell>
          <table:table-cell table:style-name="ACE-2" office:value-type="float" office:value="41.501299000000003">
            <text:p>41.501299</text:p>
          </table:table-cell>
          <table:table-cell table:style-name="ACE-2" office:value-type="float" office:value="-74.620908999999997">
            <text:p>−74.620909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34]" office:value-type="string" office:string-value="/*index*/32">
            <text:p>/*index*/32</text:p>
          </table:table-cell>
          <table:table-cell table:style-name="ACE-2" table:formula="of:=SUBSTITUTE([.K$1];&quot;%s&quot;;[.A34])" office:value-type="string" office:string-value=",/*name*/&quot;New York&quot;">
            <text:p>,/*name*/"New York"</text:p>
          </table:table-cell>
          <table:table-cell table:style-name="ACE-2" table:formula="of:=&quot;,/*pos*/new IntVector2(&quot;&amp;[.D34]&amp;&quot;,&quot;&amp;[.E34]&amp;&quot;)&quot;" office:value-type="string" office:string-value=",/*pos*/new IntVector2(-75,42)">
            <text:p>,/*pos*/new IntVector2(-75,42)</text:p>
          </table:table-cell>
          <table:table-cell table:style-name="ACE-2" table:formula="of:=&quot;,/*pop*/&quot;&amp;[.C34]" office:value-type="string" office:string-value=",/*pop*/19378102">
            <text:p>,/*pop*/19378102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North Carolina</text:p>
          </table:table-cell>
          <table:table-cell table:style-name="ACE-2" table:formula="of:=[.B34]+1" office:value-type="float" office:value="33">
            <text:p>33</text:p>
          </table:table-cell>
          <table:table-cell table:style-name="ACE-2" office:value-type="float" office:value="9535483">
            <text:p>9535483</text:p>
          </table:table-cell>
          <table:table-cell table:style-name="ACE-2" table:formula="of:=ROUND([.G35])" office:value-type="float" office:value="-80">
            <text:p>−80</text:p>
          </table:table-cell>
          <table:table-cell table:style-name="ACE-2" table:formula="of:=ROUND([.F35])" office:value-type="float" office:value="36">
            <text:p>36</text:p>
          </table:table-cell>
          <table:table-cell table:style-name="ACE-2" office:value-type="float" office:value="35.543075000000002">
            <text:p>35.543075</text:p>
          </table:table-cell>
          <table:table-cell table:style-name="ACE-2" office:value-type="float" office:value="-79.658231999999998">
            <text:p>−79.658232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35]" office:value-type="string" office:string-value="/*index*/33">
            <text:p>/*index*/33</text:p>
          </table:table-cell>
          <table:table-cell table:style-name="ACE-2" table:formula="of:=SUBSTITUTE([.K$1];&quot;%s&quot;;[.A35])" office:value-type="string" office:string-value=",/*name*/&quot;North Carolina&quot;">
            <text:p>,/*name*/"North Carolina"</text:p>
          </table:table-cell>
          <table:table-cell table:style-name="ACE-2" table:formula="of:=&quot;,/*pos*/new IntVector2(&quot;&amp;[.D35]&amp;&quot;,&quot;&amp;[.E35]&amp;&quot;)&quot;" office:value-type="string" office:string-value=",/*pos*/new IntVector2(-80,36)">
            <text:p>,/*pos*/new IntVector2(-80,36)</text:p>
          </table:table-cell>
          <table:table-cell table:style-name="ACE-2" table:formula="of:=&quot;,/*pop*/&quot;&amp;[.C35]" office:value-type="string" office:string-value=",/*pop*/9535483">
            <text:p>,/*pop*/9535483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North Dakota</text:p>
          </table:table-cell>
          <table:table-cell table:style-name="ACE-2" table:formula="of:=[.B35]+1" office:value-type="float" office:value="34">
            <text:p>34</text:p>
          </table:table-cell>
          <table:table-cell table:style-name="ACE-2" office:value-type="float" office:value="672591">
            <text:p>672591</text:p>
          </table:table-cell>
          <table:table-cell table:style-name="ACE-2" table:formula="of:=ROUND([.G36])" office:value-type="float" office:value="-99">
            <text:p>−99</text:p>
          </table:table-cell>
          <table:table-cell table:style-name="ACE-2" table:formula="of:=ROUND([.F36])" office:value-type="float" office:value="47">
            <text:p>47</text:p>
          </table:table-cell>
          <table:table-cell table:style-name="ACE-2" office:value-type="float" office:value="47.348467999999997">
            <text:p>47.348468</text:p>
          </table:table-cell>
          <table:table-cell table:style-name="ACE-2" office:value-type="float" office:value="-99.309504000000004">
            <text:p>−99.309504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36]" office:value-type="string" office:string-value="/*index*/34">
            <text:p>/*index*/34</text:p>
          </table:table-cell>
          <table:table-cell table:style-name="ACE-2" table:formula="of:=SUBSTITUTE([.K$1];&quot;%s&quot;;[.A36])" office:value-type="string" office:string-value=",/*name*/&quot;North Dakota&quot;">
            <text:p>,/*name*/"North Dakota"</text:p>
          </table:table-cell>
          <table:table-cell table:style-name="ACE-2" table:formula="of:=&quot;,/*pos*/new IntVector2(&quot;&amp;[.D36]&amp;&quot;,&quot;&amp;[.E36]&amp;&quot;)&quot;" office:value-type="string" office:string-value=",/*pos*/new IntVector2(-99,47)">
            <text:p>,/*pos*/new IntVector2(-99,47)</text:p>
          </table:table-cell>
          <table:table-cell table:style-name="ACE-2" table:formula="of:=&quot;,/*pop*/&quot;&amp;[.C36]" office:value-type="string" office:string-value=",/*pop*/672591">
            <text:p>,/*pop*/672591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Ohio</text:p>
          </table:table-cell>
          <table:table-cell table:style-name="ACE-2" table:formula="of:=[.B36]+1" office:value-type="float" office:value="35">
            <text:p>35</text:p>
          </table:table-cell>
          <table:table-cell table:style-name="ACE-2" office:value-type="float" office:value="11536504">
            <text:p>11536504</text:p>
          </table:table-cell>
          <table:table-cell table:style-name="ACE-2" table:formula="of:=ROUND([.G37])" office:value-type="float" office:value="-83">
            <text:p>−83</text:p>
          </table:table-cell>
          <table:table-cell table:style-name="ACE-2" table:formula="of:=ROUND([.F37])" office:value-type="float" office:value="40">
            <text:p>40</text:p>
          </table:table-cell>
          <table:table-cell table:style-name="ACE-2" office:value-type="float" office:value="40.455190999999999">
            <text:p>40.455191</text:p>
          </table:table-cell>
          <table:table-cell table:style-name="ACE-2" office:value-type="float" office:value="-82.773339000000007">
            <text:p>−82.773339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37]" office:value-type="string" office:string-value="/*index*/35">
            <text:p>/*index*/35</text:p>
          </table:table-cell>
          <table:table-cell table:style-name="ACE-2" table:formula="of:=SUBSTITUTE([.K$1];&quot;%s&quot;;[.A37])" office:value-type="string" office:string-value=",/*name*/&quot;Ohio&quot;">
            <text:p>,/*name*/"Ohio"</text:p>
          </table:table-cell>
          <table:table-cell table:style-name="ACE-2" table:formula="of:=&quot;,/*pos*/new IntVector2(&quot;&amp;[.D37]&amp;&quot;,&quot;&amp;[.E37]&amp;&quot;)&quot;" office:value-type="string" office:string-value=",/*pos*/new IntVector2(-83,40)">
            <text:p>,/*pos*/new IntVector2(-83,40)</text:p>
          </table:table-cell>
          <table:table-cell table:style-name="ACE-2" table:formula="of:=&quot;,/*pop*/&quot;&amp;[.C37]" office:value-type="string" office:string-value=",/*pop*/11536504">
            <text:p>,/*pop*/11536504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Oklahoma</text:p>
          </table:table-cell>
          <table:table-cell table:style-name="ACE-2" table:formula="of:=[.B37]+1" office:value-type="float" office:value="36">
            <text:p>36</text:p>
          </table:table-cell>
          <table:table-cell table:style-name="ACE-2" office:value-type="float" office:value="3751351">
            <text:p>3751351</text:p>
          </table:table-cell>
          <table:table-cell table:style-name="ACE-2" table:formula="of:=ROUND([.G38])" office:value-type="float" office:value="-97">
            <text:p>−97</text:p>
          </table:table-cell>
          <table:table-cell table:style-name="ACE-2" table:formula="of:=ROUND([.F38])" office:value-type="float" office:value="36">
            <text:p>36</text:p>
          </table:table-cell>
          <table:table-cell table:style-name="ACE-2" office:value-type="float" office:value="35.598464">
            <text:p>35.598464</text:p>
          </table:table-cell>
          <table:table-cell table:style-name="ACE-2" office:value-type="float" office:value="-96.836786000000004">
            <text:p>−96.836786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38]" office:value-type="string" office:string-value="/*index*/36">
            <text:p>/*index*/36</text:p>
          </table:table-cell>
          <table:table-cell table:style-name="ACE-2" table:formula="of:=SUBSTITUTE([.K$1];&quot;%s&quot;;[.A38])" office:value-type="string" office:string-value=",/*name*/&quot;Oklahoma&quot;">
            <text:p>,/*name*/"Oklahoma"</text:p>
          </table:table-cell>
          <table:table-cell table:style-name="ACE-2" table:formula="of:=&quot;,/*pos*/new IntVector2(&quot;&amp;[.D38]&amp;&quot;,&quot;&amp;[.E38]&amp;&quot;)&quot;" office:value-type="string" office:string-value=",/*pos*/new IntVector2(-97,36)">
            <text:p>,/*pos*/new IntVector2(-97,36)</text:p>
          </table:table-cell>
          <table:table-cell table:style-name="ACE-2" table:formula="of:=&quot;,/*pop*/&quot;&amp;[.C38]" office:value-type="string" office:string-value=",/*pop*/3751351">
            <text:p>,/*pop*/3751351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Oregon</text:p>
          </table:table-cell>
          <table:table-cell table:style-name="ACE-2" table:formula="of:=[.B38]+1" office:value-type="float" office:value="37">
            <text:p>37</text:p>
          </table:table-cell>
          <table:table-cell table:style-name="ACE-2" office:value-type="float" office:value="3831074">
            <text:p>3831074</text:p>
          </table:table-cell>
          <table:table-cell table:style-name="ACE-2" table:formula="of:=ROUND([.G39])" office:value-type="float" office:value="-123">
            <text:p>−123</text:p>
          </table:table-cell>
          <table:table-cell table:style-name="ACE-2" table:formula="of:=ROUND([.F39])" office:value-type="float" office:value="45">
            <text:p>45</text:p>
          </table:table-cell>
          <table:table-cell table:style-name="ACE-2" office:value-type="float" office:value="44.743243">
            <text:p>44.743243</text:p>
          </table:table-cell>
          <table:table-cell table:style-name="ACE-2" office:value-type="float" office:value="-122.58521399999999">
            <text:p>−122.58521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39]" office:value-type="string" office:string-value="/*index*/37">
            <text:p>/*index*/37</text:p>
          </table:table-cell>
          <table:table-cell table:style-name="ACE-2" table:formula="of:=SUBSTITUTE([.K$1];&quot;%s&quot;;[.A39])" office:value-type="string" office:string-value=",/*name*/&quot;Oregon&quot;">
            <text:p>,/*name*/"Oregon"</text:p>
          </table:table-cell>
          <table:table-cell table:style-name="ACE-2" table:formula="of:=&quot;,/*pos*/new IntVector2(&quot;&amp;[.D39]&amp;&quot;,&quot;&amp;[.E39]&amp;&quot;)&quot;" office:value-type="string" office:string-value=",/*pos*/new IntVector2(-123,45)">
            <text:p>,/*pos*/new IntVector2(-123,45)</text:p>
          </table:table-cell>
          <table:table-cell table:style-name="ACE-2" table:formula="of:=&quot;,/*pop*/&quot;&amp;[.C39]" office:value-type="string" office:string-value=",/*pop*/3831074">
            <text:p>,/*pop*/3831074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Pennsylvania</text:p>
          </table:table-cell>
          <table:table-cell table:style-name="ACE-2" table:formula="of:=[.B39]+1" office:value-type="float" office:value="38">
            <text:p>38</text:p>
          </table:table-cell>
          <table:table-cell table:style-name="ACE-2" office:value-type="float" office:value="12702379">
            <text:p>12702379</text:p>
          </table:table-cell>
          <table:table-cell table:style-name="ACE-2" table:formula="of:=ROUND([.G40])" office:value-type="float" office:value="-77">
            <text:p>−77</text:p>
          </table:table-cell>
          <table:table-cell table:style-name="ACE-2" table:formula="of:=ROUND([.F40])" office:value-type="float" office:value="40">
            <text:p>40</text:p>
          </table:table-cell>
          <table:table-cell table:style-name="ACE-2" office:value-type="float" office:value="40.456755999999999">
            <text:p>40.456756</text:p>
          </table:table-cell>
          <table:table-cell table:style-name="ACE-2" office:value-type="float" office:value="-77.009680000000003">
            <text:p>−77.00968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40]" office:value-type="string" office:string-value="/*index*/38">
            <text:p>/*index*/38</text:p>
          </table:table-cell>
          <table:table-cell table:style-name="ACE-2" table:formula="of:=SUBSTITUTE([.K$1];&quot;%s&quot;;[.A40])" office:value-type="string" office:string-value=",/*name*/&quot;Pennsylvania&quot;">
            <text:p>,/*name*/"Pennsylvania"</text:p>
          </table:table-cell>
          <table:table-cell table:style-name="ACE-2" table:formula="of:=&quot;,/*pos*/new IntVector2(&quot;&amp;[.D40]&amp;&quot;,&quot;&amp;[.E40]&amp;&quot;)&quot;" office:value-type="string" office:string-value=",/*pos*/new IntVector2(-77,40)">
            <text:p>,/*pos*/new IntVector2(-77,40)</text:p>
          </table:table-cell>
          <table:table-cell table:style-name="ACE-2" table:formula="of:=&quot;,/*pop*/&quot;&amp;[.C40]" office:value-type="string" office:string-value=",/*pop*/12702379">
            <text:p>,/*pop*/12702379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Puerto Rico</text:p>
          </table:table-cell>
          <table:table-cell table:style-name="ACE-2" table:formula="of:=[.B40]+1" office:value-type="float" office:value="39">
            <text:p>39</text:p>
          </table:table-cell>
          <table:table-cell table:style-name="ACE-2" office:value-type="float" office:value="3725789">
            <text:p>3725789</text:p>
          </table:table-cell>
          <table:table-cell table:style-name="ACE-2" table:formula="of:=ROUND([.G41])" office:value-type="float" office:value="-66">
            <text:p>−66</text:p>
          </table:table-cell>
          <table:table-cell table:style-name="ACE-2" table:formula="of:=ROUND([.F41])" office:value-type="float" office:value="18">
            <text:p>18</text:p>
          </table:table-cell>
          <table:table-cell table:style-name="ACE-2" office:value-type="float" office:value="18.280422000000002">
            <text:p>18.280422</text:p>
          </table:table-cell>
          <table:table-cell table:style-name="ACE-2" office:value-type="float" office:value="-66.346513000000002">
            <text:p>−66.346513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41]" office:value-type="string" office:string-value="/*index*/39">
            <text:p>/*index*/39</text:p>
          </table:table-cell>
          <table:table-cell table:style-name="ACE-2" table:formula="of:=SUBSTITUTE([.K$1];&quot;%s&quot;;[.A41])" office:value-type="string" office:string-value=",/*name*/&quot;Puerto Rico&quot;">
            <text:p>,/*name*/"Puerto Rico"</text:p>
          </table:table-cell>
          <table:table-cell table:style-name="ACE-2" table:formula="of:=&quot;,/*pos*/new IntVector2(&quot;&amp;[.D41]&amp;&quot;,&quot;&amp;[.E41]&amp;&quot;)&quot;" office:value-type="string" office:string-value=",/*pos*/new IntVector2(-66,18)">
            <text:p>,/*pos*/new IntVector2(-66,18)</text:p>
          </table:table-cell>
          <table:table-cell table:style-name="ACE-2" table:formula="of:=&quot;,/*pop*/&quot;&amp;[.C41]" office:value-type="string" office:string-value=",/*pop*/3725789">
            <text:p>,/*pop*/3725789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Rhode Island</text:p>
          </table:table-cell>
          <table:table-cell table:style-name="ACE-2" table:formula="of:=[.B41]+1" office:value-type="float" office:value="40">
            <text:p>40</text:p>
          </table:table-cell>
          <table:table-cell table:style-name="ACE-2" office:value-type="float" office:value="1052567">
            <text:p>1052567</text:p>
          </table:table-cell>
          <table:table-cell table:style-name="ACE-2" table:formula="of:=ROUND([.G42])" office:value-type="float" office:value="-71">
            <text:p>−71</text:p>
          </table:table-cell>
          <table:table-cell table:style-name="ACE-2" table:formula="of:=ROUND([.F42])" office:value-type="float" office:value="42">
            <text:p>42</text:p>
          </table:table-cell>
          <table:table-cell table:style-name="ACE-2" office:value-type="float" office:value="41.753608999999997">
            <text:p>41.753609</text:p>
          </table:table-cell>
          <table:table-cell table:style-name="ACE-2" office:value-type="float" office:value="-71.450868999999997">
            <text:p>−71.450869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42]" office:value-type="string" office:string-value="/*index*/40">
            <text:p>/*index*/40</text:p>
          </table:table-cell>
          <table:table-cell table:style-name="ACE-2" table:formula="of:=SUBSTITUTE([.K$1];&quot;%s&quot;;[.A42])" office:value-type="string" office:string-value=",/*name*/&quot;Rhode Island&quot;">
            <text:p>,/*name*/"Rhode Island"</text:p>
          </table:table-cell>
          <table:table-cell table:style-name="ACE-2" table:formula="of:=&quot;,/*pos*/new IntVector2(&quot;&amp;[.D42]&amp;&quot;,&quot;&amp;[.E42]&amp;&quot;)&quot;" office:value-type="string" office:string-value=",/*pos*/new IntVector2(-71,42)">
            <text:p>,/*pos*/new IntVector2(-71,42)</text:p>
          </table:table-cell>
          <table:table-cell table:style-name="ACE-2" table:formula="of:=&quot;,/*pop*/&quot;&amp;[.C42]" office:value-type="string" office:string-value=",/*pop*/1052567">
            <text:p>,/*pop*/1052567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South Carolina</text:p>
          </table:table-cell>
          <table:table-cell table:style-name="ACE-2" table:formula="of:=[.B42]+1" office:value-type="float" office:value="41">
            <text:p>41</text:p>
          </table:table-cell>
          <table:table-cell table:style-name="ACE-2" office:value-type="float" office:value="4625364">
            <text:p>4625364</text:p>
          </table:table-cell>
          <table:table-cell table:style-name="ACE-2" table:formula="of:=ROUND([.G43])" office:value-type="float" office:value="-81">
            <text:p>−81</text:p>
          </table:table-cell>
          <table:table-cell table:style-name="ACE-2" table:formula="of:=ROUND([.F43])" office:value-type="float" office:value="34">
            <text:p>34</text:p>
          </table:table-cell>
          <table:table-cell table:style-name="ACE-2" office:value-type="float" office:value="34.025176000000002">
            <text:p>34.025176</text:p>
          </table:table-cell>
          <table:table-cell table:style-name="ACE-2" office:value-type="float" office:value="-81.011021999999997">
            <text:p>−81.011022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43]" office:value-type="string" office:string-value="/*index*/41">
            <text:p>/*index*/41</text:p>
          </table:table-cell>
          <table:table-cell table:style-name="ACE-2" table:formula="of:=SUBSTITUTE([.K$1];&quot;%s&quot;;[.A43])" office:value-type="string" office:string-value=",/*name*/&quot;South Carolina&quot;">
            <text:p>,/*name*/"South Carolina"</text:p>
          </table:table-cell>
          <table:table-cell table:style-name="ACE-2" table:formula="of:=&quot;,/*pos*/new IntVector2(&quot;&amp;[.D43]&amp;&quot;,&quot;&amp;[.E43]&amp;&quot;)&quot;" office:value-type="string" office:string-value=",/*pos*/new IntVector2(-81,34)">
            <text:p>,/*pos*/new IntVector2(-81,34)</text:p>
          </table:table-cell>
          <table:table-cell table:style-name="ACE-2" table:formula="of:=&quot;,/*pop*/&quot;&amp;[.C43]" office:value-type="string" office:string-value=",/*pop*/4625364">
            <text:p>,/*pop*/4625364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South Dakota</text:p>
          </table:table-cell>
          <table:table-cell table:style-name="ACE-2" table:formula="of:=[.B43]+1" office:value-type="float" office:value="42">
            <text:p>42</text:p>
          </table:table-cell>
          <table:table-cell table:style-name="ACE-2" office:value-type="float" office:value="814180">
            <text:p>814180</text:p>
          </table:table-cell>
          <table:table-cell table:style-name="ACE-2" table:formula="of:=ROUND([.G44])" office:value-type="float" office:value="-99">
            <text:p>−99</text:p>
          </table:table-cell>
          <table:table-cell table:style-name="ACE-2" table:formula="of:=ROUND([.F44])" office:value-type="float" office:value="44">
            <text:p>44</text:p>
          </table:table-cell>
          <table:table-cell table:style-name="ACE-2" office:value-type="float" office:value="44.014397000000002">
            <text:p>44.014397</text:p>
          </table:table-cell>
          <table:table-cell table:style-name="ACE-2" office:value-type="float" office:value="-99.002354999999994">
            <text:p>−99.002355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44]" office:value-type="string" office:string-value="/*index*/42">
            <text:p>/*index*/42</text:p>
          </table:table-cell>
          <table:table-cell table:style-name="ACE-2" table:formula="of:=SUBSTITUTE([.K$1];&quot;%s&quot;;[.A44])" office:value-type="string" office:string-value=",/*name*/&quot;South Dakota&quot;">
            <text:p>,/*name*/"South Dakota"</text:p>
          </table:table-cell>
          <table:table-cell table:style-name="ACE-2" table:formula="of:=&quot;,/*pos*/new IntVector2(&quot;&amp;[.D44]&amp;&quot;,&quot;&amp;[.E44]&amp;&quot;)&quot;" office:value-type="string" office:string-value=",/*pos*/new IntVector2(-99,44)">
            <text:p>,/*pos*/new IntVector2(-99,44)</text:p>
          </table:table-cell>
          <table:table-cell table:style-name="ACE-2" table:formula="of:=&quot;,/*pop*/&quot;&amp;[.C44]" office:value-type="string" office:string-value=",/*pop*/814180">
            <text:p>,/*pop*/814180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Tennessee</text:p>
          </table:table-cell>
          <table:table-cell table:style-name="ACE-2" table:formula="of:=[.B44]+1" office:value-type="float" office:value="43">
            <text:p>43</text:p>
          </table:table-cell>
          <table:table-cell table:style-name="ACE-2" office:value-type="float" office:value="6346105">
            <text:p>6346105</text:p>
          </table:table-cell>
          <table:table-cell table:style-name="ACE-2" table:formula="of:=ROUND([.G45])" office:value-type="float" office:value="-86">
            <text:p>−86</text:p>
          </table:table-cell>
          <table:table-cell table:style-name="ACE-2" table:formula="of:=ROUND([.F45])" office:value-type="float" office:value="36">
            <text:p>36</text:p>
          </table:table-cell>
          <table:table-cell table:style-name="ACE-2" office:value-type="float" office:value="35.80809">
            <text:p>35.80809</text:p>
          </table:table-cell>
          <table:table-cell table:style-name="ACE-2" office:value-type="float" office:value="-86.359136000000007">
            <text:p>−86.359136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45]" office:value-type="string" office:string-value="/*index*/43">
            <text:p>/*index*/43</text:p>
          </table:table-cell>
          <table:table-cell table:style-name="ACE-2" table:formula="of:=SUBSTITUTE([.K$1];&quot;%s&quot;;[.A45])" office:value-type="string" office:string-value=",/*name*/&quot;Tennessee&quot;">
            <text:p>,/*name*/"Tennessee"</text:p>
          </table:table-cell>
          <table:table-cell table:style-name="ACE-2" table:formula="of:=&quot;,/*pos*/new IntVector2(&quot;&amp;[.D45]&amp;&quot;,&quot;&amp;[.E45]&amp;&quot;)&quot;" office:value-type="string" office:string-value=",/*pos*/new IntVector2(-86,36)">
            <text:p>,/*pos*/new IntVector2(-86,36)</text:p>
          </table:table-cell>
          <table:table-cell table:style-name="ACE-2" table:formula="of:=&quot;,/*pop*/&quot;&amp;[.C45]" office:value-type="string" office:string-value=",/*pop*/6346105">
            <text:p>,/*pop*/6346105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Texas</text:p>
          </table:table-cell>
          <table:table-cell table:style-name="ACE-2" table:formula="of:=[.B45]+1" office:value-type="float" office:value="44">
            <text:p>44</text:p>
          </table:table-cell>
          <table:table-cell table:style-name="ACE-2" office:value-type="float" office:value="25145561">
            <text:p>25145561</text:p>
          </table:table-cell>
          <table:table-cell table:style-name="ACE-2" table:formula="of:=ROUND([.G46])" office:value-type="float" office:value="-97">
            <text:p>−97</text:p>
          </table:table-cell>
          <table:table-cell table:style-name="ACE-2" table:formula="of:=ROUND([.F46])" office:value-type="float" office:value="31">
            <text:p>31</text:p>
          </table:table-cell>
          <table:table-cell table:style-name="ACE-2" office:value-type="float" office:value="30.905244">
            <text:p>30.905244</text:p>
          </table:table-cell>
          <table:table-cell table:style-name="ACE-2" office:value-type="float" office:value="-97.365594000000002">
            <text:p>−97.365594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46]" office:value-type="string" office:string-value="/*index*/44">
            <text:p>/*index*/44</text:p>
          </table:table-cell>
          <table:table-cell table:style-name="ACE-2" table:formula="of:=SUBSTITUTE([.K$1];&quot;%s&quot;;[.A46])" office:value-type="string" office:string-value=",/*name*/&quot;Texas&quot;">
            <text:p>,/*name*/"Texas"</text:p>
          </table:table-cell>
          <table:table-cell table:style-name="ACE-2" table:formula="of:=&quot;,/*pos*/new IntVector2(&quot;&amp;[.D46]&amp;&quot;,&quot;&amp;[.E46]&amp;&quot;)&quot;" office:value-type="string" office:string-value=",/*pos*/new IntVector2(-97,31)">
            <text:p>,/*pos*/new IntVector2(-97,31)</text:p>
          </table:table-cell>
          <table:table-cell table:style-name="ACE-2" table:formula="of:=&quot;,/*pop*/&quot;&amp;[.C46]" office:value-type="string" office:string-value=",/*pop*/25145561">
            <text:p>,/*pop*/25145561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Utah</text:p>
          </table:table-cell>
          <table:table-cell table:style-name="ACE-2" table:formula="of:=[.B46]+1" office:value-type="float" office:value="45">
            <text:p>45</text:p>
          </table:table-cell>
          <table:table-cell table:style-name="ACE-2" office:value-type="float" office:value="2763885">
            <text:p>2763885</text:p>
          </table:table-cell>
          <table:table-cell table:style-name="ACE-2" table:formula="of:=ROUND([.G47])" office:value-type="float" office:value="-112">
            <text:p>−112</text:p>
          </table:table-cell>
          <table:table-cell table:style-name="ACE-2" table:formula="of:=ROUND([.F47])" office:value-type="float" office:value="40">
            <text:p>40</text:p>
          </table:table-cell>
          <table:table-cell table:style-name="ACE-2" office:value-type="float" office:value="40.401358999999999">
            <text:p>40.401359</text:p>
          </table:table-cell>
          <table:table-cell table:style-name="ACE-2" office:value-type="float" office:value="-111.927035">
            <text:p>−111.92704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47]" office:value-type="string" office:string-value="/*index*/45">
            <text:p>/*index*/45</text:p>
          </table:table-cell>
          <table:table-cell table:style-name="ACE-2" table:formula="of:=SUBSTITUTE([.K$1];&quot;%s&quot;;[.A47])" office:value-type="string" office:string-value=",/*name*/&quot;Utah&quot;">
            <text:p>,/*name*/"Utah"</text:p>
          </table:table-cell>
          <table:table-cell table:style-name="ACE-2" table:formula="of:=&quot;,/*pos*/new IntVector2(&quot;&amp;[.D47]&amp;&quot;,&quot;&amp;[.E47]&amp;&quot;)&quot;" office:value-type="string" office:string-value=",/*pos*/new IntVector2(-112,40)">
            <text:p>,/*pos*/new IntVector2(-112,40)</text:p>
          </table:table-cell>
          <table:table-cell table:style-name="ACE-2" table:formula="of:=&quot;,/*pop*/&quot;&amp;[.C47]" office:value-type="string" office:string-value=",/*pop*/2763885">
            <text:p>,/*pop*/2763885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Vermont</text:p>
          </table:table-cell>
          <table:table-cell table:style-name="ACE-2" table:formula="of:=[.B47]+1" office:value-type="float" office:value="46">
            <text:p>46</text:p>
          </table:table-cell>
          <table:table-cell table:style-name="ACE-2" office:value-type="float" office:value="625741">
            <text:p>625741</text:p>
          </table:table-cell>
          <table:table-cell table:style-name="ACE-2" table:formula="of:=ROUND([.G48])" office:value-type="float" office:value="-73">
            <text:p>−73</text:p>
          </table:table-cell>
          <table:table-cell table:style-name="ACE-2" table:formula="of:=ROUND([.F48])" office:value-type="float" office:value="44">
            <text:p>44</text:p>
          </table:table-cell>
          <table:table-cell table:style-name="ACE-2" office:value-type="float" office:value="44.094873999999997">
            <text:p>44.094874</text:p>
          </table:table-cell>
          <table:table-cell table:style-name="ACE-2" office:value-type="float" office:value="-72.816417000000001">
            <text:p>−72.816417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48]" office:value-type="string" office:string-value="/*index*/46">
            <text:p>/*index*/46</text:p>
          </table:table-cell>
          <table:table-cell table:style-name="ACE-2" table:formula="of:=SUBSTITUTE([.K$1];&quot;%s&quot;;[.A48])" office:value-type="string" office:string-value=",/*name*/&quot;Vermont&quot;">
            <text:p>,/*name*/"Vermont"</text:p>
          </table:table-cell>
          <table:table-cell table:style-name="ACE-2" table:formula="of:=&quot;,/*pos*/new IntVector2(&quot;&amp;[.D48]&amp;&quot;,&quot;&amp;[.E48]&amp;&quot;)&quot;" office:value-type="string" office:string-value=",/*pos*/new IntVector2(-73,44)">
            <text:p>,/*pos*/new IntVector2(-73,44)</text:p>
          </table:table-cell>
          <table:table-cell table:style-name="ACE-2" table:formula="of:=&quot;,/*pop*/&quot;&amp;[.C48]" office:value-type="string" office:string-value=",/*pop*/625741">
            <text:p>,/*pop*/625741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Virginia</text:p>
          </table:table-cell>
          <table:table-cell table:style-name="ACE-2" table:formula="of:=[.B48]+1" office:value-type="float" office:value="47">
            <text:p>47</text:p>
          </table:table-cell>
          <table:table-cell table:style-name="ACE-2" office:value-type="float" office:value="8001024">
            <text:p>8001024</text:p>
          </table:table-cell>
          <table:table-cell table:style-name="ACE-2" table:formula="of:=ROUND([.G49])" office:value-type="float" office:value="-78">
            <text:p>−78</text:p>
          </table:table-cell>
          <table:table-cell table:style-name="ACE-2" table:formula="of:=ROUND([.F49])" office:value-type="float" office:value="38">
            <text:p>38</text:p>
          </table:table-cell>
          <table:table-cell table:style-name="ACE-2" office:value-type="float" office:value="37.810313000000001">
            <text:p>37.810313</text:p>
          </table:table-cell>
          <table:table-cell table:style-name="ACE-2" office:value-type="float" office:value="-77.811160000000001">
            <text:p>−77.81116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49]" office:value-type="string" office:string-value="/*index*/47">
            <text:p>/*index*/47</text:p>
          </table:table-cell>
          <table:table-cell table:style-name="ACE-2" table:formula="of:=SUBSTITUTE([.K$1];&quot;%s&quot;;[.A49])" office:value-type="string" office:string-value=",/*name*/&quot;Virginia&quot;">
            <text:p>,/*name*/"Virginia"</text:p>
          </table:table-cell>
          <table:table-cell table:style-name="ACE-2" table:formula="of:=&quot;,/*pos*/new IntVector2(&quot;&amp;[.D49]&amp;&quot;,&quot;&amp;[.E49]&amp;&quot;)&quot;" office:value-type="string" office:string-value=",/*pos*/new IntVector2(-78,38)">
            <text:p>,/*pos*/new IntVector2(-78,38)</text:p>
          </table:table-cell>
          <table:table-cell table:style-name="ACE-2" table:formula="of:=&quot;,/*pop*/&quot;&amp;[.C49]" office:value-type="string" office:string-value=",/*pop*/8001024">
            <text:p>,/*pop*/8001024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Washington</text:p>
          </table:table-cell>
          <table:table-cell table:style-name="ACE-2" table:formula="of:=[.B49]+1" office:value-type="float" office:value="48">
            <text:p>48</text:p>
          </table:table-cell>
          <table:table-cell table:style-name="ACE-2" office:value-type="float" office:value="6724540">
            <text:p>6724540</text:p>
          </table:table-cell>
          <table:table-cell table:style-name="ACE-2" table:formula="of:=ROUND([.G50])" office:value-type="float" office:value="-122">
            <text:p>−122</text:p>
          </table:table-cell>
          <table:table-cell table:style-name="ACE-2" table:formula="of:=ROUND([.F50])" office:value-type="float" office:value="47">
            <text:p>47</text:p>
          </table:table-cell>
          <table:table-cell table:style-name="ACE-2" office:value-type="float" office:value="47.330750000000002">
            <text:p>47.33075</text:p>
          </table:table-cell>
          <table:table-cell table:style-name="ACE-2" office:value-type="float" office:value="-121.61999400000001">
            <text:p>−121.61999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50]" office:value-type="string" office:string-value="/*index*/48">
            <text:p>/*index*/48</text:p>
          </table:table-cell>
          <table:table-cell table:style-name="ACE-2" table:formula="of:=SUBSTITUTE([.K$1];&quot;%s&quot;;[.A50])" office:value-type="string" office:string-value=",/*name*/&quot;Washington&quot;">
            <text:p>,/*name*/"Washington"</text:p>
          </table:table-cell>
          <table:table-cell table:style-name="ACE-2" table:formula="of:=&quot;,/*pos*/new IntVector2(&quot;&amp;[.D50]&amp;&quot;,&quot;&amp;[.E50]&amp;&quot;)&quot;" office:value-type="string" office:string-value=",/*pos*/new IntVector2(-122,47)">
            <text:p>,/*pos*/new IntVector2(-122,47)</text:p>
          </table:table-cell>
          <table:table-cell table:style-name="ACE-2" table:formula="of:=&quot;,/*pop*/&quot;&amp;[.C50]" office:value-type="string" office:string-value=",/*pop*/6724540">
            <text:p>,/*pop*/6724540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West Virginia</text:p>
          </table:table-cell>
          <table:table-cell table:style-name="ACE-2" table:formula="of:=[.B50]+1" office:value-type="float" office:value="49">
            <text:p>49</text:p>
          </table:table-cell>
          <table:table-cell table:style-name="ACE-2" office:value-type="float" office:value="1852994">
            <text:p>1852994</text:p>
          </table:table-cell>
          <table:table-cell table:style-name="ACE-2" table:formula="of:=ROUND([.G51])" office:value-type="float" office:value="-81">
            <text:p>−81</text:p>
          </table:table-cell>
          <table:table-cell table:style-name="ACE-2" table:formula="of:=ROUND([.F51])" office:value-type="float" office:value="39">
            <text:p>39</text:p>
          </table:table-cell>
          <table:table-cell table:style-name="ACE-2" office:value-type="float" office:value="38.795594000000001">
            <text:p>38.795594</text:p>
          </table:table-cell>
          <table:table-cell table:style-name="ACE-2" office:value-type="float" office:value="-80.731307999999999">
            <text:p>−80.731308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51]" office:value-type="string" office:string-value="/*index*/49">
            <text:p>/*index*/49</text:p>
          </table:table-cell>
          <table:table-cell table:style-name="ACE-2" table:formula="of:=SUBSTITUTE([.K$1];&quot;%s&quot;;[.A51])" office:value-type="string" office:string-value=",/*name*/&quot;West Virginia&quot;">
            <text:p>,/*name*/"West Virginia"</text:p>
          </table:table-cell>
          <table:table-cell table:style-name="ACE-2" table:formula="of:=&quot;,/*pos*/new IntVector2(&quot;&amp;[.D51]&amp;&quot;,&quot;&amp;[.E51]&amp;&quot;)&quot;" office:value-type="string" office:string-value=",/*pos*/new IntVector2(-81,39)">
            <text:p>,/*pos*/new IntVector2(-81,39)</text:p>
          </table:table-cell>
          <table:table-cell table:style-name="ACE-2" table:formula="of:=&quot;,/*pop*/&quot;&amp;[.C51]" office:value-type="string" office:string-value=",/*pop*/1852994">
            <text:p>,/*pop*/1852994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Wisconsin</text:p>
          </table:table-cell>
          <table:table-cell table:style-name="ACE-2" table:formula="of:=[.B51]+1" office:value-type="float" office:value="50">
            <text:p>50</text:p>
          </table:table-cell>
          <table:table-cell table:style-name="ACE-2" office:value-type="float" office:value="5686986">
            <text:p>5686986</text:p>
          </table:table-cell>
          <table:table-cell table:style-name="ACE-2" table:formula="of:=ROUND([.G52])" office:value-type="float" office:value="-89">
            <text:p>−89</text:p>
          </table:table-cell>
          <table:table-cell table:style-name="ACE-2" table:formula="of:=ROUND([.F52])" office:value-type="float" office:value="44">
            <text:p>44</text:p>
          </table:table-cell>
          <table:table-cell table:style-name="ACE-2" office:value-type="float" office:value="43.721933">
            <text:p>43.721933</text:p>
          </table:table-cell>
          <table:table-cell table:style-name="ACE-2" office:value-type="float" office:value="-89.018996999999999">
            <text:p>−89.018997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52]" office:value-type="string" office:string-value="/*index*/50">
            <text:p>/*index*/50</text:p>
          </table:table-cell>
          <table:table-cell table:style-name="ACE-2" table:formula="of:=SUBSTITUTE([.K$1];&quot;%s&quot;;[.A52])" office:value-type="string" office:string-value=",/*name*/&quot;Wisconsin&quot;">
            <text:p>,/*name*/"Wisconsin"</text:p>
          </table:table-cell>
          <table:table-cell table:style-name="ACE-2" table:formula="of:=&quot;,/*pos*/new IntVector2(&quot;&amp;[.D52]&amp;&quot;,&quot;&amp;[.E52]&amp;&quot;)&quot;" office:value-type="string" office:string-value=",/*pos*/new IntVector2(-89,44)">
            <text:p>,/*pos*/new IntVector2(-89,44)</text:p>
          </table:table-cell>
          <table:table-cell table:style-name="ACE-2" table:formula="of:=&quot;,/*pop*/&quot;&amp;[.C52]" office:value-type="string" office:string-value=",/*pop*/5686986">
            <text:p>,/*pop*/5686986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>
          <table:table-cell table:style-name="ACE-2" office:value-type="string">
            <text:p>Wyoming</text:p>
          </table:table-cell>
          <table:table-cell table:style-name="ACE-2" table:formula="of:=[.B52]+1" office:value-type="float" office:value="51">
            <text:p>51</text:p>
          </table:table-cell>
          <table:table-cell table:style-name="ACE-2" office:value-type="float" office:value="563626">
            <text:p>563626</text:p>
          </table:table-cell>
          <table:table-cell table:style-name="ACE-2" table:formula="of:=ROUND([.G53])" office:value-type="float" office:value="-107">
            <text:p>−107</text:p>
          </table:table-cell>
          <table:table-cell table:style-name="ACE-2" table:formula="of:=ROUND([.F53])" office:value-type="float" office:value="43">
            <text:p>43</text:p>
          </table:table-cell>
          <table:table-cell table:style-name="ACE-2" office:value-type="float" office:value="42.697026000000001">
            <text:p>42.697026</text:p>
          </table:table-cell>
          <table:table-cell table:style-name="ACE-2" office:value-type="float" office:value="-107.019126">
            <text:p>−107.01913</text:p>
          </table:table-cell>
          <table:table-cell table:style-name="ACE-2"/>
          <table:table-cell table:style-name="ACE-2" office:value-type="string">
            <text:p>result.addUnique(new State(</text:p>
          </table:table-cell>
          <table:table-cell table:style-name="ACE-2" table:formula="of:=&quot;/*index*/&quot;&amp;[.B53]" office:value-type="string" office:string-value="/*index*/51">
            <text:p>/*index*/51</text:p>
          </table:table-cell>
          <table:table-cell table:style-name="ACE-2" table:formula="of:=SUBSTITUTE([.K$1];&quot;%s&quot;;[.A53])" office:value-type="string" office:string-value=",/*name*/&quot;Wyoming&quot;">
            <text:p>,/*name*/"Wyoming"</text:p>
          </table:table-cell>
          <table:table-cell table:style-name="ACE-2" table:formula="of:=&quot;,/*pos*/new IntVector2(&quot;&amp;[.D53]&amp;&quot;,&quot;&amp;[.E53]&amp;&quot;)&quot;" office:value-type="string" office:string-value=",/*pos*/new IntVector2(-107,43)">
            <text:p>,/*pos*/new IntVector2(-107,43)</text:p>
          </table:table-cell>
          <table:table-cell table:style-name="ACE-2" table:formula="of:=&quot;,/*pop*/&quot;&amp;[.C53]" office:value-type="string" office:string-value=",/*pop*/563626">
            <text:p>,/*pop*/563626</text:p>
          </table:table-cell>
          <table:table-cell table:style-name="ACE-2" office:value-type="string">
            <text:p>));</text:p>
          </table:table-cell>
          <table:table-cell table:number-columns-repeated="114" table:style-name="ACE-2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style-name="ACE-2" office:value-type="string">
            <text:p>Distance from Tennessee to Florida</text:p>
          </table:table-cell>
          <table:table-cell table:number-columns-repeated="127" table:style-name="ACE-2"/>
        </table:table-row>
        <table:table-row table:style-name="AROW-1">
          <table:table-cell table:style-name="ACE-2" office:value-type="string">
            <text:p>STNAME</text:p>
          </table:table-cell>
          <table:table-cell table:style-name="ACE-2"/>
          <table:table-cell table:style-name="ACE-2" office:value-type="string">
            <text:p>POPULATION</text:p>
          </table:table-cell>
          <table:table-cell table:style-name="ACE-2" office:value-type="string">
            <text:p>x</text:p>
          </table:table-cell>
          <table:table-cell table:style-name="ACE-2" office:value-type="string">
            <text:p>y</text:p>
          </table:table-cell>
          <table:table-cell table:style-name="ACE-2" office:value-type="string">
            <text:p>LATITUDE</text:p>
          </table:table-cell>
          <table:table-cell table:style-name="ACE-2" office:value-type="string">
            <text:p>LONGITUDE</text:p>
          </table:table-cell>
          <table:table-cell table:number-columns-repeated="121" table:style-name="ACE-2"/>
        </table:table-row>
        <table:table-row table:style-name="AROW-1">
          <table:table-cell table:style-name="ACE-2" office:value-type="string">
            <text:p>Tennessee</text:p>
          </table:table-cell>
          <table:table-cell table:style-name="ACE-2"/>
          <table:table-cell table:style-name="ACE-2" office:value-type="float" office:value="6346105">
            <text:p>6346105</text:p>
          </table:table-cell>
          <table:table-cell table:style-name="ACE-2" table:formula="of:=ROUND([.G58])" office:value-type="float" office:value="-86">
            <text:p>−86</text:p>
          </table:table-cell>
          <table:table-cell table:style-name="ACE-2" table:formula="of:=ROUND([.F58])" office:value-type="float" office:value="36">
            <text:p>36</text:p>
          </table:table-cell>
          <table:table-cell table:style-name="ACE-2" office:value-type="float" office:value="35.80809">
            <text:p>35.80809</text:p>
          </table:table-cell>
          <table:table-cell table:style-name="ACE-2" office:value-type="float" office:value="-86.359136000000007">
            <text:p>−86.359136</text:p>
          </table:table-cell>
          <table:table-cell table:number-columns-repeated="121" table:style-name="ACE-2"/>
        </table:table-row>
        <table:table-row table:style-name="AROW-1">
          <table:table-cell table:style-name="ACE-2" office:value-type="string">
            <text:p>Florida</text:p>
          </table:table-cell>
          <table:table-cell table:style-name="ACE-2"/>
          <table:table-cell table:style-name="ACE-2" office:value-type="float" office:value="18801310">
            <text:p>18801310</text:p>
          </table:table-cell>
          <table:table-cell table:style-name="ACE-2" table:formula="of:=ROUND([.G59])" office:value-type="float" office:value="-82">
            <text:p>−82</text:p>
          </table:table-cell>
          <table:table-cell table:style-name="ACE-2" table:formula="of:=ROUND([.F59])" office:value-type="float" office:value="28">
            <text:p>28</text:p>
          </table:table-cell>
          <table:table-cell table:style-name="ACE-2" office:value-type="float" office:value="27.822725999999999">
            <text:p>27.822726</text:p>
          </table:table-cell>
          <table:table-cell table:style-name="ACE-2" office:value-type="float" office:value="-81.634653999999998">
            <text:p>−81.634654</text:p>
          </table:table-cell>
          <table:table-cell table:number-columns-repeated="121" table:style-name="ACE-2"/>
        </table:table-row>
        <table:table-row table:style-name="AROW-1">
          <table:table-cell table:style-name="ACE-2" office:value-type="string">
            <text:p>meanY</text:p>
          </table:table-cell>
          <table:table-cell table:style-name="ACE-2"/>
          <table:table-cell table:style-name="ACE-2" table:formula="of:=AVERAGE([.E58:.E59])" office:value-type="float" office:value="32">
            <text:p>32</text:p>
          </table:table-cell>
          <table:table-cell table:number-columns-repeated="125" table:style-name="ACE-2"/>
        </table:table-row>
        <table:table-row table:style-name="AROW-1">
          <table:table-cell table:style-name="ACE-2" office:value-type="string">
            <text:p>cos(meanY)</text:p>
          </table:table-cell>
          <table:table-cell table:style-name="ACE-2"/>
          <table:table-cell table:style-name="ACE-2" table:formula="of:=COS(RADIANS([.C60]))" office:value-type="float" office:value="0.84804809615642596">
            <text:p>0.8480481</text:p>
          </table:table-cell>
          <table:table-cell table:number-columns-repeated="125" table:style-name="ACE-2"/>
        </table:table-row>
        <table:table-row table:style-name="AROW-1">
          <table:table-cell table:style-name="ACE-2" office:value-type="string">
            <text:p>deltaX</text:p>
          </table:table-cell>
          <table:table-cell table:style-name="ACE-2"/>
          <table:table-cell table:style-name="ACE-2" table:formula="of:=ABS([.D58]-[.D59])" office:value-type="float" office:value="4">
            <text:p>4</text:p>
          </table:table-cell>
          <table:table-cell table:number-columns-repeated="125" table:style-name="ACE-2"/>
        </table:table-row>
        <table:table-row table:style-name="AROW-1">
          <table:table-cell table:style-name="ACE-2" office:value-type="string">
            <text:p>deltaY</text:p>
          </table:table-cell>
          <table:table-cell table:style-name="ACE-2"/>
          <table:table-cell table:style-name="ACE-2" table:formula="of:=ABS([.E58]-[.E59])" office:value-type="float" office:value="8">
            <text:p>8</text:p>
          </table:table-cell>
          <table:table-cell table:number-columns-repeated="125" table:style-name="ACE-2"/>
        </table:table-row>
        <table:table-row table:style-name="AROW-1">
          <table:table-cell table:style-name="ACE-2" office:value-type="string">
            <text:p>cos(meanY)*deltaX</text:p>
          </table:table-cell>
          <table:table-cell table:style-name="ACE-2"/>
          <table:table-cell table:style-name="ACE-2" table:formula="of:=[.C61]*[.C62]" office:value-type="float" office:value="3.3921923846257038">
            <text:p>3.39219238</text:p>
          </table:table-cell>
          <table:table-cell table:number-columns-repeated="2" table:style-name="ACE-2"/>
          <table:table-cell table:style-name="ACE-2" office:value-type="float" office:value="0.27000000000000002">
            <text:p>0.27</text:p>
          </table:table-cell>
          <table:table-cell table:style-name="ACE-2" office:value-type="float" office:value="2048">
            <text:p>2048</text:p>
          </table:table-cell>
          <table:table-cell table:style-name="ACE-2" table:formula="of:=[.F64]*[.G64]" office:value-type="float" office:value="552.96000000000004">
            <text:p>552.96</text:p>
          </table:table-cell>
          <table:table-cell table:style-name="ACE-2" table:formula="of:=BITRSHIFT(553*100;11)" office:value-type="float" office:value="27">
            <text:p>27</text:p>
          </table:table-cell>
          <table:table-cell table:number-columns-repeated="119" table:style-name="ACE-2"/>
        </table:table-row>
        <table:table-row table:style-name="AROW-1">
          <table:table-cell table:style-name="ACE-2" office:value-type="string">
            <text:p>min</text:p>
          </table:table-cell>
          <table:table-cell table:style-name="ACE-2"/>
          <table:table-cell table:style-name="ACE-2" table:formula="of:=MIN([.C63:.C64])" office:value-type="float" office:value="3.3921923846257038">
            <text:p>3.39219238</text:p>
          </table:table-cell>
          <table:table-cell table:number-columns-repeated="125" table:style-name="ACE-2"/>
        </table:table-row>
        <table:table-row table:style-name="AROW-1">
          <table:table-cell table:style-name="ACE-2" office:value-type="string">
            <text:p>max</text:p>
          </table:table-cell>
          <table:table-cell table:style-name="ACE-2"/>
          <table:table-cell table:style-name="ACE-2" table:formula="of:=MAX([.C63:.C64])" office:value-type="float" office:value="8">
            <text:p>8</text:p>
          </table:table-cell>
          <table:table-cell table:number-columns-repeated="125" table:style-name="ACE-2"/>
        </table:table-row>
        <table:table-row table:style-name="AROW-1">
          <table:table-cell table:style-name="ACE-2" office:value-type="string">
            <text:p>quickDistScale</text:p>
          </table:table-cell>
          <table:table-cell table:style-name="ACE-2"/>
          <table:table-cell table:style-name="ACE-2" table:formula="of:=([.C66]+BITRSHIFT(626*[.C65];11))" office:value-type="float" office:value="9">
            <text:p>9</text:p>
          </table:table-cell>
          <table:table-cell table:number-columns-repeated="125" table:style-name="ACE-2"/>
        </table:table-row>
        <table:table-row table:style-name="AROW-1">
          <table:table-cell table:style-name="ACE-2" office:value-type="string">
            <text:p>accuDistScale</text:p>
          </table:table-cell>
          <table:table-cell table:style-name="ACE-2"/>
          <table:table-cell table:style-name="ACE-2" table:formula="of:=SQRT([.C63]^2+[.C64]^2)" office:value-type="float" office:value="8.6894746201546962">
            <text:p>8.68947462</text:p>
          </table:table-cell>
          <table:table-cell table:number-columns-repeated="125" table:style-name="ACE-2"/>
        </table:table-row>
        <table:table-row table:style-name="AROW-1">
          <table:table-cell table:style-name="ACE-2" office:value-type="string">
            <text:p>R</text:p>
          </table:table-cell>
          <table:table-cell table:style-name="ACE-2"/>
          <table:table-cell table:style-name="ACE-2" office:value-type="float" office:value="3959">
            <text:p>3959</text:p>
          </table:table-cell>
          <table:table-cell table:number-columns-repeated="125" table:style-name="ACE-2"/>
        </table:table-row>
        <table:table-row table:style-name="AROW-1">
          <table:table-cell table:style-name="ACE-2" office:value-type="string">
            <text:p>quickDist</text:p>
          </table:table-cell>
          <table:table-cell table:style-name="ACE-2"/>
          <table:table-cell table:style-name="ACE-2" table:formula="of:=BITRSHIFT([.C67]*[.C69]*9;9)" office:value-type="float" office:value="626">
            <text:p>626</text:p>
          </table:table-cell>
          <table:table-cell table:number-columns-repeated="125" table:style-name="ACE-2"/>
        </table:table-row>
        <table:table-row table:style-name="AROW-1">
          <table:table-cell table:style-name="ACE-2" office:value-type="string">
            <text:p>accuDist</text:p>
          </table:table-cell>
          <table:table-cell table:style-name="ACE-2"/>
          <table:table-cell table:style-name="ACE-2" table:formula="of:=[.C68]*[.C69]*piRatioTo180" office:value-type="float" office:value="600.42171192273474">
            <text:p>600.421712</text:p>
          </table:table-cell>
          <table:table-cell table:number-columns-repeated="125" table:style-name="ACE-2"/>
        </table:table-row>
        <table:table-row table:style-name="AROW-1">
          <table:table-cell table:number-columns-repeated="128"/>
        </table:table-row>
        <table:table-row table:style-name="AROW-1">
          <table:table-cell table:style-name="ACE-2" office:value-type="string">
            <text:p>quickDist2</text:p>
          </table:table-cell>
          <table:table-cell table:style-name="ACE-2"/>
          <table:table-cell table:style-name="ACE-2" table:formula="of:=BITRSHIFT(([.C66]+BITRSHIFT(626*[.C65];11))*[.C69]*9;9)" office:value-type="float" office:value="626">
            <text:p>626</text:p>
          </table:table-cell>
          <table:table-cell table:number-columns-repeated="125" table:style-name="ACE-2"/>
        </table:table-row>
        <table:table-row table:style-name="AROW-0" table:number-rows-repeated="55">
          <table:table-cell table:number-columns-repeated="128"/>
        </table:table-row>
        <table:named-expressions>
          <table:named-expression table:name="Print_Area" table:expression="of:=#REF!" table:base-cell-address="$'centers of population'.$A$1"/>
          <table:named-expression table:name="Sheet_Title" table:expression="of:=&quot;centers of population&quot;" table:base-cell-address="$'centers of population'.$A$1"/>
        </table:named-expressions>
        <gnm:selections gnm:cursor-col="11" gnm:cursor-row="1">
          <gnm:selection gnm:start-col="11" gnm:start-row="1" gnm:end-col="11" gnm:end-row="1"/>
        </gnm:selections>
      </table:table>
      <table:table table:name="distTest" table:style-name="ta-3" table:print="true">
        <office:forms form:automatic-focus="false" form:apply-design-mode="false">
          <form:form/>
        </office:forms>
        <table:table-column table:default-cell-style-name="ACE-3" table:style-name="ACOL-10"/>
        <table:table-column table:default-cell-style-name="ACE-3" table:style-name="ACOL-11"/>
        <table:table-column table:default-cell-style-name="ACE-3" table:style-name="ACOL-12"/>
        <table:table-column table:default-cell-style-name="ACE-4" table:style-name="ACOL-1"/>
        <table:table-column table:default-cell-style-name="ACE-4" table:style-name="ACOL-11" table:number-columns-repeated="2"/>
        <table:table-column table:default-cell-style-name="ACE-4" table:style-name="ACOL-13"/>
        <table:table-column table:default-cell-style-name="ACE-4" table:style-name="ACOL-10"/>
        <table:table-column table:default-cell-style-name="ACE-4" table:style-name="ACOL-13"/>
        <table:table-column table:default-cell-style-name="ACE-4" table:style-name="ACOL-10"/>
        <table:table-column table:default-cell-style-name="ACE-4" table:style-name="ACOL-13"/>
        <table:table-column table:default-cell-style-name="ACE-4" table:style-name="ACOL-10"/>
        <table:table-column table:default-cell-style-name="ACE-4" table:style-name="ACOL-13"/>
        <table:table-column table:default-cell-style-name="ACE-4" table:style-name="ACOL-10"/>
        <table:table-column table:default-cell-style-name="ACE-4" table:style-name="ACOL-13"/>
        <table:table-column table:default-cell-style-name="ACE-4" table:style-name="ACOL-10"/>
        <table:table-column table:default-cell-style-name="ACE-5" table:style-name="ACOL-1" table:number-columns-repeated="2"/>
        <table:table-column table:default-cell-style-name="ACE-4" table:style-name="ACOL-14" table:number-columns-repeated="9"/>
        <table:table-column table:default-cell-style-name="ACE-4" table:style-name="ACOL-15"/>
        <table:table-column table:default-cell-style-name="ACE-5" table:style-name="ACOL-0" table:number-columns-repeated="100"/>
        <table:table-row table:style-name="AROW-1">
          <table:table-cell table:style-name="ACE-3" office:value-type="string">
            <text:p>scale=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testSpan</text:p>
          </table:table-cell>
          <table:table-cell table:style-name="ACE-4" office:value-type="float" office:value="0.00050000000000000001">
            <text:p>0.0005</text:p>
          </table:table-cell>
          <table:table-cell table:number-columns-repeated="2" table:style-name="ACE-4"/>
          <table:table-cell table:style-name="ACE-4" table:formula="of:=[.H1]-testSpan" office:value-type="float" office:value="0.30399999999999999">
            <text:p>0.304</text:p>
          </table:table-cell>
          <table:table-cell table:style-name="ACE-4" table:formula="of:=[.I1]-testSpan" office:value-type="float" office:value="0.30449999999999999">
            <text:p>0.3045</text:p>
          </table:table-cell>
          <table:table-cell table:style-name="ACE-4" table:formula="of:=[.J1]-testSpan" office:value-type="float" office:value="0.30499999999999999">
            <text:p>0.305</text:p>
          </table:table-cell>
          <table:table-cell table:style-name="ACE-4" table:formula="of:=[.K1]-testSpan" office:value-type="float" office:value="0.30549999999999999">
            <text:p>0.3055</text:p>
          </table:table-cell>
          <table:table-cell table:style-name="ACE-4" office:value-type="float" office:value="0.30599999999999999">
            <text:p>0.306</text:p>
          </table:table-cell>
          <table:table-cell table:style-name="ACE-4" table:formula="of:=[.K1]+testSpan" office:value-type="float" office:value="0.30649999999999999">
            <text:p>0.3065</text:p>
          </table:table-cell>
          <table:table-cell table:style-name="ACE-4" table:formula="of:=[.L1]+testSpan" office:value-type="float" office:value="0.307">
            <text:p>0.307</text:p>
          </table:table-cell>
          <table:table-cell table:style-name="ACE-4" table:formula="of:=[.M1]+testSpan" office:value-type="float" office:value="0.3075">
            <text:p>0.3075</text:p>
          </table:table-cell>
          <table:table-cell table:style-name="ACE-4" table:formula="of:=[.N1]+testSpan" office:value-type="float" office:value="0.308">
            <text:p>0.308</text:p>
          </table:table-cell>
          <table:table-cell table:style-name="ACE-4" table:formula="of:=[.O1]+testSpan" office:value-type="float" office:value="0.3085">
            <text:p>0.3085</text:p>
          </table:table-cell>
          <table:table-cell table:number-columns-repeated="2" table:style-name="ACE-5"/>
          <table:table-cell table:number-columns-repeated="10" table:style-name="ACE-4"/>
          <table:table-cell table:number-columns-repeated="100" table:style-name="ACE-5"/>
        </table:table-row>
        <table:table-row table:style-name="AROW-1">
          <table:table-cell table:style-name="ACE-3" office:value-type="string">
            <text:p>i</text:p>
          </table:table-cell>
          <table:table-cell table:style-name="ACE-3" office:value-type="string">
            <text:p>x</text:p>
          </table:table-cell>
          <table:table-cell table:style-name="ACE-3" office:value-type="string">
            <text:p>y</text:p>
          </table:table-cell>
          <table:table-cell table:style-name="ACE-4" office:value-type="string">
            <text:p>accuDist</text:p>
          </table:table-cell>
          <table:table-cell table:style-name="ACE-4" office:value-type="string">
            <text:p>M</text:p>
          </table:table-cell>
          <table:table-cell table:style-name="ACE-4" office:value-type="string">
            <text:p>m</text:p>
          </table:table-cell>
          <table:table-cell table:style-name="ACE-4" table:formula="of:=ROUND([.G1]*2048)" office:value-type="float" office:value="623">
            <text:p>623</text:p>
          </table:table-cell>
          <table:table-cell table:style-name="ACE-4" table:formula="of:=ROUND([.H1]*2048)" office:value-type="float" office:value="624">
            <text:p>624</text:p>
          </table:table-cell>
          <table:table-cell table:style-name="ACE-4" table:formula="of:=ROUND([.I1]*2048)" office:value-type="float" office:value="625">
            <text:p>625</text:p>
          </table:table-cell>
          <table:table-cell table:style-name="ACE-4" table:formula="of:=ROUND([.J1]*2048)" office:value-type="float" office:value="626">
            <text:p>626</text:p>
          </table:table-cell>
          <table:table-cell table:style-name="ACE-4" table:formula="of:=ROUND([.K1]*2048)" office:value-type="float" office:value="627">
            <text:p>627</text:p>
          </table:table-cell>
          <table:table-cell table:style-name="ACE-4" table:formula="of:=ROUND([.L1]*2048)" office:value-type="float" office:value="628">
            <text:p>628</text:p>
          </table:table-cell>
          <table:table-cell table:style-name="ACE-4" table:formula="of:=ROUND([.M1]*2048)" office:value-type="float" office:value="629">
            <text:p>629</text:p>
          </table:table-cell>
          <table:table-cell table:style-name="ACE-4" table:formula="of:=ROUND([.N1]*2048)" office:value-type="float" office:value="630">
            <text:p>630</text:p>
          </table:table-cell>
          <table:table-cell table:style-name="ACE-4" table:formula="of:=ROUND([.O1]*2048)" office:value-type="float" office:value="631">
            <text:p>631</text:p>
          </table:table-cell>
          <table:table-cell table:style-name="ACE-4" table:formula="of:=ROUND([.P1]*2048)" office:value-type="float" office:value="632">
            <text:p>632</text:p>
          </table:table-cell>
          <table:table-cell table:number-columns-repeated="2" table:style-name="ACE-5"/>
          <table:table-cell table:style-name="ACE-4" table:formula="of:=&quot;error(&quot;&amp;[.G1]&amp;&quot;)&quot;" office:value-type="string" office:string-value="error(0.304)">
            <text:p>error(0.304)</text:p>
          </table:table-cell>
          <table:table-cell table:style-name="ACE-4" table:formula="of:=&quot;error(&quot;&amp;[.H1]&amp;&quot;)&quot;" office:value-type="string" office:string-value="error(0.3045)">
            <text:p>error(0.3045)</text:p>
          </table:table-cell>
          <table:table-cell table:style-name="ACE-4" table:formula="of:=&quot;error(&quot;&amp;[.I1]&amp;&quot;)&quot;" office:value-type="string" office:string-value="error(0.305)">
            <text:p>error(0.305)</text:p>
          </table:table-cell>
          <table:table-cell table:style-name="ACE-4" table:formula="of:=&quot;error(&quot;&amp;[.J1]&amp;&quot;)&quot;" office:value-type="string" office:string-value="error(0.3055)">
            <text:p>error(0.3055)</text:p>
          </table:table-cell>
          <table:table-cell table:style-name="ACE-4" table:formula="of:=&quot;error(&quot;&amp;[.K1]&amp;&quot;)&quot;" office:value-type="string" office:string-value="error(0.306)">
            <text:p>error(0.306)</text:p>
          </table:table-cell>
          <table:table-cell table:style-name="ACE-4" table:formula="of:=&quot;error(&quot;&amp;[.L1]&amp;&quot;)&quot;" office:value-type="string" office:string-value="error(0.3065)">
            <text:p>error(0.3065)</text:p>
          </table:table-cell>
          <table:table-cell table:style-name="ACE-4" table:formula="of:=&quot;error(&quot;&amp;[.M1]&amp;&quot;)&quot;" office:value-type="string" office:string-value="error(0.307)">
            <text:p>error(0.307)</text:p>
          </table:table-cell>
          <table:table-cell table:style-name="ACE-4" table:formula="of:=&quot;error(&quot;&amp;[.N1]&amp;&quot;)&quot;" office:value-type="string" office:string-value="error(0.3075)">
            <text:p>error(0.3075)</text:p>
          </table:table-cell>
          <table:table-cell table:style-name="ACE-4" table:formula="of:=&quot;error(&quot;&amp;[.O1]&amp;&quot;)&quot;" office:value-type="string" office:string-value="error(0.308)">
            <text:p>error(0.308)</text:p>
          </table:table-cell>
          <table:table-cell table:style-name="ACE-4" table:formula="of:=&quot;error(&quot;&amp;[.P1]&amp;&quot;)&quot;" office:value-type="string" office:string-value="error(0.3085)">
            <text:p>error(0.3085)</text:p>
          </table:table-cell>
          <table:table-cell table:number-columns-repeated="100" table:style-name="ACE-5"/>
        </table:table-row>
        <table:table-row table:style-name="AROW-1">
          <table:table-cell table:style-name="ACE-3" office:value-type="float" office:value="0">
            <text:p>0</text:p>
          </table:table-cell>
          <table:table-cell table:style-name="ACE-3" table:formula="of:=MOD([.A3];6)*[.$B$1]" office:value-type="float" office:value="0">
            <text:p>0</text:p>
          </table:table-cell>
          <table:table-cell table:style-name="ACE-3" table:formula="of:=TRUNC([.A3]/6)*[.$B$1]" office:value-type="float" office:value="0">
            <text:p>0</text:p>
          </table:table-cell>
          <table:table-cell table:style-name="ACE-4" table:formula="of:=SQRT([.B3]^2+[.C3]^2)" office:value-type="float" office:value="0">
            <text:p>0</text:p>
          </table:table-cell>
          <table:table-cell table:style-name="ACE-4" table:formula="of:=MAX([.B3:.C3])" office:value-type="float" office:value="0">
            <text:p>0</text:p>
          </table:table-cell>
          <table:table-cell table:style-name="ACE-4" table:formula="of:=MIN([.B3:.C3])" office:value-type="float" office:value="0">
            <text:p>0</text:p>
          </table:table-cell>
          <table:table-cell table:style-name="ACE-4" table:formula="of:=[.$E3]+BITRSHIFT([.$F3]*[.G$2];11)" office:value-type="float" office:value="0">
            <text:p>0</text:p>
          </table:table-cell>
          <table:table-cell table:style-name="ACE-4" table:formula="of:=[.$E3]+BITRSHIFT([.$F3]*[.H$2];11)" office:value-type="float" office:value="0">
            <text:p>0</text:p>
          </table:table-cell>
          <table:table-cell table:style-name="ACE-4" table:formula="of:=[.$E3]+BITRSHIFT([.$F3]*[.I$2];11)" office:value-type="float" office:value="0">
            <text:p>0</text:p>
          </table:table-cell>
          <table:table-cell table:style-name="ACE-4" table:formula="of:=[.$E3]+BITRSHIFT([.$F3]*[.J$2];11)" office:value-type="float" office:value="0">
            <text:p>0</text:p>
          </table:table-cell>
          <table:table-cell table:style-name="ACE-4" table:formula="of:=[.$E3]+BITRSHIFT([.$F3]*[.K$2];11)" office:value-type="float" office:value="0">
            <text:p>0</text:p>
          </table:table-cell>
          <table:table-cell table:style-name="ACE-4" table:formula="of:=[.$E3]+BITRSHIFT([.$F3]*[.L$2];11)" office:value-type="float" office:value="0">
            <text:p>0</text:p>
          </table:table-cell>
          <table:table-cell table:style-name="ACE-4" table:formula="of:=[.$E3]+BITRSHIFT([.$F3]*[.M$2];11)" office:value-type="float" office:value="0">
            <text:p>0</text:p>
          </table:table-cell>
          <table:table-cell table:style-name="ACE-4" table:formula="of:=[.$E3]+BITRSHIFT([.$F3]*[.N$2];11)" office:value-type="float" office:value="0">
            <text:p>0</text:p>
          </table:table-cell>
          <table:table-cell table:style-name="ACE-4" table:formula="of:=[.$E3]+BITRSHIFT([.$F3]*[.O$2];11)" office:value-type="float" office:value="0">
            <text:p>0</text:p>
          </table:table-cell>
          <table:table-cell table:style-name="ACE-4" table:formula="of:=[.$E3]+BITRSHIFT([.$F3]*[.P$2];11)" office:value-type="float" office:value="0">
            <text:p>0</text:p>
          </table:table-cell>
          <table:table-cell table:style-name="ACE-5"/>
          <table:table-cell table:style-name="ACE-6"/>
          <table:table-cell table:style-name="ACE-7" table:formula="of:=([.G3]-[.$D3])/MAX([.$D3];1)" office:value-type="float" office:value="0">
            <text:p>0.00%</text:p>
          </table:table-cell>
          <table:table-cell table:style-name="ACE-7" table:formula="of:=([.H3]-[.$D3])/MAX([.$D3];1)" office:value-type="float" office:value="0">
            <text:p>0.00%</text:p>
          </table:table-cell>
          <table:table-cell table:style-name="ACE-7" table:formula="of:=([.I3]-[.$D3])/MAX([.$D3];1)" office:value-type="float" office:value="0">
            <text:p>0.00%</text:p>
          </table:table-cell>
          <table:table-cell table:style-name="ACE-7" table:formula="of:=([.J3]-[.$D3])/MAX([.$D3];1)" office:value-type="float" office:value="0">
            <text:p>0.00%</text:p>
          </table:table-cell>
          <table:table-cell table:style-name="ACE-7" table:formula="of:=([.K3]-[.$D3])/MAX([.$D3];1)" office:value-type="float" office:value="0">
            <text:p>0.00%</text:p>
          </table:table-cell>
          <table:table-cell table:style-name="ACE-7" table:formula="of:=([.L3]-[.$D3])/MAX([.$D3];1)" office:value-type="float" office:value="0">
            <text:p>0.00%</text:p>
          </table:table-cell>
          <table:table-cell table:style-name="ACE-7" table:formula="of:=([.M3]-[.$D3])/MAX([.$D3];1)" office:value-type="float" office:value="0">
            <text:p>0.00%</text:p>
          </table:table-cell>
          <table:table-cell table:style-name="ACE-7" table:formula="of:=([.N3]-[.$D3])/MAX([.$D3];1)" office:value-type="float" office:value="0">
            <text:p>0.00%</text:p>
          </table:table-cell>
          <table:table-cell table:style-name="ACE-7" table:formula="of:=([.O3]-[.$D3])/MAX([.$D3];1)" office:value-type="float" office:value="0">
            <text:p>0.00%</text:p>
          </table:table-cell>
          <table:table-cell table:style-name="ACE-7" table:formula="of:=([.P3]-[.$D3])/MAX([.$D3];1)" office:value-type="float" office:value="0">
            <text:p>0.00%</text:p>
          </table:table-cell>
          <table:table-cell table:number-columns-repeated="100" table:style-name="ACE-5"/>
        </table:table-row>
        <table:table-row table:style-name="AROW-1">
          <table:table-cell table:style-name="ACE-3" table:formula="of:=[.A3]+1" office:value-type="float" office:value="1">
            <text:p>1</text:p>
          </table:table-cell>
          <table:table-cell table:style-name="ACE-3" table:formula="of:=MOD([.A4];6)*[.$B$1]" office:value-type="float" office:value="100">
            <text:p>100</text:p>
          </table:table-cell>
          <table:table-cell table:style-name="ACE-3" table:formula="of:=TRUNC([.A4]/6)*[.$B$1]" office:value-type="float" office:value="0">
            <text:p>0</text:p>
          </table:table-cell>
          <table:table-cell table:style-name="ACE-4" table:formula="of:=SQRT([.B4]^2+[.C4]^2)" office:value-type="float" office:value="100">
            <text:p>100</text:p>
          </table:table-cell>
          <table:table-cell table:style-name="ACE-4" table:formula="of:=MAX([.B4:.C4])" office:value-type="float" office:value="100">
            <text:p>100</text:p>
          </table:table-cell>
          <table:table-cell table:style-name="ACE-4" table:formula="of:=MIN([.B4:.C4])" office:value-type="float" office:value="0">
            <text:p>0</text:p>
          </table:table-cell>
          <table:table-cell table:style-name="ACE-4" table:formula="of:=[.$E4]+BITRSHIFT([.$F4]*[.G$2];11)" office:value-type="float" office:value="100">
            <text:p>100</text:p>
          </table:table-cell>
          <table:table-cell table:style-name="ACE-4" table:formula="of:=[.$E4]+BITRSHIFT([.$F4]*[.H$2];11)" office:value-type="float" office:value="100">
            <text:p>100</text:p>
          </table:table-cell>
          <table:table-cell table:style-name="ACE-4" table:formula="of:=[.$E4]+BITRSHIFT([.$F4]*[.I$2];11)" office:value-type="float" office:value="100">
            <text:p>100</text:p>
          </table:table-cell>
          <table:table-cell table:style-name="ACE-4" table:formula="of:=[.$E4]+BITRSHIFT([.$F4]*[.J$2];11)" office:value-type="float" office:value="100">
            <text:p>100</text:p>
          </table:table-cell>
          <table:table-cell table:style-name="ACE-4" table:formula="of:=[.$E4]+[.K$1]*[.$F4]" office:value-type="float" office:value="100">
            <text:p>100</text:p>
          </table:table-cell>
          <table:table-cell table:style-name="ACE-4" table:formula="of:=[.$E4]+BITRSHIFT([.$F4]*[.L$2];11)" office:value-type="float" office:value="100">
            <text:p>100</text:p>
          </table:table-cell>
          <table:table-cell table:style-name="ACE-4" table:formula="of:=[.$E4]+BITRSHIFT([.$F4]*[.M$2];11)" office:value-type="float" office:value="100">
            <text:p>100</text:p>
          </table:table-cell>
          <table:table-cell table:style-name="ACE-4" table:formula="of:=[.$E4]+BITRSHIFT([.$F4]*[.N$2];11)" office:value-type="float" office:value="100">
            <text:p>100</text:p>
          </table:table-cell>
          <table:table-cell table:style-name="ACE-4" table:formula="of:=[.$E4]+BITRSHIFT([.$F4]*[.O$2];11)" office:value-type="float" office:value="100">
            <text:p>100</text:p>
          </table:table-cell>
          <table:table-cell table:style-name="ACE-4" table:formula="of:=[.$E4]+BITRSHIFT([.$F4]*[.P$2];11)" office:value-type="float" office:value="100">
            <text:p>100</text:p>
          </table:table-cell>
          <table:table-cell table:style-name="ACE-5"/>
          <table:table-cell table:style-name="ACE-6"/>
          <table:table-cell table:style-name="ACE-7" table:formula="of:=([.G4]-[.$D4])/MAX([.$D4];1)" office:value-type="float" office:value="0">
            <text:p>0.00%</text:p>
          </table:table-cell>
          <table:table-cell table:style-name="ACE-7" table:formula="of:=([.H4]-[.$D4])/MAX([.$D4];1)" office:value-type="float" office:value="0">
            <text:p>0.00%</text:p>
          </table:table-cell>
          <table:table-cell table:style-name="ACE-7" table:formula="of:=([.I4]-[.$D4])/MAX([.$D4];1)" office:value-type="float" office:value="0">
            <text:p>0.00%</text:p>
          </table:table-cell>
          <table:table-cell table:style-name="ACE-7" table:formula="of:=([.J4]-[.$D4])/MAX([.$D4];1)" office:value-type="float" office:value="0">
            <text:p>0.00%</text:p>
          </table:table-cell>
          <table:table-cell table:style-name="ACE-7" table:formula="of:=([.K4]-[.$D4])/MAX([.$D4];1)" office:value-type="float" office:value="0">
            <text:p>0.00%</text:p>
          </table:table-cell>
          <table:table-cell table:style-name="ACE-7" table:formula="of:=([.L4]-[.$D4])/MAX([.$D4];1)" office:value-type="float" office:value="0">
            <text:p>0.00%</text:p>
          </table:table-cell>
          <table:table-cell table:style-name="ACE-7" table:formula="of:=([.M4]-[.$D4])/MAX([.$D4];1)" office:value-type="float" office:value="0">
            <text:p>0.00%</text:p>
          </table:table-cell>
          <table:table-cell table:style-name="ACE-7" table:formula="of:=([.N4]-[.$D4])/MAX([.$D4];1)" office:value-type="float" office:value="0">
            <text:p>0.00%</text:p>
          </table:table-cell>
          <table:table-cell table:style-name="ACE-7" table:formula="of:=([.O4]-[.$D4])/MAX([.$D4];1)" office:value-type="float" office:value="0">
            <text:p>0.00%</text:p>
          </table:table-cell>
          <table:table-cell table:style-name="ACE-7" table:formula="of:=([.P4]-[.$D4])/MAX([.$D4];1)" office:value-type="float" office:value="0">
            <text:p>0.00%</text:p>
          </table:table-cell>
          <table:table-cell table:number-columns-repeated="100" table:style-name="ACE-5"/>
        </table:table-row>
        <table:table-row table:style-name="AROW-1">
          <table:table-cell table:style-name="ACE-3" table:formula="of:=[.A4]+1" office:value-type="float" office:value="2">
            <text:p>2</text:p>
          </table:table-cell>
          <table:table-cell table:style-name="ACE-3" table:formula="of:=MOD([.A5];6)*[.$B$1]" office:value-type="float" office:value="200">
            <text:p>200</text:p>
          </table:table-cell>
          <table:table-cell table:style-name="ACE-3" table:formula="of:=TRUNC([.A5]/6)*[.$B$1]" office:value-type="float" office:value="0">
            <text:p>0</text:p>
          </table:table-cell>
          <table:table-cell table:style-name="ACE-4" table:formula="of:=SQRT([.B5]^2+[.C5]^2)" office:value-type="float" office:value="200">
            <text:p>200</text:p>
          </table:table-cell>
          <table:table-cell table:style-name="ACE-4" table:formula="of:=MAX([.B5:.C5])" office:value-type="float" office:value="200">
            <text:p>200</text:p>
          </table:table-cell>
          <table:table-cell table:style-name="ACE-4" table:formula="of:=MIN([.B5:.C5])" office:value-type="float" office:value="0">
            <text:p>0</text:p>
          </table:table-cell>
          <table:table-cell table:style-name="ACE-4" table:formula="of:=[.$E5]+BITRSHIFT([.$F5]*[.G$2];11)" office:value-type="float" office:value="200">
            <text:p>200</text:p>
          </table:table-cell>
          <table:table-cell table:style-name="ACE-4" table:formula="of:=[.$E5]+BITRSHIFT([.$F5]*[.H$2];11)" office:value-type="float" office:value="200">
            <text:p>200</text:p>
          </table:table-cell>
          <table:table-cell table:style-name="ACE-4" table:formula="of:=[.$E5]+BITRSHIFT([.$F5]*[.I$2];11)" office:value-type="float" office:value="200">
            <text:p>200</text:p>
          </table:table-cell>
          <table:table-cell table:style-name="ACE-4" table:formula="of:=[.$E5]+BITRSHIFT([.$F5]*[.J$2];11)" office:value-type="float" office:value="200">
            <text:p>200</text:p>
          </table:table-cell>
          <table:table-cell table:style-name="ACE-4" table:formula="of:=[.$E5]+BITRSHIFT([.$F5]*[.K$2];11)" office:value-type="float" office:value="200">
            <text:p>200</text:p>
          </table:table-cell>
          <table:table-cell table:style-name="ACE-4" table:formula="of:=[.$E5]+BITRSHIFT([.$F5]*[.L$2];11)" office:value-type="float" office:value="200">
            <text:p>200</text:p>
          </table:table-cell>
          <table:table-cell table:style-name="ACE-4" table:formula="of:=[.$E5]+BITRSHIFT([.$F5]*[.M$2];11)" office:value-type="float" office:value="200">
            <text:p>200</text:p>
          </table:table-cell>
          <table:table-cell table:style-name="ACE-4" table:formula="of:=[.$E5]+BITRSHIFT([.$F5]*[.N$2];11)" office:value-type="float" office:value="200">
            <text:p>200</text:p>
          </table:table-cell>
          <table:table-cell table:style-name="ACE-4" table:formula="of:=[.$E5]+BITRSHIFT([.$F5]*[.O$2];11)" office:value-type="float" office:value="200">
            <text:p>200</text:p>
          </table:table-cell>
          <table:table-cell table:style-name="ACE-4" table:formula="of:=[.$E5]+BITRSHIFT([.$F5]*[.P$2];11)" office:value-type="float" office:value="200">
            <text:p>200</text:p>
          </table:table-cell>
          <table:table-cell table:style-name="ACE-5"/>
          <table:table-cell table:style-name="ACE-6"/>
          <table:table-cell table:style-name="ACE-7" table:formula="of:=([.G5]-[.$D5])/MAX([.$D5];1)" office:value-type="float" office:value="0">
            <text:p>0.00%</text:p>
          </table:table-cell>
          <table:table-cell table:style-name="ACE-7" table:formula="of:=([.H5]-[.$D5])/MAX([.$D5];1)" office:value-type="float" office:value="0">
            <text:p>0.00%</text:p>
          </table:table-cell>
          <table:table-cell table:style-name="ACE-7" table:formula="of:=([.I5]-[.$D5])/MAX([.$D5];1)" office:value-type="float" office:value="0">
            <text:p>0.00%</text:p>
          </table:table-cell>
          <table:table-cell table:style-name="ACE-7" table:formula="of:=([.J5]-[.$D5])/MAX([.$D5];1)" office:value-type="float" office:value="0">
            <text:p>0.00%</text:p>
          </table:table-cell>
          <table:table-cell table:style-name="ACE-7" table:formula="of:=([.K5]-[.$D5])/MAX([.$D5];1)" office:value-type="float" office:value="0">
            <text:p>0.00%</text:p>
          </table:table-cell>
          <table:table-cell table:style-name="ACE-7" table:formula="of:=([.L5]-[.$D5])/MAX([.$D5];1)" office:value-type="float" office:value="0">
            <text:p>0.00%</text:p>
          </table:table-cell>
          <table:table-cell table:style-name="ACE-7" table:formula="of:=([.M5]-[.$D5])/MAX([.$D5];1)" office:value-type="float" office:value="0">
            <text:p>0.00%</text:p>
          </table:table-cell>
          <table:table-cell table:style-name="ACE-7" table:formula="of:=([.N5]-[.$D5])/MAX([.$D5];1)" office:value-type="float" office:value="0">
            <text:p>0.00%</text:p>
          </table:table-cell>
          <table:table-cell table:style-name="ACE-7" table:formula="of:=([.O5]-[.$D5])/MAX([.$D5];1)" office:value-type="float" office:value="0">
            <text:p>0.00%</text:p>
          </table:table-cell>
          <table:table-cell table:style-name="ACE-7" table:formula="of:=([.P5]-[.$D5])/MAX([.$D5];1)" office:value-type="float" office:value="0">
            <text:p>0.00%</text:p>
          </table:table-cell>
          <table:table-cell table:number-columns-repeated="100" table:style-name="ACE-5"/>
        </table:table-row>
        <table:table-row table:style-name="AROW-1">
          <table:table-cell table:style-name="ACE-3" table:formula="of:=[.A5]+1" office:value-type="float" office:value="3">
            <text:p>3</text:p>
          </table:table-cell>
          <table:table-cell table:style-name="ACE-3" table:formula="of:=MOD([.A6];6)*[.$B$1]" office:value-type="float" office:value="300">
            <text:p>300</text:p>
          </table:table-cell>
          <table:table-cell table:style-name="ACE-3" table:formula="of:=TRUNC([.A6]/6)*[.$B$1]" office:value-type="float" office:value="0">
            <text:p>0</text:p>
          </table:table-cell>
          <table:table-cell table:style-name="ACE-4" table:formula="of:=SQRT([.B6]^2+[.C6]^2)" office:value-type="float" office:value="300">
            <text:p>300</text:p>
          </table:table-cell>
          <table:table-cell table:style-name="ACE-4" table:formula="of:=MAX([.B6:.C6])" office:value-type="float" office:value="300">
            <text:p>300</text:p>
          </table:table-cell>
          <table:table-cell table:style-name="ACE-4" table:formula="of:=MIN([.B6:.C6])" office:value-type="float" office:value="0">
            <text:p>0</text:p>
          </table:table-cell>
          <table:table-cell table:style-name="ACE-4" table:formula="of:=[.$E6]+BITRSHIFT([.$F6]*[.G$2];11)" office:value-type="float" office:value="300">
            <text:p>300</text:p>
          </table:table-cell>
          <table:table-cell table:style-name="ACE-4" table:formula="of:=[.$E6]+BITRSHIFT([.$F6]*[.H$2];11)" office:value-type="float" office:value="300">
            <text:p>300</text:p>
          </table:table-cell>
          <table:table-cell table:style-name="ACE-4" table:formula="of:=[.$E6]+BITRSHIFT([.$F6]*[.I$2];11)" office:value-type="float" office:value="300">
            <text:p>300</text:p>
          </table:table-cell>
          <table:table-cell table:style-name="ACE-4" table:formula="of:=[.$E6]+BITRSHIFT([.$F6]*[.J$2];11)" office:value-type="float" office:value="300">
            <text:p>300</text:p>
          </table:table-cell>
          <table:table-cell table:style-name="ACE-4" table:formula="of:=[.$E6]+BITRSHIFT([.$F6]*[.K$2];11)" office:value-type="float" office:value="300">
            <text:p>300</text:p>
          </table:table-cell>
          <table:table-cell table:style-name="ACE-4" table:formula="of:=[.$E6]+BITRSHIFT([.$F6]*[.L$2];11)" office:value-type="float" office:value="300">
            <text:p>300</text:p>
          </table:table-cell>
          <table:table-cell table:style-name="ACE-4" table:formula="of:=[.$E6]+BITRSHIFT([.$F6]*[.M$2];11)" office:value-type="float" office:value="300">
            <text:p>300</text:p>
          </table:table-cell>
          <table:table-cell table:style-name="ACE-4" table:formula="of:=[.$E6]+BITRSHIFT([.$F6]*[.N$2];11)" office:value-type="float" office:value="300">
            <text:p>300</text:p>
          </table:table-cell>
          <table:table-cell table:style-name="ACE-4" table:formula="of:=[.$E6]+BITRSHIFT([.$F6]*[.O$2];11)" office:value-type="float" office:value="300">
            <text:p>300</text:p>
          </table:table-cell>
          <table:table-cell table:style-name="ACE-4" table:formula="of:=[.$E6]+BITRSHIFT([.$F6]*[.P$2];11)" office:value-type="float" office:value="300">
            <text:p>300</text:p>
          </table:table-cell>
          <table:table-cell table:style-name="ACE-5"/>
          <table:table-cell table:style-name="ACE-6"/>
          <table:table-cell table:style-name="ACE-7" table:formula="of:=([.G6]-[.$D6])/MAX([.$D6];1)" office:value-type="float" office:value="0">
            <text:p>0.00%</text:p>
          </table:table-cell>
          <table:table-cell table:style-name="ACE-7" table:formula="of:=([.H6]-[.$D6])/MAX([.$D6];1)" office:value-type="float" office:value="0">
            <text:p>0.00%</text:p>
          </table:table-cell>
          <table:table-cell table:style-name="ACE-7" table:formula="of:=([.I6]-[.$D6])/MAX([.$D6];1)" office:value-type="float" office:value="0">
            <text:p>0.00%</text:p>
          </table:table-cell>
          <table:table-cell table:style-name="ACE-7" table:formula="of:=([.J6]-[.$D6])/MAX([.$D6];1)" office:value-type="float" office:value="0">
            <text:p>0.00%</text:p>
          </table:table-cell>
          <table:table-cell table:style-name="ACE-7" table:formula="of:=([.K6]-[.$D6])/MAX([.$D6];1)" office:value-type="float" office:value="0">
            <text:p>0.00%</text:p>
          </table:table-cell>
          <table:table-cell table:style-name="ACE-7" table:formula="of:=([.L6]-[.$D6])/MAX([.$D6];1)" office:value-type="float" office:value="0">
            <text:p>0.00%</text:p>
          </table:table-cell>
          <table:table-cell table:style-name="ACE-7" table:formula="of:=([.M6]-[.$D6])/MAX([.$D6];1)" office:value-type="float" office:value="0">
            <text:p>0.00%</text:p>
          </table:table-cell>
          <table:table-cell table:style-name="ACE-7" table:formula="of:=([.N6]-[.$D6])/MAX([.$D6];1)" office:value-type="float" office:value="0">
            <text:p>0.00%</text:p>
          </table:table-cell>
          <table:table-cell table:style-name="ACE-7" table:formula="of:=([.O6]-[.$D6])/MAX([.$D6];1)" office:value-type="float" office:value="0">
            <text:p>0.00%</text:p>
          </table:table-cell>
          <table:table-cell table:style-name="ACE-7" table:formula="of:=([.P6]-[.$D6])/MAX([.$D6];1)" office:value-type="float" office:value="0">
            <text:p>0.00%</text:p>
          </table:table-cell>
          <table:table-cell table:number-columns-repeated="100" table:style-name="ACE-5"/>
        </table:table-row>
        <table:table-row table:style-name="AROW-1">
          <table:table-cell table:style-name="ACE-3" table:formula="of:=[.A6]+1" office:value-type="float" office:value="4">
            <text:p>4</text:p>
          </table:table-cell>
          <table:table-cell table:style-name="ACE-3" table:formula="of:=MOD([.A7];6)*[.$B$1]" office:value-type="float" office:value="400">
            <text:p>400</text:p>
          </table:table-cell>
          <table:table-cell table:style-name="ACE-3" table:formula="of:=TRUNC([.A7]/6)*[.$B$1]" office:value-type="float" office:value="0">
            <text:p>0</text:p>
          </table:table-cell>
          <table:table-cell table:style-name="ACE-4" table:formula="of:=SQRT([.B7]^2+[.C7]^2)" office:value-type="float" office:value="400">
            <text:p>400</text:p>
          </table:table-cell>
          <table:table-cell table:style-name="ACE-4" table:formula="of:=MAX([.B7:.C7])" office:value-type="float" office:value="400">
            <text:p>400</text:p>
          </table:table-cell>
          <table:table-cell table:style-name="ACE-4" table:formula="of:=MIN([.B7:.C7])" office:value-type="float" office:value="0">
            <text:p>0</text:p>
          </table:table-cell>
          <table:table-cell table:style-name="ACE-4" table:formula="of:=[.$E7]+BITRSHIFT([.$F7]*[.G$2];11)" office:value-type="float" office:value="400">
            <text:p>400</text:p>
          </table:table-cell>
          <table:table-cell table:style-name="ACE-4" table:formula="of:=[.$E7]+BITRSHIFT([.$F7]*[.H$2];11)" office:value-type="float" office:value="400">
            <text:p>400</text:p>
          </table:table-cell>
          <table:table-cell table:style-name="ACE-4" table:formula="of:=[.$E7]+BITRSHIFT([.$F7]*[.I$2];11)" office:value-type="float" office:value="400">
            <text:p>400</text:p>
          </table:table-cell>
          <table:table-cell table:style-name="ACE-4" table:formula="of:=[.$E7]+BITRSHIFT([.$F7]*[.J$2];11)" office:value-type="float" office:value="400">
            <text:p>400</text:p>
          </table:table-cell>
          <table:table-cell table:style-name="ACE-4" table:formula="of:=[.$E7]+BITRSHIFT([.$F7]*[.K$2];11)" office:value-type="float" office:value="400">
            <text:p>400</text:p>
          </table:table-cell>
          <table:table-cell table:style-name="ACE-4" table:formula="of:=[.$E7]+BITRSHIFT([.$F7]*[.L$2];11)" office:value-type="float" office:value="400">
            <text:p>400</text:p>
          </table:table-cell>
          <table:table-cell table:style-name="ACE-4" table:formula="of:=[.$E7]+BITRSHIFT([.$F7]*[.M$2];11)" office:value-type="float" office:value="400">
            <text:p>400</text:p>
          </table:table-cell>
          <table:table-cell table:style-name="ACE-4" table:formula="of:=[.$E7]+BITRSHIFT([.$F7]*[.N$2];11)" office:value-type="float" office:value="400">
            <text:p>400</text:p>
          </table:table-cell>
          <table:table-cell table:style-name="ACE-4" table:formula="of:=[.$E7]+BITRSHIFT([.$F7]*[.O$2];11)" office:value-type="float" office:value="400">
            <text:p>400</text:p>
          </table:table-cell>
          <table:table-cell table:style-name="ACE-4" table:formula="of:=[.$E7]+BITRSHIFT([.$F7]*[.P$2];11)" office:value-type="float" office:value="400">
            <text:p>400</text:p>
          </table:table-cell>
          <table:table-cell table:style-name="ACE-5"/>
          <table:table-cell table:style-name="ACE-6"/>
          <table:table-cell table:style-name="ACE-7" table:formula="of:=([.G7]-[.$D7])/MAX([.$D7];1)" office:value-type="float" office:value="0">
            <text:p>0.00%</text:p>
          </table:table-cell>
          <table:table-cell table:style-name="ACE-7" table:formula="of:=([.H7]-[.$D7])/MAX([.$D7];1)" office:value-type="float" office:value="0">
            <text:p>0.00%</text:p>
          </table:table-cell>
          <table:table-cell table:style-name="ACE-7" table:formula="of:=([.I7]-[.$D7])/MAX([.$D7];1)" office:value-type="float" office:value="0">
            <text:p>0.00%</text:p>
          </table:table-cell>
          <table:table-cell table:style-name="ACE-7" table:formula="of:=([.J7]-[.$D7])/MAX([.$D7];1)" office:value-type="float" office:value="0">
            <text:p>0.00%</text:p>
          </table:table-cell>
          <table:table-cell table:style-name="ACE-7" table:formula="of:=([.K7]-[.$D7])/MAX([.$D7];1)" office:value-type="float" office:value="0">
            <text:p>0.00%</text:p>
          </table:table-cell>
          <table:table-cell table:style-name="ACE-7" table:formula="of:=([.L7]-[.$D7])/MAX([.$D7];1)" office:value-type="float" office:value="0">
            <text:p>0.00%</text:p>
          </table:table-cell>
          <table:table-cell table:style-name="ACE-7" table:formula="of:=([.M7]-[.$D7])/MAX([.$D7];1)" office:value-type="float" office:value="0">
            <text:p>0.00%</text:p>
          </table:table-cell>
          <table:table-cell table:style-name="ACE-7" table:formula="of:=([.N7]-[.$D7])/MAX([.$D7];1)" office:value-type="float" office:value="0">
            <text:p>0.00%</text:p>
          </table:table-cell>
          <table:table-cell table:style-name="ACE-7" table:formula="of:=([.O7]-[.$D7])/MAX([.$D7];1)" office:value-type="float" office:value="0">
            <text:p>0.00%</text:p>
          </table:table-cell>
          <table:table-cell table:style-name="ACE-7" table:formula="of:=([.P7]-[.$D7])/MAX([.$D7];1)" office:value-type="float" office:value="0">
            <text:p>0.00%</text:p>
          </table:table-cell>
          <table:table-cell table:number-columns-repeated="100" table:style-name="ACE-5"/>
        </table:table-row>
        <table:table-row table:style-name="AROW-1">
          <table:table-cell table:style-name="ACE-3" table:formula="of:=[.A7]+1" office:value-type="float" office:value="5">
            <text:p>5</text:p>
          </table:table-cell>
          <table:table-cell table:style-name="ACE-3" table:formula="of:=MOD([.A8];6)*[.$B$1]" office:value-type="float" office:value="500">
            <text:p>500</text:p>
          </table:table-cell>
          <table:table-cell table:style-name="ACE-3" table:formula="of:=TRUNC([.A8]/6)*[.$B$1]" office:value-type="float" office:value="0">
            <text:p>0</text:p>
          </table:table-cell>
          <table:table-cell table:style-name="ACE-4" table:formula="of:=SQRT([.B8]^2+[.C8]^2)" office:value-type="float" office:value="500">
            <text:p>500</text:p>
          </table:table-cell>
          <table:table-cell table:style-name="ACE-4" table:formula="of:=MAX([.B8:.C8])" office:value-type="float" office:value="500">
            <text:p>500</text:p>
          </table:table-cell>
          <table:table-cell table:style-name="ACE-4" table:formula="of:=MIN([.B8:.C8])" office:value-type="float" office:value="0">
            <text:p>0</text:p>
          </table:table-cell>
          <table:table-cell table:style-name="ACE-4" table:formula="of:=[.$E8]+BITRSHIFT([.$F8]*[.G$2];11)" office:value-type="float" office:value="500">
            <text:p>500</text:p>
          </table:table-cell>
          <table:table-cell table:style-name="ACE-4" table:formula="of:=[.$E8]+BITRSHIFT([.$F8]*[.H$2];11)" office:value-type="float" office:value="500">
            <text:p>500</text:p>
          </table:table-cell>
          <table:table-cell table:style-name="ACE-4" table:formula="of:=[.$E8]+BITRSHIFT([.$F8]*[.I$2];11)" office:value-type="float" office:value="500">
            <text:p>500</text:p>
          </table:table-cell>
          <table:table-cell table:style-name="ACE-4" table:formula="of:=[.$E8]+BITRSHIFT([.$F8]*[.J$2];11)" office:value-type="float" office:value="500">
            <text:p>500</text:p>
          </table:table-cell>
          <table:table-cell table:style-name="ACE-4" table:formula="of:=[.$E8]+BITRSHIFT([.$F8]*[.K$2];11)" office:value-type="float" office:value="500">
            <text:p>500</text:p>
          </table:table-cell>
          <table:table-cell table:style-name="ACE-4" table:formula="of:=[.$E8]+BITRSHIFT([.$F8]*[.L$2];11)" office:value-type="float" office:value="500">
            <text:p>500</text:p>
          </table:table-cell>
          <table:table-cell table:style-name="ACE-4" table:formula="of:=[.$E8]+BITRSHIFT([.$F8]*[.M$2];11)" office:value-type="float" office:value="500">
            <text:p>500</text:p>
          </table:table-cell>
          <table:table-cell table:style-name="ACE-4" table:formula="of:=[.$E8]+BITRSHIFT([.$F8]*[.N$2];11)" office:value-type="float" office:value="500">
            <text:p>500</text:p>
          </table:table-cell>
          <table:table-cell table:style-name="ACE-4" table:formula="of:=[.$E8]+BITRSHIFT([.$F8]*[.O$2];11)" office:value-type="float" office:value="500">
            <text:p>500</text:p>
          </table:table-cell>
          <table:table-cell table:style-name="ACE-4" table:formula="of:=[.$E8]+BITRSHIFT([.$F8]*[.P$2];11)" office:value-type="float" office:value="500">
            <text:p>500</text:p>
          </table:table-cell>
          <table:table-cell table:style-name="ACE-5"/>
          <table:table-cell table:style-name="ACE-6"/>
          <table:table-cell table:style-name="ACE-7" table:formula="of:=([.G8]-[.$D8])/MAX([.$D8];1)" office:value-type="float" office:value="0">
            <text:p>0.00%</text:p>
          </table:table-cell>
          <table:table-cell table:style-name="ACE-7" table:formula="of:=([.H8]-[.$D8])/MAX([.$D8];1)" office:value-type="float" office:value="0">
            <text:p>0.00%</text:p>
          </table:table-cell>
          <table:table-cell table:style-name="ACE-7" table:formula="of:=([.I8]-[.$D8])/MAX([.$D8];1)" office:value-type="float" office:value="0">
            <text:p>0.00%</text:p>
          </table:table-cell>
          <table:table-cell table:style-name="ACE-7" table:formula="of:=([.J8]-[.$D8])/MAX([.$D8];1)" office:value-type="float" office:value="0">
            <text:p>0.00%</text:p>
          </table:table-cell>
          <table:table-cell table:style-name="ACE-7" table:formula="of:=([.K8]-[.$D8])/MAX([.$D8];1)" office:value-type="float" office:value="0">
            <text:p>0.00%</text:p>
          </table:table-cell>
          <table:table-cell table:style-name="ACE-7" table:formula="of:=([.L8]-[.$D8])/MAX([.$D8];1)" office:value-type="float" office:value="0">
            <text:p>0.00%</text:p>
          </table:table-cell>
          <table:table-cell table:style-name="ACE-7" table:formula="of:=([.M8]-[.$D8])/MAX([.$D8];1)" office:value-type="float" office:value="0">
            <text:p>0.00%</text:p>
          </table:table-cell>
          <table:table-cell table:style-name="ACE-7" table:formula="of:=([.N8]-[.$D8])/MAX([.$D8];1)" office:value-type="float" office:value="0">
            <text:p>0.00%</text:p>
          </table:table-cell>
          <table:table-cell table:style-name="ACE-7" table:formula="of:=([.O8]-[.$D8])/MAX([.$D8];1)" office:value-type="float" office:value="0">
            <text:p>0.00%</text:p>
          </table:table-cell>
          <table:table-cell table:style-name="ACE-7" table:formula="of:=([.P8]-[.$D8])/MAX([.$D8];1)" office:value-type="float" office:value="0">
            <text:p>0.00%</text:p>
          </table:table-cell>
          <table:table-cell table:number-columns-repeated="100" table:style-name="ACE-5"/>
        </table:table-row>
        <table:table-row table:style-name="AROW-1">
          <table:table-cell table:style-name="ACE-3" table:formula="of:=[.A8]+1" office:value-type="float" office:value="6">
            <text:p>6</text:p>
          </table:table-cell>
          <table:table-cell table:style-name="ACE-3" table:formula="of:=MOD([.A9];6)*[.$B$1]" office:value-type="float" office:value="0">
            <text:p>0</text:p>
          </table:table-cell>
          <table:table-cell table:style-name="ACE-3" table:formula="of:=TRUNC([.A9]/6)*[.$B$1]" office:value-type="float" office:value="100">
            <text:p>100</text:p>
          </table:table-cell>
          <table:table-cell table:style-name="ACE-4" table:formula="of:=SQRT([.B9]^2+[.C9]^2)" office:value-type="float" office:value="100">
            <text:p>100</text:p>
          </table:table-cell>
          <table:table-cell table:style-name="ACE-4" table:formula="of:=MAX([.B9:.C9])" office:value-type="float" office:value="100">
            <text:p>100</text:p>
          </table:table-cell>
          <table:table-cell table:style-name="ACE-4" table:formula="of:=MIN([.B9:.C9])" office:value-type="float" office:value="0">
            <text:p>0</text:p>
          </table:table-cell>
          <table:table-cell table:style-name="ACE-4" table:formula="of:=[.$E9]+BITRSHIFT([.$F9]*[.G$2];11)" office:value-type="float" office:value="100">
            <text:p>100</text:p>
          </table:table-cell>
          <table:table-cell table:style-name="ACE-4" table:formula="of:=[.$E9]+BITRSHIFT([.$F9]*[.H$2];11)" office:value-type="float" office:value="100">
            <text:p>100</text:p>
          </table:table-cell>
          <table:table-cell table:style-name="ACE-4" table:formula="of:=[.$E9]+BITRSHIFT([.$F9]*[.I$2];11)" office:value-type="float" office:value="100">
            <text:p>100</text:p>
          </table:table-cell>
          <table:table-cell table:style-name="ACE-4" table:formula="of:=[.$E9]+BITRSHIFT([.$F9]*[.J$2];11)" office:value-type="float" office:value="100">
            <text:p>100</text:p>
          </table:table-cell>
          <table:table-cell table:style-name="ACE-4" table:formula="of:=[.$E9]+BITRSHIFT([.$F9]*[.K$2];11)" office:value-type="float" office:value="100">
            <text:p>100</text:p>
          </table:table-cell>
          <table:table-cell table:style-name="ACE-4" table:formula="of:=[.$E9]+BITRSHIFT([.$F9]*[.L$2];11)" office:value-type="float" office:value="100">
            <text:p>100</text:p>
          </table:table-cell>
          <table:table-cell table:style-name="ACE-4" table:formula="of:=[.$E9]+BITRSHIFT([.$F9]*[.M$2];11)" office:value-type="float" office:value="100">
            <text:p>100</text:p>
          </table:table-cell>
          <table:table-cell table:style-name="ACE-4" table:formula="of:=[.$E9]+BITRSHIFT([.$F9]*[.N$2];11)" office:value-type="float" office:value="100">
            <text:p>100</text:p>
          </table:table-cell>
          <table:table-cell table:style-name="ACE-4" table:formula="of:=[.$E9]+BITRSHIFT([.$F9]*[.O$2];11)" office:value-type="float" office:value="100">
            <text:p>100</text:p>
          </table:table-cell>
          <table:table-cell table:style-name="ACE-4" table:formula="of:=[.$E9]+BITRSHIFT([.$F9]*[.P$2];11)" office:value-type="float" office:value="100">
            <text:p>100</text:p>
          </table:table-cell>
          <table:table-cell table:style-name="ACE-5"/>
          <table:table-cell table:style-name="ACE-6"/>
          <table:table-cell table:style-name="ACE-7" table:formula="of:=([.G9]-[.$D9])/MAX([.$D9];1)" office:value-type="float" office:value="0">
            <text:p>0.00%</text:p>
          </table:table-cell>
          <table:table-cell table:style-name="ACE-7" table:formula="of:=([.H9]-[.$D9])/MAX([.$D9];1)" office:value-type="float" office:value="0">
            <text:p>0.00%</text:p>
          </table:table-cell>
          <table:table-cell table:style-name="ACE-7" table:formula="of:=([.I9]-[.$D9])/MAX([.$D9];1)" office:value-type="float" office:value="0">
            <text:p>0.00%</text:p>
          </table:table-cell>
          <table:table-cell table:style-name="ACE-7" table:formula="of:=([.J9]-[.$D9])/MAX([.$D9];1)" office:value-type="float" office:value="0">
            <text:p>0.00%</text:p>
          </table:table-cell>
          <table:table-cell table:style-name="ACE-7" table:formula="of:=([.K9]-[.$D9])/MAX([.$D9];1)" office:value-type="float" office:value="0">
            <text:p>0.00%</text:p>
          </table:table-cell>
          <table:table-cell table:style-name="ACE-7" table:formula="of:=([.L9]-[.$D9])/MAX([.$D9];1)" office:value-type="float" office:value="0">
            <text:p>0.00%</text:p>
          </table:table-cell>
          <table:table-cell table:style-name="ACE-7" table:formula="of:=([.M9]-[.$D9])/MAX([.$D9];1)" office:value-type="float" office:value="0">
            <text:p>0.00%</text:p>
          </table:table-cell>
          <table:table-cell table:style-name="ACE-7" table:formula="of:=([.N9]-[.$D9])/MAX([.$D9];1)" office:value-type="float" office:value="0">
            <text:p>0.00%</text:p>
          </table:table-cell>
          <table:table-cell table:style-name="ACE-7" table:formula="of:=([.O9]-[.$D9])/MAX([.$D9];1)" office:value-type="float" office:value="0">
            <text:p>0.00%</text:p>
          </table:table-cell>
          <table:table-cell table:style-name="ACE-7" table:formula="of:=([.P9]-[.$D9])/MAX([.$D9];1)" office:value-type="float" office:value="0">
            <text:p>0.00%</text:p>
          </table:table-cell>
          <table:table-cell table:number-columns-repeated="100" table:style-name="ACE-5"/>
        </table:table-row>
        <table:table-row table:style-name="AROW-1">
          <table:table-cell table:style-name="ACE-3" table:formula="of:=[.A9]+1" office:value-type="float" office:value="7">
            <text:p>7</text:p>
          </table:table-cell>
          <table:table-cell table:style-name="ACE-3" table:formula="of:=MOD([.A10];6)*[.$B$1]" office:value-type="float" office:value="100">
            <text:p>100</text:p>
          </table:table-cell>
          <table:table-cell table:style-name="ACE-3" table:formula="of:=TRUNC([.A10]/6)*[.$B$1]" office:value-type="float" office:value="100">
            <text:p>100</text:p>
          </table:table-cell>
          <table:table-cell table:style-name="ACE-4" table:formula="of:=SQRT([.B10]^2+[.C10]^2)" office:value-type="float" office:value="141.42135623730951">
            <text:p>141.421356</text:p>
          </table:table-cell>
          <table:table-cell table:style-name="ACE-4" table:formula="of:=MAX([.B10:.C10])" office:value-type="float" office:value="100">
            <text:p>100</text:p>
          </table:table-cell>
          <table:table-cell table:style-name="ACE-4" table:formula="of:=MIN([.B10:.C10])" office:value-type="float" office:value="100">
            <text:p>100</text:p>
          </table:table-cell>
          <table:table-cell table:style-name="ACE-4" table:formula="of:=[.$E10]+BITRSHIFT([.$F10]*[.G$2];11)" office:value-type="float" office:value="130">
            <text:p>130</text:p>
          </table:table-cell>
          <table:table-cell table:style-name="ACE-4" table:formula="of:=[.$E10]+BITRSHIFT([.$F10]*[.H$2];11)" office:value-type="float" office:value="130">
            <text:p>130</text:p>
          </table:table-cell>
          <table:table-cell table:style-name="ACE-4" table:formula="of:=[.$E10]+BITRSHIFT([.$F10]*[.I$2];11)" office:value-type="float" office:value="130">
            <text:p>130</text:p>
          </table:table-cell>
          <table:table-cell table:style-name="ACE-4" table:formula="of:=[.$E10]+BITRSHIFT([.$F10]*[.J$2];11)" office:value-type="float" office:value="130">
            <text:p>130</text:p>
          </table:table-cell>
          <table:table-cell table:style-name="ACE-4" table:formula="of:=[.$E10]+BITRSHIFT([.$F10]*[.K$2];11)" office:value-type="float" office:value="130">
            <text:p>130</text:p>
          </table:table-cell>
          <table:table-cell table:style-name="ACE-4" table:formula="of:=[.$E10]+BITRSHIFT([.$F10]*[.L$2];11)" office:value-type="float" office:value="130">
            <text:p>130</text:p>
          </table:table-cell>
          <table:table-cell table:style-name="ACE-4" table:formula="of:=[.$E10]+BITRSHIFT([.$F10]*[.M$2];11)" office:value-type="float" office:value="130">
            <text:p>130</text:p>
          </table:table-cell>
          <table:table-cell table:style-name="ACE-4" table:formula="of:=[.$E10]+BITRSHIFT([.$F10]*[.N$2];11)" office:value-type="float" office:value="130">
            <text:p>130</text:p>
          </table:table-cell>
          <table:table-cell table:style-name="ACE-4" table:formula="of:=[.$E10]+BITRSHIFT([.$F10]*[.O$2];11)" office:value-type="float" office:value="130">
            <text:p>130</text:p>
          </table:table-cell>
          <table:table-cell table:style-name="ACE-4" table:formula="of:=[.$E10]+BITRSHIFT([.$F10]*[.P$2];11)" office:value-type="float" office:value="130">
            <text:p>130</text:p>
          </table:table-cell>
          <table:table-cell table:style-name="ACE-5"/>
          <table:table-cell table:style-name="ACE-6"/>
          <table:table-cell table:style-name="ACE-7" table:formula="of:=([.G10]-[.$D10])/MAX([.$D10];1)" office:value-type="float" office:value="-0.080761184457488255">
            <text:p>−8.08%</text:p>
          </table:table-cell>
          <table:table-cell table:style-name="ACE-7" table:formula="of:=([.H10]-[.$D10])/MAX([.$D10];1)" office:value-type="float" office:value="-0.080761184457488255">
            <text:p>−8.08%</text:p>
          </table:table-cell>
          <table:table-cell table:style-name="ACE-7" table:formula="of:=([.I10]-[.$D10])/MAX([.$D10];1)" office:value-type="float" office:value="-0.080761184457488255">
            <text:p>−8.08%</text:p>
          </table:table-cell>
          <table:table-cell table:style-name="ACE-7" table:formula="of:=([.J10]-[.$D10])/MAX([.$D10];1)" office:value-type="float" office:value="-0.080761184457488255">
            <text:p>−8.08%</text:p>
          </table:table-cell>
          <table:table-cell table:style-name="ACE-7" table:formula="of:=([.K10]-[.$D10])/MAX([.$D10];1)" office:value-type="float" office:value="-0.080761184457488255">
            <text:p>−8.08%</text:p>
          </table:table-cell>
          <table:table-cell table:style-name="ACE-7" table:formula="of:=([.L10]-[.$D10])/MAX([.$D10];1)" office:value-type="float" office:value="-0.080761184457488255">
            <text:p>−8.08%</text:p>
          </table:table-cell>
          <table:table-cell table:style-name="ACE-7" table:formula="of:=([.M10]-[.$D10])/MAX([.$D10];1)" office:value-type="float" office:value="-0.080761184457488255">
            <text:p>−8.08%</text:p>
          </table:table-cell>
          <table:table-cell table:style-name="ACE-7" table:formula="of:=([.N10]-[.$D10])/MAX([.$D10];1)" office:value-type="float" office:value="-0.080761184457488255">
            <text:p>−8.08%</text:p>
          </table:table-cell>
          <table:table-cell table:style-name="ACE-7" table:formula="of:=([.O10]-[.$D10])/MAX([.$D10];1)" office:value-type="float" office:value="-0.080761184457488255">
            <text:p>−8.08%</text:p>
          </table:table-cell>
          <table:table-cell table:style-name="ACE-7" table:formula="of:=([.P10]-[.$D10])/MAX([.$D10];1)" office:value-type="float" office:value="-0.080761184457488255">
            <text:p>−8.08%</text:p>
          </table:table-cell>
          <table:table-cell table:number-columns-repeated="100" table:style-name="ACE-5"/>
        </table:table-row>
        <table:table-row table:style-name="AROW-1">
          <table:table-cell table:style-name="ACE-3" table:formula="of:=[.A10]+1" office:value-type="float" office:value="8">
            <text:p>8</text:p>
          </table:table-cell>
          <table:table-cell table:style-name="ACE-3" table:formula="of:=MOD([.A11];6)*[.$B$1]" office:value-type="float" office:value="200">
            <text:p>200</text:p>
          </table:table-cell>
          <table:table-cell table:style-name="ACE-3" table:formula="of:=TRUNC([.A11]/6)*[.$B$1]" office:value-type="float" office:value="100">
            <text:p>100</text:p>
          </table:table-cell>
          <table:table-cell table:style-name="ACE-4" table:formula="of:=SQRT([.B11]^2+[.C11]^2)" office:value-type="float" office:value="223.60679774997897">
            <text:p>223.606798</text:p>
          </table:table-cell>
          <table:table-cell table:style-name="ACE-4" table:formula="of:=MAX([.B11:.C11])" office:value-type="float" office:value="200">
            <text:p>200</text:p>
          </table:table-cell>
          <table:table-cell table:style-name="ACE-4" table:formula="of:=MIN([.B11:.C11])" office:value-type="float" office:value="100">
            <text:p>100</text:p>
          </table:table-cell>
          <table:table-cell table:style-name="ACE-4" table:formula="of:=[.$E11]+BITRSHIFT([.$F11]*[.G$2];11)" office:value-type="float" office:value="230">
            <text:p>230</text:p>
          </table:table-cell>
          <table:table-cell table:style-name="ACE-4" table:formula="of:=[.$E11]+BITRSHIFT([.$F11]*[.H$2];11)" office:value-type="float" office:value="230">
            <text:p>230</text:p>
          </table:table-cell>
          <table:table-cell table:style-name="ACE-4" table:formula="of:=[.$E11]+BITRSHIFT([.$F11]*[.I$2];11)" office:value-type="float" office:value="230">
            <text:p>230</text:p>
          </table:table-cell>
          <table:table-cell table:style-name="ACE-4" table:formula="of:=[.$E11]+BITRSHIFT([.$F11]*[.J$2];11)" office:value-type="float" office:value="230">
            <text:p>230</text:p>
          </table:table-cell>
          <table:table-cell table:style-name="ACE-4" table:formula="of:=[.$E11]+BITRSHIFT([.$F11]*[.K$2];11)" office:value-type="float" office:value="230">
            <text:p>230</text:p>
          </table:table-cell>
          <table:table-cell table:style-name="ACE-4" table:formula="of:=[.$E11]+BITRSHIFT([.$F11]*[.L$2];11)" office:value-type="float" office:value="230">
            <text:p>230</text:p>
          </table:table-cell>
          <table:table-cell table:style-name="ACE-4" table:formula="of:=[.$E11]+BITRSHIFT([.$F11]*[.M$2];11)" office:value-type="float" office:value="230">
            <text:p>230</text:p>
          </table:table-cell>
          <table:table-cell table:style-name="ACE-4" table:formula="of:=[.$E11]+BITRSHIFT([.$F11]*[.N$2];11)" office:value-type="float" office:value="230">
            <text:p>230</text:p>
          </table:table-cell>
          <table:table-cell table:style-name="ACE-4" table:formula="of:=[.$E11]+BITRSHIFT([.$F11]*[.O$2];11)" office:value-type="float" office:value="230">
            <text:p>230</text:p>
          </table:table-cell>
          <table:table-cell table:style-name="ACE-4" table:formula="of:=[.$E11]+BITRSHIFT([.$F11]*[.P$2];11)" office:value-type="float" office:value="230">
            <text:p>230</text:p>
          </table:table-cell>
          <table:table-cell table:style-name="ACE-5"/>
          <table:table-cell table:style-name="ACE-6"/>
          <table:table-cell table:style-name="ACE-7" table:formula="of:=([.G11]-[.$D11])/MAX([.$D11];1)" office:value-type="float" office:value="0.028591269649903276">
            <text:p>2.86%</text:p>
          </table:table-cell>
          <table:table-cell table:style-name="ACE-7" table:formula="of:=([.H11]-[.$D11])/MAX([.$D11];1)" office:value-type="float" office:value="0.028591269649903276">
            <text:p>2.86%</text:p>
          </table:table-cell>
          <table:table-cell table:style-name="ACE-7" table:formula="of:=([.I11]-[.$D11])/MAX([.$D11];1)" office:value-type="float" office:value="0.028591269649903276">
            <text:p>2.86%</text:p>
          </table:table-cell>
          <table:table-cell table:style-name="ACE-7" table:formula="of:=([.J11]-[.$D11])/MAX([.$D11];1)" office:value-type="float" office:value="0.028591269649903276">
            <text:p>2.86%</text:p>
          </table:table-cell>
          <table:table-cell table:style-name="ACE-7" table:formula="of:=([.K11]-[.$D11])/MAX([.$D11];1)" office:value-type="float" office:value="0.028591269649903276">
            <text:p>2.86%</text:p>
          </table:table-cell>
          <table:table-cell table:style-name="ACE-7" table:formula="of:=([.L11]-[.$D11])/MAX([.$D11];1)" office:value-type="float" office:value="0.028591269649903276">
            <text:p>2.86%</text:p>
          </table:table-cell>
          <table:table-cell table:style-name="ACE-7" table:formula="of:=([.M11]-[.$D11])/MAX([.$D11];1)" office:value-type="float" office:value="0.028591269649903276">
            <text:p>2.86%</text:p>
          </table:table-cell>
          <table:table-cell table:style-name="ACE-7" table:formula="of:=([.N11]-[.$D11])/MAX([.$D11];1)" office:value-type="float" office:value="0.028591269649903276">
            <text:p>2.86%</text:p>
          </table:table-cell>
          <table:table-cell table:style-name="ACE-7" table:formula="of:=([.O11]-[.$D11])/MAX([.$D11];1)" office:value-type="float" office:value="0.028591269649903276">
            <text:p>2.86%</text:p>
          </table:table-cell>
          <table:table-cell table:style-name="ACE-7" table:formula="of:=([.P11]-[.$D11])/MAX([.$D11];1)" office:value-type="float" office:value="0.028591269649903276">
            <text:p>2.86%</text:p>
          </table:table-cell>
          <table:table-cell table:number-columns-repeated="100" table:style-name="ACE-5"/>
        </table:table-row>
        <table:table-row table:style-name="AROW-1">
          <table:table-cell table:style-name="ACE-3" table:formula="of:=[.A11]+1" office:value-type="float" office:value="9">
            <text:p>9</text:p>
          </table:table-cell>
          <table:table-cell table:style-name="ACE-3" table:formula="of:=MOD([.A12];6)*[.$B$1]" office:value-type="float" office:value="300">
            <text:p>300</text:p>
          </table:table-cell>
          <table:table-cell table:style-name="ACE-3" table:formula="of:=TRUNC([.A12]/6)*[.$B$1]" office:value-type="float" office:value="100">
            <text:p>100</text:p>
          </table:table-cell>
          <table:table-cell table:style-name="ACE-4" table:formula="of:=SQRT([.B12]^2+[.C12]^2)" office:value-type="float" office:value="316.22776601683796">
            <text:p>316.227766</text:p>
          </table:table-cell>
          <table:table-cell table:style-name="ACE-4" table:formula="of:=MAX([.B12:.C12])" office:value-type="float" office:value="300">
            <text:p>300</text:p>
          </table:table-cell>
          <table:table-cell table:style-name="ACE-4" table:formula="of:=MIN([.B12:.C12])" office:value-type="float" office:value="100">
            <text:p>100</text:p>
          </table:table-cell>
          <table:table-cell table:style-name="ACE-4" table:formula="of:=[.$E12]+BITRSHIFT([.$F12]*[.G$2];11)" office:value-type="float" office:value="330">
            <text:p>330</text:p>
          </table:table-cell>
          <table:table-cell table:style-name="ACE-4" table:formula="of:=[.$E12]+BITRSHIFT([.$F12]*[.H$2];11)" office:value-type="float" office:value="330">
            <text:p>330</text:p>
          </table:table-cell>
          <table:table-cell table:style-name="ACE-4" table:formula="of:=[.$E12]+BITRSHIFT([.$F12]*[.I$2];11)" office:value-type="float" office:value="330">
            <text:p>330</text:p>
          </table:table-cell>
          <table:table-cell table:style-name="ACE-4" table:formula="of:=[.$E12]+BITRSHIFT([.$F12]*[.J$2];11)" office:value-type="float" office:value="330">
            <text:p>330</text:p>
          </table:table-cell>
          <table:table-cell table:style-name="ACE-4" table:formula="of:=[.$E12]+BITRSHIFT([.$F12]*[.K$2];11)" office:value-type="float" office:value="330">
            <text:p>330</text:p>
          </table:table-cell>
          <table:table-cell table:style-name="ACE-4" table:formula="of:=[.$E12]+BITRSHIFT([.$F12]*[.L$2];11)" office:value-type="float" office:value="330">
            <text:p>330</text:p>
          </table:table-cell>
          <table:table-cell table:style-name="ACE-4" table:formula="of:=[.$E12]+BITRSHIFT([.$F12]*[.M$2];11)" office:value-type="float" office:value="330">
            <text:p>330</text:p>
          </table:table-cell>
          <table:table-cell table:style-name="ACE-4" table:formula="of:=[.$E12]+BITRSHIFT([.$F12]*[.N$2];11)" office:value-type="float" office:value="330">
            <text:p>330</text:p>
          </table:table-cell>
          <table:table-cell table:style-name="ACE-4" table:formula="of:=[.$E12]+BITRSHIFT([.$F12]*[.O$2];11)" office:value-type="float" office:value="330">
            <text:p>330</text:p>
          </table:table-cell>
          <table:table-cell table:style-name="ACE-4" table:formula="of:=[.$E12]+BITRSHIFT([.$F12]*[.P$2];11)" office:value-type="float" office:value="330">
            <text:p>330</text:p>
          </table:table-cell>
          <table:table-cell table:style-name="ACE-5"/>
          <table:table-cell table:style-name="ACE-6"/>
          <table:table-cell table:style-name="ACE-7" table:formula="of:=([.G12]-[.$D12])/MAX([.$D12];1)" office:value-type="float" office:value="0.043551627855565087">
            <text:p>4.36%</text:p>
          </table:table-cell>
          <table:table-cell table:style-name="ACE-7" table:formula="of:=([.H12]-[.$D12])/MAX([.$D12];1)" office:value-type="float" office:value="0.043551627855565087">
            <text:p>4.36%</text:p>
          </table:table-cell>
          <table:table-cell table:style-name="ACE-7" table:formula="of:=([.I12]-[.$D12])/MAX([.$D12];1)" office:value-type="float" office:value="0.043551627855565087">
            <text:p>4.36%</text:p>
          </table:table-cell>
          <table:table-cell table:style-name="ACE-7" table:formula="of:=([.J12]-[.$D12])/MAX([.$D12];1)" office:value-type="float" office:value="0.043551627855565087">
            <text:p>4.36%</text:p>
          </table:table-cell>
          <table:table-cell table:style-name="ACE-7" table:formula="of:=([.K12]-[.$D12])/MAX([.$D12];1)" office:value-type="float" office:value="0.043551627855565087">
            <text:p>4.36%</text:p>
          </table:table-cell>
          <table:table-cell table:style-name="ACE-7" table:formula="of:=([.L12]-[.$D12])/MAX([.$D12];1)" office:value-type="float" office:value="0.043551627855565087">
            <text:p>4.36%</text:p>
          </table:table-cell>
          <table:table-cell table:style-name="ACE-7" table:formula="of:=([.M12]-[.$D12])/MAX([.$D12];1)" office:value-type="float" office:value="0.043551627855565087">
            <text:p>4.36%</text:p>
          </table:table-cell>
          <table:table-cell table:style-name="ACE-7" table:formula="of:=([.N12]-[.$D12])/MAX([.$D12];1)" office:value-type="float" office:value="0.043551627855565087">
            <text:p>4.36%</text:p>
          </table:table-cell>
          <table:table-cell table:style-name="ACE-7" table:formula="of:=([.O12]-[.$D12])/MAX([.$D12];1)" office:value-type="float" office:value="0.043551627855565087">
            <text:p>4.36%</text:p>
          </table:table-cell>
          <table:table-cell table:style-name="ACE-7" table:formula="of:=([.P12]-[.$D12])/MAX([.$D12];1)" office:value-type="float" office:value="0.043551627855565087">
            <text:p>4.36%</text:p>
          </table:table-cell>
          <table:table-cell table:number-columns-repeated="100" table:style-name="ACE-5"/>
        </table:table-row>
        <table:table-row table:style-name="AROW-1">
          <table:table-cell table:style-name="ACE-3" table:formula="of:=[.A12]+1" office:value-type="float" office:value="10">
            <text:p>10</text:p>
          </table:table-cell>
          <table:table-cell table:style-name="ACE-3" table:formula="of:=MOD([.A13];6)*[.$B$1]" office:value-type="float" office:value="400">
            <text:p>400</text:p>
          </table:table-cell>
          <table:table-cell table:style-name="ACE-3" table:formula="of:=TRUNC([.A13]/6)*[.$B$1]" office:value-type="float" office:value="100">
            <text:p>100</text:p>
          </table:table-cell>
          <table:table-cell table:style-name="ACE-4" table:formula="of:=SQRT([.B13]^2+[.C13]^2)" office:value-type="float" office:value="412.31056256176606">
            <text:p>412.310563</text:p>
          </table:table-cell>
          <table:table-cell table:style-name="ACE-4" table:formula="of:=MAX([.B13:.C13])" office:value-type="float" office:value="400">
            <text:p>400</text:p>
          </table:table-cell>
          <table:table-cell table:style-name="ACE-4" table:formula="of:=MIN([.B13:.C13])" office:value-type="float" office:value="100">
            <text:p>100</text:p>
          </table:table-cell>
          <table:table-cell table:style-name="ACE-4" table:formula="of:=[.$E13]+BITRSHIFT([.$F13]*[.G$2];11)" office:value-type="float" office:value="430">
            <text:p>430</text:p>
          </table:table-cell>
          <table:table-cell table:style-name="ACE-4" table:formula="of:=[.$E13]+BITRSHIFT([.$F13]*[.H$2];11)" office:value-type="float" office:value="430">
            <text:p>430</text:p>
          </table:table-cell>
          <table:table-cell table:style-name="ACE-4" table:formula="of:=[.$E13]+BITRSHIFT([.$F13]*[.I$2];11)" office:value-type="float" office:value="430">
            <text:p>430</text:p>
          </table:table-cell>
          <table:table-cell table:style-name="ACE-4" table:formula="of:=[.$E13]+BITRSHIFT([.$F13]*[.J$2];11)" office:value-type="float" office:value="430">
            <text:p>430</text:p>
          </table:table-cell>
          <table:table-cell table:style-name="ACE-4" table:formula="of:=[.$E13]+BITRSHIFT([.$F13]*[.K$2];11)" office:value-type="float" office:value="430">
            <text:p>430</text:p>
          </table:table-cell>
          <table:table-cell table:style-name="ACE-4" table:formula="of:=[.$E13]+BITRSHIFT([.$F13]*[.L$2];11)" office:value-type="float" office:value="430">
            <text:p>430</text:p>
          </table:table-cell>
          <table:table-cell table:style-name="ACE-4" table:formula="of:=[.$E13]+BITRSHIFT([.$F13]*[.M$2];11)" office:value-type="float" office:value="430">
            <text:p>430</text:p>
          </table:table-cell>
          <table:table-cell table:style-name="ACE-4" table:formula="of:=[.$E13]+BITRSHIFT([.$F13]*[.N$2];11)" office:value-type="float" office:value="430">
            <text:p>430</text:p>
          </table:table-cell>
          <table:table-cell table:style-name="ACE-4" table:formula="of:=[.$E13]+BITRSHIFT([.$F13]*[.O$2];11)" office:value-type="float" office:value="430">
            <text:p>430</text:p>
          </table:table-cell>
          <table:table-cell table:style-name="ACE-4" table:formula="of:=[.$E13]+BITRSHIFT([.$F13]*[.P$2];11)" office:value-type="float" office:value="430">
            <text:p>430</text:p>
          </table:table-cell>
          <table:table-cell table:style-name="ACE-5"/>
          <table:table-cell table:style-name="ACE-6"/>
          <table:table-cell table:style-name="ACE-7" table:formula="of:=([.G13]-[.$D13])/MAX([.$D13];1)" office:value-type="float" office:value="0.042903187656231766">
            <text:p>4.29%</text:p>
          </table:table-cell>
          <table:table-cell table:style-name="ACE-7" table:formula="of:=([.H13]-[.$D13])/MAX([.$D13];1)" office:value-type="float" office:value="0.042903187656231766">
            <text:p>4.29%</text:p>
          </table:table-cell>
          <table:table-cell table:style-name="ACE-7" table:formula="of:=([.I13]-[.$D13])/MAX([.$D13];1)" office:value-type="float" office:value="0.042903187656231766">
            <text:p>4.29%</text:p>
          </table:table-cell>
          <table:table-cell table:style-name="ACE-7" table:formula="of:=([.J13]-[.$D13])/MAX([.$D13];1)" office:value-type="float" office:value="0.042903187656231766">
            <text:p>4.29%</text:p>
          </table:table-cell>
          <table:table-cell table:style-name="ACE-7" table:formula="of:=([.K13]-[.$D13])/MAX([.$D13];1)" office:value-type="float" office:value="0.042903187656231766">
            <text:p>4.29%</text:p>
          </table:table-cell>
          <table:table-cell table:style-name="ACE-7" table:formula="of:=([.L13]-[.$D13])/MAX([.$D13];1)" office:value-type="float" office:value="0.042903187656231766">
            <text:p>4.29%</text:p>
          </table:table-cell>
          <table:table-cell table:style-name="ACE-7" table:formula="of:=([.M13]-[.$D13])/MAX([.$D13];1)" office:value-type="float" office:value="0.042903187656231766">
            <text:p>4.29%</text:p>
          </table:table-cell>
          <table:table-cell table:style-name="ACE-7" table:formula="of:=([.N13]-[.$D13])/MAX([.$D13];1)" office:value-type="float" office:value="0.042903187656231766">
            <text:p>4.29%</text:p>
          </table:table-cell>
          <table:table-cell table:style-name="ACE-7" table:formula="of:=([.O13]-[.$D13])/MAX([.$D13];1)" office:value-type="float" office:value="0.042903187656231766">
            <text:p>4.29%</text:p>
          </table:table-cell>
          <table:table-cell table:style-name="ACE-7" table:formula="of:=([.P13]-[.$D13])/MAX([.$D13];1)" office:value-type="float" office:value="0.042903187656231766">
            <text:p>4.29%</text:p>
          </table:table-cell>
          <table:table-cell table:number-columns-repeated="100" table:style-name="ACE-5"/>
        </table:table-row>
        <table:table-row table:style-name="AROW-1">
          <table:table-cell table:style-name="ACE-3" table:formula="of:=[.A13]+1" office:value-type="float" office:value="11">
            <text:p>11</text:p>
          </table:table-cell>
          <table:table-cell table:style-name="ACE-3" table:formula="of:=MOD([.A14];6)*[.$B$1]" office:value-type="float" office:value="500">
            <text:p>500</text:p>
          </table:table-cell>
          <table:table-cell table:style-name="ACE-3" table:formula="of:=TRUNC([.A14]/6)*[.$B$1]" office:value-type="float" office:value="100">
            <text:p>100</text:p>
          </table:table-cell>
          <table:table-cell table:style-name="ACE-4" table:formula="of:=SQRT([.B14]^2+[.C14]^2)" office:value-type="float" office:value="509.90195135927848">
            <text:p>509.901951</text:p>
          </table:table-cell>
          <table:table-cell table:style-name="ACE-4" table:formula="of:=MAX([.B14:.C14])" office:value-type="float" office:value="500">
            <text:p>500</text:p>
          </table:table-cell>
          <table:table-cell table:style-name="ACE-4" table:formula="of:=MIN([.B14:.C14])" office:value-type="float" office:value="100">
            <text:p>100</text:p>
          </table:table-cell>
          <table:table-cell table:style-name="ACE-4" table:formula="of:=[.$E14]+BITRSHIFT([.$F14]*[.G$2];11)" office:value-type="float" office:value="530">
            <text:p>530</text:p>
          </table:table-cell>
          <table:table-cell table:style-name="ACE-4" table:formula="of:=[.$E14]+BITRSHIFT([.$F14]*[.H$2];11)" office:value-type="float" office:value="530">
            <text:p>530</text:p>
          </table:table-cell>
          <table:table-cell table:style-name="ACE-4" table:formula="of:=[.$E14]+BITRSHIFT([.$F14]*[.I$2];11)" office:value-type="float" office:value="530">
            <text:p>530</text:p>
          </table:table-cell>
          <table:table-cell table:style-name="ACE-4" table:formula="of:=[.$E14]+BITRSHIFT([.$F14]*[.J$2];11)" office:value-type="float" office:value="530">
            <text:p>530</text:p>
          </table:table-cell>
          <table:table-cell table:style-name="ACE-4" table:formula="of:=[.$E14]+BITRSHIFT([.$F14]*[.K$2];11)" office:value-type="float" office:value="530">
            <text:p>530</text:p>
          </table:table-cell>
          <table:table-cell table:style-name="ACE-4" table:formula="of:=[.$E14]+BITRSHIFT([.$F14]*[.L$2];11)" office:value-type="float" office:value="530">
            <text:p>530</text:p>
          </table:table-cell>
          <table:table-cell table:style-name="ACE-4" table:formula="of:=[.$E14]+BITRSHIFT([.$F14]*[.M$2];11)" office:value-type="float" office:value="530">
            <text:p>530</text:p>
          </table:table-cell>
          <table:table-cell table:style-name="ACE-4" table:formula="of:=[.$E14]+BITRSHIFT([.$F14]*[.N$2];11)" office:value-type="float" office:value="530">
            <text:p>530</text:p>
          </table:table-cell>
          <table:table-cell table:style-name="ACE-4" table:formula="of:=[.$E14]+BITRSHIFT([.$F14]*[.O$2];11)" office:value-type="float" office:value="530">
            <text:p>530</text:p>
          </table:table-cell>
          <table:table-cell table:style-name="ACE-4" table:formula="of:=[.$E14]+BITRSHIFT([.$F14]*[.P$2];11)" office:value-type="float" office:value="530">
            <text:p>530</text:p>
          </table:table-cell>
          <table:table-cell table:style-name="ACE-5"/>
          <table:table-cell table:style-name="ACE-6"/>
          <table:table-cell table:style-name="ACE-7" table:formula="of:=([.G14]-[.$D14])/MAX([.$D14];1)" office:value-type="float" office:value="0.039415516232375367">
            <text:p>3.94%</text:p>
          </table:table-cell>
          <table:table-cell table:style-name="ACE-7" table:formula="of:=([.H14]-[.$D14])/MAX([.$D14];1)" office:value-type="float" office:value="0.039415516232375367">
            <text:p>3.94%</text:p>
          </table:table-cell>
          <table:table-cell table:style-name="ACE-7" table:formula="of:=([.I14]-[.$D14])/MAX([.$D14];1)" office:value-type="float" office:value="0.039415516232375367">
            <text:p>3.94%</text:p>
          </table:table-cell>
          <table:table-cell table:style-name="ACE-7" table:formula="of:=([.J14]-[.$D14])/MAX([.$D14];1)" office:value-type="float" office:value="0.039415516232375367">
            <text:p>3.94%</text:p>
          </table:table-cell>
          <table:table-cell table:style-name="ACE-7" table:formula="of:=([.K14]-[.$D14])/MAX([.$D14];1)" office:value-type="float" office:value="0.039415516232375367">
            <text:p>3.94%</text:p>
          </table:table-cell>
          <table:table-cell table:style-name="ACE-7" table:formula="of:=([.L14]-[.$D14])/MAX([.$D14];1)" office:value-type="float" office:value="0.039415516232375367">
            <text:p>3.94%</text:p>
          </table:table-cell>
          <table:table-cell table:style-name="ACE-7" table:formula="of:=([.M14]-[.$D14])/MAX([.$D14];1)" office:value-type="float" office:value="0.039415516232375367">
            <text:p>3.94%</text:p>
          </table:table-cell>
          <table:table-cell table:style-name="ACE-7" table:formula="of:=([.N14]-[.$D14])/MAX([.$D14];1)" office:value-type="float" office:value="0.039415516232375367">
            <text:p>3.94%</text:p>
          </table:table-cell>
          <table:table-cell table:style-name="ACE-7" table:formula="of:=([.O14]-[.$D14])/MAX([.$D14];1)" office:value-type="float" office:value="0.039415516232375367">
            <text:p>3.94%</text:p>
          </table:table-cell>
          <table:table-cell table:style-name="ACE-7" table:formula="of:=([.P14]-[.$D14])/MAX([.$D14];1)" office:value-type="float" office:value="0.039415516232375367">
            <text:p>3.94%</text:p>
          </table:table-cell>
          <table:table-cell table:number-columns-repeated="100" table:style-name="ACE-5"/>
        </table:table-row>
        <table:table-row table:style-name="AROW-1">
          <table:table-cell table:style-name="ACE-3" table:formula="of:=[.A14]+1" office:value-type="float" office:value="12">
            <text:p>12</text:p>
          </table:table-cell>
          <table:table-cell table:style-name="ACE-3" table:formula="of:=MOD([.A15];6)*[.$B$1]" office:value-type="float" office:value="0">
            <text:p>0</text:p>
          </table:table-cell>
          <table:table-cell table:style-name="ACE-3" table:formula="of:=TRUNC([.A15]/6)*[.$B$1]" office:value-type="float" office:value="200">
            <text:p>200</text:p>
          </table:table-cell>
          <table:table-cell table:style-name="ACE-4" table:formula="of:=SQRT([.B15]^2+[.C15]^2)" office:value-type="float" office:value="200">
            <text:p>200</text:p>
          </table:table-cell>
          <table:table-cell table:style-name="ACE-4" table:formula="of:=MAX([.B15:.C15])" office:value-type="float" office:value="200">
            <text:p>200</text:p>
          </table:table-cell>
          <table:table-cell table:style-name="ACE-4" table:formula="of:=MIN([.B15:.C15])" office:value-type="float" office:value="0">
            <text:p>0</text:p>
          </table:table-cell>
          <table:table-cell table:style-name="ACE-4" table:formula="of:=[.$E15]+BITRSHIFT([.$F15]*[.G$2];11)" office:value-type="float" office:value="200">
            <text:p>200</text:p>
          </table:table-cell>
          <table:table-cell table:style-name="ACE-4" table:formula="of:=[.$E15]+BITRSHIFT([.$F15]*[.H$2];11)" office:value-type="float" office:value="200">
            <text:p>200</text:p>
          </table:table-cell>
          <table:table-cell table:style-name="ACE-4" table:formula="of:=[.$E15]+BITRSHIFT([.$F15]*[.I$2];11)" office:value-type="float" office:value="200">
            <text:p>200</text:p>
          </table:table-cell>
          <table:table-cell table:style-name="ACE-4" table:formula="of:=[.$E15]+BITRSHIFT([.$F15]*[.J$2];11)" office:value-type="float" office:value="200">
            <text:p>200</text:p>
          </table:table-cell>
          <table:table-cell table:style-name="ACE-4" table:formula="of:=[.$E15]+BITRSHIFT([.$F15]*[.K$2];11)" office:value-type="float" office:value="200">
            <text:p>200</text:p>
          </table:table-cell>
          <table:table-cell table:style-name="ACE-4" table:formula="of:=[.$E15]+BITRSHIFT([.$F15]*[.L$2];11)" office:value-type="float" office:value="200">
            <text:p>200</text:p>
          </table:table-cell>
          <table:table-cell table:style-name="ACE-4" table:formula="of:=[.$E15]+BITRSHIFT([.$F15]*[.M$2];11)" office:value-type="float" office:value="200">
            <text:p>200</text:p>
          </table:table-cell>
          <table:table-cell table:style-name="ACE-4" table:formula="of:=[.$E15]+BITRSHIFT([.$F15]*[.N$2];11)" office:value-type="float" office:value="200">
            <text:p>200</text:p>
          </table:table-cell>
          <table:table-cell table:style-name="ACE-4" table:formula="of:=[.$E15]+BITRSHIFT([.$F15]*[.O$2];11)" office:value-type="float" office:value="200">
            <text:p>200</text:p>
          </table:table-cell>
          <table:table-cell table:style-name="ACE-4" table:formula="of:=[.$E15]+BITRSHIFT([.$F15]*[.P$2];11)" office:value-type="float" office:value="200">
            <text:p>200</text:p>
          </table:table-cell>
          <table:table-cell table:style-name="ACE-5"/>
          <table:table-cell table:style-name="ACE-6"/>
          <table:table-cell table:style-name="ACE-7" table:formula="of:=([.G15]-[.$D15])/MAX([.$D15];1)" office:value-type="float" office:value="0">
            <text:p>0.00%</text:p>
          </table:table-cell>
          <table:table-cell table:style-name="ACE-7" table:formula="of:=([.H15]-[.$D15])/MAX([.$D15];1)" office:value-type="float" office:value="0">
            <text:p>0.00%</text:p>
          </table:table-cell>
          <table:table-cell table:style-name="ACE-7" table:formula="of:=([.I15]-[.$D15])/MAX([.$D15];1)" office:value-type="float" office:value="0">
            <text:p>0.00%</text:p>
          </table:table-cell>
          <table:table-cell table:style-name="ACE-7" table:formula="of:=([.J15]-[.$D15])/MAX([.$D15];1)" office:value-type="float" office:value="0">
            <text:p>0.00%</text:p>
          </table:table-cell>
          <table:table-cell table:style-name="ACE-7" table:formula="of:=([.K15]-[.$D15])/MAX([.$D15];1)" office:value-type="float" office:value="0">
            <text:p>0.00%</text:p>
          </table:table-cell>
          <table:table-cell table:style-name="ACE-7" table:formula="of:=([.L15]-[.$D15])/MAX([.$D15];1)" office:value-type="float" office:value="0">
            <text:p>0.00%</text:p>
          </table:table-cell>
          <table:table-cell table:style-name="ACE-7" table:formula="of:=([.M15]-[.$D15])/MAX([.$D15];1)" office:value-type="float" office:value="0">
            <text:p>0.00%</text:p>
          </table:table-cell>
          <table:table-cell table:style-name="ACE-7" table:formula="of:=([.N15]-[.$D15])/MAX([.$D15];1)" office:value-type="float" office:value="0">
            <text:p>0.00%</text:p>
          </table:table-cell>
          <table:table-cell table:style-name="ACE-7" table:formula="of:=([.O15]-[.$D15])/MAX([.$D15];1)" office:value-type="float" office:value="0">
            <text:p>0.00%</text:p>
          </table:table-cell>
          <table:table-cell table:style-name="ACE-7" table:formula="of:=([.P15]-[.$D15])/MAX([.$D15];1)" office:value-type="float" office:value="0">
            <text:p>0.00%</text:p>
          </table:table-cell>
          <table:table-cell table:number-columns-repeated="100" table:style-name="ACE-5"/>
        </table:table-row>
        <table:table-row table:style-name="AROW-1">
          <table:table-cell table:style-name="ACE-3" table:formula="of:=[.A15]+1" office:value-type="float" office:value="13">
            <text:p>13</text:p>
          </table:table-cell>
          <table:table-cell table:style-name="ACE-3" table:formula="of:=MOD([.A16];6)*[.$B$1]" office:value-type="float" office:value="100">
            <text:p>100</text:p>
          </table:table-cell>
          <table:table-cell table:style-name="ACE-3" table:formula="of:=TRUNC([.A16]/6)*[.$B$1]" office:value-type="float" office:value="200">
            <text:p>200</text:p>
          </table:table-cell>
          <table:table-cell table:style-name="ACE-4" table:formula="of:=SQRT([.B16]^2+[.C16]^2)" office:value-type="float" office:value="223.60679774997897">
            <text:p>223.606798</text:p>
          </table:table-cell>
          <table:table-cell table:style-name="ACE-4" table:formula="of:=MAX([.B16:.C16])" office:value-type="float" office:value="200">
            <text:p>200</text:p>
          </table:table-cell>
          <table:table-cell table:style-name="ACE-4" table:formula="of:=MIN([.B16:.C16])" office:value-type="float" office:value="100">
            <text:p>100</text:p>
          </table:table-cell>
          <table:table-cell table:style-name="ACE-4" table:formula="of:=[.$E16]+BITRSHIFT([.$F16]*[.G$2];11)" office:value-type="float" office:value="230">
            <text:p>230</text:p>
          </table:table-cell>
          <table:table-cell table:style-name="ACE-4" table:formula="of:=[.$E16]+BITRSHIFT([.$F16]*[.H$2];11)" office:value-type="float" office:value="230">
            <text:p>230</text:p>
          </table:table-cell>
          <table:table-cell table:style-name="ACE-4" table:formula="of:=[.$E16]+BITRSHIFT([.$F16]*[.I$2];11)" office:value-type="float" office:value="230">
            <text:p>230</text:p>
          </table:table-cell>
          <table:table-cell table:style-name="ACE-4" table:formula="of:=[.$E16]+BITRSHIFT([.$F16]*[.J$2];11)" office:value-type="float" office:value="230">
            <text:p>230</text:p>
          </table:table-cell>
          <table:table-cell table:style-name="ACE-4" table:formula="of:=[.$E16]+BITRSHIFT([.$F16]*[.K$2];11)" office:value-type="float" office:value="230">
            <text:p>230</text:p>
          </table:table-cell>
          <table:table-cell table:style-name="ACE-4" table:formula="of:=[.$E16]+BITRSHIFT([.$F16]*[.L$2];11)" office:value-type="float" office:value="230">
            <text:p>230</text:p>
          </table:table-cell>
          <table:table-cell table:style-name="ACE-4" table:formula="of:=[.$E16]+BITRSHIFT([.$F16]*[.M$2];11)" office:value-type="float" office:value="230">
            <text:p>230</text:p>
          </table:table-cell>
          <table:table-cell table:style-name="ACE-4" table:formula="of:=[.$E16]+BITRSHIFT([.$F16]*[.N$2];11)" office:value-type="float" office:value="230">
            <text:p>230</text:p>
          </table:table-cell>
          <table:table-cell table:style-name="ACE-4" table:formula="of:=[.$E16]+BITRSHIFT([.$F16]*[.O$2];11)" office:value-type="float" office:value="230">
            <text:p>230</text:p>
          </table:table-cell>
          <table:table-cell table:style-name="ACE-4" table:formula="of:=[.$E16]+BITRSHIFT([.$F16]*[.P$2];11)" office:value-type="float" office:value="230">
            <text:p>230</text:p>
          </table:table-cell>
          <table:table-cell table:style-name="ACE-5"/>
          <table:table-cell table:style-name="ACE-6"/>
          <table:table-cell table:style-name="ACE-7" table:formula="of:=([.G16]-[.$D16])/MAX([.$D16];1)" office:value-type="float" office:value="0.028591269649903276">
            <text:p>2.86%</text:p>
          </table:table-cell>
          <table:table-cell table:style-name="ACE-7" table:formula="of:=([.H16]-[.$D16])/MAX([.$D16];1)" office:value-type="float" office:value="0.028591269649903276">
            <text:p>2.86%</text:p>
          </table:table-cell>
          <table:table-cell table:style-name="ACE-7" table:formula="of:=([.I16]-[.$D16])/MAX([.$D16];1)" office:value-type="float" office:value="0.028591269649903276">
            <text:p>2.86%</text:p>
          </table:table-cell>
          <table:table-cell table:style-name="ACE-7" table:formula="of:=([.J16]-[.$D16])/MAX([.$D16];1)" office:value-type="float" office:value="0.028591269649903276">
            <text:p>2.86%</text:p>
          </table:table-cell>
          <table:table-cell table:style-name="ACE-7" table:formula="of:=([.K16]-[.$D16])/MAX([.$D16];1)" office:value-type="float" office:value="0.028591269649903276">
            <text:p>2.86%</text:p>
          </table:table-cell>
          <table:table-cell table:style-name="ACE-7" table:formula="of:=([.L16]-[.$D16])/MAX([.$D16];1)" office:value-type="float" office:value="0.028591269649903276">
            <text:p>2.86%</text:p>
          </table:table-cell>
          <table:table-cell table:style-name="ACE-7" table:formula="of:=([.M16]-[.$D16])/MAX([.$D16];1)" office:value-type="float" office:value="0.028591269649903276">
            <text:p>2.86%</text:p>
          </table:table-cell>
          <table:table-cell table:style-name="ACE-7" table:formula="of:=([.N16]-[.$D16])/MAX([.$D16];1)" office:value-type="float" office:value="0.028591269649903276">
            <text:p>2.86%</text:p>
          </table:table-cell>
          <table:table-cell table:style-name="ACE-7" table:formula="of:=([.O16]-[.$D16])/MAX([.$D16];1)" office:value-type="float" office:value="0.028591269649903276">
            <text:p>2.86%</text:p>
          </table:table-cell>
          <table:table-cell table:style-name="ACE-7" table:formula="of:=([.P16]-[.$D16])/MAX([.$D16];1)" office:value-type="float" office:value="0.028591269649903276">
            <text:p>2.86%</text:p>
          </table:table-cell>
          <table:table-cell table:number-columns-repeated="100" table:style-name="ACE-5"/>
        </table:table-row>
        <table:table-row table:style-name="AROW-1">
          <table:table-cell table:style-name="ACE-3" table:formula="of:=[.A16]+1" office:value-type="float" office:value="14">
            <text:p>14</text:p>
          </table:table-cell>
          <table:table-cell table:style-name="ACE-3" table:formula="of:=MOD([.A17];6)*[.$B$1]" office:value-type="float" office:value="200">
            <text:p>200</text:p>
          </table:table-cell>
          <table:table-cell table:style-name="ACE-3" table:formula="of:=TRUNC([.A17]/6)*[.$B$1]" office:value-type="float" office:value="200">
            <text:p>200</text:p>
          </table:table-cell>
          <table:table-cell table:style-name="ACE-4" table:formula="of:=SQRT([.B17]^2+[.C17]^2)" office:value-type="float" office:value="282.84271247461902">
            <text:p>282.842712</text:p>
          </table:table-cell>
          <table:table-cell table:style-name="ACE-4" table:formula="of:=MAX([.B17:.C17])" office:value-type="float" office:value="200">
            <text:p>200</text:p>
          </table:table-cell>
          <table:table-cell table:style-name="ACE-4" table:formula="of:=MIN([.B17:.C17])" office:value-type="float" office:value="200">
            <text:p>200</text:p>
          </table:table-cell>
          <table:table-cell table:style-name="ACE-4" table:formula="of:=[.$E17]+BITRSHIFT([.$F17]*[.G$2];11)" office:value-type="float" office:value="260">
            <text:p>260</text:p>
          </table:table-cell>
          <table:table-cell table:style-name="ACE-4" table:formula="of:=[.$E17]+BITRSHIFT([.$F17]*[.H$2];11)" office:value-type="float" office:value="260">
            <text:p>260</text:p>
          </table:table-cell>
          <table:table-cell table:style-name="ACE-4" table:formula="of:=[.$E17]+BITRSHIFT([.$F17]*[.I$2];11)" office:value-type="float" office:value="261">
            <text:p>261</text:p>
          </table:table-cell>
          <table:table-cell table:style-name="ACE-4" table:formula="of:=[.$E17]+BITRSHIFT([.$F17]*[.J$2];11)" office:value-type="float" office:value="261">
            <text:p>261</text:p>
          </table:table-cell>
          <table:table-cell table:style-name="ACE-4" table:formula="of:=[.$E17]+BITRSHIFT([.$F17]*[.K$2];11)" office:value-type="float" office:value="261">
            <text:p>261</text:p>
          </table:table-cell>
          <table:table-cell table:style-name="ACE-4" table:formula="of:=[.$E17]+BITRSHIFT([.$F17]*[.L$2];11)" office:value-type="float" office:value="261">
            <text:p>261</text:p>
          </table:table-cell>
          <table:table-cell table:style-name="ACE-4" table:formula="of:=[.$E17]+BITRSHIFT([.$F17]*[.M$2];11)" office:value-type="float" office:value="261">
            <text:p>261</text:p>
          </table:table-cell>
          <table:table-cell table:style-name="ACE-4" table:formula="of:=[.$E17]+BITRSHIFT([.$F17]*[.N$2];11)" office:value-type="float" office:value="261">
            <text:p>261</text:p>
          </table:table-cell>
          <table:table-cell table:style-name="ACE-4" table:formula="of:=[.$E17]+BITRSHIFT([.$F17]*[.O$2];11)" office:value-type="float" office:value="261">
            <text:p>261</text:p>
          </table:table-cell>
          <table:table-cell table:style-name="ACE-4" table:formula="of:=[.$E17]+BITRSHIFT([.$F17]*[.P$2];11)" office:value-type="float" office:value="261">
            <text:p>261</text:p>
          </table:table-cell>
          <table:table-cell table:style-name="ACE-5"/>
          <table:table-cell table:style-name="ACE-6"/>
          <table:table-cell table:style-name="ACE-7" table:formula="of:=([.G17]-[.$D17])/MAX([.$D17];1)" office:value-type="float" office:value="-0.080761184457488255">
            <text:p>−8.08%</text:p>
          </table:table-cell>
          <table:table-cell table:style-name="ACE-7" table:formula="of:=([.H17]-[.$D17])/MAX([.$D17];1)" office:value-type="float" office:value="-0.080761184457488255">
            <text:p>−8.08%</text:p>
          </table:table-cell>
          <table:table-cell table:style-name="ACE-7" table:formula="of:=([.I17]-[.$D17])/MAX([.$D17];1)" office:value-type="float" office:value="-0.077225650551555516">
            <text:p>−7.72%</text:p>
          </table:table-cell>
          <table:table-cell table:style-name="ACE-7" table:formula="of:=([.J17]-[.$D17])/MAX([.$D17];1)" office:value-type="float" office:value="-0.077225650551555516">
            <text:p>−7.72%</text:p>
          </table:table-cell>
          <table:table-cell table:style-name="ACE-7" table:formula="of:=([.K17]-[.$D17])/MAX([.$D17];1)" office:value-type="float" office:value="-0.077225650551555516">
            <text:p>−7.72%</text:p>
          </table:table-cell>
          <table:table-cell table:style-name="ACE-7" table:formula="of:=([.L17]-[.$D17])/MAX([.$D17];1)" office:value-type="float" office:value="-0.077225650551555516">
            <text:p>−7.72%</text:p>
          </table:table-cell>
          <table:table-cell table:style-name="ACE-7" table:formula="of:=([.M17]-[.$D17])/MAX([.$D17];1)" office:value-type="float" office:value="-0.077225650551555516">
            <text:p>−7.72%</text:p>
          </table:table-cell>
          <table:table-cell table:style-name="ACE-7" table:formula="of:=([.N17]-[.$D17])/MAX([.$D17];1)" office:value-type="float" office:value="-0.077225650551555516">
            <text:p>−7.72%</text:p>
          </table:table-cell>
          <table:table-cell table:style-name="ACE-7" table:formula="of:=([.O17]-[.$D17])/MAX([.$D17];1)" office:value-type="float" office:value="-0.077225650551555516">
            <text:p>−7.72%</text:p>
          </table:table-cell>
          <table:table-cell table:style-name="ACE-7" table:formula="of:=([.P17]-[.$D17])/MAX([.$D17];1)" office:value-type="float" office:value="-0.077225650551555516">
            <text:p>−7.72%</text:p>
          </table:table-cell>
          <table:table-cell table:number-columns-repeated="100" table:style-name="ACE-5"/>
        </table:table-row>
        <table:table-row table:style-name="AROW-1">
          <table:table-cell table:style-name="ACE-3" table:formula="of:=[.A17]+1" office:value-type="float" office:value="15">
            <text:p>15</text:p>
          </table:table-cell>
          <table:table-cell table:style-name="ACE-3" table:formula="of:=MOD([.A18];6)*[.$B$1]" office:value-type="float" office:value="300">
            <text:p>300</text:p>
          </table:table-cell>
          <table:table-cell table:style-name="ACE-3" table:formula="of:=TRUNC([.A18]/6)*[.$B$1]" office:value-type="float" office:value="200">
            <text:p>200</text:p>
          </table:table-cell>
          <table:table-cell table:style-name="ACE-4" table:formula="of:=SQRT([.B18]^2+[.C18]^2)" office:value-type="float" office:value="360.55512754639892">
            <text:p>360.555128</text:p>
          </table:table-cell>
          <table:table-cell table:style-name="ACE-4" table:formula="of:=MAX([.B18:.C18])" office:value-type="float" office:value="300">
            <text:p>300</text:p>
          </table:table-cell>
          <table:table-cell table:style-name="ACE-4" table:formula="of:=MIN([.B18:.C18])" office:value-type="float" office:value="200">
            <text:p>200</text:p>
          </table:table-cell>
          <table:table-cell table:style-name="ACE-4" table:formula="of:=[.$E18]+BITRSHIFT([.$F18]*[.G$2];11)" office:value-type="float" office:value="360">
            <text:p>360</text:p>
          </table:table-cell>
          <table:table-cell table:style-name="ACE-4" table:formula="of:=[.$E18]+BITRSHIFT([.$F18]*[.H$2];11)" office:value-type="float" office:value="360">
            <text:p>360</text:p>
          </table:table-cell>
          <table:table-cell table:style-name="ACE-4" table:formula="of:=[.$E18]+BITRSHIFT([.$F18]*[.I$2];11)" office:value-type="float" office:value="361">
            <text:p>361</text:p>
          </table:table-cell>
          <table:table-cell table:style-name="ACE-4" table:formula="of:=[.$E18]+BITRSHIFT([.$F18]*[.J$2];11)" office:value-type="float" office:value="361">
            <text:p>361</text:p>
          </table:table-cell>
          <table:table-cell table:style-name="ACE-4" table:formula="of:=[.$E18]+BITRSHIFT([.$F18]*[.K$2];11)" office:value-type="float" office:value="361">
            <text:p>361</text:p>
          </table:table-cell>
          <table:table-cell table:style-name="ACE-4" table:formula="of:=[.$E18]+BITRSHIFT([.$F18]*[.L$2];11)" office:value-type="float" office:value="361">
            <text:p>361</text:p>
          </table:table-cell>
          <table:table-cell table:style-name="ACE-4" table:formula="of:=[.$E18]+BITRSHIFT([.$F18]*[.M$2];11)" office:value-type="float" office:value="361">
            <text:p>361</text:p>
          </table:table-cell>
          <table:table-cell table:style-name="ACE-4" table:formula="of:=[.$E18]+BITRSHIFT([.$F18]*[.N$2];11)" office:value-type="float" office:value="361">
            <text:p>361</text:p>
          </table:table-cell>
          <table:table-cell table:style-name="ACE-4" table:formula="of:=[.$E18]+BITRSHIFT([.$F18]*[.O$2];11)" office:value-type="float" office:value="361">
            <text:p>361</text:p>
          </table:table-cell>
          <table:table-cell table:style-name="ACE-4" table:formula="of:=[.$E18]+BITRSHIFT([.$F18]*[.P$2];11)" office:value-type="float" office:value="361">
            <text:p>361</text:p>
          </table:table-cell>
          <table:table-cell table:style-name="ACE-5"/>
          <table:table-cell table:style-name="ACE-6"/>
          <table:table-cell table:style-name="ACE-7" table:formula="of:=([.G18]-[.$D18])/MAX([.$D18];1)" office:value-type="float" office:value="-0.0015396467945875583">
            <text:p>−0.15%</text:p>
          </table:table-cell>
          <table:table-cell table:style-name="ACE-7" table:formula="of:=([.H18]-[.$D18])/MAX([.$D18];1)" office:value-type="float" office:value="-0.0015396467945875583">
            <text:p>−0.15%</text:p>
          </table:table-cell>
          <table:table-cell table:style-name="ACE-7" table:formula="of:=([.I18]-[.$D18])/MAX([.$D18];1)" office:value-type="float" office:value="0.0012338541865385873">
            <text:p>0.12%</text:p>
          </table:table-cell>
          <table:table-cell table:style-name="ACE-7" table:formula="of:=([.J18]-[.$D18])/MAX([.$D18];1)" office:value-type="float" office:value="0.0012338541865385873">
            <text:p>0.12%</text:p>
          </table:table-cell>
          <table:table-cell table:style-name="ACE-7" table:formula="of:=([.K18]-[.$D18])/MAX([.$D18];1)" office:value-type="float" office:value="0.0012338541865385873">
            <text:p>0.12%</text:p>
          </table:table-cell>
          <table:table-cell table:style-name="ACE-7" table:formula="of:=([.L18]-[.$D18])/MAX([.$D18];1)" office:value-type="float" office:value="0.0012338541865385873">
            <text:p>0.12%</text:p>
          </table:table-cell>
          <table:table-cell table:style-name="ACE-7" table:formula="of:=([.M18]-[.$D18])/MAX([.$D18];1)" office:value-type="float" office:value="0.0012338541865385873">
            <text:p>0.12%</text:p>
          </table:table-cell>
          <table:table-cell table:style-name="ACE-7" table:formula="of:=([.N18]-[.$D18])/MAX([.$D18];1)" office:value-type="float" office:value="0.0012338541865385873">
            <text:p>0.12%</text:p>
          </table:table-cell>
          <table:table-cell table:style-name="ACE-7" table:formula="of:=([.O18]-[.$D18])/MAX([.$D18];1)" office:value-type="float" office:value="0.0012338541865385873">
            <text:p>0.12%</text:p>
          </table:table-cell>
          <table:table-cell table:style-name="ACE-7" table:formula="of:=([.P18]-[.$D18])/MAX([.$D18];1)" office:value-type="float" office:value="0.0012338541865385873">
            <text:p>0.12%</text:p>
          </table:table-cell>
          <table:table-cell table:number-columns-repeated="100" table:style-name="ACE-5"/>
        </table:table-row>
        <table:table-row table:style-name="AROW-1">
          <table:table-cell table:style-name="ACE-3" table:formula="of:=[.A18]+1" office:value-type="float" office:value="16">
            <text:p>16</text:p>
          </table:table-cell>
          <table:table-cell table:style-name="ACE-3" table:formula="of:=MOD([.A19];6)*[.$B$1]" office:value-type="float" office:value="400">
            <text:p>400</text:p>
          </table:table-cell>
          <table:table-cell table:style-name="ACE-3" table:formula="of:=TRUNC([.A19]/6)*[.$B$1]" office:value-type="float" office:value="200">
            <text:p>200</text:p>
          </table:table-cell>
          <table:table-cell table:style-name="ACE-4" table:formula="of:=SQRT([.B19]^2+[.C19]^2)" office:value-type="float" office:value="447.21359549995793">
            <text:p>447.213595</text:p>
          </table:table-cell>
          <table:table-cell table:style-name="ACE-4" table:formula="of:=MAX([.B19:.C19])" office:value-type="float" office:value="400">
            <text:p>400</text:p>
          </table:table-cell>
          <table:table-cell table:style-name="ACE-4" table:formula="of:=MIN([.B19:.C19])" office:value-type="float" office:value="200">
            <text:p>200</text:p>
          </table:table-cell>
          <table:table-cell table:style-name="ACE-4" table:formula="of:=[.$E19]+BITRSHIFT([.$F19]*[.G$2];11)" office:value-type="float" office:value="460">
            <text:p>460</text:p>
          </table:table-cell>
          <table:table-cell table:style-name="ACE-4" table:formula="of:=[.$E19]+BITRSHIFT([.$F19]*[.H$2];11)" office:value-type="float" office:value="460">
            <text:p>460</text:p>
          </table:table-cell>
          <table:table-cell table:style-name="ACE-4" table:formula="of:=[.$E19]+BITRSHIFT([.$F19]*[.I$2];11)" office:value-type="float" office:value="461">
            <text:p>461</text:p>
          </table:table-cell>
          <table:table-cell table:style-name="ACE-4" table:formula="of:=[.$E19]+BITRSHIFT([.$F19]*[.J$2];11)" office:value-type="float" office:value="461">
            <text:p>461</text:p>
          </table:table-cell>
          <table:table-cell table:style-name="ACE-4" table:formula="of:=[.$E19]+BITRSHIFT([.$F19]*[.K$2];11)" office:value-type="float" office:value="461">
            <text:p>461</text:p>
          </table:table-cell>
          <table:table-cell table:style-name="ACE-4" table:formula="of:=[.$E19]+BITRSHIFT([.$F19]*[.L$2];11)" office:value-type="float" office:value="461">
            <text:p>461</text:p>
          </table:table-cell>
          <table:table-cell table:style-name="ACE-4" table:formula="of:=[.$E19]+BITRSHIFT([.$F19]*[.M$2];11)" office:value-type="float" office:value="461">
            <text:p>461</text:p>
          </table:table-cell>
          <table:table-cell table:style-name="ACE-4" table:formula="of:=[.$E19]+BITRSHIFT([.$F19]*[.N$2];11)" office:value-type="float" office:value="461">
            <text:p>461</text:p>
          </table:table-cell>
          <table:table-cell table:style-name="ACE-4" table:formula="of:=[.$E19]+BITRSHIFT([.$F19]*[.O$2];11)" office:value-type="float" office:value="461">
            <text:p>461</text:p>
          </table:table-cell>
          <table:table-cell table:style-name="ACE-4" table:formula="of:=[.$E19]+BITRSHIFT([.$F19]*[.P$2];11)" office:value-type="float" office:value="461">
            <text:p>461</text:p>
          </table:table-cell>
          <table:table-cell table:style-name="ACE-5"/>
          <table:table-cell table:style-name="ACE-6"/>
          <table:table-cell table:style-name="ACE-7" table:formula="of:=([.G19]-[.$D19])/MAX([.$D19];1)" office:value-type="float" office:value="0.028591269649903276">
            <text:p>2.86%</text:p>
          </table:table-cell>
          <table:table-cell table:style-name="ACE-7" table:formula="of:=([.H19]-[.$D19])/MAX([.$D19];1)" office:value-type="float" office:value="0.028591269649903276">
            <text:p>2.86%</text:p>
          </table:table-cell>
          <table:table-cell table:style-name="ACE-7" table:formula="of:=([.I19]-[.$D19])/MAX([.$D19];1)" office:value-type="float" office:value="0.030827337627403067">
            <text:p>3.08%</text:p>
          </table:table-cell>
          <table:table-cell table:style-name="ACE-7" table:formula="of:=([.J19]-[.$D19])/MAX([.$D19];1)" office:value-type="float" office:value="0.030827337627403067">
            <text:p>3.08%</text:p>
          </table:table-cell>
          <table:table-cell table:style-name="ACE-7" table:formula="of:=([.K19]-[.$D19])/MAX([.$D19];1)" office:value-type="float" office:value="0.030827337627403067">
            <text:p>3.08%</text:p>
          </table:table-cell>
          <table:table-cell table:style-name="ACE-7" table:formula="of:=([.L19]-[.$D19])/MAX([.$D19];1)" office:value-type="float" office:value="0.030827337627403067">
            <text:p>3.08%</text:p>
          </table:table-cell>
          <table:table-cell table:style-name="ACE-7" table:formula="of:=([.M19]-[.$D19])/MAX([.$D19];1)" office:value-type="float" office:value="0.030827337627403067">
            <text:p>3.08%</text:p>
          </table:table-cell>
          <table:table-cell table:style-name="ACE-7" table:formula="of:=([.N19]-[.$D19])/MAX([.$D19];1)" office:value-type="float" office:value="0.030827337627403067">
            <text:p>3.08%</text:p>
          </table:table-cell>
          <table:table-cell table:style-name="ACE-7" table:formula="of:=([.O19]-[.$D19])/MAX([.$D19];1)" office:value-type="float" office:value="0.030827337627403067">
            <text:p>3.08%</text:p>
          </table:table-cell>
          <table:table-cell table:style-name="ACE-7" table:formula="of:=([.P19]-[.$D19])/MAX([.$D19];1)" office:value-type="float" office:value="0.030827337627403067">
            <text:p>3.08%</text:p>
          </table:table-cell>
          <table:table-cell table:number-columns-repeated="100" table:style-name="ACE-5"/>
        </table:table-row>
        <table:table-row table:style-name="AROW-1">
          <table:table-cell table:style-name="ACE-3" table:formula="of:=[.A19]+1" office:value-type="float" office:value="17">
            <text:p>17</text:p>
          </table:table-cell>
          <table:table-cell table:style-name="ACE-3" table:formula="of:=MOD([.A20];6)*[.$B$1]" office:value-type="float" office:value="500">
            <text:p>500</text:p>
          </table:table-cell>
          <table:table-cell table:style-name="ACE-3" table:formula="of:=TRUNC([.A20]/6)*[.$B$1]" office:value-type="float" office:value="200">
            <text:p>200</text:p>
          </table:table-cell>
          <table:table-cell table:style-name="ACE-4" table:formula="of:=SQRT([.B20]^2+[.C20]^2)" office:value-type="float" office:value="538.51648071345039">
            <text:p>538.516481</text:p>
          </table:table-cell>
          <table:table-cell table:style-name="ACE-4" table:formula="of:=MAX([.B20:.C20])" office:value-type="float" office:value="500">
            <text:p>500</text:p>
          </table:table-cell>
          <table:table-cell table:style-name="ACE-4" table:formula="of:=MIN([.B20:.C20])" office:value-type="float" office:value="200">
            <text:p>200</text:p>
          </table:table-cell>
          <table:table-cell table:style-name="ACE-4" table:formula="of:=[.$E20]+BITRSHIFT([.$F20]*[.G$2];11)" office:value-type="float" office:value="560">
            <text:p>560</text:p>
          </table:table-cell>
          <table:table-cell table:style-name="ACE-4" table:formula="of:=[.$E20]+BITRSHIFT([.$F20]*[.H$2];11)" office:value-type="float" office:value="560">
            <text:p>560</text:p>
          </table:table-cell>
          <table:table-cell table:style-name="ACE-4" table:formula="of:=[.$E20]+BITRSHIFT([.$F20]*[.I$2];11)" office:value-type="float" office:value="561">
            <text:p>561</text:p>
          </table:table-cell>
          <table:table-cell table:style-name="ACE-4" table:formula="of:=[.$E20]+BITRSHIFT([.$F20]*[.J$2];11)" office:value-type="float" office:value="561">
            <text:p>561</text:p>
          </table:table-cell>
          <table:table-cell table:style-name="ACE-4" table:formula="of:=[.$E20]+BITRSHIFT([.$F20]*[.K$2];11)" office:value-type="float" office:value="561">
            <text:p>561</text:p>
          </table:table-cell>
          <table:table-cell table:style-name="ACE-4" table:formula="of:=[.$E20]+BITRSHIFT([.$F20]*[.L$2];11)" office:value-type="float" office:value="561">
            <text:p>561</text:p>
          </table:table-cell>
          <table:table-cell table:style-name="ACE-4" table:formula="of:=[.$E20]+BITRSHIFT([.$F20]*[.M$2];11)" office:value-type="float" office:value="561">
            <text:p>561</text:p>
          </table:table-cell>
          <table:table-cell table:style-name="ACE-4" table:formula="of:=[.$E20]+BITRSHIFT([.$F20]*[.N$2];11)" office:value-type="float" office:value="561">
            <text:p>561</text:p>
          </table:table-cell>
          <table:table-cell table:style-name="ACE-4" table:formula="of:=[.$E20]+BITRSHIFT([.$F20]*[.O$2];11)" office:value-type="float" office:value="561">
            <text:p>561</text:p>
          </table:table-cell>
          <table:table-cell table:style-name="ACE-4" table:formula="of:=[.$E20]+BITRSHIFT([.$F20]*[.P$2];11)" office:value-type="float" office:value="561">
            <text:p>561</text:p>
          </table:table-cell>
          <table:table-cell table:style-name="ACE-5"/>
          <table:table-cell table:style-name="ACE-6"/>
          <table:table-cell table:style-name="ACE-7" table:formula="of:=([.G20]-[.$D20])/MAX([.$D20];1)" office:value-type="float" office:value="0.039893893791490456">
            <text:p>3.99%</text:p>
          </table:table-cell>
          <table:table-cell table:style-name="ACE-7" table:formula="of:=([.H20]-[.$D20])/MAX([.$D20];1)" office:value-type="float" office:value="0.039893893791490456">
            <text:p>3.99%</text:p>
          </table:table-cell>
          <table:table-cell table:style-name="ACE-7" table:formula="of:=([.I20]-[.$D20])/MAX([.$D20];1)" office:value-type="float" office:value="0.041750847173260976">
            <text:p>4.18%</text:p>
          </table:table-cell>
          <table:table-cell table:style-name="ACE-7" table:formula="of:=([.J20]-[.$D20])/MAX([.$D20];1)" office:value-type="float" office:value="0.041750847173260976">
            <text:p>4.18%</text:p>
          </table:table-cell>
          <table:table-cell table:style-name="ACE-7" table:formula="of:=([.K20]-[.$D20])/MAX([.$D20];1)" office:value-type="float" office:value="0.041750847173260976">
            <text:p>4.18%</text:p>
          </table:table-cell>
          <table:table-cell table:style-name="ACE-7" table:formula="of:=([.L20]-[.$D20])/MAX([.$D20];1)" office:value-type="float" office:value="0.041750847173260976">
            <text:p>4.18%</text:p>
          </table:table-cell>
          <table:table-cell table:style-name="ACE-7" table:formula="of:=([.M20]-[.$D20])/MAX([.$D20];1)" office:value-type="float" office:value="0.041750847173260976">
            <text:p>4.18%</text:p>
          </table:table-cell>
          <table:table-cell table:style-name="ACE-7" table:formula="of:=([.N20]-[.$D20])/MAX([.$D20];1)" office:value-type="float" office:value="0.041750847173260976">
            <text:p>4.18%</text:p>
          </table:table-cell>
          <table:table-cell table:style-name="ACE-7" table:formula="of:=([.O20]-[.$D20])/MAX([.$D20];1)" office:value-type="float" office:value="0.041750847173260976">
            <text:p>4.18%</text:p>
          </table:table-cell>
          <table:table-cell table:style-name="ACE-7" table:formula="of:=([.P20]-[.$D20])/MAX([.$D20];1)" office:value-type="float" office:value="0.041750847173260976">
            <text:p>4.18%</text:p>
          </table:table-cell>
          <table:table-cell table:number-columns-repeated="100" table:style-name="ACE-5"/>
        </table:table-row>
        <table:table-row table:style-name="AROW-1">
          <table:table-cell table:style-name="ACE-3" table:formula="of:=[.A20]+1" office:value-type="float" office:value="18">
            <text:p>18</text:p>
          </table:table-cell>
          <table:table-cell table:style-name="ACE-3" table:formula="of:=MOD([.A21];6)*[.$B$1]" office:value-type="float" office:value="0">
            <text:p>0</text:p>
          </table:table-cell>
          <table:table-cell table:style-name="ACE-3" table:formula="of:=TRUNC([.A21]/6)*[.$B$1]" office:value-type="float" office:value="300">
            <text:p>300</text:p>
          </table:table-cell>
          <table:table-cell table:style-name="ACE-4" table:formula="of:=SQRT([.B21]^2+[.C21]^2)" office:value-type="float" office:value="300">
            <text:p>300</text:p>
          </table:table-cell>
          <table:table-cell table:style-name="ACE-4" table:formula="of:=MAX([.B21:.C21])" office:value-type="float" office:value="300">
            <text:p>300</text:p>
          </table:table-cell>
          <table:table-cell table:style-name="ACE-4" table:formula="of:=MIN([.B21:.C21])" office:value-type="float" office:value="0">
            <text:p>0</text:p>
          </table:table-cell>
          <table:table-cell table:style-name="ACE-4" table:formula="of:=[.$E21]+BITRSHIFT([.$F21]*[.G$2];11)" office:value-type="float" office:value="300">
            <text:p>300</text:p>
          </table:table-cell>
          <table:table-cell table:style-name="ACE-4" table:formula="of:=[.$E21]+BITRSHIFT([.$F21]*[.H$2];11)" office:value-type="float" office:value="300">
            <text:p>300</text:p>
          </table:table-cell>
          <table:table-cell table:style-name="ACE-4" table:formula="of:=[.$E21]+BITRSHIFT([.$F21]*[.I$2];11)" office:value-type="float" office:value="300">
            <text:p>300</text:p>
          </table:table-cell>
          <table:table-cell table:style-name="ACE-4" table:formula="of:=[.$E21]+BITRSHIFT([.$F21]*[.J$2];11)" office:value-type="float" office:value="300">
            <text:p>300</text:p>
          </table:table-cell>
          <table:table-cell table:style-name="ACE-4" table:formula="of:=[.$E21]+BITRSHIFT([.$F21]*[.K$2];11)" office:value-type="float" office:value="300">
            <text:p>300</text:p>
          </table:table-cell>
          <table:table-cell table:style-name="ACE-4" table:formula="of:=[.$E21]+BITRSHIFT([.$F21]*[.L$2];11)" office:value-type="float" office:value="300">
            <text:p>300</text:p>
          </table:table-cell>
          <table:table-cell table:style-name="ACE-4" table:formula="of:=[.$E21]+BITRSHIFT([.$F21]*[.M$2];11)" office:value-type="float" office:value="300">
            <text:p>300</text:p>
          </table:table-cell>
          <table:table-cell table:style-name="ACE-4" table:formula="of:=[.$E21]+BITRSHIFT([.$F21]*[.N$2];11)" office:value-type="float" office:value="300">
            <text:p>300</text:p>
          </table:table-cell>
          <table:table-cell table:style-name="ACE-4" table:formula="of:=[.$E21]+BITRSHIFT([.$F21]*[.O$2];11)" office:value-type="float" office:value="300">
            <text:p>300</text:p>
          </table:table-cell>
          <table:table-cell table:style-name="ACE-4" table:formula="of:=[.$E21]+BITRSHIFT([.$F21]*[.P$2];11)" office:value-type="float" office:value="300">
            <text:p>300</text:p>
          </table:table-cell>
          <table:table-cell table:style-name="ACE-5"/>
          <table:table-cell table:style-name="ACE-6"/>
          <table:table-cell table:style-name="ACE-7" table:formula="of:=([.G21]-[.$D21])/MAX([.$D21];1)" office:value-type="float" office:value="0">
            <text:p>0.00%</text:p>
          </table:table-cell>
          <table:table-cell table:style-name="ACE-7" table:formula="of:=([.H21]-[.$D21])/MAX([.$D21];1)" office:value-type="float" office:value="0">
            <text:p>0.00%</text:p>
          </table:table-cell>
          <table:table-cell table:style-name="ACE-7" table:formula="of:=([.I21]-[.$D21])/MAX([.$D21];1)" office:value-type="float" office:value="0">
            <text:p>0.00%</text:p>
          </table:table-cell>
          <table:table-cell table:style-name="ACE-7" table:formula="of:=([.J21]-[.$D21])/MAX([.$D21];1)" office:value-type="float" office:value="0">
            <text:p>0.00%</text:p>
          </table:table-cell>
          <table:table-cell table:style-name="ACE-7" table:formula="of:=([.K21]-[.$D21])/MAX([.$D21];1)" office:value-type="float" office:value="0">
            <text:p>0.00%</text:p>
          </table:table-cell>
          <table:table-cell table:style-name="ACE-7" table:formula="of:=([.L21]-[.$D21])/MAX([.$D21];1)" office:value-type="float" office:value="0">
            <text:p>0.00%</text:p>
          </table:table-cell>
          <table:table-cell table:style-name="ACE-7" table:formula="of:=([.M21]-[.$D21])/MAX([.$D21];1)" office:value-type="float" office:value="0">
            <text:p>0.00%</text:p>
          </table:table-cell>
          <table:table-cell table:style-name="ACE-7" table:formula="of:=([.N21]-[.$D21])/MAX([.$D21];1)" office:value-type="float" office:value="0">
            <text:p>0.00%</text:p>
          </table:table-cell>
          <table:table-cell table:style-name="ACE-7" table:formula="of:=([.O21]-[.$D21])/MAX([.$D21];1)" office:value-type="float" office:value="0">
            <text:p>0.00%</text:p>
          </table:table-cell>
          <table:table-cell table:style-name="ACE-7" table:formula="of:=([.P21]-[.$D21])/MAX([.$D21];1)" office:value-type="float" office:value="0">
            <text:p>0.00%</text:p>
          </table:table-cell>
          <table:table-cell table:number-columns-repeated="100" table:style-name="ACE-5"/>
        </table:table-row>
        <table:table-row table:style-name="AROW-1">
          <table:table-cell table:style-name="ACE-3" table:formula="of:=[.A21]+1" office:value-type="float" office:value="19">
            <text:p>19</text:p>
          </table:table-cell>
          <table:table-cell table:style-name="ACE-3" table:formula="of:=MOD([.A22];6)*[.$B$1]" office:value-type="float" office:value="100">
            <text:p>100</text:p>
          </table:table-cell>
          <table:table-cell table:style-name="ACE-3" table:formula="of:=TRUNC([.A22]/6)*[.$B$1]" office:value-type="float" office:value="300">
            <text:p>300</text:p>
          </table:table-cell>
          <table:table-cell table:style-name="ACE-4" table:formula="of:=SQRT([.B22]^2+[.C22]^2)" office:value-type="float" office:value="316.22776601683796">
            <text:p>316.227766</text:p>
          </table:table-cell>
          <table:table-cell table:style-name="ACE-4" table:formula="of:=MAX([.B22:.C22])" office:value-type="float" office:value="300">
            <text:p>300</text:p>
          </table:table-cell>
          <table:table-cell table:style-name="ACE-4" table:formula="of:=MIN([.B22:.C22])" office:value-type="float" office:value="100">
            <text:p>100</text:p>
          </table:table-cell>
          <table:table-cell table:style-name="ACE-4" table:formula="of:=[.$E22]+BITRSHIFT([.$F22]*[.G$2];11)" office:value-type="float" office:value="330">
            <text:p>330</text:p>
          </table:table-cell>
          <table:table-cell table:style-name="ACE-4" table:formula="of:=[.$E22]+BITRSHIFT([.$F22]*[.H$2];11)" office:value-type="float" office:value="330">
            <text:p>330</text:p>
          </table:table-cell>
          <table:table-cell table:style-name="ACE-4" table:formula="of:=[.$E22]+BITRSHIFT([.$F22]*[.I$2];11)" office:value-type="float" office:value="330">
            <text:p>330</text:p>
          </table:table-cell>
          <table:table-cell table:style-name="ACE-4" table:formula="of:=[.$E22]+BITRSHIFT([.$F22]*[.J$2];11)" office:value-type="float" office:value="330">
            <text:p>330</text:p>
          </table:table-cell>
          <table:table-cell table:style-name="ACE-4" table:formula="of:=[.$E22]+BITRSHIFT([.$F22]*[.K$2];11)" office:value-type="float" office:value="330">
            <text:p>330</text:p>
          </table:table-cell>
          <table:table-cell table:style-name="ACE-4" table:formula="of:=[.$E22]+BITRSHIFT([.$F22]*[.L$2];11)" office:value-type="float" office:value="330">
            <text:p>330</text:p>
          </table:table-cell>
          <table:table-cell table:style-name="ACE-4" table:formula="of:=[.$E22]+BITRSHIFT([.$F22]*[.M$2];11)" office:value-type="float" office:value="330">
            <text:p>330</text:p>
          </table:table-cell>
          <table:table-cell table:style-name="ACE-4" table:formula="of:=[.$E22]+BITRSHIFT([.$F22]*[.N$2];11)" office:value-type="float" office:value="330">
            <text:p>330</text:p>
          </table:table-cell>
          <table:table-cell table:style-name="ACE-4" table:formula="of:=[.$E22]+BITRSHIFT([.$F22]*[.O$2];11)" office:value-type="float" office:value="330">
            <text:p>330</text:p>
          </table:table-cell>
          <table:table-cell table:style-name="ACE-4" table:formula="of:=[.$E22]+BITRSHIFT([.$F22]*[.P$2];11)" office:value-type="float" office:value="330">
            <text:p>330</text:p>
          </table:table-cell>
          <table:table-cell table:style-name="ACE-5"/>
          <table:table-cell table:style-name="ACE-6"/>
          <table:table-cell table:style-name="ACE-7" table:formula="of:=([.G22]-[.$D22])/MAX([.$D22];1)" office:value-type="float" office:value="0.043551627855565087">
            <text:p>4.36%</text:p>
          </table:table-cell>
          <table:table-cell table:style-name="ACE-7" table:formula="of:=([.H22]-[.$D22])/MAX([.$D22];1)" office:value-type="float" office:value="0.043551627855565087">
            <text:p>4.36%</text:p>
          </table:table-cell>
          <table:table-cell table:style-name="ACE-7" table:formula="of:=([.I22]-[.$D22])/MAX([.$D22];1)" office:value-type="float" office:value="0.043551627855565087">
            <text:p>4.36%</text:p>
          </table:table-cell>
          <table:table-cell table:style-name="ACE-7" table:formula="of:=([.J22]-[.$D22])/MAX([.$D22];1)" office:value-type="float" office:value="0.043551627855565087">
            <text:p>4.36%</text:p>
          </table:table-cell>
          <table:table-cell table:style-name="ACE-7" table:formula="of:=([.K22]-[.$D22])/MAX([.$D22];1)" office:value-type="float" office:value="0.043551627855565087">
            <text:p>4.36%</text:p>
          </table:table-cell>
          <table:table-cell table:style-name="ACE-7" table:formula="of:=([.L22]-[.$D22])/MAX([.$D22];1)" office:value-type="float" office:value="0.043551627855565087">
            <text:p>4.36%</text:p>
          </table:table-cell>
          <table:table-cell table:style-name="ACE-7" table:formula="of:=([.M22]-[.$D22])/MAX([.$D22];1)" office:value-type="float" office:value="0.043551627855565087">
            <text:p>4.36%</text:p>
          </table:table-cell>
          <table:table-cell table:style-name="ACE-7" table:formula="of:=([.N22]-[.$D22])/MAX([.$D22];1)" office:value-type="float" office:value="0.043551627855565087">
            <text:p>4.36%</text:p>
          </table:table-cell>
          <table:table-cell table:style-name="ACE-7" table:formula="of:=([.O22]-[.$D22])/MAX([.$D22];1)" office:value-type="float" office:value="0.043551627855565087">
            <text:p>4.36%</text:p>
          </table:table-cell>
          <table:table-cell table:style-name="ACE-7" table:formula="of:=([.P22]-[.$D22])/MAX([.$D22];1)" office:value-type="float" office:value="0.043551627855565087">
            <text:p>4.36%</text:p>
          </table:table-cell>
          <table:table-cell table:number-columns-repeated="100" table:style-name="ACE-5"/>
        </table:table-row>
        <table:table-row table:style-name="AROW-1">
          <table:table-cell table:style-name="ACE-3" table:formula="of:=[.A22]+1" office:value-type="float" office:value="20">
            <text:p>20</text:p>
          </table:table-cell>
          <table:table-cell table:style-name="ACE-3" table:formula="of:=MOD([.A23];6)*[.$B$1]" office:value-type="float" office:value="200">
            <text:p>200</text:p>
          </table:table-cell>
          <table:table-cell table:style-name="ACE-3" table:formula="of:=TRUNC([.A23]/6)*[.$B$1]" office:value-type="float" office:value="300">
            <text:p>300</text:p>
          </table:table-cell>
          <table:table-cell table:style-name="ACE-4" table:formula="of:=SQRT([.B23]^2+[.C23]^2)" office:value-type="float" office:value="360.55512754639892">
            <text:p>360.555128</text:p>
          </table:table-cell>
          <table:table-cell table:style-name="ACE-4" table:formula="of:=MAX([.B23:.C23])" office:value-type="float" office:value="300">
            <text:p>300</text:p>
          </table:table-cell>
          <table:table-cell table:style-name="ACE-4" table:formula="of:=MIN([.B23:.C23])" office:value-type="float" office:value="200">
            <text:p>200</text:p>
          </table:table-cell>
          <table:table-cell table:style-name="ACE-4" table:formula="of:=[.$E23]+BITRSHIFT([.$F23]*[.G$2];11)" office:value-type="float" office:value="360">
            <text:p>360</text:p>
          </table:table-cell>
          <table:table-cell table:style-name="ACE-4" table:formula="of:=[.$E23]+BITRSHIFT([.$F23]*[.H$2];11)" office:value-type="float" office:value="360">
            <text:p>360</text:p>
          </table:table-cell>
          <table:table-cell table:style-name="ACE-4" table:formula="of:=[.$E23]+BITRSHIFT([.$F23]*[.I$2];11)" office:value-type="float" office:value="361">
            <text:p>361</text:p>
          </table:table-cell>
          <table:table-cell table:style-name="ACE-4" table:formula="of:=[.$E23]+BITRSHIFT([.$F23]*[.J$2];11)" office:value-type="float" office:value="361">
            <text:p>361</text:p>
          </table:table-cell>
          <table:table-cell table:style-name="ACE-4" table:formula="of:=[.$E23]+BITRSHIFT([.$F23]*[.K$2];11)" office:value-type="float" office:value="361">
            <text:p>361</text:p>
          </table:table-cell>
          <table:table-cell table:style-name="ACE-4" table:formula="of:=[.$E23]+BITRSHIFT([.$F23]*[.L$2];11)" office:value-type="float" office:value="361">
            <text:p>361</text:p>
          </table:table-cell>
          <table:table-cell table:style-name="ACE-4" table:formula="of:=[.$E23]+BITRSHIFT([.$F23]*[.M$2];11)" office:value-type="float" office:value="361">
            <text:p>361</text:p>
          </table:table-cell>
          <table:table-cell table:style-name="ACE-4" table:formula="of:=[.$E23]+BITRSHIFT([.$F23]*[.N$2];11)" office:value-type="float" office:value="361">
            <text:p>361</text:p>
          </table:table-cell>
          <table:table-cell table:style-name="ACE-4" table:formula="of:=[.$E23]+BITRSHIFT([.$F23]*[.O$2];11)" office:value-type="float" office:value="361">
            <text:p>361</text:p>
          </table:table-cell>
          <table:table-cell table:style-name="ACE-4" table:formula="of:=[.$E23]+BITRSHIFT([.$F23]*[.P$2];11)" office:value-type="float" office:value="361">
            <text:p>361</text:p>
          </table:table-cell>
          <table:table-cell table:style-name="ACE-5"/>
          <table:table-cell table:style-name="ACE-6"/>
          <table:table-cell table:style-name="ACE-7" table:formula="of:=([.G23]-[.$D23])/MAX([.$D23];1)" office:value-type="float" office:value="-0.0015396467945875583">
            <text:p>−0.15%</text:p>
          </table:table-cell>
          <table:table-cell table:style-name="ACE-7" table:formula="of:=([.H23]-[.$D23])/MAX([.$D23];1)" office:value-type="float" office:value="-0.0015396467945875583">
            <text:p>−0.15%</text:p>
          </table:table-cell>
          <table:table-cell table:style-name="ACE-7" table:formula="of:=([.I23]-[.$D23])/MAX([.$D23];1)" office:value-type="float" office:value="0.0012338541865385873">
            <text:p>0.12%</text:p>
          </table:table-cell>
          <table:table-cell table:style-name="ACE-7" table:formula="of:=([.J23]-[.$D23])/MAX([.$D23];1)" office:value-type="float" office:value="0.0012338541865385873">
            <text:p>0.12%</text:p>
          </table:table-cell>
          <table:table-cell table:style-name="ACE-7" table:formula="of:=([.K23]-[.$D23])/MAX([.$D23];1)" office:value-type="float" office:value="0.0012338541865385873">
            <text:p>0.12%</text:p>
          </table:table-cell>
          <table:table-cell table:style-name="ACE-7" table:formula="of:=([.L23]-[.$D23])/MAX([.$D23];1)" office:value-type="float" office:value="0.0012338541865385873">
            <text:p>0.12%</text:p>
          </table:table-cell>
          <table:table-cell table:style-name="ACE-7" table:formula="of:=([.M23]-[.$D23])/MAX([.$D23];1)" office:value-type="float" office:value="0.0012338541865385873">
            <text:p>0.12%</text:p>
          </table:table-cell>
          <table:table-cell table:style-name="ACE-7" table:formula="of:=([.N23]-[.$D23])/MAX([.$D23];1)" office:value-type="float" office:value="0.0012338541865385873">
            <text:p>0.12%</text:p>
          </table:table-cell>
          <table:table-cell table:style-name="ACE-7" table:formula="of:=([.O23]-[.$D23])/MAX([.$D23];1)" office:value-type="float" office:value="0.0012338541865385873">
            <text:p>0.12%</text:p>
          </table:table-cell>
          <table:table-cell table:style-name="ACE-7" table:formula="of:=([.P23]-[.$D23])/MAX([.$D23];1)" office:value-type="float" office:value="0.0012338541865385873">
            <text:p>0.12%</text:p>
          </table:table-cell>
          <table:table-cell table:number-columns-repeated="100" table:style-name="ACE-5"/>
        </table:table-row>
        <table:table-row table:style-name="AROW-1">
          <table:table-cell table:style-name="ACE-3" table:formula="of:=[.A23]+1" office:value-type="float" office:value="21">
            <text:p>21</text:p>
          </table:table-cell>
          <table:table-cell table:style-name="ACE-3" table:formula="of:=MOD([.A24];6)*[.$B$1]" office:value-type="float" office:value="300">
            <text:p>300</text:p>
          </table:table-cell>
          <table:table-cell table:style-name="ACE-3" table:formula="of:=TRUNC([.A24]/6)*[.$B$1]" office:value-type="float" office:value="300">
            <text:p>300</text:p>
          </table:table-cell>
          <table:table-cell table:style-name="ACE-4" table:formula="of:=SQRT([.B24]^2+[.C24]^2)" office:value-type="float" office:value="424.26406871192853">
            <text:p>424.264069</text:p>
          </table:table-cell>
          <table:table-cell table:style-name="ACE-4" table:formula="of:=MAX([.B24:.C24])" office:value-type="float" office:value="300">
            <text:p>300</text:p>
          </table:table-cell>
          <table:table-cell table:style-name="ACE-4" table:formula="of:=MIN([.B24:.C24])" office:value-type="float" office:value="300">
            <text:p>300</text:p>
          </table:table-cell>
          <table:table-cell table:style-name="ACE-4" table:formula="of:=[.$E24]+BITRSHIFT([.$F24]*[.G$2];11)" office:value-type="float" office:value="391">
            <text:p>391</text:p>
          </table:table-cell>
          <table:table-cell table:style-name="ACE-4" table:formula="of:=[.$E24]+BITRSHIFT([.$F24]*[.H$2];11)" office:value-type="float" office:value="391">
            <text:p>391</text:p>
          </table:table-cell>
          <table:table-cell table:style-name="ACE-4" table:formula="of:=[.$E24]+BITRSHIFT([.$F24]*[.I$2];11)" office:value-type="float" office:value="391">
            <text:p>391</text:p>
          </table:table-cell>
          <table:table-cell table:style-name="ACE-4" table:formula="of:=[.$E24]+BITRSHIFT([.$F24]*[.J$2];11)" office:value-type="float" office:value="391">
            <text:p>391</text:p>
          </table:table-cell>
          <table:table-cell table:style-name="ACE-4" table:formula="of:=[.$E24]+BITRSHIFT([.$F24]*[.K$2];11)" office:value-type="float" office:value="391">
            <text:p>391</text:p>
          </table:table-cell>
          <table:table-cell table:style-name="ACE-4" table:formula="of:=[.$E24]+BITRSHIFT([.$F24]*[.L$2];11)" office:value-type="float" office:value="391">
            <text:p>391</text:p>
          </table:table-cell>
          <table:table-cell table:style-name="ACE-4" table:formula="of:=[.$E24]+BITRSHIFT([.$F24]*[.M$2];11)" office:value-type="float" office:value="392">
            <text:p>392</text:p>
          </table:table-cell>
          <table:table-cell table:style-name="ACE-4" table:formula="of:=[.$E24]+BITRSHIFT([.$F24]*[.N$2];11)" office:value-type="float" office:value="392">
            <text:p>392</text:p>
          </table:table-cell>
          <table:table-cell table:style-name="ACE-4" table:formula="of:=[.$E24]+BITRSHIFT([.$F24]*[.O$2];11)" office:value-type="float" office:value="392">
            <text:p>392</text:p>
          </table:table-cell>
          <table:table-cell table:style-name="ACE-4" table:formula="of:=[.$E24]+BITRSHIFT([.$F24]*[.P$2];11)" office:value-type="float" office:value="392">
            <text:p>392</text:p>
          </table:table-cell>
          <table:table-cell table:style-name="ACE-5"/>
          <table:table-cell table:style-name="ACE-6"/>
          <table:table-cell table:style-name="ACE-7" table:formula="of:=([.G24]-[.$D24])/MAX([.$D24];1)" office:value-type="float" office:value="-0.078404161853533091">
            <text:p>−7.84%</text:p>
          </table:table-cell>
          <table:table-cell table:style-name="ACE-7" table:formula="of:=([.H24]-[.$D24])/MAX([.$D24];1)" office:value-type="float" office:value="-0.078404161853533091">
            <text:p>−7.84%</text:p>
          </table:table-cell>
          <table:table-cell table:style-name="ACE-7" table:formula="of:=([.I24]-[.$D24])/MAX([.$D24];1)" office:value-type="float" office:value="-0.078404161853533091">
            <text:p>−7.84%</text:p>
          </table:table-cell>
          <table:table-cell table:style-name="ACE-7" table:formula="of:=([.J24]-[.$D24])/MAX([.$D24];1)" office:value-type="float" office:value="-0.078404161853533091">
            <text:p>−7.84%</text:p>
          </table:table-cell>
          <table:table-cell table:style-name="ACE-7" table:formula="of:=([.K24]-[.$D24])/MAX([.$D24];1)" office:value-type="float" office:value="-0.078404161853533091">
            <text:p>−7.84%</text:p>
          </table:table-cell>
          <table:table-cell table:style-name="ACE-7" table:formula="of:=([.L24]-[.$D24])/MAX([.$D24];1)" office:value-type="float" office:value="-0.078404161853533091">
            <text:p>−7.84%</text:p>
          </table:table-cell>
          <table:table-cell table:style-name="ACE-7" table:formula="of:=([.M24]-[.$D24])/MAX([.$D24];1)" office:value-type="float" office:value="-0.076047139249577941">
            <text:p>−7.60%</text:p>
          </table:table-cell>
          <table:table-cell table:style-name="ACE-7" table:formula="of:=([.N24]-[.$D24])/MAX([.$D24];1)" office:value-type="float" office:value="-0.076047139249577941">
            <text:p>−7.60%</text:p>
          </table:table-cell>
          <table:table-cell table:style-name="ACE-7" table:formula="of:=([.O24]-[.$D24])/MAX([.$D24];1)" office:value-type="float" office:value="-0.076047139249577941">
            <text:p>−7.60%</text:p>
          </table:table-cell>
          <table:table-cell table:style-name="ACE-7" table:formula="of:=([.P24]-[.$D24])/MAX([.$D24];1)" office:value-type="float" office:value="-0.076047139249577941">
            <text:p>−7.60%</text:p>
          </table:table-cell>
          <table:table-cell table:number-columns-repeated="100" table:style-name="ACE-5"/>
        </table:table-row>
        <table:table-row table:style-name="AROW-1">
          <table:table-cell table:style-name="ACE-3" table:formula="of:=[.A24]+1" office:value-type="float" office:value="22">
            <text:p>22</text:p>
          </table:table-cell>
          <table:table-cell table:style-name="ACE-3" table:formula="of:=MOD([.A25];6)*[.$B$1]" office:value-type="float" office:value="400">
            <text:p>400</text:p>
          </table:table-cell>
          <table:table-cell table:style-name="ACE-3" table:formula="of:=TRUNC([.A25]/6)*[.$B$1]" office:value-type="float" office:value="300">
            <text:p>300</text:p>
          </table:table-cell>
          <table:table-cell table:style-name="ACE-4" table:formula="of:=SQRT([.B25]^2+[.C25]^2)" office:value-type="float" office:value="500">
            <text:p>500</text:p>
          </table:table-cell>
          <table:table-cell table:style-name="ACE-4" table:formula="of:=MAX([.B25:.C25])" office:value-type="float" office:value="400">
            <text:p>400</text:p>
          </table:table-cell>
          <table:table-cell table:style-name="ACE-4" table:formula="of:=MIN([.B25:.C25])" office:value-type="float" office:value="300">
            <text:p>300</text:p>
          </table:table-cell>
          <table:table-cell table:style-name="ACE-4" table:formula="of:=[.$E25]+BITRSHIFT([.$F25]*[.G$2];11)" office:value-type="float" office:value="491">
            <text:p>491</text:p>
          </table:table-cell>
          <table:table-cell table:style-name="ACE-4" table:formula="of:=[.$E25]+BITRSHIFT([.$F25]*[.H$2];11)" office:value-type="float" office:value="491">
            <text:p>491</text:p>
          </table:table-cell>
          <table:table-cell table:style-name="ACE-4" table:formula="of:=[.$E25]+BITRSHIFT([.$F25]*[.I$2];11)" office:value-type="float" office:value="491">
            <text:p>491</text:p>
          </table:table-cell>
          <table:table-cell table:style-name="ACE-4" table:formula="of:=[.$E25]+BITRSHIFT([.$F25]*[.J$2];11)" office:value-type="float" office:value="491">
            <text:p>491</text:p>
          </table:table-cell>
          <table:table-cell table:style-name="ACE-4" table:formula="of:=[.$E25]+BITRSHIFT([.$F25]*[.K$2];11)" office:value-type="float" office:value="491">
            <text:p>491</text:p>
          </table:table-cell>
          <table:table-cell table:style-name="ACE-4" table:formula="of:=[.$E25]+BITRSHIFT([.$F25]*[.L$2];11)" office:value-type="float" office:value="491">
            <text:p>491</text:p>
          </table:table-cell>
          <table:table-cell table:style-name="ACE-4" table:formula="of:=[.$E25]+BITRSHIFT([.$F25]*[.M$2];11)" office:value-type="float" office:value="492">
            <text:p>492</text:p>
          </table:table-cell>
          <table:table-cell table:style-name="ACE-4" table:formula="of:=[.$E25]+BITRSHIFT([.$F25]*[.N$2];11)" office:value-type="float" office:value="492">
            <text:p>492</text:p>
          </table:table-cell>
          <table:table-cell table:style-name="ACE-4" table:formula="of:=[.$E25]+BITRSHIFT([.$F25]*[.O$2];11)" office:value-type="float" office:value="492">
            <text:p>492</text:p>
          </table:table-cell>
          <table:table-cell table:style-name="ACE-4" table:formula="of:=[.$E25]+BITRSHIFT([.$F25]*[.P$2];11)" office:value-type="float" office:value="492">
            <text:p>492</text:p>
          </table:table-cell>
          <table:table-cell table:style-name="ACE-5"/>
          <table:table-cell table:style-name="ACE-6"/>
          <table:table-cell table:style-name="ACE-7" table:formula="of:=([.G25]-[.$D25])/MAX([.$D25];1)" office:value-type="float" office:value="-0.017999999999999999">
            <text:p>−1.80%</text:p>
          </table:table-cell>
          <table:table-cell table:style-name="ACE-7" table:formula="of:=([.H25]-[.$D25])/MAX([.$D25];1)" office:value-type="float" office:value="-0.017999999999999999">
            <text:p>−1.80%</text:p>
          </table:table-cell>
          <table:table-cell table:style-name="ACE-7" table:formula="of:=([.I25]-[.$D25])/MAX([.$D25];1)" office:value-type="float" office:value="-0.017999999999999999">
            <text:p>−1.80%</text:p>
          </table:table-cell>
          <table:table-cell table:style-name="ACE-7" table:formula="of:=([.J25]-[.$D25])/MAX([.$D25];1)" office:value-type="float" office:value="-0.017999999999999999">
            <text:p>−1.80%</text:p>
          </table:table-cell>
          <table:table-cell table:style-name="ACE-7" table:formula="of:=([.K25]-[.$D25])/MAX([.$D25];1)" office:value-type="float" office:value="-0.017999999999999999">
            <text:p>−1.80%</text:p>
          </table:table-cell>
          <table:table-cell table:style-name="ACE-7" table:formula="of:=([.L25]-[.$D25])/MAX([.$D25];1)" office:value-type="float" office:value="-0.017999999999999999">
            <text:p>−1.80%</text:p>
          </table:table-cell>
          <table:table-cell table:style-name="ACE-7" table:formula="of:=([.M25]-[.$D25])/MAX([.$D25];1)" office:value-type="float" office:value="-0.016">
            <text:p>−1.60%</text:p>
          </table:table-cell>
          <table:table-cell table:style-name="ACE-7" table:formula="of:=([.N25]-[.$D25])/MAX([.$D25];1)" office:value-type="float" office:value="-0.016">
            <text:p>−1.60%</text:p>
          </table:table-cell>
          <table:table-cell table:style-name="ACE-7" table:formula="of:=([.O25]-[.$D25])/MAX([.$D25];1)" office:value-type="float" office:value="-0.016">
            <text:p>−1.60%</text:p>
          </table:table-cell>
          <table:table-cell table:style-name="ACE-7" table:formula="of:=([.P25]-[.$D25])/MAX([.$D25];1)" office:value-type="float" office:value="-0.016">
            <text:p>−1.60%</text:p>
          </table:table-cell>
          <table:table-cell table:number-columns-repeated="100" table:style-name="ACE-5"/>
        </table:table-row>
        <table:table-row table:style-name="AROW-1">
          <table:table-cell table:style-name="ACE-3" table:formula="of:=[.A25]+1" office:value-type="float" office:value="23">
            <text:p>23</text:p>
          </table:table-cell>
          <table:table-cell table:style-name="ACE-3" table:formula="of:=MOD([.A26];6)*[.$B$1]" office:value-type="float" office:value="500">
            <text:p>500</text:p>
          </table:table-cell>
          <table:table-cell table:style-name="ACE-3" table:formula="of:=TRUNC([.A26]/6)*[.$B$1]" office:value-type="float" office:value="300">
            <text:p>300</text:p>
          </table:table-cell>
          <table:table-cell table:style-name="ACE-4" table:formula="of:=SQRT([.B26]^2+[.C26]^2)" office:value-type="float" office:value="583.09518948453001">
            <text:p>583.095189</text:p>
          </table:table-cell>
          <table:table-cell table:style-name="ACE-4" table:formula="of:=MAX([.B26:.C26])" office:value-type="float" office:value="500">
            <text:p>500</text:p>
          </table:table-cell>
          <table:table-cell table:style-name="ACE-4" table:formula="of:=MIN([.B26:.C26])" office:value-type="float" office:value="300">
            <text:p>300</text:p>
          </table:table-cell>
          <table:table-cell table:style-name="ACE-4" table:formula="of:=[.$E26]+BITRSHIFT([.$F26]*[.G$2];11)" office:value-type="float" office:value="591">
            <text:p>591</text:p>
          </table:table-cell>
          <table:table-cell table:style-name="ACE-4" table:formula="of:=[.$E26]+BITRSHIFT([.$F26]*[.H$2];11)" office:value-type="float" office:value="591">
            <text:p>591</text:p>
          </table:table-cell>
          <table:table-cell table:style-name="ACE-4" table:formula="of:=[.$E26]+BITRSHIFT([.$F26]*[.I$2];11)" office:value-type="float" office:value="591">
            <text:p>591</text:p>
          </table:table-cell>
          <table:table-cell table:style-name="ACE-4" table:formula="of:=[.$E26]+BITRSHIFT([.$F26]*[.J$2];11)" office:value-type="float" office:value="591">
            <text:p>591</text:p>
          </table:table-cell>
          <table:table-cell table:style-name="ACE-4" table:formula="of:=[.$E26]+BITRSHIFT([.$F26]*[.K$2];11)" office:value-type="float" office:value="591">
            <text:p>591</text:p>
          </table:table-cell>
          <table:table-cell table:style-name="ACE-4" table:formula="of:=[.$E26]+BITRSHIFT([.$F26]*[.L$2];11)" office:value-type="float" office:value="591">
            <text:p>591</text:p>
          </table:table-cell>
          <table:table-cell table:style-name="ACE-4" table:formula="of:=[.$E26]+BITRSHIFT([.$F26]*[.M$2];11)" office:value-type="float" office:value="592">
            <text:p>592</text:p>
          </table:table-cell>
          <table:table-cell table:style-name="ACE-4" table:formula="of:=[.$E26]+BITRSHIFT([.$F26]*[.N$2];11)" office:value-type="float" office:value="592">
            <text:p>592</text:p>
          </table:table-cell>
          <table:table-cell table:style-name="ACE-4" table:formula="of:=[.$E26]+BITRSHIFT([.$F26]*[.O$2];11)" office:value-type="float" office:value="592">
            <text:p>592</text:p>
          </table:table-cell>
          <table:table-cell table:style-name="ACE-4" table:formula="of:=[.$E26]+BITRSHIFT([.$F26]*[.P$2];11)" office:value-type="float" office:value="592">
            <text:p>592</text:p>
          </table:table-cell>
          <table:table-cell table:style-name="ACE-5"/>
          <table:table-cell table:style-name="ACE-6"/>
          <table:table-cell table:style-name="ACE-7" table:formula="of:=([.G26]-[.$D26])/MAX([.$D26];1)" office:value-type="float" office:value="0.013556638192227292">
            <text:p>1.36%</text:p>
          </table:table-cell>
          <table:table-cell table:style-name="ACE-7" table:formula="of:=([.H26]-[.$D26])/MAX([.$D26];1)" office:value-type="float" office:value="0.013556638192227292">
            <text:p>1.36%</text:p>
          </table:table-cell>
          <table:table-cell table:style-name="ACE-7" table:formula="of:=([.I26]-[.$D26])/MAX([.$D26];1)" office:value-type="float" office:value="0.013556638192227292">
            <text:p>1.36%</text:p>
          </table:table-cell>
          <table:table-cell table:style-name="ACE-7" table:formula="of:=([.J26]-[.$D26])/MAX([.$D26];1)" office:value-type="float" office:value="0.013556638192227292">
            <text:p>1.36%</text:p>
          </table:table-cell>
          <table:table-cell table:style-name="ACE-7" table:formula="of:=([.K26]-[.$D26])/MAX([.$D26];1)" office:value-type="float" office:value="0.013556638192227292">
            <text:p>1.36%</text:p>
          </table:table-cell>
          <table:table-cell table:style-name="ACE-7" table:formula="of:=([.L26]-[.$D26])/MAX([.$D26];1)" office:value-type="float" office:value="0.013556638192227292">
            <text:p>1.36%</text:p>
          </table:table-cell>
          <table:table-cell table:style-name="ACE-7" table:formula="of:=([.M26]-[.$D26])/MAX([.$D26];1)" office:value-type="float" office:value="0.015271624043652381">
            <text:p>1.53%</text:p>
          </table:table-cell>
          <table:table-cell table:style-name="ACE-7" table:formula="of:=([.N26]-[.$D26])/MAX([.$D26];1)" office:value-type="float" office:value="0.015271624043652381">
            <text:p>1.53%</text:p>
          </table:table-cell>
          <table:table-cell table:style-name="ACE-7" table:formula="of:=([.O26]-[.$D26])/MAX([.$D26];1)" office:value-type="float" office:value="0.015271624043652381">
            <text:p>1.53%</text:p>
          </table:table-cell>
          <table:table-cell table:style-name="ACE-7" table:formula="of:=([.P26]-[.$D26])/MAX([.$D26];1)" office:value-type="float" office:value="0.015271624043652381">
            <text:p>1.53%</text:p>
          </table:table-cell>
          <table:table-cell table:number-columns-repeated="100" table:style-name="ACE-5"/>
        </table:table-row>
        <table:table-row table:style-name="AROW-1">
          <table:table-cell table:style-name="ACE-3" table:formula="of:=[.A26]+1" office:value-type="float" office:value="24">
            <text:p>24</text:p>
          </table:table-cell>
          <table:table-cell table:style-name="ACE-3" table:formula="of:=MOD([.A27];6)*[.$B$1]" office:value-type="float" office:value="0">
            <text:p>0</text:p>
          </table:table-cell>
          <table:table-cell table:style-name="ACE-3" table:formula="of:=TRUNC([.A27]/6)*[.$B$1]" office:value-type="float" office:value="400">
            <text:p>400</text:p>
          </table:table-cell>
          <table:table-cell table:style-name="ACE-4" table:formula="of:=SQRT([.B27]^2+[.C27]^2)" office:value-type="float" office:value="400">
            <text:p>400</text:p>
          </table:table-cell>
          <table:table-cell table:style-name="ACE-4" table:formula="of:=MAX([.B27:.C27])" office:value-type="float" office:value="400">
            <text:p>400</text:p>
          </table:table-cell>
          <table:table-cell table:style-name="ACE-4" table:formula="of:=MIN([.B27:.C27])" office:value-type="float" office:value="0">
            <text:p>0</text:p>
          </table:table-cell>
          <table:table-cell table:style-name="ACE-4" table:formula="of:=[.$E27]+BITRSHIFT([.$F27]*[.G$2];11)" office:value-type="float" office:value="400">
            <text:p>400</text:p>
          </table:table-cell>
          <table:table-cell table:style-name="ACE-4" table:formula="of:=[.$E27]+BITRSHIFT([.$F27]*[.H$2];11)" office:value-type="float" office:value="400">
            <text:p>400</text:p>
          </table:table-cell>
          <table:table-cell table:style-name="ACE-4" table:formula="of:=[.$E27]+BITRSHIFT([.$F27]*[.I$2];11)" office:value-type="float" office:value="400">
            <text:p>400</text:p>
          </table:table-cell>
          <table:table-cell table:style-name="ACE-4" table:formula="of:=[.$E27]+BITRSHIFT([.$F27]*[.J$2];11)" office:value-type="float" office:value="400">
            <text:p>400</text:p>
          </table:table-cell>
          <table:table-cell table:style-name="ACE-4" table:formula="of:=[.$E27]+BITRSHIFT([.$F27]*[.K$2];11)" office:value-type="float" office:value="400">
            <text:p>400</text:p>
          </table:table-cell>
          <table:table-cell table:style-name="ACE-4" table:formula="of:=[.$E27]+BITRSHIFT([.$F27]*[.L$2];11)" office:value-type="float" office:value="400">
            <text:p>400</text:p>
          </table:table-cell>
          <table:table-cell table:style-name="ACE-4" table:formula="of:=[.$E27]+BITRSHIFT([.$F27]*[.M$2];11)" office:value-type="float" office:value="400">
            <text:p>400</text:p>
          </table:table-cell>
          <table:table-cell table:style-name="ACE-4" table:formula="of:=[.$E27]+BITRSHIFT([.$F27]*[.N$2];11)" office:value-type="float" office:value="400">
            <text:p>400</text:p>
          </table:table-cell>
          <table:table-cell table:style-name="ACE-4" table:formula="of:=[.$E27]+BITRSHIFT([.$F27]*[.O$2];11)" office:value-type="float" office:value="400">
            <text:p>400</text:p>
          </table:table-cell>
          <table:table-cell table:style-name="ACE-4" table:formula="of:=[.$E27]+BITRSHIFT([.$F27]*[.P$2];11)" office:value-type="float" office:value="400">
            <text:p>400</text:p>
          </table:table-cell>
          <table:table-cell table:style-name="ACE-5"/>
          <table:table-cell table:style-name="ACE-6"/>
          <table:table-cell table:style-name="ACE-7" table:formula="of:=([.G27]-[.$D27])/MAX([.$D27];1)" office:value-type="float" office:value="0">
            <text:p>0.00%</text:p>
          </table:table-cell>
          <table:table-cell table:style-name="ACE-7" table:formula="of:=([.H27]-[.$D27])/MAX([.$D27];1)" office:value-type="float" office:value="0">
            <text:p>0.00%</text:p>
          </table:table-cell>
          <table:table-cell table:style-name="ACE-7" table:formula="of:=([.I27]-[.$D27])/MAX([.$D27];1)" office:value-type="float" office:value="0">
            <text:p>0.00%</text:p>
          </table:table-cell>
          <table:table-cell table:style-name="ACE-7" table:formula="of:=([.J27]-[.$D27])/MAX([.$D27];1)" office:value-type="float" office:value="0">
            <text:p>0.00%</text:p>
          </table:table-cell>
          <table:table-cell table:style-name="ACE-7" table:formula="of:=([.K27]-[.$D27])/MAX([.$D27];1)" office:value-type="float" office:value="0">
            <text:p>0.00%</text:p>
          </table:table-cell>
          <table:table-cell table:style-name="ACE-7" table:formula="of:=([.L27]-[.$D27])/MAX([.$D27];1)" office:value-type="float" office:value="0">
            <text:p>0.00%</text:p>
          </table:table-cell>
          <table:table-cell table:style-name="ACE-7" table:formula="of:=([.M27]-[.$D27])/MAX([.$D27];1)" office:value-type="float" office:value="0">
            <text:p>0.00%</text:p>
          </table:table-cell>
          <table:table-cell table:style-name="ACE-7" table:formula="of:=([.N27]-[.$D27])/MAX([.$D27];1)" office:value-type="float" office:value="0">
            <text:p>0.00%</text:p>
          </table:table-cell>
          <table:table-cell table:style-name="ACE-7" table:formula="of:=([.O27]-[.$D27])/MAX([.$D27];1)" office:value-type="float" office:value="0">
            <text:p>0.00%</text:p>
          </table:table-cell>
          <table:table-cell table:style-name="ACE-7" table:formula="of:=([.P27]-[.$D27])/MAX([.$D27];1)" office:value-type="float" office:value="0">
            <text:p>0.00%</text:p>
          </table:table-cell>
          <table:table-cell table:number-columns-repeated="100" table:style-name="ACE-5"/>
        </table:table-row>
        <table:table-row table:style-name="AROW-1">
          <table:table-cell table:style-name="ACE-3" table:formula="of:=[.A27]+1" office:value-type="float" office:value="25">
            <text:p>25</text:p>
          </table:table-cell>
          <table:table-cell table:style-name="ACE-3" table:formula="of:=MOD([.A28];6)*[.$B$1]" office:value-type="float" office:value="100">
            <text:p>100</text:p>
          </table:table-cell>
          <table:table-cell table:style-name="ACE-3" table:formula="of:=TRUNC([.A28]/6)*[.$B$1]" office:value-type="float" office:value="400">
            <text:p>400</text:p>
          </table:table-cell>
          <table:table-cell table:style-name="ACE-4" table:formula="of:=SQRT([.B28]^2+[.C28]^2)" office:value-type="float" office:value="412.31056256176606">
            <text:p>412.310563</text:p>
          </table:table-cell>
          <table:table-cell table:style-name="ACE-4" table:formula="of:=MAX([.B28:.C28])" office:value-type="float" office:value="400">
            <text:p>400</text:p>
          </table:table-cell>
          <table:table-cell table:style-name="ACE-4" table:formula="of:=MIN([.B28:.C28])" office:value-type="float" office:value="100">
            <text:p>100</text:p>
          </table:table-cell>
          <table:table-cell table:style-name="ACE-4" table:formula="of:=[.$E28]+BITRSHIFT([.$F28]*[.G$2];11)" office:value-type="float" office:value="430">
            <text:p>430</text:p>
          </table:table-cell>
          <table:table-cell table:style-name="ACE-4" table:formula="of:=[.$E28]+BITRSHIFT([.$F28]*[.H$2];11)" office:value-type="float" office:value="430">
            <text:p>430</text:p>
          </table:table-cell>
          <table:table-cell table:style-name="ACE-4" table:formula="of:=[.$E28]+BITRSHIFT([.$F28]*[.I$2];11)" office:value-type="float" office:value="430">
            <text:p>430</text:p>
          </table:table-cell>
          <table:table-cell table:style-name="ACE-4" table:formula="of:=[.$E28]+BITRSHIFT([.$F28]*[.J$2];11)" office:value-type="float" office:value="430">
            <text:p>430</text:p>
          </table:table-cell>
          <table:table-cell table:style-name="ACE-4" table:formula="of:=[.$E28]+BITRSHIFT([.$F28]*[.K$2];11)" office:value-type="float" office:value="430">
            <text:p>430</text:p>
          </table:table-cell>
          <table:table-cell table:style-name="ACE-4" table:formula="of:=[.$E28]+BITRSHIFT([.$F28]*[.L$2];11)" office:value-type="float" office:value="430">
            <text:p>430</text:p>
          </table:table-cell>
          <table:table-cell table:style-name="ACE-4" table:formula="of:=[.$E28]+BITRSHIFT([.$F28]*[.M$2];11)" office:value-type="float" office:value="430">
            <text:p>430</text:p>
          </table:table-cell>
          <table:table-cell table:style-name="ACE-4" table:formula="of:=[.$E28]+BITRSHIFT([.$F28]*[.N$2];11)" office:value-type="float" office:value="430">
            <text:p>430</text:p>
          </table:table-cell>
          <table:table-cell table:style-name="ACE-4" table:formula="of:=[.$E28]+BITRSHIFT([.$F28]*[.O$2];11)" office:value-type="float" office:value="430">
            <text:p>430</text:p>
          </table:table-cell>
          <table:table-cell table:style-name="ACE-4" table:formula="of:=[.$E28]+BITRSHIFT([.$F28]*[.P$2];11)" office:value-type="float" office:value="430">
            <text:p>430</text:p>
          </table:table-cell>
          <table:table-cell table:style-name="ACE-5"/>
          <table:table-cell table:style-name="ACE-6"/>
          <table:table-cell table:style-name="ACE-7" table:formula="of:=([.G28]-[.$D28])/MAX([.$D28];1)" office:value-type="float" office:value="0.042903187656231766">
            <text:p>4.29%</text:p>
          </table:table-cell>
          <table:table-cell table:style-name="ACE-7" table:formula="of:=([.H28]-[.$D28])/MAX([.$D28];1)" office:value-type="float" office:value="0.042903187656231766">
            <text:p>4.29%</text:p>
          </table:table-cell>
          <table:table-cell table:style-name="ACE-7" table:formula="of:=([.I28]-[.$D28])/MAX([.$D28];1)" office:value-type="float" office:value="0.042903187656231766">
            <text:p>4.29%</text:p>
          </table:table-cell>
          <table:table-cell table:style-name="ACE-7" table:formula="of:=([.J28]-[.$D28])/MAX([.$D28];1)" office:value-type="float" office:value="0.042903187656231766">
            <text:p>4.29%</text:p>
          </table:table-cell>
          <table:table-cell table:style-name="ACE-7" table:formula="of:=([.K28]-[.$D28])/MAX([.$D28];1)" office:value-type="float" office:value="0.042903187656231766">
            <text:p>4.29%</text:p>
          </table:table-cell>
          <table:table-cell table:style-name="ACE-7" table:formula="of:=([.L28]-[.$D28])/MAX([.$D28];1)" office:value-type="float" office:value="0.042903187656231766">
            <text:p>4.29%</text:p>
          </table:table-cell>
          <table:table-cell table:style-name="ACE-7" table:formula="of:=([.M28]-[.$D28])/MAX([.$D28];1)" office:value-type="float" office:value="0.042903187656231766">
            <text:p>4.29%</text:p>
          </table:table-cell>
          <table:table-cell table:style-name="ACE-7" table:formula="of:=([.N28]-[.$D28])/MAX([.$D28];1)" office:value-type="float" office:value="0.042903187656231766">
            <text:p>4.29%</text:p>
          </table:table-cell>
          <table:table-cell table:style-name="ACE-7" table:formula="of:=([.O28]-[.$D28])/MAX([.$D28];1)" office:value-type="float" office:value="0.042903187656231766">
            <text:p>4.29%</text:p>
          </table:table-cell>
          <table:table-cell table:style-name="ACE-7" table:formula="of:=([.P28]-[.$D28])/MAX([.$D28];1)" office:value-type="float" office:value="0.042903187656231766">
            <text:p>4.29%</text:p>
          </table:table-cell>
          <table:table-cell table:number-columns-repeated="100" table:style-name="ACE-5"/>
        </table:table-row>
        <table:table-row table:style-name="AROW-1">
          <table:table-cell table:style-name="ACE-3" table:formula="of:=[.A28]+1" office:value-type="float" office:value="26">
            <text:p>26</text:p>
          </table:table-cell>
          <table:table-cell table:style-name="ACE-3" table:formula="of:=MOD([.A29];6)*[.$B$1]" office:value-type="float" office:value="200">
            <text:p>200</text:p>
          </table:table-cell>
          <table:table-cell table:style-name="ACE-3" table:formula="of:=TRUNC([.A29]/6)*[.$B$1]" office:value-type="float" office:value="400">
            <text:p>400</text:p>
          </table:table-cell>
          <table:table-cell table:style-name="ACE-4" table:formula="of:=SQRT([.B29]^2+[.C29]^2)" office:value-type="float" office:value="447.21359549995793">
            <text:p>447.213595</text:p>
          </table:table-cell>
          <table:table-cell table:style-name="ACE-4" table:formula="of:=MAX([.B29:.C29])" office:value-type="float" office:value="400">
            <text:p>400</text:p>
          </table:table-cell>
          <table:table-cell table:style-name="ACE-4" table:formula="of:=MIN([.B29:.C29])" office:value-type="float" office:value="200">
            <text:p>200</text:p>
          </table:table-cell>
          <table:table-cell table:style-name="ACE-4" table:formula="of:=[.$E29]+BITRSHIFT([.$F29]*[.G$2];11)" office:value-type="float" office:value="460">
            <text:p>460</text:p>
          </table:table-cell>
          <table:table-cell table:style-name="ACE-4" table:formula="of:=[.$E29]+BITRSHIFT([.$F29]*[.H$2];11)" office:value-type="float" office:value="460">
            <text:p>460</text:p>
          </table:table-cell>
          <table:table-cell table:style-name="ACE-4" table:formula="of:=[.$E29]+BITRSHIFT([.$F29]*[.I$2];11)" office:value-type="float" office:value="461">
            <text:p>461</text:p>
          </table:table-cell>
          <table:table-cell table:style-name="ACE-4" table:formula="of:=[.$E29]+BITRSHIFT([.$F29]*[.J$2];11)" office:value-type="float" office:value="461">
            <text:p>461</text:p>
          </table:table-cell>
          <table:table-cell table:style-name="ACE-4" table:formula="of:=[.$E29]+BITRSHIFT([.$F29]*[.K$2];11)" office:value-type="float" office:value="461">
            <text:p>461</text:p>
          </table:table-cell>
          <table:table-cell table:style-name="ACE-4" table:formula="of:=[.$E29]+BITRSHIFT([.$F29]*[.L$2];11)" office:value-type="float" office:value="461">
            <text:p>461</text:p>
          </table:table-cell>
          <table:table-cell table:style-name="ACE-4" table:formula="of:=[.$E29]+BITRSHIFT([.$F29]*[.M$2];11)" office:value-type="float" office:value="461">
            <text:p>461</text:p>
          </table:table-cell>
          <table:table-cell table:style-name="ACE-4" table:formula="of:=[.$E29]+BITRSHIFT([.$F29]*[.N$2];11)" office:value-type="float" office:value="461">
            <text:p>461</text:p>
          </table:table-cell>
          <table:table-cell table:style-name="ACE-4" table:formula="of:=[.$E29]+BITRSHIFT([.$F29]*[.O$2];11)" office:value-type="float" office:value="461">
            <text:p>461</text:p>
          </table:table-cell>
          <table:table-cell table:style-name="ACE-4" table:formula="of:=[.$E29]+BITRSHIFT([.$F29]*[.P$2];11)" office:value-type="float" office:value="461">
            <text:p>461</text:p>
          </table:table-cell>
          <table:table-cell table:style-name="ACE-5"/>
          <table:table-cell table:style-name="ACE-6"/>
          <table:table-cell table:style-name="ACE-7" table:formula="of:=([.G29]-[.$D29])/MAX([.$D29];1)" office:value-type="float" office:value="0.028591269649903276">
            <text:p>2.86%</text:p>
          </table:table-cell>
          <table:table-cell table:style-name="ACE-7" table:formula="of:=([.H29]-[.$D29])/MAX([.$D29];1)" office:value-type="float" office:value="0.028591269649903276">
            <text:p>2.86%</text:p>
          </table:table-cell>
          <table:table-cell table:style-name="ACE-7" table:formula="of:=([.I29]-[.$D29])/MAX([.$D29];1)" office:value-type="float" office:value="0.030827337627403067">
            <text:p>3.08%</text:p>
          </table:table-cell>
          <table:table-cell table:style-name="ACE-7" table:formula="of:=([.J29]-[.$D29])/MAX([.$D29];1)" office:value-type="float" office:value="0.030827337627403067">
            <text:p>3.08%</text:p>
          </table:table-cell>
          <table:table-cell table:style-name="ACE-7" table:formula="of:=([.K29]-[.$D29])/MAX([.$D29];1)" office:value-type="float" office:value="0.030827337627403067">
            <text:p>3.08%</text:p>
          </table:table-cell>
          <table:table-cell table:style-name="ACE-7" table:formula="of:=([.L29]-[.$D29])/MAX([.$D29];1)" office:value-type="float" office:value="0.030827337627403067">
            <text:p>3.08%</text:p>
          </table:table-cell>
          <table:table-cell table:style-name="ACE-7" table:formula="of:=([.M29]-[.$D29])/MAX([.$D29];1)" office:value-type="float" office:value="0.030827337627403067">
            <text:p>3.08%</text:p>
          </table:table-cell>
          <table:table-cell table:style-name="ACE-7" table:formula="of:=([.N29]-[.$D29])/MAX([.$D29];1)" office:value-type="float" office:value="0.030827337627403067">
            <text:p>3.08%</text:p>
          </table:table-cell>
          <table:table-cell table:style-name="ACE-7" table:formula="of:=([.O29]-[.$D29])/MAX([.$D29];1)" office:value-type="float" office:value="0.030827337627403067">
            <text:p>3.08%</text:p>
          </table:table-cell>
          <table:table-cell table:style-name="ACE-7" table:formula="of:=([.P29]-[.$D29])/MAX([.$D29];1)" office:value-type="float" office:value="0.030827337627403067">
            <text:p>3.08%</text:p>
          </table:table-cell>
          <table:table-cell table:number-columns-repeated="100" table:style-name="ACE-5"/>
        </table:table-row>
        <table:table-row table:style-name="AROW-1">
          <table:table-cell table:style-name="ACE-3" table:formula="of:=[.A29]+1" office:value-type="float" office:value="27">
            <text:p>27</text:p>
          </table:table-cell>
          <table:table-cell table:style-name="ACE-3" table:formula="of:=MOD([.A30];6)*[.$B$1]" office:value-type="float" office:value="300">
            <text:p>300</text:p>
          </table:table-cell>
          <table:table-cell table:style-name="ACE-3" table:formula="of:=TRUNC([.A30]/6)*[.$B$1]" office:value-type="float" office:value="400">
            <text:p>400</text:p>
          </table:table-cell>
          <table:table-cell table:style-name="ACE-4" table:formula="of:=SQRT([.B30]^2+[.C30]^2)" office:value-type="float" office:value="500">
            <text:p>500</text:p>
          </table:table-cell>
          <table:table-cell table:style-name="ACE-4" table:formula="of:=MAX([.B30:.C30])" office:value-type="float" office:value="400">
            <text:p>400</text:p>
          </table:table-cell>
          <table:table-cell table:style-name="ACE-4" table:formula="of:=MIN([.B30:.C30])" office:value-type="float" office:value="300">
            <text:p>300</text:p>
          </table:table-cell>
          <table:table-cell table:style-name="ACE-4" table:formula="of:=[.$E30]+BITRSHIFT([.$F30]*[.G$2];11)" office:value-type="float" office:value="491">
            <text:p>491</text:p>
          </table:table-cell>
          <table:table-cell table:style-name="ACE-4" table:formula="of:=[.$E30]+BITRSHIFT([.$F30]*[.H$2];11)" office:value-type="float" office:value="491">
            <text:p>491</text:p>
          </table:table-cell>
          <table:table-cell table:style-name="ACE-4" table:formula="of:=[.$E30]+BITRSHIFT([.$F30]*[.I$2];11)" office:value-type="float" office:value="491">
            <text:p>491</text:p>
          </table:table-cell>
          <table:table-cell table:style-name="ACE-4" table:formula="of:=[.$E30]+BITRSHIFT([.$F30]*[.J$2];11)" office:value-type="float" office:value="491">
            <text:p>491</text:p>
          </table:table-cell>
          <table:table-cell table:style-name="ACE-4" table:formula="of:=[.$E30]+BITRSHIFT([.$F30]*[.K$2];11)" office:value-type="float" office:value="491">
            <text:p>491</text:p>
          </table:table-cell>
          <table:table-cell table:style-name="ACE-4" table:formula="of:=[.$E30]+BITRSHIFT([.$F30]*[.L$2];11)" office:value-type="float" office:value="491">
            <text:p>491</text:p>
          </table:table-cell>
          <table:table-cell table:style-name="ACE-4" table:formula="of:=[.$E30]+BITRSHIFT([.$F30]*[.M$2];11)" office:value-type="float" office:value="492">
            <text:p>492</text:p>
          </table:table-cell>
          <table:table-cell table:style-name="ACE-4" table:formula="of:=[.$E30]+BITRSHIFT([.$F30]*[.N$2];11)" office:value-type="float" office:value="492">
            <text:p>492</text:p>
          </table:table-cell>
          <table:table-cell table:style-name="ACE-4" table:formula="of:=[.$E30]+BITRSHIFT([.$F30]*[.O$2];11)" office:value-type="float" office:value="492">
            <text:p>492</text:p>
          </table:table-cell>
          <table:table-cell table:style-name="ACE-4" table:formula="of:=[.$E30]+BITRSHIFT([.$F30]*[.P$2];11)" office:value-type="float" office:value="492">
            <text:p>492</text:p>
          </table:table-cell>
          <table:table-cell table:style-name="ACE-5"/>
          <table:table-cell table:style-name="ACE-6"/>
          <table:table-cell table:style-name="ACE-7" table:formula="of:=([.G30]-[.$D30])/MAX([.$D30];1)" office:value-type="float" office:value="-0.017999999999999999">
            <text:p>−1.80%</text:p>
          </table:table-cell>
          <table:table-cell table:style-name="ACE-7" table:formula="of:=([.H30]-[.$D30])/MAX([.$D30];1)" office:value-type="float" office:value="-0.017999999999999999">
            <text:p>−1.80%</text:p>
          </table:table-cell>
          <table:table-cell table:style-name="ACE-7" table:formula="of:=([.I30]-[.$D30])/MAX([.$D30];1)" office:value-type="float" office:value="-0.017999999999999999">
            <text:p>−1.80%</text:p>
          </table:table-cell>
          <table:table-cell table:style-name="ACE-7" table:formula="of:=([.J30]-[.$D30])/MAX([.$D30];1)" office:value-type="float" office:value="-0.017999999999999999">
            <text:p>−1.80%</text:p>
          </table:table-cell>
          <table:table-cell table:style-name="ACE-7" table:formula="of:=([.K30]-[.$D30])/MAX([.$D30];1)" office:value-type="float" office:value="-0.017999999999999999">
            <text:p>−1.80%</text:p>
          </table:table-cell>
          <table:table-cell table:style-name="ACE-7" table:formula="of:=([.L30]-[.$D30])/MAX([.$D30];1)" office:value-type="float" office:value="-0.017999999999999999">
            <text:p>−1.80%</text:p>
          </table:table-cell>
          <table:table-cell table:style-name="ACE-7" table:formula="of:=([.M30]-[.$D30])/MAX([.$D30];1)" office:value-type="float" office:value="-0.016">
            <text:p>−1.60%</text:p>
          </table:table-cell>
          <table:table-cell table:style-name="ACE-7" table:formula="of:=([.N30]-[.$D30])/MAX([.$D30];1)" office:value-type="float" office:value="-0.016">
            <text:p>−1.60%</text:p>
          </table:table-cell>
          <table:table-cell table:style-name="ACE-7" table:formula="of:=([.O30]-[.$D30])/MAX([.$D30];1)" office:value-type="float" office:value="-0.016">
            <text:p>−1.60%</text:p>
          </table:table-cell>
          <table:table-cell table:style-name="ACE-7" table:formula="of:=([.P30]-[.$D30])/MAX([.$D30];1)" office:value-type="float" office:value="-0.016">
            <text:p>−1.60%</text:p>
          </table:table-cell>
          <table:table-cell table:number-columns-repeated="100" table:style-name="ACE-5"/>
        </table:table-row>
        <table:table-row table:style-name="AROW-1">
          <table:table-cell table:style-name="ACE-3" table:formula="of:=[.A30]+1" office:value-type="float" office:value="28">
            <text:p>28</text:p>
          </table:table-cell>
          <table:table-cell table:style-name="ACE-3" table:formula="of:=MOD([.A31];6)*[.$B$1]" office:value-type="float" office:value="400">
            <text:p>400</text:p>
          </table:table-cell>
          <table:table-cell table:style-name="ACE-3" table:formula="of:=TRUNC([.A31]/6)*[.$B$1]" office:value-type="float" office:value="400">
            <text:p>400</text:p>
          </table:table-cell>
          <table:table-cell table:style-name="ACE-4" table:formula="of:=SQRT([.B31]^2+[.C31]^2)" office:value-type="float" office:value="565.68542494923804">
            <text:p>565.685425</text:p>
          </table:table-cell>
          <table:table-cell table:style-name="ACE-4" table:formula="of:=MAX([.B31:.C31])" office:value-type="float" office:value="400">
            <text:p>400</text:p>
          </table:table-cell>
          <table:table-cell table:style-name="ACE-4" table:formula="of:=MIN([.B31:.C31])" office:value-type="float" office:value="400">
            <text:p>400</text:p>
          </table:table-cell>
          <table:table-cell table:style-name="ACE-4" table:formula="of:=[.$E31]+BITRSHIFT([.$F31]*[.G$2];11)" office:value-type="float" office:value="521">
            <text:p>521</text:p>
          </table:table-cell>
          <table:table-cell table:style-name="ACE-4" table:formula="of:=[.$E31]+BITRSHIFT([.$F31]*[.H$2];11)" office:value-type="float" office:value="521">
            <text:p>521</text:p>
          </table:table-cell>
          <table:table-cell table:style-name="ACE-4" table:formula="of:=[.$E31]+BITRSHIFT([.$F31]*[.I$2];11)" office:value-type="float" office:value="522">
            <text:p>522</text:p>
          </table:table-cell>
          <table:table-cell table:style-name="ACE-4" table:formula="of:=[.$E31]+BITRSHIFT([.$F31]*[.J$2];11)" office:value-type="float" office:value="522">
            <text:p>522</text:p>
          </table:table-cell>
          <table:table-cell table:style-name="ACE-4" table:formula="of:=[.$E31]+BITRSHIFT([.$F31]*[.K$2];11)" office:value-type="float" office:value="522">
            <text:p>522</text:p>
          </table:table-cell>
          <table:table-cell table:style-name="ACE-4" table:formula="of:=[.$E31]+BITRSHIFT([.$F31]*[.L$2];11)" office:value-type="float" office:value="522">
            <text:p>522</text:p>
          </table:table-cell>
          <table:table-cell table:style-name="ACE-4" table:formula="of:=[.$E31]+BITRSHIFT([.$F31]*[.M$2];11)" office:value-type="float" office:value="522">
            <text:p>522</text:p>
          </table:table-cell>
          <table:table-cell table:style-name="ACE-4" table:formula="of:=[.$E31]+BITRSHIFT([.$F31]*[.N$2];11)" office:value-type="float" office:value="523">
            <text:p>523</text:p>
          </table:table-cell>
          <table:table-cell table:style-name="ACE-4" table:formula="of:=[.$E31]+BITRSHIFT([.$F31]*[.O$2];11)" office:value-type="float" office:value="523">
            <text:p>523</text:p>
          </table:table-cell>
          <table:table-cell table:style-name="ACE-4" table:formula="of:=[.$E31]+BITRSHIFT([.$F31]*[.P$2];11)" office:value-type="float" office:value="523">
            <text:p>523</text:p>
          </table:table-cell>
          <table:table-cell table:style-name="ACE-5"/>
          <table:table-cell table:style-name="ACE-6"/>
          <table:table-cell table:style-name="ACE-7" table:formula="of:=([.G31]-[.$D31])/MAX([.$D31];1)" office:value-type="float" office:value="-0.078993417504521879">
            <text:p>−7.90%</text:p>
          </table:table-cell>
          <table:table-cell table:style-name="ACE-7" table:formula="of:=([.H31]-[.$D31])/MAX([.$D31];1)" office:value-type="float" office:value="-0.078993417504521879">
            <text:p>−7.90%</text:p>
          </table:table-cell>
          <table:table-cell table:style-name="ACE-7" table:formula="of:=([.I31]-[.$D31])/MAX([.$D31];1)" office:value-type="float" office:value="-0.077225650551555516">
            <text:p>−7.72%</text:p>
          </table:table-cell>
          <table:table-cell table:style-name="ACE-7" table:formula="of:=([.J31]-[.$D31])/MAX([.$D31];1)" office:value-type="float" office:value="-0.077225650551555516">
            <text:p>−7.72%</text:p>
          </table:table-cell>
          <table:table-cell table:style-name="ACE-7" table:formula="of:=([.K31]-[.$D31])/MAX([.$D31];1)" office:value-type="float" office:value="-0.077225650551555516">
            <text:p>−7.72%</text:p>
          </table:table-cell>
          <table:table-cell table:style-name="ACE-7" table:formula="of:=([.L31]-[.$D31])/MAX([.$D31];1)" office:value-type="float" office:value="-0.077225650551555516">
            <text:p>−7.72%</text:p>
          </table:table-cell>
          <table:table-cell table:style-name="ACE-7" table:formula="of:=([.M31]-[.$D31])/MAX([.$D31];1)" office:value-type="float" office:value="-0.077225650551555516">
            <text:p>−7.72%</text:p>
          </table:table-cell>
          <table:table-cell table:style-name="ACE-7" table:formula="of:=([.N31]-[.$D31])/MAX([.$D31];1)" office:value-type="float" office:value="-0.07545788359858914">
            <text:p>−7.55%</text:p>
          </table:table-cell>
          <table:table-cell table:style-name="ACE-7" table:formula="of:=([.O31]-[.$D31])/MAX([.$D31];1)" office:value-type="float" office:value="-0.07545788359858914">
            <text:p>−7.55%</text:p>
          </table:table-cell>
          <table:table-cell table:style-name="ACE-7" table:formula="of:=([.P31]-[.$D31])/MAX([.$D31];1)" office:value-type="float" office:value="-0.07545788359858914">
            <text:p>−7.55%</text:p>
          </table:table-cell>
          <table:table-cell table:number-columns-repeated="100" table:style-name="ACE-5"/>
        </table:table-row>
        <table:table-row table:style-name="AROW-1">
          <table:table-cell table:style-name="ACE-3" table:formula="of:=[.A31]+1" office:value-type="float" office:value="29">
            <text:p>29</text:p>
          </table:table-cell>
          <table:table-cell table:style-name="ACE-3" table:formula="of:=MOD([.A32];6)*[.$B$1]" office:value-type="float" office:value="500">
            <text:p>500</text:p>
          </table:table-cell>
          <table:table-cell table:style-name="ACE-3" table:formula="of:=TRUNC([.A32]/6)*[.$B$1]" office:value-type="float" office:value="400">
            <text:p>400</text:p>
          </table:table-cell>
          <table:table-cell table:style-name="ACE-4" table:formula="of:=SQRT([.B32]^2+[.C32]^2)" office:value-type="float" office:value="640.31242374328485">
            <text:p>640.312424</text:p>
          </table:table-cell>
          <table:table-cell table:style-name="ACE-4" table:formula="of:=MAX([.B32:.C32])" office:value-type="float" office:value="500">
            <text:p>500</text:p>
          </table:table-cell>
          <table:table-cell table:style-name="ACE-4" table:formula="of:=MIN([.B32:.C32])" office:value-type="float" office:value="400">
            <text:p>400</text:p>
          </table:table-cell>
          <table:table-cell table:style-name="ACE-4" table:formula="of:=[.$E32]+BITRSHIFT([.$F32]*[.G$2];11)" office:value-type="float" office:value="621">
            <text:p>621</text:p>
          </table:table-cell>
          <table:table-cell table:style-name="ACE-4" table:formula="of:=[.$E32]+BITRSHIFT([.$F32]*[.H$2];11)" office:value-type="float" office:value="621">
            <text:p>621</text:p>
          </table:table-cell>
          <table:table-cell table:style-name="ACE-4" table:formula="of:=[.$E32]+BITRSHIFT([.$F32]*[.I$2];11)" office:value-type="float" office:value="622">
            <text:p>622</text:p>
          </table:table-cell>
          <table:table-cell table:style-name="ACE-4" table:formula="of:=[.$E32]+BITRSHIFT([.$F32]*[.J$2];11)" office:value-type="float" office:value="622">
            <text:p>622</text:p>
          </table:table-cell>
          <table:table-cell table:style-name="ACE-4" table:formula="of:=[.$E32]+BITRSHIFT([.$F32]*[.K$2];11)" office:value-type="float" office:value="622">
            <text:p>622</text:p>
          </table:table-cell>
          <table:table-cell table:style-name="ACE-4" table:formula="of:=[.$E32]+BITRSHIFT([.$F32]*[.L$2];11)" office:value-type="float" office:value="622">
            <text:p>622</text:p>
          </table:table-cell>
          <table:table-cell table:style-name="ACE-4" table:formula="of:=[.$E32]+BITRSHIFT([.$F32]*[.M$2];11)" office:value-type="float" office:value="622">
            <text:p>622</text:p>
          </table:table-cell>
          <table:table-cell table:style-name="ACE-4" table:formula="of:=[.$E32]+BITRSHIFT([.$F32]*[.N$2];11)" office:value-type="float" office:value="623">
            <text:p>623</text:p>
          </table:table-cell>
          <table:table-cell table:style-name="ACE-4" table:formula="of:=[.$E32]+BITRSHIFT([.$F32]*[.O$2];11)" office:value-type="float" office:value="623">
            <text:p>623</text:p>
          </table:table-cell>
          <table:table-cell table:style-name="ACE-4" table:formula="of:=[.$E32]+BITRSHIFT([.$F32]*[.P$2];11)" office:value-type="float" office:value="623">
            <text:p>623</text:p>
          </table:table-cell>
          <table:table-cell table:style-name="ACE-5"/>
          <table:table-cell table:style-name="ACE-6"/>
          <table:table-cell table:style-name="ACE-7" table:formula="of:=([.G32]-[.$D32])/MAX([.$D32];1)" office:value-type="float" office:value="-0.030160938671756309">
            <text:p>−3.02%</text:p>
          </table:table-cell>
          <table:table-cell table:style-name="ACE-7" table:formula="of:=([.H32]-[.$D32])/MAX([.$D32];1)" office:value-type="float" office:value="-0.030160938671756309">
            <text:p>−3.02%</text:p>
          </table:table-cell>
          <table:table-cell table:style-name="ACE-7" table:formula="of:=([.I32]-[.$D32])/MAX([.$D32];1)" office:value-type="float" office:value="-0.028599201052870248">
            <text:p>−2.86%</text:p>
          </table:table-cell>
          <table:table-cell table:style-name="ACE-7" table:formula="of:=([.J32]-[.$D32])/MAX([.$D32];1)" office:value-type="float" office:value="-0.028599201052870248">
            <text:p>−2.86%</text:p>
          </table:table-cell>
          <table:table-cell table:style-name="ACE-7" table:formula="of:=([.K32]-[.$D32])/MAX([.$D32];1)" office:value-type="float" office:value="-0.028599201052870248">
            <text:p>−2.86%</text:p>
          </table:table-cell>
          <table:table-cell table:style-name="ACE-7" table:formula="of:=([.L32]-[.$D32])/MAX([.$D32];1)" office:value-type="float" office:value="-0.028599201052870248">
            <text:p>−2.86%</text:p>
          </table:table-cell>
          <table:table-cell table:style-name="ACE-7" table:formula="of:=([.M32]-[.$D32])/MAX([.$D32];1)" office:value-type="float" office:value="-0.028599201052870248">
            <text:p>−2.86%</text:p>
          </table:table-cell>
          <table:table-cell table:style-name="ACE-7" table:formula="of:=([.N32]-[.$D32])/MAX([.$D32];1)" office:value-type="float" office:value="-0.027037463433984187">
            <text:p>−2.70%</text:p>
          </table:table-cell>
          <table:table-cell table:style-name="ACE-7" table:formula="of:=([.O32]-[.$D32])/MAX([.$D32];1)" office:value-type="float" office:value="-0.027037463433984187">
            <text:p>−2.70%</text:p>
          </table:table-cell>
          <table:table-cell table:style-name="ACE-7" table:formula="of:=([.P32]-[.$D32])/MAX([.$D32];1)" office:value-type="float" office:value="-0.027037463433984187">
            <text:p>−2.70%</text:p>
          </table:table-cell>
          <table:table-cell table:number-columns-repeated="100" table:style-name="ACE-5"/>
        </table:table-row>
        <table:table-row table:style-name="AROW-1">
          <table:table-cell table:style-name="ACE-3" table:formula="of:=[.A32]+1" office:value-type="float" office:value="30">
            <text:p>30</text:p>
          </table:table-cell>
          <table:table-cell table:style-name="ACE-3" table:formula="of:=MOD([.A33];6)*[.$B$1]" office:value-type="float" office:value="0">
            <text:p>0</text:p>
          </table:table-cell>
          <table:table-cell table:style-name="ACE-3" table:formula="of:=TRUNC([.A33]/6)*[.$B$1]" office:value-type="float" office:value="500">
            <text:p>500</text:p>
          </table:table-cell>
          <table:table-cell table:style-name="ACE-4" table:formula="of:=SQRT([.B33]^2+[.C33]^2)" office:value-type="float" office:value="500">
            <text:p>500</text:p>
          </table:table-cell>
          <table:table-cell table:style-name="ACE-4" table:formula="of:=MAX([.B33:.C33])" office:value-type="float" office:value="500">
            <text:p>500</text:p>
          </table:table-cell>
          <table:table-cell table:style-name="ACE-4" table:formula="of:=MIN([.B33:.C33])" office:value-type="float" office:value="0">
            <text:p>0</text:p>
          </table:table-cell>
          <table:table-cell table:style-name="ACE-4" table:formula="of:=[.$E33]+BITRSHIFT([.$F33]*[.G$2];11)" office:value-type="float" office:value="500">
            <text:p>500</text:p>
          </table:table-cell>
          <table:table-cell table:style-name="ACE-4" table:formula="of:=[.$E33]+BITRSHIFT([.$F33]*[.H$2];11)" office:value-type="float" office:value="500">
            <text:p>500</text:p>
          </table:table-cell>
          <table:table-cell table:style-name="ACE-4" table:formula="of:=[.$E33]+BITRSHIFT([.$F33]*[.I$2];11)" office:value-type="float" office:value="500">
            <text:p>500</text:p>
          </table:table-cell>
          <table:table-cell table:style-name="ACE-4" table:formula="of:=[.$E33]+BITRSHIFT([.$F33]*[.J$2];11)" office:value-type="float" office:value="500">
            <text:p>500</text:p>
          </table:table-cell>
          <table:table-cell table:style-name="ACE-4" table:formula="of:=[.$E33]+BITRSHIFT([.$F33]*[.K$2];11)" office:value-type="float" office:value="500">
            <text:p>500</text:p>
          </table:table-cell>
          <table:table-cell table:style-name="ACE-4" table:formula="of:=[.$E33]+BITRSHIFT([.$F33]*[.L$2];11)" office:value-type="float" office:value="500">
            <text:p>500</text:p>
          </table:table-cell>
          <table:table-cell table:style-name="ACE-4" table:formula="of:=[.$E33]+BITRSHIFT([.$F33]*[.M$2];11)" office:value-type="float" office:value="500">
            <text:p>500</text:p>
          </table:table-cell>
          <table:table-cell table:style-name="ACE-4" table:formula="of:=[.$E33]+BITRSHIFT([.$F33]*[.N$2];11)" office:value-type="float" office:value="500">
            <text:p>500</text:p>
          </table:table-cell>
          <table:table-cell table:style-name="ACE-4" table:formula="of:=[.$E33]+BITRSHIFT([.$F33]*[.O$2];11)" office:value-type="float" office:value="500">
            <text:p>500</text:p>
          </table:table-cell>
          <table:table-cell table:style-name="ACE-4" table:formula="of:=[.$E33]+BITRSHIFT([.$F33]*[.P$2];11)" office:value-type="float" office:value="500">
            <text:p>500</text:p>
          </table:table-cell>
          <table:table-cell table:style-name="ACE-5"/>
          <table:table-cell table:style-name="ACE-6"/>
          <table:table-cell table:style-name="ACE-7" table:formula="of:=([.G33]-[.$D33])/MAX([.$D33];1)" office:value-type="float" office:value="0">
            <text:p>0.00%</text:p>
          </table:table-cell>
          <table:table-cell table:style-name="ACE-7" table:formula="of:=([.H33]-[.$D33])/MAX([.$D33];1)" office:value-type="float" office:value="0">
            <text:p>0.00%</text:p>
          </table:table-cell>
          <table:table-cell table:style-name="ACE-7" table:formula="of:=([.I33]-[.$D33])/MAX([.$D33];1)" office:value-type="float" office:value="0">
            <text:p>0.00%</text:p>
          </table:table-cell>
          <table:table-cell table:style-name="ACE-7" table:formula="of:=([.J33]-[.$D33])/MAX([.$D33];1)" office:value-type="float" office:value="0">
            <text:p>0.00%</text:p>
          </table:table-cell>
          <table:table-cell table:style-name="ACE-7" table:formula="of:=([.K33]-[.$D33])/MAX([.$D33];1)" office:value-type="float" office:value="0">
            <text:p>0.00%</text:p>
          </table:table-cell>
          <table:table-cell table:style-name="ACE-7" table:formula="of:=([.L33]-[.$D33])/MAX([.$D33];1)" office:value-type="float" office:value="0">
            <text:p>0.00%</text:p>
          </table:table-cell>
          <table:table-cell table:style-name="ACE-7" table:formula="of:=([.M33]-[.$D33])/MAX([.$D33];1)" office:value-type="float" office:value="0">
            <text:p>0.00%</text:p>
          </table:table-cell>
          <table:table-cell table:style-name="ACE-7" table:formula="of:=([.N33]-[.$D33])/MAX([.$D33];1)" office:value-type="float" office:value="0">
            <text:p>0.00%</text:p>
          </table:table-cell>
          <table:table-cell table:style-name="ACE-7" table:formula="of:=([.O33]-[.$D33])/MAX([.$D33];1)" office:value-type="float" office:value="0">
            <text:p>0.00%</text:p>
          </table:table-cell>
          <table:table-cell table:style-name="ACE-7" table:formula="of:=([.P33]-[.$D33])/MAX([.$D33];1)" office:value-type="float" office:value="0">
            <text:p>0.00%</text:p>
          </table:table-cell>
          <table:table-cell table:number-columns-repeated="100" table:style-name="ACE-5"/>
        </table:table-row>
        <table:table-row table:style-name="AROW-1">
          <table:table-cell table:style-name="ACE-3" table:formula="of:=[.A33]+1" office:value-type="float" office:value="31">
            <text:p>31</text:p>
          </table:table-cell>
          <table:table-cell table:style-name="ACE-3" table:formula="of:=MOD([.A34];6)*[.$B$1]" office:value-type="float" office:value="100">
            <text:p>100</text:p>
          </table:table-cell>
          <table:table-cell table:style-name="ACE-3" table:formula="of:=TRUNC([.A34]/6)*[.$B$1]" office:value-type="float" office:value="500">
            <text:p>500</text:p>
          </table:table-cell>
          <table:table-cell table:style-name="ACE-4" table:formula="of:=SQRT([.B34]^2+[.C34]^2)" office:value-type="float" office:value="509.90195135927848">
            <text:p>509.901951</text:p>
          </table:table-cell>
          <table:table-cell table:style-name="ACE-4" table:formula="of:=MAX([.B34:.C34])" office:value-type="float" office:value="500">
            <text:p>500</text:p>
          </table:table-cell>
          <table:table-cell table:style-name="ACE-4" table:formula="of:=MIN([.B34:.C34])" office:value-type="float" office:value="100">
            <text:p>100</text:p>
          </table:table-cell>
          <table:table-cell table:style-name="ACE-4" table:formula="of:=[.$E34]+BITRSHIFT([.$F34]*[.G$2];11)" office:value-type="float" office:value="530">
            <text:p>530</text:p>
          </table:table-cell>
          <table:table-cell table:style-name="ACE-4" table:formula="of:=[.$E34]+BITRSHIFT([.$F34]*[.H$2];11)" office:value-type="float" office:value="530">
            <text:p>530</text:p>
          </table:table-cell>
          <table:table-cell table:style-name="ACE-4" table:formula="of:=[.$E34]+BITRSHIFT([.$F34]*[.I$2];11)" office:value-type="float" office:value="530">
            <text:p>530</text:p>
          </table:table-cell>
          <table:table-cell table:style-name="ACE-4" table:formula="of:=[.$E34]+BITRSHIFT([.$F34]*[.J$2];11)" office:value-type="float" office:value="530">
            <text:p>530</text:p>
          </table:table-cell>
          <table:table-cell table:style-name="ACE-4" table:formula="of:=[.$E34]+BITRSHIFT([.$F34]*[.K$2];11)" office:value-type="float" office:value="530">
            <text:p>530</text:p>
          </table:table-cell>
          <table:table-cell table:style-name="ACE-4" table:formula="of:=[.$E34]+BITRSHIFT([.$F34]*[.L$2];11)" office:value-type="float" office:value="530">
            <text:p>530</text:p>
          </table:table-cell>
          <table:table-cell table:style-name="ACE-4" table:formula="of:=[.$E34]+BITRSHIFT([.$F34]*[.M$2];11)" office:value-type="float" office:value="530">
            <text:p>530</text:p>
          </table:table-cell>
          <table:table-cell table:style-name="ACE-4" table:formula="of:=[.$E34]+BITRSHIFT([.$F34]*[.N$2];11)" office:value-type="float" office:value="530">
            <text:p>530</text:p>
          </table:table-cell>
          <table:table-cell table:style-name="ACE-4" table:formula="of:=[.$E34]+BITRSHIFT([.$F34]*[.O$2];11)" office:value-type="float" office:value="530">
            <text:p>530</text:p>
          </table:table-cell>
          <table:table-cell table:style-name="ACE-4" table:formula="of:=[.$E34]+BITRSHIFT([.$F34]*[.P$2];11)" office:value-type="float" office:value="530">
            <text:p>530</text:p>
          </table:table-cell>
          <table:table-cell table:style-name="ACE-5"/>
          <table:table-cell table:style-name="ACE-6"/>
          <table:table-cell table:style-name="ACE-7" table:formula="of:=([.G34]-[.$D34])/MAX([.$D34];1)" office:value-type="float" office:value="0.039415516232375367">
            <text:p>3.94%</text:p>
          </table:table-cell>
          <table:table-cell table:style-name="ACE-7" table:formula="of:=([.H34]-[.$D34])/MAX([.$D34];1)" office:value-type="float" office:value="0.039415516232375367">
            <text:p>3.94%</text:p>
          </table:table-cell>
          <table:table-cell table:style-name="ACE-7" table:formula="of:=([.I34]-[.$D34])/MAX([.$D34];1)" office:value-type="float" office:value="0.039415516232375367">
            <text:p>3.94%</text:p>
          </table:table-cell>
          <table:table-cell table:style-name="ACE-7" table:formula="of:=([.J34]-[.$D34])/MAX([.$D34];1)" office:value-type="float" office:value="0.039415516232375367">
            <text:p>3.94%</text:p>
          </table:table-cell>
          <table:table-cell table:style-name="ACE-7" table:formula="of:=([.K34]-[.$D34])/MAX([.$D34];1)" office:value-type="float" office:value="0.039415516232375367">
            <text:p>3.94%</text:p>
          </table:table-cell>
          <table:table-cell table:style-name="ACE-7" table:formula="of:=([.L34]-[.$D34])/MAX([.$D34];1)" office:value-type="float" office:value="0.039415516232375367">
            <text:p>3.94%</text:p>
          </table:table-cell>
          <table:table-cell table:style-name="ACE-7" table:formula="of:=([.M34]-[.$D34])/MAX([.$D34];1)" office:value-type="float" office:value="0.039415516232375367">
            <text:p>3.94%</text:p>
          </table:table-cell>
          <table:table-cell table:style-name="ACE-7" table:formula="of:=([.N34]-[.$D34])/MAX([.$D34];1)" office:value-type="float" office:value="0.039415516232375367">
            <text:p>3.94%</text:p>
          </table:table-cell>
          <table:table-cell table:style-name="ACE-7" table:formula="of:=([.O34]-[.$D34])/MAX([.$D34];1)" office:value-type="float" office:value="0.039415516232375367">
            <text:p>3.94%</text:p>
          </table:table-cell>
          <table:table-cell table:style-name="ACE-7" table:formula="of:=([.P34]-[.$D34])/MAX([.$D34];1)" office:value-type="float" office:value="0.039415516232375367">
            <text:p>3.94%</text:p>
          </table:table-cell>
          <table:table-cell table:number-columns-repeated="100" table:style-name="ACE-5"/>
        </table:table-row>
        <table:table-row table:style-name="AROW-1">
          <table:table-cell table:style-name="ACE-3" table:formula="of:=[.A34]+1" office:value-type="float" office:value="32">
            <text:p>32</text:p>
          </table:table-cell>
          <table:table-cell table:style-name="ACE-3" table:formula="of:=MOD([.A35];6)*[.$B$1]" office:value-type="float" office:value="200">
            <text:p>200</text:p>
          </table:table-cell>
          <table:table-cell table:style-name="ACE-3" table:formula="of:=TRUNC([.A35]/6)*[.$B$1]" office:value-type="float" office:value="500">
            <text:p>500</text:p>
          </table:table-cell>
          <table:table-cell table:style-name="ACE-4" table:formula="of:=SQRT([.B35]^2+[.C35]^2)" office:value-type="float" office:value="538.51648071345039">
            <text:p>538.516481</text:p>
          </table:table-cell>
          <table:table-cell table:style-name="ACE-4" table:formula="of:=MAX([.B35:.C35])" office:value-type="float" office:value="500">
            <text:p>500</text:p>
          </table:table-cell>
          <table:table-cell table:style-name="ACE-4" table:formula="of:=MIN([.B35:.C35])" office:value-type="float" office:value="200">
            <text:p>200</text:p>
          </table:table-cell>
          <table:table-cell table:style-name="ACE-4" table:formula="of:=[.$E35]+BITRSHIFT([.$F35]*[.G$2];11)" office:value-type="float" office:value="560">
            <text:p>560</text:p>
          </table:table-cell>
          <table:table-cell table:style-name="ACE-4" table:formula="of:=[.$E35]+BITRSHIFT([.$F35]*[.H$2];11)" office:value-type="float" office:value="560">
            <text:p>560</text:p>
          </table:table-cell>
          <table:table-cell table:style-name="ACE-4" table:formula="of:=[.$E35]+BITRSHIFT([.$F35]*[.I$2];11)" office:value-type="float" office:value="561">
            <text:p>561</text:p>
          </table:table-cell>
          <table:table-cell table:style-name="ACE-4" table:formula="of:=[.$E35]+BITRSHIFT([.$F35]*[.J$2];11)" office:value-type="float" office:value="561">
            <text:p>561</text:p>
          </table:table-cell>
          <table:table-cell table:style-name="ACE-4" table:formula="of:=[.$E35]+BITRSHIFT([.$F35]*[.K$2];11)" office:value-type="float" office:value="561">
            <text:p>561</text:p>
          </table:table-cell>
          <table:table-cell table:style-name="ACE-4" table:formula="of:=[.$E35]+BITRSHIFT([.$F35]*[.L$2];11)" office:value-type="float" office:value="561">
            <text:p>561</text:p>
          </table:table-cell>
          <table:table-cell table:style-name="ACE-4" table:formula="of:=[.$E35]+BITRSHIFT([.$F35]*[.M$2];11)" office:value-type="float" office:value="561">
            <text:p>561</text:p>
          </table:table-cell>
          <table:table-cell table:style-name="ACE-4" table:formula="of:=[.$E35]+BITRSHIFT([.$F35]*[.N$2];11)" office:value-type="float" office:value="561">
            <text:p>561</text:p>
          </table:table-cell>
          <table:table-cell table:style-name="ACE-4" table:formula="of:=[.$E35]+BITRSHIFT([.$F35]*[.O$2];11)" office:value-type="float" office:value="561">
            <text:p>561</text:p>
          </table:table-cell>
          <table:table-cell table:style-name="ACE-4" table:formula="of:=[.$E35]+BITRSHIFT([.$F35]*[.P$2];11)" office:value-type="float" office:value="561">
            <text:p>561</text:p>
          </table:table-cell>
          <table:table-cell table:style-name="ACE-5"/>
          <table:table-cell table:style-name="ACE-6"/>
          <table:table-cell table:style-name="ACE-7" table:formula="of:=([.G35]-[.$D35])/MAX([.$D35];1)" office:value-type="float" office:value="0.039893893791490456">
            <text:p>3.99%</text:p>
          </table:table-cell>
          <table:table-cell table:style-name="ACE-7" table:formula="of:=([.H35]-[.$D35])/MAX([.$D35];1)" office:value-type="float" office:value="0.039893893791490456">
            <text:p>3.99%</text:p>
          </table:table-cell>
          <table:table-cell table:style-name="ACE-7" table:formula="of:=([.I35]-[.$D35])/MAX([.$D35];1)" office:value-type="float" office:value="0.041750847173260976">
            <text:p>4.18%</text:p>
          </table:table-cell>
          <table:table-cell table:style-name="ACE-7" table:formula="of:=([.J35]-[.$D35])/MAX([.$D35];1)" office:value-type="float" office:value="0.041750847173260976">
            <text:p>4.18%</text:p>
          </table:table-cell>
          <table:table-cell table:style-name="ACE-7" table:formula="of:=([.K35]-[.$D35])/MAX([.$D35];1)" office:value-type="float" office:value="0.041750847173260976">
            <text:p>4.18%</text:p>
          </table:table-cell>
          <table:table-cell table:style-name="ACE-7" table:formula="of:=([.L35]-[.$D35])/MAX([.$D35];1)" office:value-type="float" office:value="0.041750847173260976">
            <text:p>4.18%</text:p>
          </table:table-cell>
          <table:table-cell table:style-name="ACE-7" table:formula="of:=([.M35]-[.$D35])/MAX([.$D35];1)" office:value-type="float" office:value="0.041750847173260976">
            <text:p>4.18%</text:p>
          </table:table-cell>
          <table:table-cell table:style-name="ACE-7" table:formula="of:=([.N35]-[.$D35])/MAX([.$D35];1)" office:value-type="float" office:value="0.041750847173260976">
            <text:p>4.18%</text:p>
          </table:table-cell>
          <table:table-cell table:style-name="ACE-7" table:formula="of:=([.O35]-[.$D35])/MAX([.$D35];1)" office:value-type="float" office:value="0.041750847173260976">
            <text:p>4.18%</text:p>
          </table:table-cell>
          <table:table-cell table:style-name="ACE-7" table:formula="of:=([.P35]-[.$D35])/MAX([.$D35];1)" office:value-type="float" office:value="0.041750847173260976">
            <text:p>4.18%</text:p>
          </table:table-cell>
          <table:table-cell table:number-columns-repeated="100" table:style-name="ACE-5"/>
        </table:table-row>
        <table:table-row table:style-name="AROW-1">
          <table:table-cell table:style-name="ACE-3" table:formula="of:=[.A35]+1" office:value-type="float" office:value="33">
            <text:p>33</text:p>
          </table:table-cell>
          <table:table-cell table:style-name="ACE-3" table:formula="of:=MOD([.A36];6)*[.$B$1]" office:value-type="float" office:value="300">
            <text:p>300</text:p>
          </table:table-cell>
          <table:table-cell table:style-name="ACE-3" table:formula="of:=TRUNC([.A36]/6)*[.$B$1]" office:value-type="float" office:value="500">
            <text:p>500</text:p>
          </table:table-cell>
          <table:table-cell table:style-name="ACE-4" table:formula="of:=SQRT([.B36]^2+[.C36]^2)" office:value-type="float" office:value="583.09518948453001">
            <text:p>583.095189</text:p>
          </table:table-cell>
          <table:table-cell table:style-name="ACE-4" table:formula="of:=MAX([.B36:.C36])" office:value-type="float" office:value="500">
            <text:p>500</text:p>
          </table:table-cell>
          <table:table-cell table:style-name="ACE-4" table:formula="of:=MIN([.B36:.C36])" office:value-type="float" office:value="300">
            <text:p>300</text:p>
          </table:table-cell>
          <table:table-cell table:style-name="ACE-4" table:formula="of:=[.$E36]+BITRSHIFT([.$F36]*[.G$2];11)" office:value-type="float" office:value="591">
            <text:p>591</text:p>
          </table:table-cell>
          <table:table-cell table:style-name="ACE-4" table:formula="of:=[.$E36]+BITRSHIFT([.$F36]*[.H$2];11)" office:value-type="float" office:value="591">
            <text:p>591</text:p>
          </table:table-cell>
          <table:table-cell table:style-name="ACE-4" table:formula="of:=[.$E36]+BITRSHIFT([.$F36]*[.I$2];11)" office:value-type="float" office:value="591">
            <text:p>591</text:p>
          </table:table-cell>
          <table:table-cell table:style-name="ACE-4" table:formula="of:=[.$E36]+BITRSHIFT([.$F36]*[.J$2];11)" office:value-type="float" office:value="591">
            <text:p>591</text:p>
          </table:table-cell>
          <table:table-cell table:style-name="ACE-4" table:formula="of:=[.$E36]+BITRSHIFT([.$F36]*[.K$2];11)" office:value-type="float" office:value="591">
            <text:p>591</text:p>
          </table:table-cell>
          <table:table-cell table:style-name="ACE-4" table:formula="of:=[.$E36]+BITRSHIFT([.$F36]*[.L$2];11)" office:value-type="float" office:value="591">
            <text:p>591</text:p>
          </table:table-cell>
          <table:table-cell table:style-name="ACE-4" table:formula="of:=[.$E36]+BITRSHIFT([.$F36]*[.M$2];11)" office:value-type="float" office:value="592">
            <text:p>592</text:p>
          </table:table-cell>
          <table:table-cell table:style-name="ACE-4" table:formula="of:=[.$E36]+BITRSHIFT([.$F36]*[.N$2];11)" office:value-type="float" office:value="592">
            <text:p>592</text:p>
          </table:table-cell>
          <table:table-cell table:style-name="ACE-4" table:formula="of:=[.$E36]+BITRSHIFT([.$F36]*[.O$2];11)" office:value-type="float" office:value="592">
            <text:p>592</text:p>
          </table:table-cell>
          <table:table-cell table:style-name="ACE-4" table:formula="of:=[.$E36]+BITRSHIFT([.$F36]*[.P$2];11)" office:value-type="float" office:value="592">
            <text:p>592</text:p>
          </table:table-cell>
          <table:table-cell table:style-name="ACE-5"/>
          <table:table-cell table:style-name="ACE-6"/>
          <table:table-cell table:style-name="ACE-7" table:formula="of:=([.G36]-[.$D36])/MAX([.$D36];1)" office:value-type="float" office:value="0.013556638192227292">
            <text:p>1.36%</text:p>
          </table:table-cell>
          <table:table-cell table:style-name="ACE-7" table:formula="of:=([.H36]-[.$D36])/MAX([.$D36];1)" office:value-type="float" office:value="0.013556638192227292">
            <text:p>1.36%</text:p>
          </table:table-cell>
          <table:table-cell table:style-name="ACE-7" table:formula="of:=([.I36]-[.$D36])/MAX([.$D36];1)" office:value-type="float" office:value="0.013556638192227292">
            <text:p>1.36%</text:p>
          </table:table-cell>
          <table:table-cell table:style-name="ACE-7" table:formula="of:=([.J36]-[.$D36])/MAX([.$D36];1)" office:value-type="float" office:value="0.013556638192227292">
            <text:p>1.36%</text:p>
          </table:table-cell>
          <table:table-cell table:style-name="ACE-7" table:formula="of:=([.K36]-[.$D36])/MAX([.$D36];1)" office:value-type="float" office:value="0.013556638192227292">
            <text:p>1.36%</text:p>
          </table:table-cell>
          <table:table-cell table:style-name="ACE-7" table:formula="of:=([.L36]-[.$D36])/MAX([.$D36];1)" office:value-type="float" office:value="0.013556638192227292">
            <text:p>1.36%</text:p>
          </table:table-cell>
          <table:table-cell table:style-name="ACE-7" table:formula="of:=([.M36]-[.$D36])/MAX([.$D36];1)" office:value-type="float" office:value="0.015271624043652381">
            <text:p>1.53%</text:p>
          </table:table-cell>
          <table:table-cell table:style-name="ACE-7" table:formula="of:=([.N36]-[.$D36])/MAX([.$D36];1)" office:value-type="float" office:value="0.015271624043652381">
            <text:p>1.53%</text:p>
          </table:table-cell>
          <table:table-cell table:style-name="ACE-7" table:formula="of:=([.O36]-[.$D36])/MAX([.$D36];1)" office:value-type="float" office:value="0.015271624043652381">
            <text:p>1.53%</text:p>
          </table:table-cell>
          <table:table-cell table:style-name="ACE-7" table:formula="of:=([.P36]-[.$D36])/MAX([.$D36];1)" office:value-type="float" office:value="0.015271624043652381">
            <text:p>1.53%</text:p>
          </table:table-cell>
          <table:table-cell table:number-columns-repeated="100" table:style-name="ACE-5"/>
        </table:table-row>
        <table:table-row table:style-name="AROW-1">
          <table:table-cell table:style-name="ACE-3" table:formula="of:=[.A36]+1" office:value-type="float" office:value="34">
            <text:p>34</text:p>
          </table:table-cell>
          <table:table-cell table:style-name="ACE-3" table:formula="of:=MOD([.A37];6)*[.$B$1]" office:value-type="float" office:value="400">
            <text:p>400</text:p>
          </table:table-cell>
          <table:table-cell table:style-name="ACE-3" table:formula="of:=TRUNC([.A37]/6)*[.$B$1]" office:value-type="float" office:value="500">
            <text:p>500</text:p>
          </table:table-cell>
          <table:table-cell table:style-name="ACE-4" table:formula="of:=SQRT([.B37]^2+[.C37]^2)" office:value-type="float" office:value="640.31242374328485">
            <text:p>640.312424</text:p>
          </table:table-cell>
          <table:table-cell table:style-name="ACE-4" table:formula="of:=MAX([.B37:.C37])" office:value-type="float" office:value="500">
            <text:p>500</text:p>
          </table:table-cell>
          <table:table-cell table:style-name="ACE-4" table:formula="of:=MIN([.B37:.C37])" office:value-type="float" office:value="400">
            <text:p>400</text:p>
          </table:table-cell>
          <table:table-cell table:style-name="ACE-4" table:formula="of:=[.$E37]+BITRSHIFT([.$F37]*[.G$2];11)" office:value-type="float" office:value="621">
            <text:p>621</text:p>
          </table:table-cell>
          <table:table-cell table:style-name="ACE-4" table:formula="of:=[.$E37]+BITRSHIFT([.$F37]*[.H$2];11)" office:value-type="float" office:value="621">
            <text:p>621</text:p>
          </table:table-cell>
          <table:table-cell table:style-name="ACE-4" table:formula="of:=[.$E37]+BITRSHIFT([.$F37]*[.I$2];11)" office:value-type="float" office:value="622">
            <text:p>622</text:p>
          </table:table-cell>
          <table:table-cell table:style-name="ACE-4" table:formula="of:=[.$E37]+BITRSHIFT([.$F37]*[.J$2];11)" office:value-type="float" office:value="622">
            <text:p>622</text:p>
          </table:table-cell>
          <table:table-cell table:style-name="ACE-4" table:formula="of:=[.$E37]+BITRSHIFT([.$F37]*[.K$2];11)" office:value-type="float" office:value="622">
            <text:p>622</text:p>
          </table:table-cell>
          <table:table-cell table:style-name="ACE-4" table:formula="of:=[.$E37]+BITRSHIFT([.$F37]*[.L$2];11)" office:value-type="float" office:value="622">
            <text:p>622</text:p>
          </table:table-cell>
          <table:table-cell table:style-name="ACE-4" table:formula="of:=[.$E37]+BITRSHIFT([.$F37]*[.M$2];11)" office:value-type="float" office:value="622">
            <text:p>622</text:p>
          </table:table-cell>
          <table:table-cell table:style-name="ACE-4" table:formula="of:=[.$E37]+BITRSHIFT([.$F37]*[.N$2];11)" office:value-type="float" office:value="623">
            <text:p>623</text:p>
          </table:table-cell>
          <table:table-cell table:style-name="ACE-4" table:formula="of:=[.$E37]+BITRSHIFT([.$F37]*[.O$2];11)" office:value-type="float" office:value="623">
            <text:p>623</text:p>
          </table:table-cell>
          <table:table-cell table:style-name="ACE-4" table:formula="of:=[.$E37]+BITRSHIFT([.$F37]*[.P$2];11)" office:value-type="float" office:value="623">
            <text:p>623</text:p>
          </table:table-cell>
          <table:table-cell table:style-name="ACE-5"/>
          <table:table-cell table:style-name="ACE-6"/>
          <table:table-cell table:style-name="ACE-7" table:formula="of:=([.G37]-[.$D37])/MAX([.$D37];1)" office:value-type="float" office:value="-0.030160938671756309">
            <text:p>−3.02%</text:p>
          </table:table-cell>
          <table:table-cell table:style-name="ACE-7" table:formula="of:=([.H37]-[.$D37])/MAX([.$D37];1)" office:value-type="float" office:value="-0.030160938671756309">
            <text:p>−3.02%</text:p>
          </table:table-cell>
          <table:table-cell table:style-name="ACE-7" table:formula="of:=([.I37]-[.$D37])/MAX([.$D37];1)" office:value-type="float" office:value="-0.028599201052870248">
            <text:p>−2.86%</text:p>
          </table:table-cell>
          <table:table-cell table:style-name="ACE-7" table:formula="of:=([.J37]-[.$D37])/MAX([.$D37];1)" office:value-type="float" office:value="-0.028599201052870248">
            <text:p>−2.86%</text:p>
          </table:table-cell>
          <table:table-cell table:style-name="ACE-7" table:formula="of:=([.K37]-[.$D37])/MAX([.$D37];1)" office:value-type="float" office:value="-0.028599201052870248">
            <text:p>−2.86%</text:p>
          </table:table-cell>
          <table:table-cell table:style-name="ACE-7" table:formula="of:=([.L37]-[.$D37])/MAX([.$D37];1)" office:value-type="float" office:value="-0.028599201052870248">
            <text:p>−2.86%</text:p>
          </table:table-cell>
          <table:table-cell table:style-name="ACE-7" table:formula="of:=([.M37]-[.$D37])/MAX([.$D37];1)" office:value-type="float" office:value="-0.028599201052870248">
            <text:p>−2.86%</text:p>
          </table:table-cell>
          <table:table-cell table:style-name="ACE-7" table:formula="of:=([.N37]-[.$D37])/MAX([.$D37];1)" office:value-type="float" office:value="-0.027037463433984187">
            <text:p>−2.70%</text:p>
          </table:table-cell>
          <table:table-cell table:style-name="ACE-7" table:formula="of:=([.O37]-[.$D37])/MAX([.$D37];1)" office:value-type="float" office:value="-0.027037463433984187">
            <text:p>−2.70%</text:p>
          </table:table-cell>
          <table:table-cell table:style-name="ACE-7" table:formula="of:=([.P37]-[.$D37])/MAX([.$D37];1)" office:value-type="float" office:value="-0.027037463433984187">
            <text:p>−2.70%</text:p>
          </table:table-cell>
          <table:table-cell table:number-columns-repeated="100" table:style-name="ACE-5"/>
        </table:table-row>
        <table:table-row table:style-name="AROW-1">
          <table:table-cell table:style-name="ACE-3" table:formula="of:=[.A37]+1" office:value-type="float" office:value="35">
            <text:p>35</text:p>
          </table:table-cell>
          <table:table-cell table:style-name="ACE-3" table:formula="of:=MOD([.A38];6)*[.$B$1]" office:value-type="float" office:value="500">
            <text:p>500</text:p>
          </table:table-cell>
          <table:table-cell table:style-name="ACE-3" table:formula="of:=TRUNC([.A38]/6)*[.$B$1]" office:value-type="float" office:value="500">
            <text:p>500</text:p>
          </table:table-cell>
          <table:table-cell table:style-name="ACE-4" table:formula="of:=SQRT([.B38]^2+[.C38]^2)" office:value-type="float" office:value="707.10678118654755">
            <text:p>707.106781</text:p>
          </table:table-cell>
          <table:table-cell table:style-name="ACE-4" table:formula="of:=MAX([.B38:.C38])" office:value-type="float" office:value="500">
            <text:p>500</text:p>
          </table:table-cell>
          <table:table-cell table:style-name="ACE-4" table:formula="of:=MIN([.B38:.C38])" office:value-type="float" office:value="500">
            <text:p>500</text:p>
          </table:table-cell>
          <table:table-cell table:style-name="ACE-4" table:formula="of:=[.$E38]+BITRSHIFT([.$F38]*[.G$2];11)" office:value-type="float" office:value="652">
            <text:p>652</text:p>
          </table:table-cell>
          <table:table-cell table:style-name="ACE-4" table:formula="of:=[.$E38]+BITRSHIFT([.$F38]*[.H$2];11)" office:value-type="float" office:value="652">
            <text:p>652</text:p>
          </table:table-cell>
          <table:table-cell table:style-name="ACE-4" table:formula="of:=[.$E38]+BITRSHIFT([.$F38]*[.I$2];11)" office:value-type="float" office:value="652">
            <text:p>652</text:p>
          </table:table-cell>
          <table:table-cell table:style-name="ACE-4" table:formula="of:=[.$E38]+BITRSHIFT([.$F38]*[.J$2];11)" office:value-type="float" office:value="652">
            <text:p>652</text:p>
          </table:table-cell>
          <table:table-cell table:style-name="ACE-4" table:formula="of:=[.$E38]+BITRSHIFT([.$F38]*[.K$2];11)" office:value-type="float" office:value="653">
            <text:p>653</text:p>
          </table:table-cell>
          <table:table-cell table:style-name="ACE-4" table:formula="of:=[.$E38]+BITRSHIFT([.$F38]*[.L$2];11)" office:value-type="float" office:value="653">
            <text:p>653</text:p>
          </table:table-cell>
          <table:table-cell table:style-name="ACE-4" table:formula="of:=[.$E38]+BITRSHIFT([.$F38]*[.M$2];11)" office:value-type="float" office:value="653">
            <text:p>653</text:p>
          </table:table-cell>
          <table:table-cell table:style-name="ACE-4" table:formula="of:=[.$E38]+BITRSHIFT([.$F38]*[.N$2];11)" office:value-type="float" office:value="653">
            <text:p>653</text:p>
          </table:table-cell>
          <table:table-cell table:style-name="ACE-4" table:formula="of:=[.$E38]+BITRSHIFT([.$F38]*[.O$2];11)" office:value-type="float" office:value="654">
            <text:p>654</text:p>
          </table:table-cell>
          <table:table-cell table:style-name="ACE-4" table:formula="of:=[.$E38]+BITRSHIFT([.$F38]*[.P$2];11)" office:value-type="float" office:value="654">
            <text:p>654</text:p>
          </table:table-cell>
          <table:table-cell table:style-name="ACE-5"/>
          <table:table-cell table:style-name="ACE-6"/>
          <table:table-cell table:style-name="ACE-7" table:formula="of:=([.G38]-[.$D38])/MAX([.$D38];1)" office:value-type="float" office:value="-0.077932757332742061">
            <text:p>−7.79%</text:p>
          </table:table-cell>
          <table:table-cell table:style-name="ACE-7" table:formula="of:=([.H38]-[.$D38])/MAX([.$D38];1)" office:value-type="float" office:value="-0.077932757332742061">
            <text:p>−7.79%</text:p>
          </table:table-cell>
          <table:table-cell table:style-name="ACE-7" table:formula="of:=([.I38]-[.$D38])/MAX([.$D38];1)" office:value-type="float" office:value="-0.077932757332742061">
            <text:p>−7.79%</text:p>
          </table:table-cell>
          <table:table-cell table:style-name="ACE-7" table:formula="of:=([.J38]-[.$D38])/MAX([.$D38];1)" office:value-type="float" office:value="-0.077932757332742061">
            <text:p>−7.79%</text:p>
          </table:table-cell>
          <table:table-cell table:style-name="ACE-7" table:formula="of:=([.K38]-[.$D38])/MAX([.$D38];1)" office:value-type="float" office:value="-0.076518543770368971">
            <text:p>−7.65%</text:p>
          </table:table-cell>
          <table:table-cell table:style-name="ACE-7" table:formula="of:=([.L38]-[.$D38])/MAX([.$D38];1)" office:value-type="float" office:value="-0.076518543770368971">
            <text:p>−7.65%</text:p>
          </table:table-cell>
          <table:table-cell table:style-name="ACE-7" table:formula="of:=([.M38]-[.$D38])/MAX([.$D38];1)" office:value-type="float" office:value="-0.076518543770368971">
            <text:p>−7.65%</text:p>
          </table:table-cell>
          <table:table-cell table:style-name="ACE-7" table:formula="of:=([.N38]-[.$D38])/MAX([.$D38];1)" office:value-type="float" office:value="-0.076518543770368971">
            <text:p>−7.65%</text:p>
          </table:table-cell>
          <table:table-cell table:style-name="ACE-7" table:formula="of:=([.O38]-[.$D38])/MAX([.$D38];1)" office:value-type="float" office:value="-0.075104330207995867">
            <text:p>−7.51%</text:p>
          </table:table-cell>
          <table:table-cell table:style-name="ACE-7" table:formula="of:=([.P38]-[.$D38])/MAX([.$D38];1)" office:value-type="float" office:value="-0.075104330207995867">
            <text:p>−7.51%</text:p>
          </table:table-cell>
          <table:table-cell table:number-columns-repeated="100" table:style-name="ACE-5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3" table:style-name="ACE-3"/>
          <table:table-cell table:number-columns-repeated="13" table:style-name="ACE-4"/>
          <table:table-cell table:number-columns-repeated="2" table:style-name="ACE-5"/>
          <table:table-cell table:style-name="ACE-4" table:formula="of:=&quot;avg&quot;&amp;PROPER([.S2])" office:value-type="string" office:string-value="avgError(0.304)">
            <text:p>avgError(0.304)</text:p>
          </table:table-cell>
          <table:table-cell table:style-name="ACE-4" table:formula="of:=&quot;avg&quot;&amp;PROPER([.T2])" office:value-type="string" office:string-value="avgError(0.3045)">
            <text:p>avgError(0.3045)</text:p>
          </table:table-cell>
          <table:table-cell table:style-name="ACE-4" table:formula="of:=&quot;avg&quot;&amp;PROPER([.U2])" office:value-type="string" office:string-value="avgError(0.305)">
            <text:p>avgError(0.305)</text:p>
          </table:table-cell>
          <table:table-cell table:style-name="ACE-4" table:formula="of:=&quot;avg&quot;&amp;PROPER([.V2])" office:value-type="string" office:string-value="avgError(0.3055)">
            <text:p>avgError(0.3055)</text:p>
          </table:table-cell>
          <table:table-cell table:style-name="ACE-4" table:formula="of:=&quot;avg&quot;&amp;PROPER([.W2])" office:value-type="string" office:string-value="avgError(0.306)">
            <text:p>avgError(0.306)</text:p>
          </table:table-cell>
          <table:table-cell table:style-name="ACE-4" table:formula="of:=&quot;avg&quot;&amp;PROPER([.X2])" office:value-type="string" office:string-value="avgError(0.3065)">
            <text:p>avgError(0.3065)</text:p>
          </table:table-cell>
          <table:table-cell table:style-name="ACE-4" table:formula="of:=&quot;avg&quot;&amp;PROPER([.Y2])" office:value-type="string" office:string-value="avgError(0.307)">
            <text:p>avgError(0.307)</text:p>
          </table:table-cell>
          <table:table-cell table:style-name="ACE-4" table:formula="of:=&quot;avg&quot;&amp;PROPER([.Z2])" office:value-type="string" office:string-value="avgError(0.3075)">
            <text:p>avgError(0.3075)</text:p>
          </table:table-cell>
          <table:table-cell table:style-name="ACE-4" table:formula="of:=&quot;avg&quot;&amp;PROPER([.AA2])" office:value-type="string" office:string-value="avgError(0.308)">
            <text:p>avgError(0.308)</text:p>
          </table:table-cell>
          <table:table-cell table:style-name="ACE-4" table:formula="of:=&quot;avg&quot;&amp;PROPER([.AB2])" office:value-type="string" office:string-value="avgError(0.3085)">
            <text:p>avgError(0.3085)</text:p>
          </table:table-cell>
          <table:table-cell table:number-columns-repeated="100" table:style-name="ACE-5"/>
        </table:table-row>
        <table:table-row table:style-name="AROW-1">
          <table:table-cell table:number-columns-repeated="3" table:style-name="ACE-3"/>
          <table:table-cell table:number-columns-repeated="13" table:style-name="ACE-4"/>
          <table:table-cell table:number-columns-repeated="2" table:style-name="ACE-5"/>
          <table:table-cell table:style-name="ACE-7" table:formula="of:=AVERAGE([.S3:.S38])" office:value-type="float" office:value="-0.00064575195786300643">
            <text:p>−0.06%</text:p>
          </table:table-cell>
          <table:table-cell table:style-name="ACE-7" table:formula="of:=AVERAGE([.T3:.T38])" office:value-type="float" office:value="-0.00064575195786300643">
            <text:p>−0.06%</text:p>
          </table:table-cell>
          <table:table-cell table:style-name="ACE-7" table:formula="of:=AVERAGE([.U3:.U38])" office:value-type="float" office:value="-3.0201380711224977e-05">
            <text:p>0.00%</text:p>
          </table:table-cell>
          <table:table-cell table:style-name="ACE-7" table:formula="of:=AVERAGE([.V3:.V38])" office:value-type="float" office:value="-3.0201380711224977e-05">
            <text:p>0.00%</text:p>
          </table:table-cell>
          <table:table-cell table:style-name="ACE-7" table:formula="of:=AVERAGE([.W3:.W38])" office:value-type="float" office:value="9.0823293546941899e-06">
            <text:p>0.00%</text:p>
          </table:table-cell>
          <table:table-cell table:style-name="ACE-7" table:formula="of:=AVERAGE([.X3:.X38])" office:value-type="float" office:value="9.0823293546941899e-06">
            <text:p>0.00%</text:p>
          </table:table-cell>
          <table:table-cell table:style-name="ACE-7" table:formula="of:=AVERAGE([.Y3:.Y38])" office:value-type="float" office:value="0.00028094328232150875">
            <text:p>0.03%</text:p>
          </table:table-cell>
          <table:table-cell table:style-name="ACE-7" table:formula="of:=AVERAGE([.Z3:.Z38])" office:value-type="float" office:value="0.00041681112095313369">
            <text:p>0.04%</text:p>
          </table:table-cell>
          <table:table-cell table:style-name="ACE-7" table:formula="of:=AVERAGE([.AA3:.AA38])" office:value-type="float" office:value="0.00045609483101905331">
            <text:p>0.05%</text:p>
          </table:table-cell>
          <table:table-cell table:style-name="ACE-7" table:formula="of:=AVERAGE([.AB3:.AB38])" office:value-type="float" office:value="0.00045609483101905331">
            <text:p>0.05%</text:p>
          </table:table-cell>
          <table:table-cell table:number-columns-repeated="100" table:style-name="ACE-5"/>
        </table:table-row>
        <table:table-row table:style-name="AROW-1">
          <table:table-cell table:number-columns-repeated="3" table:style-name="ACE-3"/>
          <table:table-cell table:number-columns-repeated="13" table:style-name="ACE-4"/>
          <table:table-cell table:number-columns-repeated="2" table:style-name="ACE-5"/>
          <table:table-cell table:style-name="ACE-4" table:formula="of:=&quot;min&quot;&amp;PROPER([.S$2])" office:value-type="string" office:string-value="minError(0.304)">
            <text:p>minError(0.304)</text:p>
          </table:table-cell>
          <table:table-cell table:style-name="ACE-4" table:formula="of:=&quot;min&quot;&amp;PROPER([.T$2])" office:value-type="string" office:string-value="minError(0.3045)">
            <text:p>minError(0.3045)</text:p>
          </table:table-cell>
          <table:table-cell table:style-name="ACE-4" table:formula="of:=&quot;min&quot;&amp;PROPER([.U$2])" office:value-type="string" office:string-value="minError(0.305)">
            <text:p>minError(0.305)</text:p>
          </table:table-cell>
          <table:table-cell table:style-name="ACE-4" table:formula="of:=&quot;min&quot;&amp;PROPER([.V$2])" office:value-type="string" office:string-value="minError(0.3055)">
            <text:p>minError(0.3055)</text:p>
          </table:table-cell>
          <table:table-cell table:style-name="ACE-4" table:formula="of:=&quot;min&quot;&amp;PROPER([.W$2])" office:value-type="string" office:string-value="minError(0.306)">
            <text:p>minError(0.306)</text:p>
          </table:table-cell>
          <table:table-cell table:style-name="ACE-4" table:formula="of:=&quot;min&quot;&amp;PROPER([.X$2])" office:value-type="string" office:string-value="minError(0.3065)">
            <text:p>minError(0.3065)</text:p>
          </table:table-cell>
          <table:table-cell table:style-name="ACE-4" table:formula="of:=&quot;min&quot;&amp;PROPER([.Y$2])" office:value-type="string" office:string-value="minError(0.307)">
            <text:p>minError(0.307)</text:p>
          </table:table-cell>
          <table:table-cell table:style-name="ACE-4" table:formula="of:=&quot;min&quot;&amp;PROPER([.Z$2])" office:value-type="string" office:string-value="minError(0.3075)">
            <text:p>minError(0.3075)</text:p>
          </table:table-cell>
          <table:table-cell table:style-name="ACE-4" table:formula="of:=&quot;min&quot;&amp;PROPER([.AA$2])" office:value-type="string" office:string-value="minError(0.308)">
            <text:p>minError(0.308)</text:p>
          </table:table-cell>
          <table:table-cell table:style-name="ACE-4" table:formula="of:=&quot;min&quot;&amp;PROPER([.AB$2])" office:value-type="string" office:string-value="minError(0.3085)">
            <text:p>minError(0.3085)</text:p>
          </table:table-cell>
          <table:table-cell table:number-columns-repeated="100" table:style-name="ACE-5"/>
        </table:table-row>
        <table:table-row table:style-name="AROW-1">
          <table:table-cell table:number-columns-repeated="3" table:style-name="ACE-3"/>
          <table:table-cell table:number-columns-repeated="13" table:style-name="ACE-4"/>
          <table:table-cell table:number-columns-repeated="2" table:style-name="ACE-5"/>
          <table:table-cell table:style-name="ACE-7" table:formula="of:=MIN([.S3:.S38])" office:value-type="float" office:value="-0.080761184457488255">
            <text:p>−8.08%</text:p>
          </table:table-cell>
          <table:table-cell table:style-name="ACE-7" table:formula="of:=MIN([.T3:.T38])" office:value-type="float" office:value="-0.080761184457488255">
            <text:p>−8.08%</text:p>
          </table:table-cell>
          <table:table-cell table:style-name="ACE-7" table:formula="of:=MIN([.U3:.U38])" office:value-type="float" office:value="-0.080761184457488255">
            <text:p>−8.08%</text:p>
          </table:table-cell>
          <table:table-cell table:style-name="ACE-7" table:formula="of:=MIN([.V3:.V38])" office:value-type="float" office:value="-0.080761184457488255">
            <text:p>−8.08%</text:p>
          </table:table-cell>
          <table:table-cell table:style-name="ACE-7" table:formula="of:=MIN([.W3:.W38])" office:value-type="float" office:value="-0.080761184457488255">
            <text:p>−8.08%</text:p>
          </table:table-cell>
          <table:table-cell table:style-name="ACE-7" table:formula="of:=MIN([.X3:.X38])" office:value-type="float" office:value="-0.080761184457488255">
            <text:p>−8.08%</text:p>
          </table:table-cell>
          <table:table-cell table:style-name="ACE-7" table:formula="of:=MIN([.Y3:.Y38])" office:value-type="float" office:value="-0.080761184457488255">
            <text:p>−8.08%</text:p>
          </table:table-cell>
          <table:table-cell table:style-name="ACE-7" table:formula="of:=MIN([.Z3:.Z38])" office:value-type="float" office:value="-0.080761184457488255">
            <text:p>−8.08%</text:p>
          </table:table-cell>
          <table:table-cell table:style-name="ACE-7" table:formula="of:=MIN([.AA3:.AA38])" office:value-type="float" office:value="-0.080761184457488255">
            <text:p>−8.08%</text:p>
          </table:table-cell>
          <table:table-cell table:style-name="ACE-7" table:formula="of:=MIN([.AB3:.AB38])" office:value-type="float" office:value="-0.080761184457488255">
            <text:p>−8.08%</text:p>
          </table:table-cell>
          <table:table-cell table:number-columns-repeated="100" table:style-name="ACE-5"/>
        </table:table-row>
        <table:table-row table:style-name="AROW-1">
          <table:table-cell table:number-columns-repeated="3" table:style-name="ACE-3"/>
          <table:table-cell table:number-columns-repeated="13" table:style-name="ACE-4"/>
          <table:table-cell table:number-columns-repeated="2" table:style-name="ACE-5"/>
          <table:table-cell table:style-name="ACE-4" table:formula="of:=&quot;max&quot;&amp;PROPER([.S$2])" office:value-type="string" office:string-value="maxError(0.304)">
            <text:p>maxError(0.304)</text:p>
          </table:table-cell>
          <table:table-cell table:style-name="ACE-4" table:formula="of:=&quot;max&quot;&amp;PROPER([.T$2])" office:value-type="string" office:string-value="maxError(0.3045)">
            <text:p>maxError(0.3045)</text:p>
          </table:table-cell>
          <table:table-cell table:style-name="ACE-4" table:formula="of:=&quot;max&quot;&amp;PROPER([.U$2])" office:value-type="string" office:string-value="maxError(0.305)">
            <text:p>maxError(0.305)</text:p>
          </table:table-cell>
          <table:table-cell table:style-name="ACE-4" table:formula="of:=&quot;max&quot;&amp;PROPER([.V$2])" office:value-type="string" office:string-value="maxError(0.3055)">
            <text:p>maxError(0.3055)</text:p>
          </table:table-cell>
          <table:table-cell table:style-name="ACE-4" table:formula="of:=&quot;max&quot;&amp;PROPER([.W$2])" office:value-type="string" office:string-value="maxError(0.306)">
            <text:p>maxError(0.306)</text:p>
          </table:table-cell>
          <table:table-cell table:style-name="ACE-4" table:formula="of:=&quot;max&quot;&amp;PROPER([.X$2])" office:value-type="string" office:string-value="maxError(0.3065)">
            <text:p>maxError(0.3065)</text:p>
          </table:table-cell>
          <table:table-cell table:style-name="ACE-4" table:formula="of:=&quot;max&quot;&amp;PROPER([.Y$2])" office:value-type="string" office:string-value="maxError(0.307)">
            <text:p>maxError(0.307)</text:p>
          </table:table-cell>
          <table:table-cell table:style-name="ACE-4" table:formula="of:=&quot;max&quot;&amp;PROPER([.Z$2])" office:value-type="string" office:string-value="maxError(0.3075)">
            <text:p>maxError(0.3075)</text:p>
          </table:table-cell>
          <table:table-cell table:style-name="ACE-4" table:formula="of:=&quot;max&quot;&amp;PROPER([.AA$2])" office:value-type="string" office:string-value="maxError(0.308)">
            <text:p>maxError(0.308)</text:p>
          </table:table-cell>
          <table:table-cell table:style-name="ACE-4" table:formula="of:=&quot;max&quot;&amp;PROPER([.AB$2])" office:value-type="string" office:string-value="maxError(0.3085)">
            <text:p>maxError(0.3085)</text:p>
          </table:table-cell>
          <table:table-cell table:number-columns-repeated="100" table:style-name="ACE-5"/>
        </table:table-row>
        <table:table-row table:style-name="AROW-1">
          <table:table-cell table:number-columns-repeated="3" table:style-name="ACE-3"/>
          <table:table-cell table:number-columns-repeated="13" table:style-name="ACE-4"/>
          <table:table-cell table:number-columns-repeated="2" table:style-name="ACE-5"/>
          <table:table-cell table:style-name="ACE-7" table:formula="of:=MAX([.S3:.S38])" office:value-type="float" office:value="0.043551627855565087">
            <text:p>4.36%</text:p>
          </table:table-cell>
          <table:table-cell table:style-name="ACE-7" table:formula="of:=MAX([.T3:.T38])" office:value-type="float" office:value="0.043551627855565087">
            <text:p>4.36%</text:p>
          </table:table-cell>
          <table:table-cell table:style-name="ACE-7" table:formula="of:=MAX([.U3:.U38])" office:value-type="float" office:value="0.043551627855565087">
            <text:p>4.36%</text:p>
          </table:table-cell>
          <table:table-cell table:style-name="ACE-7" table:formula="of:=MAX([.V3:.V38])" office:value-type="float" office:value="0.043551627855565087">
            <text:p>4.36%</text:p>
          </table:table-cell>
          <table:table-cell table:style-name="ACE-7" table:formula="of:=MAX([.W3:.W38])" office:value-type="float" office:value="0.043551627855565087">
            <text:p>4.36%</text:p>
          </table:table-cell>
          <table:table-cell table:style-name="ACE-7" table:formula="of:=MAX([.X3:.X38])" office:value-type="float" office:value="0.043551627855565087">
            <text:p>4.36%</text:p>
          </table:table-cell>
          <table:table-cell table:style-name="ACE-7" table:formula="of:=MAX([.Y3:.Y38])" office:value-type="float" office:value="0.043551627855565087">
            <text:p>4.36%</text:p>
          </table:table-cell>
          <table:table-cell table:style-name="ACE-7" table:formula="of:=MAX([.Z3:.Z38])" office:value-type="float" office:value="0.043551627855565087">
            <text:p>4.36%</text:p>
          </table:table-cell>
          <table:table-cell table:style-name="ACE-7" table:formula="of:=MAX([.AA3:.AA38])" office:value-type="float" office:value="0.043551627855565087">
            <text:p>4.36%</text:p>
          </table:table-cell>
          <table:table-cell table:style-name="ACE-7" table:formula="of:=MAX([.AB3:.AB38])" office:value-type="float" office:value="0.043551627855565087">
            <text:p>4.36%</text:p>
          </table:table-cell>
          <table:table-cell table:number-columns-repeated="100" table:style-name="ACE-5"/>
        </table:table-row>
        <table:table-row table:style-name="AROW-1">
          <table:table-cell table:number-columns-repeated="3" table:style-name="ACE-3"/>
          <table:table-cell table:number-columns-repeated="13" table:style-name="ACE-4"/>
          <table:table-cell table:number-columns-repeated="2" table:style-name="ACE-5"/>
          <table:table-cell table:style-name="ACE-4" table:formula="of:=&quot;errSpan(&quot;&amp;[.G1]&amp;&quot;)&quot;" office:value-type="string" office:string-value="errSpan(0.304)">
            <text:p>errSpan(0.304)</text:p>
          </table:table-cell>
          <table:table-cell table:style-name="ACE-4" table:formula="of:=&quot;errSpan(&quot;&amp;[.H1]&amp;&quot;)&quot;" office:value-type="string" office:string-value="errSpan(0.3045)">
            <text:p>errSpan(0.3045)</text:p>
          </table:table-cell>
          <table:table-cell table:style-name="ACE-4" table:formula="of:=&quot;errSpan(&quot;&amp;[.I1]&amp;&quot;)&quot;" office:value-type="string" office:string-value="errSpan(0.305)">
            <text:p>errSpan(0.305)</text:p>
          </table:table-cell>
          <table:table-cell table:style-name="ACE-4" table:formula="of:=&quot;errSpan(&quot;&amp;[.J1]&amp;&quot;)&quot;" office:value-type="string" office:string-value="errSpan(0.3055)">
            <text:p>errSpan(0.3055)</text:p>
          </table:table-cell>
          <table:table-cell table:style-name="ACE-4" table:formula="of:=&quot;errSpan(&quot;&amp;[.K1]&amp;&quot;)&quot;" office:value-type="string" office:string-value="errSpan(0.306)">
            <text:p>errSpan(0.306)</text:p>
          </table:table-cell>
          <table:table-cell table:style-name="ACE-4" table:formula="of:=&quot;errSpan(&quot;&amp;[.L1]&amp;&quot;)&quot;" office:value-type="string" office:string-value="errSpan(0.3065)">
            <text:p>errSpan(0.3065)</text:p>
          </table:table-cell>
          <table:table-cell table:style-name="ACE-4" table:formula="of:=&quot;errSpan(&quot;&amp;[.M1]&amp;&quot;)&quot;" office:value-type="string" office:string-value="errSpan(0.307)">
            <text:p>errSpan(0.307)</text:p>
          </table:table-cell>
          <table:table-cell table:style-name="ACE-4" table:formula="of:=&quot;errSpan(&quot;&amp;[.N1]&amp;&quot;)&quot;" office:value-type="string" office:string-value="errSpan(0.3075)">
            <text:p>errSpan(0.3075)</text:p>
          </table:table-cell>
          <table:table-cell table:style-name="ACE-4" table:formula="of:=&quot;errSpan(&quot;&amp;[.O1]&amp;&quot;)&quot;" office:value-type="string" office:string-value="errSpan(0.308)">
            <text:p>errSpan(0.308)</text:p>
          </table:table-cell>
          <table:table-cell table:style-name="ACE-4" table:formula="of:=&quot;errSpan(&quot;&amp;[.P1]&amp;&quot;)&quot;" office:value-type="string" office:string-value="errSpan(0.3085)">
            <text:p>errSpan(0.3085)</text:p>
          </table:table-cell>
          <table:table-cell table:number-columns-repeated="100" table:style-name="ACE-5"/>
        </table:table-row>
        <table:table-row table:style-name="AROW-1">
          <table:table-cell table:number-columns-repeated="3" table:style-name="ACE-3"/>
          <table:table-cell table:number-columns-repeated="13" table:style-name="ACE-4"/>
          <table:table-cell table:number-columns-repeated="2" table:style-name="ACE-5"/>
          <table:table-cell table:style-name="ACE-7" table:formula="of:=ABS([.S45]-[.S43])" office:value-type="float" office:value="0.12431281231305334">
            <text:p>12.43%</text:p>
          </table:table-cell>
          <table:table-cell table:style-name="ACE-7" table:formula="of:=ABS([.T45]-[.T43])" office:value-type="float" office:value="0.12431281231305334">
            <text:p>12.43%</text:p>
          </table:table-cell>
          <table:table-cell table:style-name="ACE-7" table:formula="of:=ABS([.U45]-[.U43])" office:value-type="float" office:value="0.12431281231305334">
            <text:p>12.43%</text:p>
          </table:table-cell>
          <table:table-cell table:style-name="ACE-7" table:formula="of:=ABS([.V45]-[.V43])" office:value-type="float" office:value="0.12431281231305334">
            <text:p>12.43%</text:p>
          </table:table-cell>
          <table:table-cell table:style-name="ACE-7" table:formula="of:=ABS([.W45]-[.W43])" office:value-type="float" office:value="0.12431281231305334">
            <text:p>12.43%</text:p>
          </table:table-cell>
          <table:table-cell table:style-name="ACE-7" table:formula="of:=ABS([.X45]-[.X43])" office:value-type="float" office:value="0.12431281231305334">
            <text:p>12.43%</text:p>
          </table:table-cell>
          <table:table-cell table:style-name="ACE-7" table:formula="of:=ABS([.Y45]-[.Y43])" office:value-type="float" office:value="0.12431281231305334">
            <text:p>12.43%</text:p>
          </table:table-cell>
          <table:table-cell table:style-name="ACE-7" table:formula="of:=ABS([.Z45]-[.Z43])" office:value-type="float" office:value="0.12431281231305334">
            <text:p>12.43%</text:p>
          </table:table-cell>
          <table:table-cell table:style-name="ACE-7" table:formula="of:=ABS([.AA45]-[.AA43])" office:value-type="float" office:value="0.12431281231305334">
            <text:p>12.43%</text:p>
          </table:table-cell>
          <table:table-cell table:style-name="ACE-7" table:formula="of:=ABS([.AB45]-[.AB43])" office:value-type="float" office:value="0.12431281231305334">
            <text:p>12.43%</text:p>
          </table:table-cell>
          <table:table-cell table:number-columns-repeated="100" table:style-name="ACE-5"/>
        </table:table-row>
        <table:table-row table:style-name="AROW-1" table:number-rows-repeated="1048529">
          <table:table-cell table:number-columns-repeated="128"/>
        </table:table-row>
        <table:named-expressions>
          <table:named-expression table:name="Print_Area" table:expression="of:=#REF!" table:base-cell-address="$'distTest'.$A$1"/>
          <table:named-expression table:name="Sheet_Title" table:expression="of:=&quot;distTest&quot;" table:base-cell-address="$'distTest'.$A$1"/>
        </table:named-expressions>
        <gnm:selections gnm:cursor-col="0" gnm:cursor-row="26">
          <gnm:selection gnm:start-col="0" gnm:start-row="26" gnm:end-col="0" gnm:end-row="26"/>
        </gnm:selections>
      </table:table>
      <table:table table:name="pi180" table:style-name="ta-4" table:print="true">
        <office:forms form:automatic-focus="false" form:apply-design-mode="false">
          <form:form/>
        </office:forms>
        <table:table-column table:default-cell-style-name="ACE-8" table:style-name="ACOL-1" table:number-columns-repeated="13"/>
        <table:table-column table:default-cell-style-name="ACE-8" table:style-name="ACOL-0" table:number-columns-repeated="115"/>
        <table:table-row table:style-name="AROW-1">
          <table:table-cell table:style-name="ACE-8" table:formula="of:=PI()" office:value-type="float" office:value="3.1415926535897931">
            <text:p>3.14159265</text:p>
          </table:table-cell>
          <table:table-cell table:number-columns-repeated="127" table:style-name="ACE-8"/>
        </table:table-row>
        <table:table-row table:style-name="AROW-1">
          <table:table-cell table:style-name="ACE-8" office:value-type="float" office:value="180">
            <text:p>180</text:p>
          </table:table-cell>
          <table:table-cell table:number-columns-repeated="127" table:style-name="ACE-8"/>
        </table:table-row>
        <table:table-row table:style-name="AROW-1">
          <table:table-cell table:style-name="ACE-8" table:formula="of:=[.A1]/[.A2]" office:value-type="float" office:value="0.017453292519943295">
            <text:p>0.01745329</text:p>
          </table:table-cell>
          <table:table-cell table:number-columns-repeated="127" table:style-name="ACE-8"/>
        </table:table-row>
        <table:table-row table:style-name="AROW-1">
          <table:table-cell table:number-columns-repeated="128"/>
        </table:table-row>
        <table:table-row table:style-name="AROW-1">
          <table:table-cell table:style-name="ACE-8" office:value-type="float" office:value="4">
            <text:p>4</text:p>
          </table:table-cell>
          <table:table-cell table:style-name="ACE-8" table:formula="of:=[.A5]+1" office:value-type="float" office:value="5">
            <text:p>5</text:p>
          </table:table-cell>
          <table:table-cell table:style-name="ACE-8" table:formula="of:=[.B5]+1" office:value-type="float" office:value="6">
            <text:p>6</text:p>
          </table:table-cell>
          <table:table-cell table:style-name="ACE-8" table:formula="of:=[.C5]+1" office:value-type="float" office:value="7">
            <text:p>7</text:p>
          </table:table-cell>
          <table:table-cell table:style-name="ACE-8" table:formula="of:=[.D5]+1" office:value-type="float" office:value="8">
            <text:p>8</text:p>
          </table:table-cell>
          <table:table-cell table:style-name="ACE-8" table:formula="of:=[.E5]+1" office:value-type="float" office:value="9">
            <text:p>9</text:p>
          </table:table-cell>
          <table:table-cell table:style-name="ACE-8" table:formula="of:=[.F5]+1" office:value-type="float" office:value="10">
            <text:p>10</text:p>
          </table:table-cell>
          <table:table-cell table:style-name="ACE-8" table:formula="of:=[.G5]+1" office:value-type="float" office:value="11">
            <text:p>11</text:p>
          </table:table-cell>
          <table:table-cell table:style-name="ACE-8" table:formula="of:=[.H5]+1" office:value-type="float" office:value="12">
            <text:p>12</text:p>
          </table:table-cell>
          <table:table-cell table:style-name="ACE-8" table:formula="of:=[.I5]+1" office:value-type="float" office:value="13">
            <text:p>13</text:p>
          </table:table-cell>
          <table:table-cell table:style-name="ACE-8" table:formula="of:=[.J5]+1" office:value-type="float" office:value="14">
            <text:p>14</text:p>
          </table:table-cell>
          <table:table-cell table:style-name="ACE-8" table:formula="of:=[.K5]+1" office:value-type="float" office:value="15">
            <text:p>15</text:p>
          </table:table-cell>
          <table:table-cell table:style-name="ACE-8" table:formula="of:=[.L5]+1" office:value-type="float" office:value="16">
            <text:p>16</text:p>
          </table:table-cell>
          <table:table-cell table:number-columns-repeated="115" table:style-name="ACE-8"/>
        </table:table-row>
        <table:table-row table:style-name="AROW-1">
          <table:table-cell table:style-name="ACE-8" table:formula="of:=BITLSHIFT(1;[.A5])" office:value-type="float" office:value="16">
            <text:p>16</text:p>
          </table:table-cell>
          <table:table-cell table:style-name="ACE-8" table:formula="of:=BITLSHIFT(1;[.B5])" office:value-type="float" office:value="32">
            <text:p>32</text:p>
          </table:table-cell>
          <table:table-cell table:style-name="ACE-8" table:formula="of:=BITLSHIFT(1;[.C5])" office:value-type="float" office:value="64">
            <text:p>64</text:p>
          </table:table-cell>
          <table:table-cell table:style-name="ACE-8" table:formula="of:=BITLSHIFT(1;[.D5])" office:value-type="float" office:value="128">
            <text:p>128</text:p>
          </table:table-cell>
          <table:table-cell table:style-name="ACE-8" table:formula="of:=BITLSHIFT(1;[.E5])" office:value-type="float" office:value="256">
            <text:p>256</text:p>
          </table:table-cell>
          <table:table-cell table:style-name="ACE-8" table:formula="of:=BITLSHIFT(1;[.F5])" office:value-type="float" office:value="512">
            <text:p>512</text:p>
          </table:table-cell>
          <table:table-cell table:style-name="ACE-8" table:formula="of:=BITLSHIFT(1;[.G5])" office:value-type="float" office:value="1024">
            <text:p>1024</text:p>
          </table:table-cell>
          <table:table-cell table:style-name="ACE-8" table:formula="of:=BITLSHIFT(1;[.H5])" office:value-type="float" office:value="2048">
            <text:p>2048</text:p>
          </table:table-cell>
          <table:table-cell table:style-name="ACE-8" table:formula="of:=BITLSHIFT(1;[.I5])" office:value-type="float" office:value="4096">
            <text:p>4096</text:p>
          </table:table-cell>
          <table:table-cell table:style-name="ACE-8" table:formula="of:=BITLSHIFT(1;[.J5])" office:value-type="float" office:value="8192">
            <text:p>8192</text:p>
          </table:table-cell>
          <table:table-cell table:style-name="ACE-8" table:formula="of:=BITLSHIFT(1;[.K5])" office:value-type="float" office:value="16384">
            <text:p>16384</text:p>
          </table:table-cell>
          <table:table-cell table:style-name="ACE-8" table:formula="of:=BITLSHIFT(1;[.L5])" office:value-type="float" office:value="32768">
            <text:p>32768</text:p>
          </table:table-cell>
          <table:table-cell table:style-name="ACE-8" table:formula="of:=BITLSHIFT(1;[.M5])" office:value-type="float" office:value="65536">
            <text:p>65536</text:p>
          </table:table-cell>
          <table:table-cell table:number-columns-repeated="115" table:style-name="ACE-8"/>
        </table:table-row>
        <table:table-row table:style-name="AROW-1">
          <table:table-cell table:style-name="ACE-8" table:formula="of:=piRatioTo180*[.A6]" office:value-type="float" office:value="0.27925268031909273">
            <text:p>0.27925268</text:p>
          </table:table-cell>
          <table:table-cell table:style-name="ACE-8" table:formula="of:=piRatioTo180*[.B6]" office:value-type="float" office:value="0.55850536063818546">
            <text:p>0.55850536</text:p>
          </table:table-cell>
          <table:table-cell table:style-name="ACE-8" table:formula="of:=piRatioTo180*[.C6]" office:value-type="float" office:value="1.1170107212763709">
            <text:p>1.11701072</text:p>
          </table:table-cell>
          <table:table-cell table:style-name="ACE-8" table:formula="of:=piRatioTo180*[.D6]" office:value-type="float" office:value="2.2340214425527418">
            <text:p>2.23402144</text:p>
          </table:table-cell>
          <table:table-cell table:style-name="ACE-8" table:formula="of:=piRatioTo180*[.E6]" office:value-type="float" office:value="4.4680428851054836">
            <text:p>4.46804289</text:p>
          </table:table-cell>
          <table:table-cell table:style-name="ACE-8" table:formula="of:=piRatioTo180*[.F6]" office:value-type="float" office:value="8.9360857702109673">
            <text:p>8.93608577</text:p>
          </table:table-cell>
          <table:table-cell table:style-name="ACE-8" table:formula="of:=piRatioTo180*[.G6]" office:value-type="float" office:value="17.872171540421935">
            <text:p>17.8721715</text:p>
          </table:table-cell>
          <table:table-cell table:style-name="ACE-8" table:formula="of:=piRatioTo180*[.H6]" office:value-type="float" office:value="35.744343080843869">
            <text:p>35.7443431</text:p>
          </table:table-cell>
          <table:table-cell table:style-name="ACE-8" table:formula="of:=piRatioTo180*[.I6]" office:value-type="float" office:value="71.488686161687738">
            <text:p>71.4886862</text:p>
          </table:table-cell>
          <table:table-cell table:style-name="ACE-8" table:formula="of:=piRatioTo180*[.J6]" office:value-type="float" office:value="142.97737232337548">
            <text:p>142.977372</text:p>
          </table:table-cell>
          <table:table-cell table:style-name="ACE-8" table:formula="of:=piRatioTo180*[.K6]" office:value-type="float" office:value="285.95474464675095">
            <text:p>285.954745</text:p>
          </table:table-cell>
          <table:table-cell table:style-name="ACE-8" table:formula="of:=piRatioTo180*[.L6]" office:value-type="float" office:value="571.90948929350191">
            <text:p>571.909489</text:p>
          </table:table-cell>
          <table:table-cell table:style-name="ACE-8" table:formula="of:=piRatioTo180*[.M6]" office:value-type="float" office:value="1143.8189785870038">
            <text:p>1143.81898</text:p>
          </table:table-cell>
          <table:table-cell table:number-columns-repeated="115" table:style-name="ACE-8"/>
        </table:table-row>
        <table:table-row table:style-name="AROW-1">
          <table:table-cell table:style-name="ACE-8" table:formula="of:=ABS([.A7]-ROUND([.A7]))" office:value-type="float" office:value="0.27925268031909273">
            <text:p>0.27925268</text:p>
          </table:table-cell>
          <table:table-cell table:style-name="ACE-8" table:formula="of:=ABS([.B7]-ROUND([.B7]))" office:value-type="float" office:value="0.44149463936181454">
            <text:p>0.44149464</text:p>
          </table:table-cell>
          <table:table-cell table:style-name="ACE-8" table:formula="of:=ABS([.C7]-ROUND([.C7]))" office:value-type="float" office:value="0.11701072127637091">
            <text:p>0.11701072</text:p>
          </table:table-cell>
          <table:table-cell table:style-name="ACE-8" table:formula="of:=ABS([.D7]-ROUND([.D7]))" office:value-type="float" office:value="0.23402144255274182">
            <text:p>0.23402144</text:p>
          </table:table-cell>
          <table:table-cell table:style-name="ACE-8" table:formula="of:=ABS([.E7]-ROUND([.E7]))" office:value-type="float" office:value="0.46804288510548364">
            <text:p>0.46804289</text:p>
          </table:table-cell>
          <table:table-cell table:style-name="ACE-8" table:formula="of:=ABS([.F7]-ROUND([.F7]))" office:value-type="float" office:value="0.063914229789032717">
            <text:p>0.06391423</text:p>
          </table:table-cell>
          <table:table-cell table:style-name="ACE-8" table:formula="of:=ABS([.G7]-ROUND([.G7]))" office:value-type="float" office:value="0.12782845957806543">
            <text:p>0.12782846</text:p>
          </table:table-cell>
          <table:table-cell table:style-name="ACE-8" table:formula="of:=ABS([.H7]-ROUND([.H7]))" office:value-type="float" office:value="0.25565691915613087">
            <text:p>0.25565692</text:p>
          </table:table-cell>
          <table:table-cell table:style-name="ACE-8" table:formula="of:=ABS([.I7]-ROUND([.I7]))" office:value-type="float" office:value="0.48868616168773826">
            <text:p>0.48868616</text:p>
          </table:table-cell>
          <table:table-cell table:style-name="ACE-8" table:formula="of:=ABS([.J7]-ROUND([.J7]))" office:value-type="float" office:value="0.022627676624523474">
            <text:p>0.02262768</text:p>
          </table:table-cell>
          <table:table-cell table:style-name="ACE-8" table:formula="of:=ABS([.K7]-ROUND([.K7]))" office:value-type="float" office:value="0.045255353249046948">
            <text:p>0.04525535</text:p>
          </table:table-cell>
          <table:table-cell table:style-name="ACE-8" table:formula="of:=ABS([.L7]-ROUND([.L7]))" office:value-type="float" office:value="0.090510706498093896">
            <text:p>0.09051071</text:p>
          </table:table-cell>
          <table:table-cell table:style-name="ACE-8" table:formula="of:=ABS([.M7]-ROUND([.M7]))" office:value-type="float" office:value="0.18102141299618779">
            <text:p>0.18102141</text:p>
          </table:table-cell>
          <table:table-cell table:number-columns-repeated="115" table:style-name="ACE-8"/>
        </table:table-row>
        <table:table-row table:style-name="AROW-1" table:number-rows-repeated="120">
          <table:table-cell table:number-columns-repeated="128"/>
        </table:table-row>
        <table:named-expressions>
          <table:named-expression table:name="Print_Area" table:expression="of:=#REF!" table:base-cell-address="$'pi180'.$A$1"/>
          <table:named-expression table:name="Sheet_Title" table:expression="of:=&quot;pi180&quot;" table:base-cell-address="$'pi180'.$A$1"/>
        </table:named-expressions>
        <gnm:selections gnm:cursor-col="0" gnm:cursor-row="3">
          <gnm:selection gnm:start-col="0" gnm:start-row="3" gnm:end-col="0" gnm:end-row="3"/>
        </gnm:selections>
      </table:table>
      <table:named-expressions>
        <table:named-range table:name="testSpan" table:cell-range-address="$'distTest'.$D$1" table:base-cell-address="$'codemake'.$D$1" table:range-usable-as="print-range filter repeat-row repeat-column"/>
        <table:named-range table:name="__Anonymous_Sheet_DB__1" table:cell-range-address="$'links'.$A$1:.$F$53" table:base-cell-address="$'codemake'.$A$1" table:range-usable-as="print-range filter repeat-row repeat-column"/>
        <table:named-range table:name="__Anonymous_Sheet_DB__2" table:cell-range-address="$'centers of population'.$A$1:.$G$53" table:base-cell-address="$'codemake'.$A$1" table:range-usable-as="print-range filter repeat-row repeat-column"/>
        <table:named-range table:name="piRatioTo180" table:cell-range-address="$'pi180'.$A$3" table:base-cell-address="$'codemake'.$A$3" table:range-usable-as="print-range filter repeat-row repeat-column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percentage-style style:name="ND-0">
      <number:number number:decimal-places="2" number:grouping="false" number:min-integer-digits="1"/>
      <number:text>%</number:text>
    </number:percentag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codemake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link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centers of population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distTest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pi180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05-29T15:54:51Z</dc:date>
    <meta:creation-date>2017-05-07T09:29:07Z</meta:creation-date>
    <meta:editing-cycles>65</meta:editing-cycles>
    <meta:editing-duration>PT2H24M13S</meta:editing-duration>
    <meta:generator>gnumeric/1.12.28</meta:generator>
  </office:meta>
</office:document-meta>
</file>